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Monaco" style:font-family-generic="modern" style:font-pitch="fixed"/>
    <style:font-face style:name="Loma" svg:font-family="Loma" style:font-adornments="Regular" style:font-pitch="variable"/>
    <style:font-face style:name="mry_KacstQurn" svg:font-family="mry_KacstQurn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3.52mm"/>
    </style:style>
    <style:style style:name="co5" style:family="table-column">
      <style:table-column-properties fo:break-before="auto" style:column-width="101.04mm"/>
    </style:style>
    <style:style style:name="co6" style:family="table-column">
      <style:table-column-properties fo:break-before="auto" style:column-width="161.77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weight-asian="bold" style:font-weight-complex="600"/>
    </style:style>
    <style:style style:name="ce2" style:family="table-cell" style:parent-style-name="Default">
      <style:text-properties fo:font-size="20pt" fo:font-weight="bold" style:font-weight-asian="bold" style:font-weight-complex="6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8pt" style:font-name-asian="Noto Sans CJK SC Regular" style:font-name-complex="FreeSans"/>
    </style:style>
    <style:style style:name="ce6" style:family="table-cell" style:parent-style-name="Default">
      <style:text-properties fo:font-size="18pt" style:font-size-asian="18pt" style:font-size-complex="18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fo:font-size="18pt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.949999809265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7.950000762939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8pt"/>
    </style:style>
    <style:style style:name="ce12" style:family="table-cell" style:parent-style-name="Default">
      <style:text-properties style:font-name="Liberation Sans" fo:font-size="17.9500007629395pt" style:font-name-asian="Noto Sans CJK SC Regular" style:font-size-asian="10pt" style:font-name-complex="FreeSans" style:font-size-complex="10pt"/>
    </style:style>
    <style:style style:name="ce13" style:family="table-cell" style:parent-style-name="Default">
      <style:text-properties style:font-name="Liberation Sans" fo:font-size="12pt" style:font-name-asian="Noto Sans CJK SC Regular" style:font-name-complex="FreeSans"/>
    </style:style>
    <style:style style:name="ce14" style:family="table-cell" style:parent-style-name="Default">
      <style:text-properties style:font-name="Liberation Sans" fo:font-size="16pt" style:font-name-asian="Noto Sans CJK SC Regular" style:font-size-asian="10pt" style:font-name-complex="FreeSans" style:font-size-complex="10pt"/>
    </style:style>
    <style:style style:name="ce15" style:family="table-cell" style:parent-style-name="Default">
      <style:text-properties style:font-name="Liberation Sans" fo:font-size="15pt" style:font-name-asian="Noto Sans CJK SC Regular" style:font-name-complex="FreeSans"/>
    </style:style>
    <style:style style:name="ce16" style:family="table-cell" style:parent-style-name="Default">
      <style:text-properties style:font-name="Liberation Sans" fo:font-size="16pt" style:font-name-asian="Noto Sans CJK SC Regular" style:font-name-complex="FreeSans"/>
    </style:style>
    <style:style style:name="ce17" style:family="table-cell" style:parent-style-name="Default">
      <style:text-properties style:font-name="Liberation Sans" fo:font-size="13pt" style:font-name-asian="Noto Sans CJK SC Regular" style:font-name-complex="FreeSans"/>
    </style:style>
    <style:style style:name="ce18" style:family="table-cell" style:parent-style-name="Default">
      <style:text-properties style:font-name="Liberation Sans" fo:font-size="14pt" style:font-name-asian="Noto Sans CJK SC Regular" style:font-name-complex="FreeSans"/>
    </style:style>
    <style:style style:name="ce19" style:family="table-cell" style:parent-style-name="Default">
      <style:text-properties style:font-name="Liberation Sans" fo:font-size="10.5pt" style:font-name-asian="Noto Sans CJK SC Regular" style:font-name-complex="FreeSans"/>
    </style:style>
    <style:style style:name="ce20" style:family="table-cell" style:parent-style-name="Default">
      <style:text-properties fo:font-size="16pt"/>
    </style:style>
    <style:style style:name="ce21" style:family="table-cell" style:parent-style-name="Default">
      <style:text-properties style:font-name="Liberation Sans" fo:font-size="11pt" style:font-name-asian="Noto Sans CJK SC Regular" style:font-name-complex="FreeSans"/>
    </style:style>
    <style:style style:name="ce22" style:family="table-cell" style:parent-style-name="Default">
      <style:text-properties style:font-name="Liberation Sans" fo:font-size="15pt" style:font-name-asian="Noto Sans CJK SC Regular" style:font-size-asian="10pt" style:font-name-complex="FreeSans" style:font-size-complex="10pt"/>
    </style:style>
    <style:style style:name="ce23" style:family="table-cell" style:parent-style-name="Default">
      <style:text-properties fo:font-size="17.9500007629395pt" style:font-size-asian="10pt" style:font-size-complex="10pt"/>
    </style:style>
    <style:style style:name="ce24" style:family="table-cell" style:parent-style-name="Default">
      <style:text-properties style:font-name="Liberation Sans" fo:font-size="13.9499998092651pt" style:font-name-asian="Noto Sans CJK SC Regular" style:font-size-asian="10pt" style:font-name-complex="FreeSans" style:font-size-complex="10pt"/>
    </style:style>
    <style:style style:name="ce25" style:family="table-cell" style:parent-style-name="Default">
      <style:text-properties style:font-name="Loma" fo:font-size="13pt" style:font-name-asian="Noto Sans CJK SC Regular" style:font-name-complex="FreeSans"/>
    </style:style>
    <style:style style:name="ce26" style:family="table-cell" style:parent-style-name="Default">
      <style:text-properties fo:font-size="13pt"/>
    </style:style>
    <style:style style:name="ce27" style:family="table-cell" style:parent-style-name="Default">
      <style:text-properties fo:font-size="15pt"/>
    </style:style>
    <style:style style:name="ce28" style:family="table-cell" style:parent-style-name="Default">
      <style:text-properties fo:font-size="14pt"/>
    </style:style>
    <style:style style:name="ce29" style:family="table-cell" style:parent-style-name="Default">
      <style:text-properties fo:font-size="17.8999996185303pt" fo:font-style="normal" fo:font-weight="normal" style:font-size-asian="10pt" style:font-size-complex="10pt"/>
    </style:style>
    <style:style style:name="ce30" style:family="table-cell" style:parent-style-name="Default">
      <style:text-properties fo:font-size="16pt" style:font-size-asian="10pt" style:font-size-complex="10pt"/>
    </style:style>
    <style:style style:name="ce31" style:family="table-cell" style:parent-style-name="Default">
      <style:text-properties fo:font-size="15pt" style:font-size-asian="10pt" style:font-size-complex="10pt"/>
    </style:style>
    <style:style style:name="ce32" style:family="table-cell" style:parent-style-name="Default">
      <style:text-properties style:font-name="Liberation Sans" fo:font-size="10pt" style:font-name-asian="Noto Sans CJK SC Regular" style:font-name-complex="FreeSans"/>
    </style:style>
    <style:style style:name="ce33" style:family="table-cell" style:parent-style-name="Default">
      <style:text-properties style:font-name="Liberation Sans" fo:font-size="9pt" style:font-name-asian="Noto Sans CJK SC Regular" style:font-name-complex="FreeSans"/>
    </style:style>
    <style:style style:name="ce34" style:family="table-cell" style:parent-style-name="Default">
      <style:text-properties style:font-name="Liberation Sans" fo:font-size="8pt" style:font-name-asian="Noto Sans CJK SC Regular" style:font-name-complex="FreeSans"/>
    </style:style>
    <style:style style:name="ce35" style:family="table-cell" style:parent-style-name="Default">
      <style:text-properties style:font-name="mry_KacstQurn" fo:font-size="10.5pt" style:font-name-asian="Noto Sans CJK SC Regular" style:font-name-complex="FreeSans"/>
    </style:style>
    <style:style style:name="ce36" style:family="table-cell" style:parent-style-name="Default">
      <style:text-properties style:font-name="Liberation Sans" fo:font-size="12pt" style:font-name-asian="Noto Sans CJK SC Regular" style:font-size-asian="10pt" style:font-name-complex="FreeSans" style:font-size-complex="10pt"/>
    </style:style>
    <style:style style:name="ce37" style:family="table-cell" style:parent-style-name="Default">
      <style:text-properties fo:font-size="13pt" style:font-size-asian="10pt" style:font-size-complex="10pt"/>
    </style:style>
    <style:style style:name="ce38" style:family="table-cell" style:parent-style-name="Default">
      <style:text-properties fo:font-size="13.9499998092651pt" style:font-size-asian="10pt" style:font-size-complex="10pt"/>
    </style:style>
    <style:style style:name="ce39" style:family="table-cell" style:parent-style-name="Default">
      <style:text-properties fo:font-size="11pt" style:font-size-asian="10pt" style:font-size-complex="10pt"/>
    </style:style>
    <style:style style:name="ce40" style:family="table-cell" style:parent-style-name="Default">
      <style:text-properties fo:font-size="12pt" style:font-size-asian="10pt" style:font-size-complex="10pt"/>
    </style:style>
    <style:style style:name="T1" style:family="text">
      <style:text-properties fo:font-size="18pt" style:font-size-asian="10pt" style:font-size-complex="10pt"/>
    </style:style>
    <style:style style:name="T2" style:family="text">
      <style:text-properties fo:font-size="14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6" table:default-cell-style-name="ce17"/>
        <table:table-column table:style-name="co7" table:default-cell-style-name="ce5"/>
        <table:table-row table:style-name="ro1">
          <table:table-cell table:style-name="ce1"/>
          <table:table-cell table:style-name="ce2" office:value-type="string" calcext:value-type="string">
            <text:p>REG.NO</text:p>
          </table:table-cell>
          <table:table-cell table:style-name="ce2" office:value-type="string" calcext:value-type="string">
            <text:p>AADHAR NO.</text:p>
          </table:table-cell>
          <table:table-cell table:style-name="ce2" office:value-type="string" calcext:value-type="string">
            <text:p><text:s/>NAME</text:p>
          </table:table-cell>
          <table:table-cell table:style-name="ce2" office:value-type="string" calcext:value-type="string">
            <text:p>(S/O)(W/O)/(D/O)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MOBILE NO.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6776</text:p>
          </table:table-cell>
          <table:table-cell office:value-type="float" office:value="568395665263" calcext:value-type="float">
            <text:p>568395665263</text:p>
          </table:table-cell>
          <table:table-cell table:style-name="ce11" office:value-type="string" calcext:value-type="string">
            <text:p>Y.NAGAMANI</text:p>
          </table:table-cell>
          <table:table-cell table:style-name="ce11" office:value-type="string" calcext:value-type="string">
            <text:p>(W/O)Y.VENKATESH</text:p>
          </table:table-cell>
          <table:table-cell table:style-name="ce27" office:value-type="string" calcext:value-type="string">
            <text:p>HNO:8-4-369/372,BANJARANAGAR,BORABANDA,KHAIRTABAD</text:p>
          </table:table-cell>
          <table:table-cell table:style-name="ce11" office:value-type="float" office:value="9640449366" calcext:value-type="float">
            <text:p>964044936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6773</text:p>
          </table:table-cell>
          <table:table-cell office:value-type="float" office:value="654542612514" calcext:value-type="float">
            <text:p>654542612514</text:p>
          </table:table-cell>
          <table:table-cell table:style-name="ce11" office:value-type="string" calcext:value-type="string">
            <text:p>G.BABY RANI</text:p>
          </table:table-cell>
          <table:table-cell table:style-name="ce11" office:value-type="string" calcext:value-type="string">
            <text:p>(W/O)G.YADAGIRI</text:p>
          </table:table-cell>
          <table:table-cell table:style-name="ce27" office:value-type="string" calcext:value-type="string">
            <text:p>HNO:12-14-132/A,JANATHANAGAR,MOOSAPET,BALANAGAR</text:p>
          </table:table-cell>
          <table:table-cell office:value-type="float" office:value="7093437945" calcext:value-type="float">
            <text:p>7093437945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6376</text:p>
          </table:table-cell>
          <table:table-cell table:style-name="ce8" office:value-type="float" office:value="426730659416" calcext:value-type="float">
            <text:p>426730659416</text:p>
          </table:table-cell>
          <table:table-cell table:style-name="ce11" office:value-type="string" calcext:value-type="string">
            <text:p>V.PRAVEENA</text:p>
          </table:table-cell>
          <table:table-cell table:style-name="ce11" office:value-type="string" calcext:value-type="string">
            <text:p>(W/O)JAHANGIR BABA</text:p>
          </table:table-cell>
          <table:table-cell table:style-name="ce27" office:value-type="string" calcext:value-type="string">
            <text:p>HNO:9-3-12/1,HARIJAN BASTI,RR DISTRICT,MOOSAPET</text:p>
          </table:table-cell>
          <table:table-cell table:style-name="ce11" office:value-type="float" office:value="9652530308" calcext:value-type="float">
            <text:p>965253030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6778</text:p>
          </table:table-cell>
          <table:table-cell office:value-type="float" office:value="942672598760" calcext:value-type="float">
            <text:p>942672598760</text:p>
          </table:table-cell>
          <table:table-cell office:value-type="string" calcext:value-type="string">
            <text:p>R.LATHA</text:p>
          </table:table-cell>
          <table:table-cell table:style-name="ce11" office:value-type="string" calcext:value-type="string">
            <text:p>(W/O)R.RAM MOHAN</text:p>
          </table:table-cell>
          <table:table-cell table:style-name="ce27" office:value-type="string" calcext:value-type="string">
            <text:p>HNO:S.R.T.804,SANATHNAGAR,RR DISTRICT</text:p>
          </table:table-cell>
          <table:table-cell office:value-type="float" office:value="9951109996" calcext:value-type="float">
            <text:p>995110999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6785</text:p>
          </table:table-cell>
          <table:table-cell office:value-type="float" office:value="410336139270" calcext:value-type="float">
            <text:p>410336139270</text:p>
          </table:table-cell>
          <table:table-cell office:value-type="string" calcext:value-type="string">
            <text:p>K.L.N.VEDASRI</text:p>
          </table:table-cell>
          <table:table-cell table:style-name="ce26" office:value-type="string" calcext:value-type="string">
            <text:p>(W/O)KALIGOTLA.V.SATYANARAYANA MURTHY</text:p>
          </table:table-cell>
          <table:table-cell table:style-name="ce27" office:value-type="string" calcext:value-type="string">
            <text:p>HNO:S.R.T.837,SANATHNAGAR,RR DISTRICT</text:p>
          </table:table-cell>
          <table:table-cell table:style-name="ce11" office:value-type="float" office:value="9849359819" calcext:value-type="float">
            <text:p>9849359819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66</text:p>
          </table:table-cell>
          <table:table-cell office:value-type="float" office:value="520751606805" calcext:value-type="float">
            <text:p>520751606805</text:p>
          </table:table-cell>
          <table:table-cell office:value-type="string" calcext:value-type="string">
            <text:p>BEKKANTI RAMA</text:p>
          </table:table-cell>
          <table:table-cell table:style-name="ce27" office:value-type="string" calcext:value-type="string">
            <text:p>(W/O)BEKKANTI BRAHAMMYYA</text:p>
          </table:table-cell>
          <table:table-cell table:style-name="ce27" office:value-type="string" calcext:value-type="string">
            <text:p>HNO:S.R.T.1032,SRT COLONY,SANATHNAGAR,RR DISTRICT</text:p>
          </table:table-cell>
          <table:table-cell office:value-type="float" office:value="8142946742" calcext:value-type="float">
            <text:p>814294674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67</text:p>
          </table:table-cell>
          <table:table-cell office:value-type="float" office:value="355506425106" calcext:value-type="float">
            <text:p>355506425106</text:p>
          </table:table-cell>
          <table:table-cell table:style-name="ce12" office:value-type="string" calcext:value-type="string">
            <text:p>G.BAGYA LAKSHMI</text:p>
          </table:table-cell>
          <table:table-cell table:style-name="ce27" office:value-type="string" calcext:value-type="string">
            <text:p>(W/O)GOLAKOTI SIVA PRASAD</text:p>
          </table:table-cell>
          <table:table-cell table:style-name="ce27" office:value-type="string" calcext:value-type="string">
            <text:p>HNO:S.R.T.977,SANATHNAGAR,HYDERABAD,RR DISTRICT</text:p>
          </table:table-cell>
          <table:table-cell table:style-name="ce11" office:value-type="float" office:value="8878855579" calcext:value-type="float">
            <text:p>8878855579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64</text:p>
          </table:table-cell>
          <table:table-cell table:style-name="ce8" office:value-type="float" office:value="449679656028" calcext:value-type="float">
            <text:p>449679656028</text:p>
          </table:table-cell>
          <table:table-cell office:value-type="string" calcext:value-type="string">
            <text:p>CHATTE SUGUNA</text:p>
          </table:table-cell>
          <table:table-cell table:style-name="ce27" office:value-type="string" calcext:value-type="string">
            <text:p>(W/O)CHATTE VEKATADRI NAIDU</text:p>
          </table:table-cell>
          <table:table-cell table:style-name="ce27" office:value-type="string" calcext:value-type="string">
            <text:p>HNO:S.R.T.774,SANATHNAGAR,RR DISTRICT</text:p>
          </table:table-cell>
          <table:table-cell office:value-type="float" office:value="9052222524" calcext:value-type="float">
            <text:p>905222252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65</text:p>
          </table:table-cell>
          <table:table-cell office:value-type="float" office:value="595071082501" calcext:value-type="float">
            <text:p>595071082501</text:p>
          </table:table-cell>
          <table:table-cell table:style-name="ce11" office:value-type="string" calcext:value-type="string">
            <text:p>SIDDHA KALPANA</text:p>
          </table:table-cell>
          <table:table-cell table:style-name="ce27" office:value-type="string" calcext:value-type="string">
            <text:p>(W/O)SIDDHA SRINIVASA NAIDDU</text:p>
          </table:table-cell>
          <table:table-cell table:style-name="ce15" office:value-type="string" calcext:value-type="string">
            <text:p>HNO:S.R.T.1238,SANATHNAGAR,RR DISTRICT</text:p>
          </table:table-cell>
          <table:table-cell table:style-name="ce11" office:value-type="float" office:value="9533863475" calcext:value-type="float">
            <text:p>9533863475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68</text:p>
          </table:table-cell>
          <table:table-cell office:value-type="float" office:value="595071082501" calcext:value-type="float">
            <text:p>595071082501</text:p>
          </table:table-cell>
          <table:table-cell office:value-type="string" calcext:value-type="string">
            <text:p>PALLEM ANJALI</text:p>
          </table:table-cell>
          <table:table-cell table:style-name="ce11" office:value-type="string" calcext:value-type="string">
            <text:p>(W/O)PALLEM RAMANAPPA</text:p>
          </table:table-cell>
          <table:table-cell table:style-name="ce15" office:value-type="string" calcext:value-type="string">
            <text:p>HNO:S.R.T.1242,SANATHNAGAR,RR DISTRICT</text:p>
          </table:table-cell>
          <table:table-cell office:value-type="float" office:value="8008440688" calcext:value-type="float">
            <text:p>800844068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69</text:p>
          </table:table-cell>
          <table:table-cell office:value-type="float" office:value="933324136432" calcext:value-type="float">
            <text:p>933324136432</text:p>
          </table:table-cell>
          <table:table-cell office:value-type="string" calcext:value-type="string">
            <text:p>TALLURI PRABHAVATHI</text:p>
          </table:table-cell>
          <table:table-cell table:style-name="ce11" office:value-type="string" calcext:value-type="string">
            <text:p>(W/O)TALLURI BASAVAIAH</text:p>
          </table:table-cell>
          <table:table-cell table:style-name="ce15" office:value-type="string" calcext:value-type="string">
            <text:p>HNO:S.R.T.649,SANATHNAGAR,RR DISTRICT</text:p>
          </table:table-cell>
          <table:table-cell office:value-type="float" office:value="9396833767" calcext:value-type="float">
            <text:p>9396833767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70</text:p>
          </table:table-cell>
          <table:table-cell office:value-type="float" office:value="768851337525" calcext:value-type="float">
            <text:p>768851337525</text:p>
          </table:table-cell>
          <table:table-cell office:value-type="string" calcext:value-type="string">
            <text:p>DANDU SWARUPA</text:p>
          </table:table-cell>
          <table:table-cell table:style-name="ce11" office:value-type="string" calcext:value-type="string">
            <text:p>(W/O)DANDU SURESH KUMAR</text:p>
          </table:table-cell>
          <table:table-cell table:style-name="ce15" office:value-type="string" calcext:value-type="string">
            <text:p>HNO:S.R.T.798,SRT COLONY,SANATHNAGAR,BALANAGAR</text:p>
          </table:table-cell>
          <table:table-cell office:value-type="float" office:value="9948965564" calcext:value-type="float">
            <text:p>994896556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71</text:p>
          </table:table-cell>
          <table:table-cell office:value-type="float" office:value="923847487710" calcext:value-type="float">
            <text:p>923847487710</text:p>
          </table:table-cell>
          <table:table-cell office:value-type="string" calcext:value-type="string">
            <text:p>BHAVYA MANJARI B</text:p>
          </table:table-cell>
          <table:table-cell table:style-name="ce11" office:value-type="string" calcext:value-type="string">
            <text:p>(W/O)MURALI KRISHNA K</text:p>
          </table:table-cell>
          <table:table-cell table:style-name="ce15" office:value-type="string" calcext:value-type="string">
            <text:p>HNO:7-2-1087/6-C4,SANATHNAGAR,RR DISTRICT</text:p>
          </table:table-cell>
          <table:table-cell office:value-type="float" office:value="9642591864" calcext:value-type="float">
            <text:p>964259186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72</text:p>
          </table:table-cell>
          <table:table-cell office:value-type="float" office:value="766175637404" calcext:value-type="float">
            <text:p>766175637404</text:p>
          </table:table-cell>
          <table:table-cell table:style-name="ce13" office:value-type="string" calcext:value-type="string">
            <text:p>LAKSHMI HAMSAVENI CHILAKALA</text:p>
          </table:table-cell>
          <table:table-cell table:style-name="ce11" office:value-type="string" calcext:value-type="string">
            <text:p>(W/O)SAILA TRINATHASAI</text:p>
          </table:table-cell>
          <table:table-cell table:style-name="ce15" office:value-type="string" calcext:value-type="string">
            <text:p>HNO:S.R.T.1176,SANATHNAGAR,RR DISTRICT</text:p>
          </table:table-cell>
          <table:table-cell office:value-type="float" office:value="9849852616" calcext:value-type="float">
            <text:p>984985261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93558</text:p>
          </table:table-cell>
          <table:table-cell office:value-type="float" office:value="774710510700" calcext:value-type="float">
            <text:p>774710510700</text:p>
          </table:table-cell>
          <table:table-cell office:value-type="string" calcext:value-type="string">
            <text:p>NAGAPAVANI</text:p>
          </table:table-cell>
          <table:table-cell table:style-name="ce11" office:value-type="string" calcext:value-type="string">
            <text:p>(W/O)SAILA TRINATHSAI</text:p>
          </table:table-cell>
          <table:table-cell table:style-name="ce15" office:value-type="string" calcext:value-type="string">
            <text:p>HNO:3-26,RAMALYAMVEEDI,DOOLAPALLI,QUTHBULLAPUR</text:p>
          </table:table-cell>
          <table:table-cell office:value-type="float" office:value="8121410068" calcext:value-type="float">
            <text:p>812141006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88573</text:p>
          </table:table-cell>
          <table:table-cell office:value-type="float" office:value="931344772740" calcext:value-type="float">
            <text:p>931344772740</text:p>
          </table:table-cell>
          <table:table-cell office:value-type="string" calcext:value-type="string">
            <text:p>AALA YAAMINI DEEPTI</text:p>
          </table:table-cell>
          <table:table-cell table:style-name="ce11" office:value-type="string" calcext:value-type="string">
            <text:p>(W/O)AALA UMASHANKAR</text:p>
          </table:table-cell>
          <table:table-cell table:style-name="ce15" office:value-type="string" calcext:value-type="string">
            <text:p>HNO:3-26,RAMALYAMVEEDI,DOOLAPALLI,QUTHBULLAPUR</text:p>
          </table:table-cell>
          <table:table-cell office:value-type="float" office:value="7416922140" calcext:value-type="float">
            <text:p>7416922140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93566</text:p>
          </table:table-cell>
          <table:table-cell office:value-type="float" office:value="508131572124" calcext:value-type="float">
            <text:p>508131572124</text:p>
          </table:table-cell>
          <table:table-cell office:value-type="string" calcext:value-type="string">
            <text:p>KOSURI SHIVAMMA</text:p>
          </table:table-cell>
          <table:table-cell table:style-name="ce11" office:value-type="string" calcext:value-type="string">
            <text:p>(W/O)KOSURI NAVEEN KUMAR</text:p>
          </table:table-cell>
          <table:table-cell table:style-name="ce15" office:value-type="string" calcext:value-type="string">
            <text:p>HNO:S.R.T.507,SANATHNAGAR,RR DISTRICT</text:p>
          </table:table-cell>
          <table:table-cell office:value-type="float" office:value="8885601119" calcext:value-type="float">
            <text:p>8885601119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93560</text:p>
          </table:table-cell>
          <table:table-cell office:value-type="float" office:value="989567673106" calcext:value-type="float">
            <text:p>989567673106</text:p>
          </table:table-cell>
          <table:table-cell office:value-type="string" calcext:value-type="string">
            <text:p>APPARAJU RANI</text:p>
          </table:table-cell>
          <table:table-cell table:style-name="ce27" office:value-type="string" calcext:value-type="string">
            <text:p>(W/O)APPARAJU BALASHANKAR BABA</text:p>
          </table:table-cell>
          <table:table-cell office:value-type="string" calcext:value-type="string">
            <text:p>HNO:S.R.T.7-2-220/A/3,ASHOK COLONY,SANATHNAGAR,RR DISTRICT</text:p>
          </table:table-cell>
          <table:table-cell office:value-type="float" office:value="9948721907" calcext:value-type="float">
            <text:p>9948721907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93563</text:p>
          </table:table-cell>
          <table:table-cell office:value-type="float" office:value="490860113863" calcext:value-type="float">
            <text:p>490860113863</text:p>
          </table:table-cell>
          <table:table-cell office:value-type="string" calcext:value-type="string">
            <text:p>M.LAKSHMI DEVI</text:p>
          </table:table-cell>
          <table:table-cell table:style-name="ce11" office:value-type="string" calcext:value-type="string">
            <text:p>(W/O)M.VENKATESH</text:p>
          </table:table-cell>
          <table:table-cell table:style-name="ce15" office:value-type="string" calcext:value-type="string">
            <text:p>WARD NO:1105,SRT COLONY,SANATHNAGAR,BALANAGAR</text:p>
          </table:table-cell>
          <table:table-cell office:value-type="float" office:value="9866113576" calcext:value-type="float">
            <text:p>986611357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93568</text:p>
          </table:table-cell>
          <table:table-cell office:value-type="float" office:value="361768730992" calcext:value-type="float">
            <text:p>361768730992</text:p>
          </table:table-cell>
          <table:table-cell office:value-type="string" calcext:value-type="string">
            <text:p>ANNAPURNA REDDY</text:p>
          </table:table-cell>
          <table:table-cell table:style-name="ce11" office:value-type="string" calcext:value-type="string">
            <text:p>(W/O)G.SOMASEKHARA REDDY</text:p>
          </table:table-cell>
          <table:table-cell table:style-name="ce15" office:value-type="string" calcext:value-type="string">
            <text:p>HNO:S.R.T.507,SANATHNAGAR,BALANAGAR,RR DISTRICT</text:p>
          </table:table-cell>
          <table:table-cell office:value-type="float" office:value="9502646117" calcext:value-type="float">
            <text:p>9502646117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98371</text:p>
          </table:table-cell>
          <table:table-cell office:value-type="float" office:value="984761608451" calcext:value-type="float">
            <text:p>984761608451</text:p>
          </table:table-cell>
          <table:table-cell office:value-type="string" calcext:value-type="string">
            <text:p>LAKKOJU SREE VANI</text:p>
          </table:table-cell>
          <table:table-cell table:style-name="ce20" office:value-type="string" calcext:value-type="string">
            <text:p>(W/O)LAKKOJU SATYANARAYANA</text:p>
          </table:table-cell>
          <table:table-cell table:style-name="ce15" office:value-type="string" calcext:value-type="string">
            <text:p>HNO:S.R.T.366,SRT COLONY,SANATHNAGAR,RR DISTRICT</text:p>
          </table:table-cell>
          <table:table-cell office:value-type="float" office:value="9885152392" calcext:value-type="float">
            <text:p>988515239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998380</text:p>
          </table:table-cell>
          <table:table-cell office:value-type="float" office:value="824038659105" calcext:value-type="float">
            <text:p>824038659105</text:p>
          </table:table-cell>
          <table:table-cell office:value-type="string" calcext:value-type="string">
            <text:p>G.DURGA BHAVANI</text:p>
          </table:table-cell>
          <table:table-cell table:style-name="ce11" office:value-type="string" calcext:value-type="string">
            <text:p>(W/O)G.PRASAD</text:p>
          </table:table-cell>
          <table:table-cell table:style-name="ce15" office:value-type="string" calcext:value-type="string">
            <text:p>HNO:4-1-/66,NIZAMPET,BACHUPALLY,MEDCHAL</text:p>
          </table:table-cell>
          <table:table-cell office:value-type="float" office:value="9866447130" calcext:value-type="float">
            <text:p>9866447130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40810</text:p>
          </table:table-cell>
          <table:table-cell office:value-type="float" office:value="636645120740" calcext:value-type="float">
            <text:p>636645120740</text:p>
          </table:table-cell>
          <table:table-cell office:value-type="string" calcext:value-type="string">
            <text:p>N.PIDUGU RAJU</text:p>
          </table:table-cell>
          <table:table-cell table:style-name="ce20" office:value-type="string" calcext:value-type="string">
            <text:p>(W/O)LATE N.LAKSHMI NARAYANA </text:p>
          </table:table-cell>
          <table:table-cell office:value-type="string" calcext:value-type="string">
            <text:p>HNO:S.R.T.802,SRT COLONY,SANATHNAGAR,BALANAGAR,RR DISTRICT</text:p>
          </table:table-cell>
          <table:table-cell office:value-type="float" office:value="9885936083" calcext:value-type="float">
            <text:p>9885936083</text:p>
          </table:table-cell>
        </table:table-row>
        <table:table-row table:style-name="ro2">
          <table:table-cell/>
          <table:table-cell table:style-name="ce4" office:value-type="string" calcext:value-type="string">
            <text:p>AFDBH021801040807</text:p>
          </table:table-cell>
          <table:table-cell office:value-type="float" office:value="900107244763" calcext:value-type="float">
            <text:p>900107244763</text:p>
          </table:table-cell>
          <table:table-cell office:value-type="string" calcext:value-type="string">
            <text:p>SK.FAREEDA BEGUM</text:p>
          </table:table-cell>
          <table:table-cell table:style-name="ce11" office:value-type="string" calcext:value-type="string">
            <text:p>(W/O)SK.KARIMULLA</text:p>
          </table:table-cell>
          <table:table-cell table:style-name="ce15" office:value-type="string" calcext:value-type="string">
            <text:p>HNO:PLOT-126,RAGHAVENDRA COLONY,QUTHBULLAPUR</text:p>
          </table:table-cell>
          <table:table-cell office:value-type="float" office:value="9966851786" calcext:value-type="float">
            <text:p>996685178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40806</text:p>
          </table:table-cell>
          <table:table-cell office:value-type="float" office:value="878686371586" calcext:value-type="float">
            <text:p>878686371586</text:p>
          </table:table-cell>
          <table:table-cell office:value-type="string" calcext:value-type="string">
            <text:p>K.VASANTHA</text:p>
          </table:table-cell>
          <table:table-cell table:style-name="ce11" office:value-type="string" calcext:value-type="string">
            <text:p>(W/O)K.SOMAIAH</text:p>
          </table:table-cell>
          <table:table-cell table:style-name="ce15" office:value-type="string" calcext:value-type="string">
            <text:p>HNO:29-936,VINAYAK NAGAR,NEREDMET,MALKAJGIRI</text:p>
          </table:table-cell>
          <table:table-cell office:value-type="float" office:value="9848629516" calcext:value-type="float">
            <text:p>984862951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40805</text:p>
          </table:table-cell>
          <table:table-cell office:value-type="float" office:value="968281408977" calcext:value-type="float">
            <text:p>968281408977</text:p>
          </table:table-cell>
          <table:table-cell table:style-name="ce14" office:value-type="string" calcext:value-type="string">
            <text:p>K.LAKSHMI RAJYAM</text:p>
          </table:table-cell>
          <table:table-cell table:style-name="ce20" office:value-type="string" calcext:value-type="string">
            <text:p>(W/O)KARANAM SAMBA SHIVA RAO</text:p>
          </table:table-cell>
          <table:table-cell table:style-name="ce15" office:value-type="string" calcext:value-type="string">
            <text:p>HNO:PLOT NO.7,BOWENPALLY,BALANAGAR,RR DISTRICT</text:p>
          </table:table-cell>
          <table:table-cell office:value-type="float" office:value="8184830443" calcext:value-type="float">
            <text:p>818483044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700866694</text:p>
          </table:table-cell>
          <table:table-cell office:value-type="float" office:value="997682653460" calcext:value-type="float">
            <text:p>997682653460</text:p>
          </table:table-cell>
          <table:table-cell table:style-name="ce14" office:value-type="string" calcext:value-type="string">
            <text:p>M.SITHARAMA LAKSHMI</text:p>
          </table:table-cell>
          <table:table-cell table:style-name="ce11" office:value-type="string" calcext:value-type="string">
            <text:p>(W/O)M.SAI RAMA KRISHNA</text:p>
          </table:table-cell>
          <table:table-cell office:value-type="string" calcext:value-type="string">
            <text:p>HNO:S.R.T.819,M.K NEST BUILDING,SANATHNAGAR,RR DISTRICT</text:p>
          </table:table-cell>
          <table:table-cell office:value-type="float" office:value="9701513138" calcext:value-type="float">
            <text:p>970151313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40811</text:p>
          </table:table-cell>
          <table:table-cell office:value-type="float" office:value="273788553920" calcext:value-type="float">
            <text:p>273788553920</text:p>
          </table:table-cell>
          <table:table-cell office:value-type="string" calcext:value-type="string">
            <text:p>FAHMEEDA BEGUM</text:p>
          </table:table-cell>
          <table:table-cell table:style-name="ce11" office:value-type="string" calcext:value-type="string">
            <text:p>(W/O)SHAIK MADINA PASHA</text:p>
          </table:table-cell>
          <table:table-cell table:style-name="ce15" office:value-type="string" calcext:value-type="string">
            <text:p>HNO:PLOT-130,VENKATESHWARA COLONY,QUTHBULLAPUR</text:p>
          </table:table-cell>
          <table:table-cell office:value-type="float" office:value="8978638718" calcext:value-type="float">
            <text:p>897863871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40813</text:p>
          </table:table-cell>
          <table:table-cell office:value-type="float" office:value="797582835179" calcext:value-type="float">
            <text:p>797582835179</text:p>
          </table:table-cell>
          <table:table-cell office:value-type="string" calcext:value-type="string">
            <text:p>BELLIRE PADMA</text:p>
          </table:table-cell>
          <table:table-cell table:style-name="ce11" office:value-type="string" calcext:value-type="string">
            <text:p>(W/O)BELLIRE UPENDAR</text:p>
          </table:table-cell>
          <table:table-cell office:value-type="string" calcext:value-type="string">
            <text:p>HNO:FLAT NO.204,GREENHOUSE COLONY,KOTHAPET,SARRORNAGAR</text:p>
          </table:table-cell>
          <table:table-cell office:value-type="float" office:value="8297296536" calcext:value-type="float">
            <text:p>829729653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40812</text:p>
          </table:table-cell>
          <table:table-cell office:value-type="float" office:value="667541802223" calcext:value-type="float">
            <text:p>667541802223</text:p>
          </table:table-cell>
          <table:table-cell office:value-type="string" calcext:value-type="string">
            <text:p>VALLALA <text:s/>ANDALU</text:p>
          </table:table-cell>
          <table:table-cell table:style-name="ce20" office:value-type="string" calcext:value-type="string">
            <text:p>(W/O)VALLALA LAXMI NARAYANA</text:p>
          </table:table-cell>
          <table:table-cell office:value-type="string" calcext:value-type="string">
            <text:p>HNO:S.R.T.819,M.K NEST BUILDING,FLAT 202,SANATHNAGAR,RR DISTRICT</text:p>
          </table:table-cell>
          <table:table-cell office:value-type="float" office:value="8886946644" calcext:value-type="float">
            <text:p>888694664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14613</text:p>
          </table:table-cell>
          <table:table-cell office:value-type="float" office:value="863981972285" calcext:value-type="float">
            <text:p>863981972285</text:p>
          </table:table-cell>
          <table:table-cell office:value-type="string" calcext:value-type="string">
            <text:p>MYNENI SOWJANYA</text:p>
          </table:table-cell>
          <table:table-cell table:style-name="ce20" office:value-type="string" calcext:value-type="string">
            <text:p>(W/O)MYNENI RAJENDRA PRASAD</text:p>
          </table:table-cell>
          <table:table-cell office:value-type="string" calcext:value-type="string">
            <text:p>HNO:7-1-307/11/7A,SUBASHNAGAR,SANATHNAGAR,RR DISTRICT</text:p>
          </table:table-cell>
          <table:table-cell office:value-type="float" office:value="9160494466" calcext:value-type="float">
            <text:p>916049446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14614</text:p>
          </table:table-cell>
          <table:table-cell office:value-type="float" office:value="856618677633" calcext:value-type="float">
            <text:p>856618677633</text:p>
          </table:table-cell>
          <table:table-cell table:style-name="ce12" office:value-type="string" calcext:value-type="string">
            <text:p>C.VASUNDARA DEVI</text:p>
          </table:table-cell>
          <table:table-cell table:style-name="ce26" office:value-type="string" calcext:value-type="string">
            <text:p>(W/O)CHUKKAPALLI KRISHNARJUNA RAO</text:p>
          </table:table-cell>
          <table:table-cell office:value-type="string" calcext:value-type="string">
            <text:p>HNO:7-1-307/11/7A,SUBASHNAGAR,SANATHNAGAR,RR DISTRICT</text:p>
          </table:table-cell>
          <table:table-cell office:value-type="float" office:value="8106864294" calcext:value-type="float">
            <text:p>810686429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14616</text:p>
          </table:table-cell>
          <table:table-cell office:value-type="float" office:value="5029362067" calcext:value-type="float">
            <text:p>5029362067</text:p>
          </table:table-cell>
          <table:table-cell table:style-name="ce15" office:value-type="string" calcext:value-type="string">
            <text:p>KANUMOLU NAGALAKSHMI</text:p>
          </table:table-cell>
          <table:table-cell table:style-name="ce20" office:value-type="string" calcext:value-type="string">
            <text:p>(W/O)K.SRINIVASA RAO</text:p>
          </table:table-cell>
          <table:table-cell office:value-type="string" calcext:value-type="string">
            <text:p>HNO:7-2-1087/39,R.R NAGAR,SANATHNAGAR,BALANAGAR,RR DISTRICT</text:p>
          </table:table-cell>
          <table:table-cell office:value-type="float" office:value="9951354870" calcext:value-type="float">
            <text:p>9951354870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14617</text:p>
          </table:table-cell>
          <table:table-cell office:value-type="float" office:value="1343465905" calcext:value-type="float">
            <text:p>1343465905</text:p>
          </table:table-cell>
          <table:table-cell office:value-type="string" calcext:value-type="string">
            <text:p>A.DEEPA</text:p>
          </table:table-cell>
          <table:table-cell table:style-name="ce20" office:value-type="string" calcext:value-type="string">
            <text:p>(W/O)A.RAVI</text:p>
          </table:table-cell>
          <table:table-cell table:style-name="ce15" office:value-type="string" calcext:value-type="string">
            <text:p>HNO:S.R.T.600,VEG.MARKET,SANATHNAGAR,RR DISTRICT</text:p>
          </table:table-cell>
          <table:table-cell office:value-type="float" office:value="9505794233" calcext:value-type="float">
            <text:p>950579423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14618</text:p>
          </table:table-cell>
          <table:table-cell office:value-type="float" office:value="626265768918" calcext:value-type="float">
            <text:p>626265768918</text:p>
          </table:table-cell>
          <table:table-cell office:value-type="string" calcext:value-type="string">
            <text:p>M.NEERAJA</text:p>
          </table:table-cell>
          <table:table-cell table:style-name="ce20" office:value-type="string" calcext:value-type="string">
            <text:p>(W/O)M.HARANADHA REDDY</text:p>
          </table:table-cell>
          <table:table-cell table:style-name="ce15" office:value-type="string" calcext:value-type="string">
            <text:p>HNO:S.R.T.600,VEG.MARKET,SANATHNAGAR,RR DISTRICT</text:p>
          </table:table-cell>
          <table:table-cell office:value-type="float" office:value="9553775218" calcext:value-type="float">
            <text:p>955377521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14619</text:p>
          </table:table-cell>
          <table:table-cell office:value-type="float" office:value="565358759148" calcext:value-type="float">
            <text:p>565358759148</text:p>
          </table:table-cell>
          <table:table-cell table:style-name="ce15" office:value-type="string" calcext:value-type="string">
            <text:p>RAMAYANAM RANGANADH</text:p>
          </table:table-cell>
          <table:table-cell table:style-name="ce20" office:value-type="string" calcext:value-type="string">
            <text:p>(S/O)LATE.R.VENUGOPAL RAO</text:p>
          </table:table-cell>
          <table:table-cell table:style-name="ce15" office:value-type="string" calcext:value-type="string">
            <text:p>HNO:S.R.T.323,SRT COLONY,SANATHNAGAR,RR DISTRICT</text:p>
          </table:table-cell>
          <table:table-cell office:value-type="float" office:value="7659850111" calcext:value-type="float">
            <text:p>7659850111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23855</text:p>
          </table:table-cell>
          <table:table-cell office:value-type="float" office:value="645106619346" calcext:value-type="float">
            <text:p>645106619346</text:p>
          </table:table-cell>
          <table:table-cell table:style-name="ce16" office:value-type="string" calcext:value-type="string">
            <text:p>VIPPARTHI MANIKUMARI</text:p>
          </table:table-cell>
          <table:table-cell table:style-name="ce20" office:value-type="string" calcext:value-type="string">
            <text:p>(W/O)DEENA MANASU RAJU</text:p>
          </table:table-cell>
          <table:table-cell table:style-name="ce15" office:value-type="string" calcext:value-type="string">
            <text:p>HNO:S.R.T.1114,SRT COLONY,SANATHNAGAR,RR DISTRICT</text:p>
          </table:table-cell>
          <table:table-cell office:value-type="float" office:value="9000794454" calcext:value-type="float">
            <text:p>900079445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23852</text:p>
          </table:table-cell>
          <table:table-cell office:value-type="float" office:value="369185337517" calcext:value-type="float">
            <text:p>369185337517</text:p>
          </table:table-cell>
          <table:table-cell office:value-type="string" calcext:value-type="string">
            <text:p>PARKI JYOTHY</text:p>
          </table:table-cell>
          <table:table-cell table:style-name="ce20" office:value-type="string" calcext:value-type="string">
            <text:p>(W/O)PARKI ARUN</text:p>
          </table:table-cell>
          <table:table-cell office:value-type="string" calcext:value-type="string">
            <text:p>HNO:S.R.T.7-9-/16,PLOT NO.16,DOMMALGUDA,NAGARAM,ECIL-500083</text:p>
          </table:table-cell>
          <table:table-cell office:value-type="float" office:value="8790386674" calcext:value-type="float">
            <text:p>879038667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23853</text:p>
          </table:table-cell>
          <table:table-cell office:value-type="float" office:value="421121423377" calcext:value-type="float">
            <text:p>421121423377</text:p>
          </table:table-cell>
          <table:table-cell table:style-name="ce17" office:value-type="string" calcext:value-type="string">
            <text:p>JAGARLAPUDI ARUNA KIRANMAI</text:p>
          </table:table-cell>
          <table:table-cell table:style-name="ce20" office:value-type="string" calcext:value-type="string">
            <text:p>(W/O)JAGARLAPUDI RAVI KUMAR</text:p>
          </table:table-cell>
          <table:table-cell office:value-type="string" calcext:value-type="string">
            <text:p>HNO:7-2-1087/2,SANATHNAGAR,BALANAGAR,RR DISTRICT</text:p>
          </table:table-cell>
          <table:table-cell office:value-type="float" office:value="9948291501" calcext:value-type="float">
            <text:p>9948291501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62</text:p>
          </table:table-cell>
          <table:table-cell office:value-type="float" office:value="820838194791" calcext:value-type="float">
            <text:p>820838194791</text:p>
          </table:table-cell>
          <table:table-cell office:value-type="string" calcext:value-type="string">
            <text:p>K.BHARATHI</text:p>
          </table:table-cell>
          <table:table-cell table:style-name="ce26" office:value-type="string" calcext:value-type="string">
            <text:p>(W/O)LATE.KOMMARAJU KISHORE KUMAR</text:p>
          </table:table-cell>
          <table:table-cell office:value-type="string" calcext:value-type="string">
            <text:p>HNO:4-42-173,ASBESTOS COLONY,JAGADGIRIGUTTA,QUTBULLAPUR</text:p>
          </table:table-cell>
          <table:table-cell office:value-type="float" office:value="8142691059" calcext:value-type="float">
            <text:p>8142691059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64</text:p>
          </table:table-cell>
          <table:table-cell office:value-type="float" office:value="535347064638" calcext:value-type="float">
            <text:p>535347064638</text:p>
          </table:table-cell>
          <table:table-cell office:value-type="string" calcext:value-type="string">
            <text:p>POTHURI CHANDRIKA</text:p>
          </table:table-cell>
          <table:table-cell table:style-name="ce20" office:value-type="string" calcext:value-type="string">
            <text:p>(W/O)POTHURI GANGEYA NAIDU</text:p>
          </table:table-cell>
          <table:table-cell table:style-name="ce15" office:value-type="string" calcext:value-type="string">
            <text:p>HNO:S.R.T.1291,SANATHNAGAR,RR DISTRICT</text:p>
          </table:table-cell>
          <table:table-cell office:value-type="float" office:value="7893891726" calcext:value-type="float">
            <text:p>789389172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56</text:p>
          </table:table-cell>
          <table:table-cell office:value-type="float" office:value="348353260837" calcext:value-type="float">
            <text:p>348353260837</text:p>
          </table:table-cell>
          <table:table-cell table:style-name="ce16" office:value-type="string" calcext:value-type="string">
            <text:p>N.SYAM SUNDAR SARMA</text:p>
          </table:table-cell>
          <table:table-cell table:style-name="ce20" office:value-type="string" calcext:value-type="string">
            <text:p>(S/O)N.S.R ANJANEYULU</text:p>
          </table:table-cell>
          <table:table-cell table:style-name="ce15" office:value-type="string" calcext:value-type="string">
            <text:p>HNO:S.R.T.823,SRT COLONY,SANATHNAGAR,RR DISTRICT</text:p>
          </table:table-cell>
          <table:table-cell office:value-type="float" office:value="7799294334" calcext:value-type="float">
            <text:p>779929433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57</text:p>
          </table:table-cell>
          <table:table-cell office:value-type="float" office:value="782140299501" calcext:value-type="float">
            <text:p>782140299501</text:p>
          </table:table-cell>
          <table:table-cell table:style-name="ce14" office:value-type="string" calcext:value-type="string">
            <text:p>ADABALA TARUNAKUMARI</text:p>
          </table:table-cell>
          <table:table-cell table:style-name="ce20" office:value-type="string" calcext:value-type="string">
            <text:p>(W/O)BALAJI ADABALA</text:p>
          </table:table-cell>
          <table:table-cell table:style-name="ce15" office:value-type="string" calcext:value-type="string">
            <text:p>HNO:1-304/7/39,UDAYNAGAR,SANATHNAGAR,RR DISTRICT</text:p>
          </table:table-cell>
          <table:table-cell office:value-type="float" office:value="9705745608" calcext:value-type="float">
            <text:p>970574560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58</text:p>
          </table:table-cell>
          <table:table-cell office:value-type="float" office:value="618838745777" calcext:value-type="float">
            <text:p>618838745777</text:p>
          </table:table-cell>
          <table:table-cell table:style-name="ce15" office:value-type="string" calcext:value-type="string">
            <text:p>GORLA.N.SUSMITHA YADAV</text:p>
          </table:table-cell>
          <table:table-cell table:style-name="ce20" office:value-type="string" calcext:value-type="string">
            <text:p>(W/O)N.MASTAN BABU</text:p>
          </table:table-cell>
          <table:table-cell table:style-name="ce15" office:value-type="string" calcext:value-type="string">
            <text:p>HNO:S.R.T.784,SANATHNAGAR,RR DISTRICT</text:p>
          </table:table-cell>
          <table:table-cell office:value-type="float" office:value="8125677902" calcext:value-type="float">
            <text:p>812567790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59</text:p>
          </table:table-cell>
          <table:table-cell office:value-type="float" office:value="948331417515" calcext:value-type="float">
            <text:p>948331417515</text:p>
          </table:table-cell>
          <table:table-cell office:value-type="string" calcext:value-type="string">
            <text:p>KUDALA MANJULA</text:p>
          </table:table-cell>
          <table:table-cell table:style-name="ce20" office:value-type="string" calcext:value-type="string">
            <text:p>(W/O)KUDALA KRISHNA</text:p>
          </table:table-cell>
          <table:table-cell office:value-type="string" calcext:value-type="string">
            <text:p>HNO:S.R.T.7-9-/16,PLOT NO.16,DOMMALGUDA,NAGARAM,ECIL-500083</text:p>
          </table:table-cell>
          <table:table-cell office:value-type="float" office:value="8897600634" calcext:value-type="float">
            <text:p>889760063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60</text:p>
          </table:table-cell>
          <table:table-cell office:value-type="float" office:value="858009710844" calcext:value-type="float">
            <text:p>858009710844</text:p>
          </table:table-cell>
          <table:table-cell office:value-type="string" calcext:value-type="string">
            <text:p>MODUGULA RAMADEVI</text:p>
          </table:table-cell>
          <table:table-cell table:style-name="ce20" office:value-type="string" calcext:value-type="string">
            <text:p>(W/O)M.SRIKANTH</text:p>
          </table:table-cell>
          <table:table-cell table:style-name="ce15" office:value-type="string" calcext:value-type="string">
            <text:p>HNO:7-2-1185 S.R.T.930,SANATHNAGAR,RR DISTRICT</text:p>
          </table:table-cell>
          <table:table-cell office:value-type="float" office:value="9704770395" calcext:value-type="float">
            <text:p>9704770395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61</text:p>
          </table:table-cell>
          <table:table-cell office:value-type="float" office:value="583663719049" calcext:value-type="float">
            <text:p>583663719049</text:p>
          </table:table-cell>
          <table:table-cell table:style-name="ce16" office:value-type="string" calcext:value-type="string">
            <text:p>SANNEGANTI MANGAMMA</text:p>
          </table:table-cell>
          <table:table-cell table:style-name="ce20" office:value-type="string" calcext:value-type="string">
            <text:p>(W/O)LATE .SANNEGANTI KOTI</text:p>
          </table:table-cell>
          <table:table-cell table:style-name="ce15" office:value-type="string" calcext:value-type="string">
            <text:p>HNO:7-2-1185 S.R.T.930,SANATHNAGAR,RR DISTRICT</text:p>
          </table:table-cell>
          <table:table-cell office:value-type="float" office:value="9177539700" calcext:value-type="float">
            <text:p>9177539700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63</text:p>
          </table:table-cell>
          <table:table-cell office:value-type="float" office:value="705768088458" calcext:value-type="float">
            <text:p>705768088458</text:p>
          </table:table-cell>
          <table:table-cell office:value-type="string" calcext:value-type="string">
            <text:p>M.SUBBALAKSHMI</text:p>
          </table:table-cell>
          <table:table-cell table:style-name="ce20" office:value-type="string" calcext:value-type="string">
            <text:p>(W/O)M.N.V.S RAMAKRISHNA</text:p>
          </table:table-cell>
          <table:table-cell office:value-type="string" calcext:value-type="string">
            <text:p>HNO:6-238,PLOT 42,SRI DURGA ESTATES,JEEDIMETLA,QUTBULLAPUR</text:p>
          </table:table-cell>
          <table:table-cell office:value-type="float" office:value="9110331372" calcext:value-type="float">
            <text:p>911033137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62</text:p>
          </table:table-cell>
          <table:table-cell office:value-type="float" office:value="820838194791" calcext:value-type="float">
            <text:p>820838194791</text:p>
          </table:table-cell>
          <table:table-cell table:style-name="ce18" office:value-type="string" calcext:value-type="string">
            <text:p>KAILAS PRASSANA LAKSHMI</text:p>
          </table:table-cell>
          <table:table-cell table:style-name="Default"/>
          <table:table-cell table:style-name="ce15" office:value-type="string" calcext:value-type="string">
            <text:p>HNO:7-2-1185 S.R.T.930,SANATHNAGAR,RR DISTRICT</text:p>
          </table:table-cell>
          <table:table-cell office:value-type="float" office:value="9110331372" calcext:value-type="float">
            <text:p>911033137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486</text:p>
          </table:table-cell>
          <table:table-cell office:value-type="float" office:value="506540182407" calcext:value-type="float">
            <text:p>506540182407</text:p>
          </table:table-cell>
          <table:table-cell table:style-name="ce18" office:value-type="string" calcext:value-type="string">
            <text:p>KAILAS PRASSANA LAKSHMI</text:p>
          </table:table-cell>
          <table:table-cell table:style-name="ce20" office:value-type="string" calcext:value-type="string">
            <text:p>(W/O)K.RAMESH</text:p>
          </table:table-cell>
          <table:table-cell table:style-name="ce15" office:value-type="string" calcext:value-type="string">
            <text:p>HNO:5-534/2/137,BOLLARAM,RR DISTRICT</text:p>
          </table:table-cell>
          <table:table-cell office:value-type="float" office:value="9248663643" calcext:value-type="float">
            <text:p>924866364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488</text:p>
          </table:table-cell>
          <table:table-cell office:value-type="float" office:value="825744557596" calcext:value-type="float">
            <text:p>825744557596</text:p>
          </table:table-cell>
          <table:table-cell office:value-type="string" calcext:value-type="string">
            <text:p>P.MAHESH</text:p>
          </table:table-cell>
          <table:table-cell table:style-name="ce20" office:value-type="string" calcext:value-type="string">
            <text:p>(S/O)PENDYALA PRAKASH</text:p>
          </table:table-cell>
          <table:table-cell table:style-name="ce15" office:value-type="string" calcext:value-type="string">
            <text:p>HNO:9-6-23/153 S.G.R COLONY,CHEMPAPET,RR DISTRICT</text:p>
          </table:table-cell>
          <table:table-cell office:value-type="float" office:value="9502024746" calcext:value-type="float">
            <text:p>950202474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490</text:p>
          </table:table-cell>
          <table:table-cell office:value-type="float" office:value="200674588310" calcext:value-type="float">
            <text:p>200674588310</text:p>
          </table:table-cell>
          <table:table-cell office:value-type="string" calcext:value-type="string">
            <text:p>P.POORNA CHANDRA</text:p>
          </table:table-cell>
          <table:table-cell table:style-name="ce20" office:value-type="string" calcext:value-type="string">
            <text:p>(S/O)PENDYALA PRAKASH</text:p>
          </table:table-cell>
          <table:table-cell office:value-type="string" calcext:value-type="string">
            <text:p>HNO:4/6-8/3/2,VASUDEVA REDDY COLONY,ATTAPUR,RR DISTRICT</text:p>
          </table:table-cell>
          <table:table-cell office:value-type="float" office:value="9000150686" calcext:value-type="float">
            <text:p>900015068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507</text:p>
          </table:table-cell>
          <table:table-cell office:value-type="float" office:value="889662860614" calcext:value-type="float">
            <text:p>889662860614</text:p>
          </table:table-cell>
          <table:table-cell office:value-type="string" calcext:value-type="string">
            <text:p>PAADAM RAJASHRI</text:p>
          </table:table-cell>
          <table:table-cell table:style-name="ce28" office:value-type="string" calcext:value-type="string">
            <text:p>(W/O)LATE PAADAM RAAJESWAR RAO</text:p>
          </table:table-cell>
          <table:table-cell office:value-type="string" calcext:value-type="string">
            <text:p>HNO:11A,SRI NILAYAM CELLAR,GOPALNAGAR,KUKATPALLY,RR DISTRICT</text:p>
          </table:table-cell>
          <table:table-cell office:value-type="float" office:value="8008082257" calcext:value-type="float">
            <text:p>8008082257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491</text:p>
          </table:table-cell>
          <table:table-cell office:value-type="float" office:value="904541630180" calcext:value-type="float">
            <text:p>904541630180</text:p>
          </table:table-cell>
          <table:table-cell table:style-name="ce19" office:value-type="string" calcext:value-type="string">
            <text:p>BHEEMREDDY KARUNAKAR REDDY</text:p>
          </table:table-cell>
          <table:table-cell table:style-name="ce20" office:value-type="string" calcext:value-type="string">
            <text:p>(W/O)SOMMIREDDY BHEEMREDDY</text:p>
          </table:table-cell>
          <table:table-cell office:value-type="string" calcext:value-type="string">
            <text:p>HNO:11A,SRI NILAYAM CELLAR,GOPALNAGAR,KUKATPALLY,RR DISTRICT</text:p>
          </table:table-cell>
          <table:table-cell office:value-type="float" office:value="9603807771" calcext:value-type="float">
            <text:p>9603807771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509</text:p>
          </table:table-cell>
          <table:table-cell office:value-type="float" office:value="284474642281" calcext:value-type="float">
            <text:p>284474642281</text:p>
          </table:table-cell>
          <table:table-cell office:value-type="string" calcext:value-type="string">
            <text:p>BHOMMA SHOBA RANI</text:p>
          </table:table-cell>
          <table:table-cell table:style-name="ce20" office:value-type="string" calcext:value-type="string">
            <text:p>(W/O)BHOMMA RAJENDAR</text:p>
          </table:table-cell>
          <table:table-cell table:style-name="ce13" office:value-type="string" calcext:value-type="string">
            <text:p>HNO:11-13-198/3/2/26E,GREEN HILLS COLONY,ROAD NO.4,SARRORNAGAR</text:p>
          </table:table-cell>
          <table:table-cell office:value-type="float" office:value="9133553268" calcext:value-type="float">
            <text:p>913355326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508</text:p>
          </table:table-cell>
          <table:table-cell office:value-type="float" office:value="879026424559" calcext:value-type="float">
            <text:p>879026424559</text:p>
          </table:table-cell>
          <table:table-cell table:style-name="ce15" office:value-type="string" calcext:value-type="string">
            <text:p>M.GURIPILLI PUSHPALATHA</text:p>
          </table:table-cell>
          <table:table-cell table:style-name="ce20" office:value-type="string" calcext:value-type="string">
            <text:p>(W/O)LATE GAALAYYA</text:p>
          </table:table-cell>
          <table:table-cell table:style-name="ce15" office:value-type="string" calcext:value-type="string">
            <text:p>HNO:10-103/A,P.NT COLONY,DILSHUKNAGAR</text:p>
          </table:table-cell>
          <table:table-cell office:value-type="float" office:value="8885582683" calcext:value-type="float">
            <text:p>888558268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506</text:p>
          </table:table-cell>
          <table:table-cell office:value-type="float" office:value="564883521861" calcext:value-type="float">
            <text:p>564883521861</text:p>
          </table:table-cell>
          <table:table-cell table:style-name="ce17" office:value-type="string" calcext:value-type="string">
            <text:p>SHINIGARAM SHRAVAN KUMAR</text:p>
          </table:table-cell>
          <table:table-cell table:style-name="ce20" office:value-type="string" calcext:value-type="string">
            <text:p>(S/O)VASANTHAM</text:p>
          </table:table-cell>
          <table:table-cell table:style-name="ce15" office:value-type="string" calcext:value-type="string">
            <text:p>HNO:15-39/2/34/36,ANJANIPURI,MALKAJGIRI,RR DISTRICT</text:p>
          </table:table-cell>
          <table:table-cell office:value-type="float" office:value="9885890685" calcext:value-type="float">
            <text:p>9885890685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505</text:p>
          </table:table-cell>
          <table:table-cell office:value-type="float" office:value="746569192892" calcext:value-type="float">
            <text:p>746569192892</text:p>
          </table:table-cell>
          <table:table-cell office:value-type="string" calcext:value-type="string">
            <text:p>KATNAM LALITHA</text:p>
          </table:table-cell>
          <table:table-cell table:style-name="ce20" office:value-type="string" calcext:value-type="string">
            <text:p>(W/O)KATNAM LAKSHMAN</text:p>
          </table:table-cell>
          <table:table-cell table:style-name="ce15" office:value-type="string" calcext:value-type="string">
            <text:p>HNO:5-534/2 137,BOLLARAM,RR DISTRICT</text:p>
          </table:table-cell>
          <table:table-cell office:value-type="float" office:value="8106551322" calcext:value-type="float">
            <text:p>810655132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496</text:p>
          </table:table-cell>
          <table:table-cell office:value-type="float" office:value="746851211372" calcext:value-type="float">
            <text:p>746851211372</text:p>
          </table:table-cell>
          <table:table-cell office:value-type="string" calcext:value-type="string">
            <text:p>MARIPALLI HEMA</text:p>
          </table:table-cell>
          <table:table-cell table:style-name="ce20" office:value-type="string" calcext:value-type="string">
            <text:p>(W/O)SIMHADRI</text:p>
          </table:table-cell>
          <table:table-cell table:style-name="ce15" office:value-type="string" calcext:value-type="string">
            <text:p>HNO:1-57/12 PLOTNO.450/A,SHERLINGAMPALLY,RR DISTRICT</text:p>
          </table:table-cell>
          <table:table-cell office:value-type="float" office:value="8465853648" calcext:value-type="float">
            <text:p>846585364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495</text:p>
          </table:table-cell>
          <table:table-cell office:value-type="float" office:value="461707761298" calcext:value-type="float">
            <text:p>461707761298</text:p>
          </table:table-cell>
          <table:table-cell table:style-name="ce15" office:value-type="string" calcext:value-type="string">
            <text:p>BHEEMIREDDY SUKANYA</text:p>
          </table:table-cell>
          <table:table-cell table:style-name="ce20" office:value-type="string" calcext:value-type="string">
            <text:p>(W/O)BHEEMIREDDY NAVEEN </text:p>
          </table:table-cell>
          <table:table-cell table:style-name="ce15" office:value-type="string" calcext:value-type="string">
            <text:p>HNO:SRINILAYA GOPALNAGAR,KUKATPALLY,RR DISTRICT</text:p>
          </table:table-cell>
          <table:table-cell office:value-type="float" office:value="9951782782" calcext:value-type="float">
            <text:p>995178278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5494</text:p>
          </table:table-cell>
          <table:table-cell office:value-type="float" office:value="795990130540" calcext:value-type="float">
            <text:p>795990130540</text:p>
          </table:table-cell>
          <table:table-cell table:style-name="ce20" office:value-type="string" calcext:value-type="string">
            <text:p>BATTEM LAKSHMAN</text:p>
          </table:table-cell>
          <table:table-cell table:style-name="ce20" office:value-type="string" calcext:value-type="string">
            <text:p>(S/O)BATTEM KRISHNA</text:p>
          </table:table-cell>
          <table:table-cell table:style-name="ce15" office:value-type="string" calcext:value-type="string">
            <text:p>HNO:SRINILAYA GOPALNAGAR,KUKATPALLY,RR DISTRICT</text:p>
          </table:table-cell>
          <table:table-cell office:value-type="float" office:value="9553357546" calcext:value-type="float">
            <text:p>955335754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491</text:p>
          </table:table-cell>
          <table:table-cell office:value-type="float" office:value="919085905740" calcext:value-type="float">
            <text:p>919085905740</text:p>
          </table:table-cell>
          <table:table-cell office:value-type="string" calcext:value-type="string">
            <text:p>A.LAKSHMAMMA</text:p>
          </table:table-cell>
          <table:table-cell table:style-name="ce20" office:value-type="string" calcext:value-type="string">
            <text:p>(W/O)A.VENKATA REDDY</text:p>
          </table:table-cell>
          <table:table-cell table:style-name="ce18" office:value-type="string" calcext:value-type="string">
            <text:p>HNO:GOPAL ARCADE,GOPALNAGAR,KUKATPALLY,RR DISTRICT</text:p>
          </table:table-cell>
          <table:table-cell office:value-type="float" office:value="9505849461" calcext:value-type="float">
            <text:p>9505849461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493</text:p>
          </table:table-cell>
          <table:table-cell office:value-type="float" office:value="811634515578" calcext:value-type="float">
            <text:p>811634515578</text:p>
          </table:table-cell>
          <table:table-cell table:style-name="ce21" office:value-type="string" calcext:value-type="string">
            <text:p>KANCHERLA VISHWANATH REDDY</text:p>
          </table:table-cell>
          <table:table-cell table:style-name="ce20" office:value-type="string" calcext:value-type="string">
            <text:p>(S/O)KANCHERLA SUDARSHAN</text:p>
          </table:table-cell>
          <table:table-cell table:style-name="ce15" office:value-type="string" calcext:value-type="string">
            <text:p>HNO:SRINILAYA PATHRIKANAGAR-09,MADHAPUR,RR DISTRICT</text:p>
          </table:table-cell>
          <table:table-cell office:value-type="float" office:value="9542078894" calcext:value-type="float">
            <text:p>954207889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496</text:p>
          </table:table-cell>
          <table:table-cell office:value-type="float" office:value="659300004026" calcext:value-type="float">
            <text:p>659300004026</text:p>
          </table:table-cell>
          <table:table-cell office:value-type="string" calcext:value-type="string">
            <text:p>SAMALETI NARENDAR</text:p>
          </table:table-cell>
          <table:table-cell table:style-name="ce20" office:value-type="string" calcext:value-type="string">
            <text:p>(S/O)SAMALETI SHANKAR</text:p>
          </table:table-cell>
          <table:table-cell office:value-type="string" calcext:value-type="string">
            <text:p>HNO:NAVYA SAPPHIRE GOLDEN TULIP ESTATE,KONDAPUR,RR DISTRICT</text:p>
          </table:table-cell>
          <table:table-cell office:value-type="float" office:value="7729950706" calcext:value-type="float">
            <text:p>772995070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498</text:p>
          </table:table-cell>
          <table:table-cell office:value-type="float" office:value="235681905324" calcext:value-type="float">
            <text:p>235681905324</text:p>
          </table:table-cell>
          <table:table-cell table:style-name="ce17" office:value-type="string" calcext:value-type="string">
            <text:p>GADDE KUNDARIKAKSHAYYA</text:p>
          </table:table-cell>
          <table:table-cell table:style-name="ce20" office:value-type="string" calcext:value-type="string">
            <text:p>(F/O)JANARDHAN</text:p>
          </table:table-cell>
          <table:table-cell office:value-type="string" calcext:value-type="string">
            <text:p>HNO:NAVYA SAPPHIRE GOLDEN TULIP ESTATE,KONDAPUR,RR DISTRICT</text:p>
          </table:table-cell>
          <table:table-cell office:value-type="float" office:value="9177869239" calcext:value-type="float">
            <text:p>9177869239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00</text:p>
          </table:table-cell>
          <table:table-cell office:value-type="float" office:value="674966809199" calcext:value-type="float">
            <text:p>674966809199</text:p>
          </table:table-cell>
          <table:table-cell table:style-name="ce17" office:value-type="string" calcext:value-type="string">
            <text:p>KAATEPALLY VENKATARAMANA</text:p>
          </table:table-cell>
          <table:table-cell table:style-name="ce20" office:value-type="string" calcext:value-type="string">
            <text:p>(S/O)K.V.SUBBARAO</text:p>
          </table:table-cell>
          <table:table-cell table:style-name="ce13" office:value-type="string" calcext:value-type="string">
            <text:p>HNO:PLOT NO.302,RAJEEV NAGAR,QUTHBULLAPUR,RR DISTRICT</text:p>
          </table:table-cell>
          <table:table-cell office:value-type="float" office:value="9000251779" calcext:value-type="float">
            <text:p>9000251779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02</text:p>
          </table:table-cell>
          <table:table-cell office:value-type="float" office:value="385369599118" calcext:value-type="float">
            <text:p>385369599118</text:p>
          </table:table-cell>
          <table:table-cell office:value-type="string" calcext:value-type="string">
            <text:p>KURA SRIDEVI</text:p>
          </table:table-cell>
          <table:table-cell table:style-name="ce20" office:value-type="string" calcext:value-type="string">
            <text:p>(W/O)KURA SRINIVAS</text:p>
          </table:table-cell>
          <table:table-cell table:style-name="ce21" office:value-type="string" calcext:value-type="string">
            <text:p>HNO:11-13-198/3/2/26,SRINIVASANAGA COLONY,SARRORNAGAR,RR DISTRICT</text:p>
          </table:table-cell>
          <table:table-cell office:value-type="float" office:value="9515574951" calcext:value-type="float">
            <text:p>9515574951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03</text:p>
          </table:table-cell>
          <table:table-cell office:value-type="float" office:value="802704892460" calcext:value-type="float">
            <text:p>802704892460</text:p>
          </table:table-cell>
          <table:table-cell table:style-name="ce16" office:value-type="string" calcext:value-type="string">
            <text:p>KURA VENKATESHAMU</text:p>
          </table:table-cell>
          <table:table-cell table:style-name="ce20" office:value-type="string" calcext:value-type="string">
            <text:p>(S/O)KURA RANGAYYA</text:p>
          </table:table-cell>
          <table:table-cell table:style-name="ce21" office:value-type="string" calcext:value-type="string">
            <text:p>HNO:8-8-36,GREENPARK COLONY PLOT NO.167/A,SARRORNAAR,RR DISTRICT</text:p>
          </table:table-cell>
          <table:table-cell office:value-type="float" office:value="7730886679" calcext:value-type="float">
            <text:p>7730886679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04</text:p>
          </table:table-cell>
          <table:table-cell office:value-type="float" office:value="409542468817" calcext:value-type="float">
            <text:p>409542468817</text:p>
          </table:table-cell>
          <table:table-cell office:value-type="string" calcext:value-type="string">
            <text:p>JELLA PRAKASH</text:p>
          </table:table-cell>
          <table:table-cell table:style-name="ce20" office:value-type="string" calcext:value-type="string">
            <text:p>(S/O)JELLA PULLAYYA</text:p>
          </table:table-cell>
          <table:table-cell table:style-name="ce21" office:value-type="string" calcext:value-type="string">
            <text:p>HNO:11-13-198/3/2/26,GREENHILLS COLONY,SARRORNAGAR,RR DISTRICT</text:p>
          </table:table-cell>
          <table:table-cell office:value-type="float" office:value="9493971203" calcext:value-type="float">
            <text:p>949397120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06</text:p>
          </table:table-cell>
          <table:table-cell office:value-type="float" office:value="203973443905" calcext:value-type="float">
            <text:p>203973443905</text:p>
          </table:table-cell>
          <table:table-cell office:value-type="string" calcext:value-type="string">
            <text:p>SAKINALA ALAVINDA</text:p>
          </table:table-cell>
          <table:table-cell table:style-name="ce20" office:value-type="string" calcext:value-type="string">
            <text:p>(D/O)SHANKAR</text:p>
          </table:table-cell>
          <table:table-cell office:value-type="string" calcext:value-type="string">
            <text:p>HNO:6-1-304/2,PADMARAONAGAR,MUSHEERABAD,RR DISTRICT</text:p>
          </table:table-cell>
          <table:table-cell office:value-type="float" office:value="7893004121" calcext:value-type="float">
            <text:p>7893004121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07</text:p>
          </table:table-cell>
          <table:table-cell office:value-type="float" office:value="830402839086" calcext:value-type="float">
            <text:p>830402839086</text:p>
          </table:table-cell>
          <table:table-cell office:value-type="string" calcext:value-type="string">
            <text:p>SAKINALA SANKAR</text:p>
          </table:table-cell>
          <table:table-cell table:style-name="ce20" office:value-type="string" calcext:value-type="string">
            <text:p>(S/O)SAKINALA VENKATAYYA</text:p>
          </table:table-cell>
          <table:table-cell table:style-name="ce15" office:value-type="string" calcext:value-type="string">
            <text:p>HNO:10/126/1,ALWAAL,RR DISTRICT</text:p>
          </table:table-cell>
          <table:table-cell office:value-type="float" office:value="7093385842" calcext:value-type="float">
            <text:p>709338584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09</text:p>
          </table:table-cell>
          <table:table-cell office:value-type="float" office:value="267468328768" calcext:value-type="float">
            <text:p>267468328768</text:p>
          </table:table-cell>
          <table:table-cell table:style-name="ce15" office:value-type="string" calcext:value-type="string">
            <text:p>SAKINALA MALLESHAMU</text:p>
          </table:table-cell>
          <table:table-cell table:style-name="ce20" office:value-type="string" calcext:value-type="string">
            <text:p>(S/O)SAKINALA VENKANNA</text:p>
          </table:table-cell>
          <table:table-cell office:value-type="string" calcext:value-type="string">
            <text:p>HNO:6-1-304/2,PADMARAONAGAR,MUSHEERABAD,RR DISTRICT</text:p>
          </table:table-cell>
          <table:table-cell office:value-type="float" office:value="7893454815" calcext:value-type="float">
            <text:p>7893454815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10</text:p>
          </table:table-cell>
          <table:table-cell office:value-type="float" office:value="234250010349" calcext:value-type="float">
            <text:p>234250010349</text:p>
          </table:table-cell>
          <table:table-cell office:value-type="string" calcext:value-type="string">
            <text:p>RAPARTHI BARGHAVI</text:p>
          </table:table-cell>
          <table:table-cell table:style-name="ce20" office:value-type="string" calcext:value-type="string">
            <text:p>(D/O)RAPARTHI NARESH</text:p>
          </table:table-cell>
          <table:table-cell table:style-name="ce18" office:value-type="string" calcext:value-type="string">
            <text:p>HNO:11-18-87,SARRORNAGAR,RR DISTRICT</text:p>
          </table:table-cell>
          <table:table-cell office:value-type="float" office:value="7659069440" calcext:value-type="float">
            <text:p>7659069440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68512</text:p>
          </table:table-cell>
          <table:table-cell office:value-type="float" office:value="516435488228" calcext:value-type="float">
            <text:p>516435488228</text:p>
          </table:table-cell>
          <table:table-cell office:value-type="string" calcext:value-type="string">
            <text:p>RAPARTHI BARGHAVI</text:p>
          </table:table-cell>
          <table:table-cell table:style-name="ce20" office:value-type="string" calcext:value-type="string">
            <text:p>(D/O)RAPARTHI RAJU</text:p>
          </table:table-cell>
          <table:table-cell table:style-name="ce18" office:value-type="string" calcext:value-type="string">
            <text:p>HNO:11-18-87,SARRORNAGAR,RR DISTRICT</text:p>
          </table:table-cell>
          <table:table-cell office:value-type="float" office:value="7702792697" calcext:value-type="float">
            <text:p>7702792697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36</text:p>
          </table:table-cell>
          <table:table-cell office:value-type="float" office:value="591758411010" calcext:value-type="float">
            <text:p>591758411010</text:p>
          </table:table-cell>
          <table:table-cell office:value-type="string" calcext:value-type="string">
            <text:p>D.SRIDEVI</text:p>
          </table:table-cell>
          <table:table-cell table:style-name="ce20" office:value-type="string" calcext:value-type="string">
            <text:p>(W/O)DOOPPATI GIRIDHAR</text:p>
          </table:table-cell>
          <table:table-cell table:style-name="ce15" office:value-type="string" calcext:value-type="string">
            <text:p>HNO:PLOT NO.501 GOPALNAGAR MOOSAPET.RR.DISTRICT</text:p>
          </table:table-cell>
          <table:table-cell office:value-type="float" office:value="9440448673" calcext:value-type="float">
            <text:p>944044867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37</text:p>
          </table:table-cell>
          <table:table-cell office:value-type="float" office:value="743871309147" calcext:value-type="float">
            <text:p>743871309147</text:p>
          </table:table-cell>
          <table:table-cell office:value-type="string" calcext:value-type="string">
            <text:p>A.BHOOLAKSHMI</text:p>
          </table:table-cell>
          <table:table-cell table:style-name="ce23" office:value-type="string" calcext:value-type="string">
            <text:p>A.DAMOODAR</text:p>
          </table:table-cell>
          <table:table-cell table:style-name="ce15" office:value-type="string" calcext:value-type="string">
            <text:p>PLOT NO-09<text:span text:style-name="T2"> ANJANAPURICOLONY MACHABOLLARAM ,RR,DIST</text:span></text:p>
          </table:table-cell>
          <table:table-cell office:value-type="float" office:value="7207485225" calcext:value-type="float">
            <text:p>7207485225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38</text:p>
          </table:table-cell>
          <table:table-cell office:value-type="float" office:value="829417237530" calcext:value-type="float">
            <text:p>829417237530</text:p>
          </table:table-cell>
          <table:table-cell office:value-type="string" calcext:value-type="string">
            <text:p>A.DAMOODAR</text:p>
          </table:table-cell>
          <table:table-cell table:style-name="ce23" office:value-type="string" calcext:value-type="string">
            <text:p>(S/O)A.VITAL</text:p>
          </table:table-cell>
          <table:table-cell table:style-name="ce15" office:value-type="string" calcext:value-type="string">
            <text:p>HNO:SELLER PATHRIKANAGAR MADHAPUR .RR.DIST</text:p>
          </table:table-cell>
          <table:table-cell office:value-type="float" office:value="9490547299" calcext:value-type="float">
            <text:p>9490547299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39</text:p>
          </table:table-cell>
          <table:table-cell office:value-type="float" office:value="919811375844" calcext:value-type="float">
            <text:p>919811375844</text:p>
          </table:table-cell>
          <table:table-cell office:value-type="string" calcext:value-type="string">
            <text:p>B.SAILAJA</text:p>
          </table:table-cell>
          <table:table-cell table:style-name="ce23" office:value-type="string" calcext:value-type="string">
            <text:p>(W/O)B.PRASANAKUMAR</text:p>
          </table:table-cell>
          <table:table-cell table:style-name="ce15" office:value-type="string" calcext:value-type="string">
            <text:p>HNO:PLOT NO-143 BOLLARAM ALWAL .RR.DISTRICT</text:p>
          </table:table-cell>
          <table:table-cell office:value-type="float" office:value="9294100891" calcext:value-type="float">
            <text:p>9294100891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40</text:p>
          </table:table-cell>
          <table:table-cell office:value-type="float" office:value="762403665616" calcext:value-type="float">
            <text:p>762403665616</text:p>
          </table:table-cell>
          <table:table-cell table:style-name="ce22" office:value-type="string" calcext:value-type="string">
            <text:p>CHILLAMPALLIHEMABINDU</text:p>
          </table:table-cell>
          <table:table-cell table:style-name="ce20" office:value-type="string" calcext:value-type="string">
            <text:p>(W/O)CHILLAMPALLI KRISHNESWAR</text:p>
          </table:table-cell>
          <table:table-cell table:style-name="ce15" office:value-type="string" calcext:value-type="string">
            <text:p>HNO:5-16/5 MANIKONDA GARDENS MANIKONDA .RR.DIST</text:p>
          </table:table-cell>
          <table:table-cell office:value-type="float" office:value="8790861498" calcext:value-type="float">
            <text:p>8790861498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65</text:p>
          </table:table-cell>
          <table:table-cell office:value-type="float" office:value="877157657059" calcext:value-type="float">
            <text:p>877157657059</text:p>
          </table:table-cell>
          <table:table-cell office:value-type="string" calcext:value-type="string">
            <text:p>B.JAYADEVI</text:p>
          </table:table-cell>
          <table:table-cell table:style-name="ce20" office:value-type="string" calcext:value-type="string">
            <text:p>(W/O)</text:p>
          </table:table-cell>
          <table:table-cell table:style-name="ce15" office:value-type="string" calcext:value-type="string">
            <text:p>HNO:5-16/5 MADHAPUR .RR.DISTRICT</text:p>
          </table:table-cell>
          <table:table-cell office:value-type="float" office:value="9581924695" calcext:value-type="float">
            <text:p>9581924695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42</text:p>
          </table:table-cell>
          <table:table-cell office:value-type="float" office:value="443277582361" calcext:value-type="float">
            <text:p>443277582361</text:p>
          </table:table-cell>
          <table:table-cell table:style-name="ce14" office:value-type="string" calcext:value-type="string">
            <text:p>DOOPATI DIVYA RANI</text:p>
          </table:table-cell>
          <table:table-cell table:style-name="ce29" office:value-type="string" calcext:value-type="string">
            <text:p>(W/O)DOOPATI GIRIDHAR</text:p>
          </table:table-cell>
          <table:table-cell table:style-name="ce15" office:value-type="string" calcext:value-type="string">
            <text:p>HNO:DOOR NO-502 GOPALNAGAR HYDERNAGAR.RR.DIST</text:p>
          </table:table-cell>
          <table:table-cell office:value-type="float" office:value="8142270532" calcext:value-type="float">
            <text:p>814227053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44</text:p>
          </table:table-cell>
          <table:table-cell office:value-type="float" office:value="794305717447" calcext:value-type="float">
            <text:p>794305717447</text:p>
          </table:table-cell>
          <table:table-cell office:value-type="string" calcext:value-type="string">
            <text:p>B.NAVYA</text:p>
          </table:table-cell>
          <table:table-cell table:style-name="ce23" office:value-type="string" calcext:value-type="string">
            <text:p>(W/O)B.RAMESH</text:p>
          </table:table-cell>
          <table:table-cell table:style-name="ce15" office:value-type="string" calcext:value-type="string">
            <text:p>HNO:PLOT NO-90,93 SRINIVASNAGAR NIZAMPET.RR.DIST</text:p>
          </table:table-cell>
          <table:table-cell office:value-type="float" office:value="9700643130" calcext:value-type="float">
            <text:p>9700643130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43</text:p>
          </table:table-cell>
          <table:table-cell office:value-type="float" office:value="753747655458" calcext:value-type="float">
            <text:p>753747655458</text:p>
          </table:table-cell>
          <table:table-cell office:value-type="string" calcext:value-type="string">
            <text:p>M.PAPALAMMA</text:p>
          </table:table-cell>
          <table:table-cell table:style-name="ce23" office:value-type="string" calcext:value-type="string">
            <text:p>(W/O)MALLEM INDRASENA</text:p>
          </table:table-cell>
          <table:table-cell table:style-name="ce15" office:value-type="string" calcext:value-type="string">
            <text:p>H.NO .SURVEY NO 269,270 GOPALNAGAR AFIZPET.RR.DIST</text:p>
          </table:table-cell>
          <table:table-cell office:value-type="float" office:value="9849761533" calcext:value-type="float">
            <text:p>984976153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4631</text:p>
          </table:table-cell>
          <table:table-cell office:value-type="float" office:value="661369930985" calcext:value-type="float">
            <text:p>661369930985</text:p>
          </table:table-cell>
          <table:table-cell office:value-type="string" calcext:value-type="string">
            <text:p>BATTILA LAKSHMI</text:p>
          </table:table-cell>
          <table:table-cell table:style-name="ce23" office:value-type="string" calcext:value-type="string">
            <text:p>(W/O)SRINU BATTILA</text:p>
          </table:table-cell>
          <table:table-cell table:style-name="ce15" office:value-type="string" calcext:value-type="string">
            <text:p>HNO:1-7-59/A <text:s/>HANUMANNAGAR LB NAGAR.RR.DISTRICT</text:p>
          </table:table-cell>
          <table:table-cell office:value-type="float" office:value="7842201474" calcext:value-type="float">
            <text:p>7842201474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6297</text:p>
          </table:table-cell>
          <table:table-cell office:value-type="float" office:value="568504497233" calcext:value-type="float">
            <text:p>568504497233</text:p>
          </table:table-cell>
          <table:table-cell office:value-type="string" calcext:value-type="string">
            <text:p>B.SOWMYA</text:p>
          </table:table-cell>
          <table:table-cell table:style-name="ce20" office:value-type="string" calcext:value-type="string">
            <text:p>(<text:span text:style-name="T1">D/O)A.KISHORE</text:span></text:p>
          </table:table-cell>
          <table:table-cell table:style-name="ce15" office:value-type="string" calcext:value-type="string">
            <text:p>HNO:90,93 SRINIVASNAGAR SUDHA RESIDENCY.RR.DIST</text:p>
          </table:table-cell>
          <table:table-cell office:value-type="float" office:value="8790538683" calcext:value-type="float">
            <text:p>879053868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6511</text:p>
          </table:table-cell>
          <table:table-cell office:value-type="float" office:value="248122301598" calcext:value-type="float">
            <text:p>248122301598</text:p>
          </table:table-cell>
          <table:table-cell office:value-type="string" calcext:value-type="string">
            <text:p>D.GIRIDHAR</text:p>
          </table:table-cell>
          <table:table-cell table:style-name="ce20" office:value-type="string" calcext:value-type="string">
            <text:p>(S/O)<text:span text:style-name="T1">D.GOVIND</text:span></text:p>
          </table:table-cell>
          <table:table-cell table:style-name="ce15" office:value-type="string" calcext:value-type="string">
            <text:p>HNO: AFIZPET GOPALNAGAR .RR.DISTRICT</text:p>
          </table:table-cell>
          <table:table-cell office:value-type="float" office:value="9440448673" calcext:value-type="float">
            <text:p>944044867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036513</text:p>
          </table:table-cell>
          <table:table-cell office:value-type="float" office:value="810788046625" calcext:value-type="float">
            <text:p>810788046625</text:p>
          </table:table-cell>
          <table:table-cell office:value-type="string" calcext:value-type="string">
            <text:p>B.SRIDEVI</text:p>
          </table:table-cell>
          <table:table-cell table:style-name="ce23" office:value-type="string" calcext:value-type="string">
            <text:p>(W/O)B.RAMESH</text:p>
          </table:table-cell>
          <table:table-cell table:style-name="ce15" office:value-type="string" calcext:value-type="string">
            <text:p>H.NO;405 SRINIVASNAGAR NIZAMPET.RR.DISTRICT</text:p>
          </table:table-cell>
          <table:table-cell office:value-type="float" office:value="9908691546" calcext:value-type="float">
            <text:p>9908691546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113334</text:p>
          </table:table-cell>
          <table:table-cell office:value-type="float" office:value="721982488231" calcext:value-type="float">
            <text:p>721982488231</text:p>
          </table:table-cell>
          <table:table-cell office:value-type="string" calcext:value-type="string">
            <text:p>NARSAVVA YANJALA</text:p>
          </table:table-cell>
          <table:table-cell table:style-name="ce23" office:value-type="string" calcext:value-type="string">
            <text:p>(W/O)DEVAYA YANJALA</text:p>
          </table:table-cell>
          <table:table-cell table:style-name="ce15" office:value-type="string" calcext:value-type="string">
            <text:p>HNO;FLAT NO-402 BRUNDAVAN COLONY NIZAMPET.RR.DIST</text:p>
          </table:table-cell>
          <table:table-cell office:value-type="float" office:value="9133245200" calcext:value-type="float">
            <text:p>9133245200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113346</text:p>
          </table:table-cell>
          <table:table-cell office:value-type="float" office:value="941361924705" calcext:value-type="float">
            <text:p>941361924705</text:p>
          </table:table-cell>
          <table:table-cell office:value-type="string" calcext:value-type="string">
            <text:p>AVADUTHA LAKSHMI</text:p>
          </table:table-cell>
          <table:table-cell table:style-name="ce23" office:value-type="string" calcext:value-type="string">
            <text:p>(W/O)AVADUTHA PENTAIAH</text:p>
          </table:table-cell>
          <table:table-cell table:style-name="ce15" office:value-type="string" calcext:value-type="string">
            <text:p>HNO:14-20-43 SIVAJINAGAR BALANAGAR .RR.DISTRICT</text:p>
          </table:table-cell>
          <table:table-cell office:value-type="float" office:value="9000747843" calcext:value-type="float">
            <text:p>9000747843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113347</text:p>
          </table:table-cell>
          <table:table-cell office:value-type="float" office:value="775300627616" calcext:value-type="float">
            <text:p>775300627616</text:p>
          </table:table-cell>
          <table:table-cell office:value-type="string" calcext:value-type="string">
            <text:p>BURA ARJUN</text:p>
          </table:table-cell>
          <table:table-cell table:style-name="ce23" office:value-type="string" calcext:value-type="string">
            <text:p>(S/O)BURA VISWANATHAM</text:p>
          </table:table-cell>
          <table:table-cell table:style-name="ce15" office:value-type="string" calcext:value-type="string">
            <text:p>HNO:FLAT NO-301 RAMADEVINILAYAM NEW AFIZPET.RR.DIST</text:p>
          </table:table-cell>
          <table:table-cell office:value-type="float" office:value="9985203322" calcext:value-type="float">
            <text:p>9985203322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113342</text:p>
          </table:table-cell>
          <table:table-cell office:value-type="float" office:value="995377369747" calcext:value-type="float">
            <text:p>995377369747</text:p>
          </table:table-cell>
          <table:table-cell office:value-type="string" calcext:value-type="string">
            <text:p>YELLA SRINIVAS</text:p>
          </table:table-cell>
          <table:table-cell table:style-name="ce23" office:value-type="string" calcext:value-type="string">
            <text:p>(S/O)YELLA MUTHYAM</text:p>
          </table:table-cell>
          <table:table-cell table:style-name="ce15" office:value-type="string" calcext:value-type="string">
            <text:p>HNO:FLAT NO-402 DANASRERESIDENCY NIZAMPET.RR.DIST</text:p>
          </table:table-cell>
          <table:table-cell office:value-type="float" office:value="9030845377" calcext:value-type="float">
            <text:p>9030845377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113338</text:p>
          </table:table-cell>
          <table:table-cell office:value-type="float" office:value="643331467947" calcext:value-type="float">
            <text:p>643331467947</text:p>
          </table:table-cell>
          <table:table-cell office:value-type="string" calcext:value-type="string">
            <text:p>TADUKA JYOTHI</text:p>
          </table:table-cell>
          <table:table-cell table:style-name="ce23" office:value-type="string" calcext:value-type="string">
            <text:p>(W/O)TADUKA SRINIVAS</text:p>
          </table:table-cell>
          <table:table-cell table:style-name="ce15" office:value-type="string" calcext:value-type="string">
            <text:p>HNO:FLAT NO-402 BRUNDAVANCOLONY NIZAMPET.RR.DIST</text:p>
          </table:table-cell>
          <table:table-cell office:value-type="float" office:value="9396927537" calcext:value-type="float">
            <text:p>9396927537</text:p>
          </table:table-cell>
        </table:table-row>
        <table:table-row table:style-name="ro2">
          <table:table-cell/>
          <table:table-cell table:style-name="ce3" office:value-type="string" calcext:value-type="string">
            <text:p>AFDBH021801103360</text:p>
          </table:table-cell>
          <table:table-cell office:value-type="float" office:value="946185636912" calcext:value-type="float">
            <text:p>946185636912</text:p>
          </table:table-cell>
          <table:table-cell table:style-name="ce22" office:value-type="string" calcext:value-type="string">
            <text:p>TANNERU SHRAVAN KUMAR</text:p>
          </table:table-cell>
          <table:table-cell table:style-name="ce23" office:value-type="string" calcext:value-type="string">
            <text:p>(S/O)TANNERU SRIHARI</text:p>
          </table:table-cell>
          <table:table-cell table:style-name="ce15" office:value-type="string" calcext:value-type="string">
            <text:p>HNO:SAI APRT MENTS BANKCOLONY BHREMGUDA.RR.DIST</text:p>
          </table:table-cell>
          <table:table-cell office:value-type="float" office:value="7780515604" calcext:value-type="float">
            <text:p>7780515604</text:p>
          </table:table-cell>
        </table:table-row>
        <table:table-row table:style-name="ro2">
          <table:table-cell/>
          <table:table-cell office:value-type="string" calcext:value-type="string">
            <text:p>AFDBH021801103369</text:p>
          </table:table-cell>
          <table:table-cell office:value-type="float" office:value="344039103836" calcext:value-type="float">
            <text:p>344039103836</text:p>
          </table:table-cell>
          <table:table-cell table:style-name="ce14" office:value-type="string" calcext:value-type="string">
            <text:p>SANGU CHANDRAKALA</text:p>
          </table:table-cell>
          <table:table-cell table:style-name="ce23" office:value-type="string" calcext:value-type="string">
            <text:p>(W/O)SANGU PRABHAKAR</text:p>
          </table:table-cell>
          <table:table-cell table:style-name="ce15" office:value-type="string" calcext:value-type="string">
            <text:p>HNO;BANKCOLONY -01 BHERAMGUDA .RR.DISTRICT </text:p>
          </table:table-cell>
          <table:table-cell office:value-type="float" office:value="7068044719" calcext:value-type="float">
            <text:p>7068044719</text:p>
          </table:table-cell>
        </table:table-row>
        <table:table-row table:style-name="ro2">
          <table:table-cell/>
          <table:table-cell office:value-type="string" calcext:value-type="string">
            <text:p>AFDBH021801103342</text:p>
          </table:table-cell>
          <table:table-cell office:value-type="float" office:value="869024184438" calcext:value-type="float">
            <text:p>869024184438</text:p>
          </table:table-cell>
          <table:table-cell table:style-name="ce14" office:value-type="string" calcext:value-type="string">
            <text:p>PARIKUPPALA GURUVAYA</text:p>
          </table:table-cell>
          <table:table-cell table:style-name="ce23" office:value-type="string" calcext:value-type="string">
            <text:p>(S/O)PARIKUPPALA RAMULU</text:p>
          </table:table-cell>
          <table:table-cell table:style-name="ce15" office:value-type="string" calcext:value-type="string">
            <text:p>H NO;10-64/1 BHERAMGUDA PATANCHERU.RR.DISTRICT</text:p>
          </table:table-cell>
          <table:table-cell office:value-type="float" office:value="9866409613" calcext:value-type="float">
            <text:p>9866409613</text:p>
          </table:table-cell>
        </table:table-row>
        <table:table-row table:style-name="ro2">
          <table:table-cell/>
          <table:table-cell office:value-type="string" calcext:value-type="string">
            <text:p>AFDBH021801116652</text:p>
          </table:table-cell>
          <table:table-cell office:value-type="float" office:value="959581066180" calcext:value-type="float">
            <text:p>959581066180</text:p>
          </table:table-cell>
          <table:table-cell office:value-type="string" calcext:value-type="string">
            <text:p>RAPELI KALAVATHI</text:p>
          </table:table-cell>
          <table:table-cell table:style-name="ce23" office:value-type="string" calcext:value-type="string">
            <text:p>(W/O)RAPELI ANANBABBU</text:p>
          </table:table-cell>
          <table:table-cell table:style-name="ce15" office:value-type="string" calcext:value-type="string">
            <text:p><text:s/>PLOT NO-402 DHANASRE RESIDENCY NIZAMPET.RR.DIST</text:p>
          </table:table-cell>
          <table:table-cell office:value-type="float" office:value="9553480930" calcext:value-type="float">
            <text:p>9553480930</text:p>
          </table:table-cell>
        </table:table-row>
        <table:table-row table:style-name="ro2">
          <table:table-cell/>
          <table:table-cell office:value-type="string" calcext:value-type="string">
            <text:p>AFDBH021801077423</text:p>
          </table:table-cell>
          <table:table-cell office:value-type="float" office:value="690220607645" calcext:value-type="float">
            <text:p>690220607645</text:p>
          </table:table-cell>
          <table:table-cell table:style-name="ce14" office:value-type="string" calcext:value-type="string">
            <text:p>GADHE NARASIMHA RAO</text:p>
          </table:table-cell>
          <table:table-cell table:style-name="ce23" office:value-type="string" calcext:value-type="string">
            <text:p>(S/O)GADHE SUBBA RAO</text:p>
          </table:table-cell>
          <table:table-cell table:style-name="ce15" office:value-type="string" calcext:value-type="string">
            <text:p>HNO;FRESTANPLUS APRT MENT QUTHBULAPUR RR.DISTRICT</text:p>
          </table:table-cell>
          <table:table-cell office:value-type="float" office:value="9985220936" calcext:value-type="float">
            <text:p>9985220936</text:p>
          </table:table-cell>
        </table:table-row>
        <table:table-row table:style-name="ro2">
          <table:table-cell/>
          <table:table-cell office:value-type="string" calcext:value-type="string">
            <text:p>AFDBH021801077904</text:p>
          </table:table-cell>
          <table:table-cell office:value-type="float" office:value="786843669528" calcext:value-type="float">
            <text:p>786843669528</text:p>
          </table:table-cell>
          <table:table-cell office:value-type="string" calcext:value-type="string">
            <text:p>BOMMANA VAMSHI</text:p>
          </table:table-cell>
          <table:table-cell table:style-name="ce23" office:value-type="string" calcext:value-type="string">
            <text:p>(S/O)BOMMANA GOPAL RAO</text:p>
          </table:table-cell>
          <table:table-cell table:style-name="ce15" office:value-type="string" calcext:value-type="string">
            <text:p>HNO; PLOT NO-202 PRAGATHINAGAR .RR.DISTRICT</text:p>
          </table:table-cell>
          <table:table-cell office:value-type="float" office:value="8523823563" calcext:value-type="float">
            <text:p>8523823563</text:p>
          </table:table-cell>
        </table:table-row>
        <table:table-row table:style-name="ro2">
          <table:table-cell/>
          <table:table-cell office:value-type="string" calcext:value-type="string">
            <text:p>AFDBH021801077905</text:p>
          </table:table-cell>
          <table:table-cell office:value-type="float" office:value="935724815480" calcext:value-type="float">
            <text:p>935724815480</text:p>
          </table:table-cell>
          <table:table-cell table:style-name="ce14" office:value-type="string" calcext:value-type="string">
            <text:p>GUDLA NARESH KUMAR</text:p>
          </table:table-cell>
          <table:table-cell table:style-name="ce23" office:value-type="string" calcext:value-type="string">
            <text:p>(OTHERS) BALNARSU</text:p>
          </table:table-cell>
          <table:table-cell table:style-name="ce15" office:value-type="string" calcext:value-type="string">
            <text:p>HNO;DOOR NO-C-17 ROAD NO-14 NAGOLE.RR.DISTRICT</text:p>
          </table:table-cell>
          <table:table-cell office:value-type="float" office:value="7386740374" calcext:value-type="float">
            <text:p>7386740374</text:p>
          </table:table-cell>
        </table:table-row>
        <table:table-row table:style-name="ro2">
          <table:table-cell/>
          <table:table-cell office:value-type="string" calcext:value-type="string">
            <text:p>AFDBH021801077435</text:p>
          </table:table-cell>
          <table:table-cell office:value-type="float" office:value="677592981805" calcext:value-type="float">
            <text:p>677592981805</text:p>
          </table:table-cell>
          <table:table-cell office:value-type="string" calcext:value-type="string">
            <text:p>PARAKALA VASANTHA</text:p>
          </table:table-cell>
          <table:table-cell table:style-name="ce23" office:value-type="string" calcext:value-type="string">
            <text:p>(W/O)P.VENKATESH GOUD</text:p>
          </table:table-cell>
          <table:table-cell table:style-name="ce15" office:value-type="string" calcext:value-type="string">
            <text:p>HNO; DOOR NO-10/126/1 TEMPLE ALWAL.RR.DISTRICT</text:p>
          </table:table-cell>
          <table:table-cell office:value-type="float" office:value="9491184451" calcext:value-type="float">
            <text:p>9491184451</text:p>
          </table:table-cell>
        </table:table-row>
        <table:table-row table:style-name="ro2">
          <table:table-cell/>
          <table:table-cell office:value-type="string" calcext:value-type="string">
            <text:p>AFDBH021801077434</text:p>
          </table:table-cell>
          <table:table-cell office:value-type="float" office:value="312650428149" calcext:value-type="float">
            <text:p>312650428149</text:p>
          </table:table-cell>
          <table:table-cell office:value-type="string" calcext:value-type="string">
            <text:p>KOTTALA VANI</text:p>
          </table:table-cell>
          <table:table-cell table:style-name="ce30" office:value-type="string" calcext:value-type="string">
            <text:p>KOTTALA GANGADHAR GOUD</text:p>
          </table:table-cell>
          <table:table-cell table:style-name="ce15" office:value-type="string" calcext:value-type="string">
            <text:p>H NO;DOOR NO 10/126/1 TEMPLE ALWAL .RR.DISTRICT</text:p>
          </table:table-cell>
          <table:table-cell office:value-type="float" office:value="8500393954" calcext:value-type="float">
            <text:p>8500393954</text:p>
          </table:table-cell>
        </table:table-row>
        <table:table-row table:style-name="ro2">
          <table:table-cell/>
          <table:table-cell office:value-type="string" calcext:value-type="string">
            <text:p>AFDBH021801077430</text:p>
          </table:table-cell>
          <table:table-cell office:value-type="float" office:value="420359167670" calcext:value-type="float">
            <text:p>420359167670</text:p>
          </table:table-cell>
          <table:table-cell office:value-type="string" calcext:value-type="string">
            <text:p>PAISA VIJAYA LAKSHMI</text:p>
          </table:table-cell>
          <table:table-cell table:style-name="ce23" office:value-type="string" calcext:value-type="string">
            <text:p>(W/O)PAISA ELAYYA</text:p>
          </table:table-cell>
          <table:table-cell table:style-name="ce15" office:value-type="string" calcext:value-type="string">
            <text:p>HNO; 6-1-307/2 FLAT NO.403 MUSHEERABAD.RR.DIST</text:p>
          </table:table-cell>
          <table:table-cell office:value-type="float" office:value="9704454476" calcext:value-type="float">
            <text:p>9704454476</text:p>
          </table:table-cell>
        </table:table-row>
        <table:table-row table:style-name="ro2">
          <table:table-cell/>
          <table:table-cell office:value-type="string" calcext:value-type="string">
            <text:p>AFDBH021801077429</text:p>
          </table:table-cell>
          <table:table-cell office:value-type="float" office:value="959725112587" calcext:value-type="float">
            <text:p>959725112587</text:p>
          </table:table-cell>
          <table:table-cell office:value-type="string" calcext:value-type="string">
            <text:p>KAMIDI VENKANNA</text:p>
          </table:table-cell>
          <table:table-cell table:style-name="ce23" office:value-type="string" calcext:value-type="string">
            <text:p>(W/O)KAMIDI SUBBA RAO</text:p>
          </table:table-cell>
          <table:table-cell table:style-name="ce15" office:value-type="string" calcext:value-type="string">
            <text:p>HNO; GOPAL ARCADE KUKKATPALLY.RR.DIST</text:p>
          </table:table-cell>
          <table:table-cell office:value-type="float" office:value="9492949303" calcext:value-type="float">
            <text:p>9492949303</text:p>
          </table:table-cell>
        </table:table-row>
        <table:table-row table:style-name="ro2">
          <table:table-cell/>
          <table:table-cell office:value-type="string" calcext:value-type="string">
            <text:p>AFDBH021801077902</text:p>
          </table:table-cell>
          <table:table-cell office:value-type="float" office:value="239237345257" calcext:value-type="float">
            <text:p>239237345257</text:p>
          </table:table-cell>
          <table:table-cell office:value-type="string" calcext:value-type="string">
            <text:p>PAISA MAMATHA</text:p>
          </table:table-cell>
          <table:table-cell table:style-name="ce23" office:value-type="string" calcext:value-type="string">
            <text:p>(D/O)ALAM SRAWAN KUMAR</text:p>
          </table:table-cell>
          <table:table-cell table:style-name="ce15" office:value-type="string" calcext:value-type="string">
            <text:p>HNO; AV SCHOOL KRUPA COMPLEX SAFILGUDA.RR.DIST</text:p>
          </table:table-cell>
          <table:table-cell office:value-type="float" office:value="9000994300" calcext:value-type="float">
            <text:p>9000994300</text:p>
          </table:table-cell>
        </table:table-row>
        <table:table-row table:style-name="ro2">
          <table:table-cell/>
          <table:table-cell office:value-type="string" calcext:value-type="string">
            <text:p>AFDBH021801077428</text:p>
          </table:table-cell>
          <table:table-cell office:value-type="float" office:value="609649937795" calcext:value-type="float">
            <text:p>609649937795</text:p>
          </table:table-cell>
          <table:table-cell office:value-type="string" calcext:value-type="string">
            <text:p>SIMHA LOKESWA RAO</text:p>
          </table:table-cell>
          <table:table-cell table:style-name="ce23" office:value-type="string" calcext:value-type="string">
            <text:p>(S/O)SIMHA RAMARAO</text:p>
          </table:table-cell>
          <table:table-cell table:style-name="ce15" office:value-type="string" calcext:value-type="string">
            <text:p>HNO; 102 SAITEJA APARTMENT PANDURANGANAGAR.RR.DIST</text:p>
          </table:table-cell>
          <table:table-cell office:value-type="float" office:value="9167966459" calcext:value-type="float">
            <text:p>9167966459</text:p>
          </table:table-cell>
        </table:table-row>
        <table:table-row table:style-name="ro2">
          <table:table-cell/>
          <table:table-cell office:value-type="string" calcext:value-type="string">
            <text:p>AFDBH021801055085</text:p>
          </table:table-cell>
          <table:table-cell office:value-type="float" office:value="212757636211" calcext:value-type="float">
            <text:p>212757636211</text:p>
          </table:table-cell>
          <table:table-cell office:value-type="string" calcext:value-type="string">
            <text:p>PABBA PAVANI</text:p>
          </table:table-cell>
          <table:table-cell table:style-name="ce23" office:value-type="string" calcext:value-type="string">
            <text:p>(W/O)PABBA NAGARAJU</text:p>
          </table:table-cell>
          <table:table-cell table:style-name="ce15" office:value-type="string" calcext:value-type="string">
            <text:p>HNO;502/2 <text:s/>GOPALNAGAR MEDCHAL .RR.DISTRICT</text:p>
          </table:table-cell>
          <table:table-cell office:value-type="float" office:value="9247851408" calcext:value-type="float">
            <text:p>9247851408</text:p>
          </table:table-cell>
        </table:table-row>
        <table:table-row table:style-name="ro2">
          <table:table-cell/>
          <table:table-cell office:value-type="string" calcext:value-type="string">
            <text:p>AFDBH021801055082</text:p>
          </table:table-cell>
          <table:table-cell office:value-type="float" office:value="514436670574" calcext:value-type="float">
            <text:p>514436670574</text:p>
          </table:table-cell>
          <table:table-cell office:value-type="string" calcext:value-type="string">
            <text:p>GENTYALA SUJATHA</text:p>
          </table:table-cell>
          <table:table-cell table:style-name="ce23" office:value-type="string" calcext:value-type="string">
            <text:p>(W/O)LAKSHMI RAJYAM</text:p>
          </table:table-cell>
          <table:table-cell table:style-name="ce15" office:value-type="string" calcext:value-type="string">
            <text:p>HNO; CELLAR SAI NALAYAM CHIKKADPALLI.RR.DISTRICT</text:p>
          </table:table-cell>
          <table:table-cell office:value-type="float" office:value="9533956944" calcext:value-type="float">
            <text:p>9533956944</text:p>
          </table:table-cell>
        </table:table-row>
        <table:table-row table:style-name="ro2">
          <table:table-cell/>
          <table:table-cell office:value-type="string" calcext:value-type="string">
            <text:p>AFDBH021801055080</text:p>
          </table:table-cell>
          <table:table-cell office:value-type="float" office:value="837118447623" calcext:value-type="float">
            <text:p>837118447623</text:p>
          </table:table-cell>
          <table:table-cell office:value-type="string" calcext:value-type="string">
            <text:p>DONTHI SURESHBABU</text:p>
          </table:table-cell>
          <table:table-cell table:style-name="ce23" office:value-type="string" calcext:value-type="string">
            <text:p>(S/O)DONTHI SAYANNA</text:p>
          </table:table-cell>
          <table:table-cell table:style-name="ce15" office:value-type="string" calcext:value-type="string">
            <text:p>HNO; SREENILAYAM SRINIVASNAGARCLNY MEDCHAL.RRDIST</text:p>
          </table:table-cell>
          <table:table-cell office:value-type="float" office:value="9666108508" calcext:value-type="float">
            <text:p>9666108508</text:p>
          </table:table-cell>
        </table:table-row>
        <table:table-row table:style-name="ro2">
          <table:table-cell/>
          <table:table-cell office:value-type="string" calcext:value-type="string">
            <text:p>AFDBH021801055078</text:p>
          </table:table-cell>
          <table:table-cell office:value-type="float" office:value="764035289567" calcext:value-type="float">
            <text:p>764035289567</text:p>
          </table:table-cell>
          <table:table-cell table:style-name="ce14" office:value-type="string" calcext:value-type="string">
            <text:p>B.JAYA SUBBA REDDY</text:p>
          </table:table-cell>
          <table:table-cell table:style-name="ce23" office:value-type="string" calcext:value-type="string">
            <text:p>(S/O)B.SUBBA REDDY</text:p>
          </table:table-cell>
          <table:table-cell table:style-name="ce15" office:value-type="string" calcext:value-type="string">
            <text:p>HNO;GOPALNAGAR ROAD NO. 2A MIYAPUR.RR.DISTRICT</text:p>
          </table:table-cell>
          <table:table-cell office:value-type="float" office:value="9502767094" calcext:value-type="float">
            <text:p>9502767094</text:p>
          </table:table-cell>
        </table:table-row>
        <table:table-row table:style-name="ro2">
          <table:table-cell/>
          <table:table-cell office:value-type="string" calcext:value-type="string">
            <text:p>AFDBH021801055074</text:p>
          </table:table-cell>
          <table:table-cell office:value-type="float" office:value="326236587612" calcext:value-type="float">
            <text:p>326236587612</text:p>
          </table:table-cell>
          <table:table-cell office:value-type="string" calcext:value-type="string">
            <text:p>K.BALA KISHAN</text:p>
          </table:table-cell>
          <table:table-cell table:style-name="ce23" office:value-type="string" calcext:value-type="string">
            <text:p>(S/O)K.BALAYYA</text:p>
          </table:table-cell>
          <table:table-cell table:style-name="ce15" office:value-type="string" calcext:value-type="string">
            <text:p>HNO; GOLDEN TULIP ESTATE KONDAPUR.RR.DISTRICT</text:p>
          </table:table-cell>
          <table:table-cell office:value-type="float" office:value="9985820357" calcext:value-type="float">
            <text:p>9985820357</text:p>
          </table:table-cell>
        </table:table-row>
        <table:table-row table:style-name="ro2">
          <table:table-cell/>
          <table:table-cell office:value-type="string" calcext:value-type="string">
            <text:p>AFDBH021801055076</text:p>
          </table:table-cell>
          <table:table-cell office:value-type="float" office:value="292179532686" calcext:value-type="float">
            <text:p>292179532686</text:p>
          </table:table-cell>
          <table:table-cell table:style-name="ce12" office:value-type="string" calcext:value-type="string">
            <text:p>V.PRASANA RANI</text:p>
          </table:table-cell>
          <table:table-cell table:style-name="ce23" office:value-type="string" calcext:value-type="string">
            <text:p>(D/O)VANKESWARAM BABBU</text:p>
          </table:table-cell>
          <table:table-cell table:style-name="ce15" office:value-type="string" calcext:value-type="string">
            <text:p>HNO; CELLAR DWARAKAPURI PUNJAGUTTA.RR.DISTRICT</text:p>
          </table:table-cell>
          <table:table-cell office:value-type="float" office:value="9553175853" calcext:value-type="float">
            <text:p>9553175853</text:p>
          </table:table-cell>
        </table:table-row>
        <table:table-row table:style-name="ro2">
          <table:table-cell/>
          <table:table-cell office:value-type="string" calcext:value-type="string">
            <text:p>AFDBH021801055086</text:p>
          </table:table-cell>
          <table:table-cell office:value-type="float" office:value="967356873322" calcext:value-type="float">
            <text:p>967356873322</text:p>
          </table:table-cell>
          <table:table-cell office:value-type="string" calcext:value-type="string">
            <text:p>V.KAMALAKAR</text:p>
          </table:table-cell>
          <table:table-cell table:style-name="ce23" office:value-type="string" calcext:value-type="string">
            <text:p>(S/O)VANKESWARAM BABBU</text:p>
          </table:table-cell>
          <table:table-cell table:style-name="ce15" office:value-type="string" calcext:value-type="string">
            <text:p>HNO;HILTOP COLONY MALKAJGIRI.RR.DISTRICT</text:p>
          </table:table-cell>
          <table:table-cell office:value-type="float" office:value="8501009003" calcext:value-type="float">
            <text:p>8501009003</text:p>
          </table:table-cell>
        </table:table-row>
        <table:table-row table:style-name="ro2">
          <table:table-cell/>
          <table:table-cell office:value-type="string" calcext:value-type="string">
            <text:p>AFDBH021801055065</text:p>
          </table:table-cell>
          <table:table-cell office:value-type="float" office:value="756220838800" calcext:value-type="float">
            <text:p>756220838800</text:p>
          </table:table-cell>
          <table:table-cell office:value-type="string" calcext:value-type="string">
            <text:p>PABBA RAMANAYA</text:p>
          </table:table-cell>
          <table:table-cell table:style-name="ce23" office:value-type="string" calcext:value-type="string">
            <text:p>(S/O)RAJA LINGAM</text:p>
          </table:table-cell>
          <table:table-cell table:style-name="ce15" office:value-type="string" calcext:value-type="string">
            <text:p>DOOR NO;502/1 GOPALNAGAR MEDCHAL .RR.DISTRICT</text:p>
          </table:table-cell>
          <table:table-cell office:value-type="float" office:value="9290862799" calcext:value-type="float">
            <text:p>9290862799</text:p>
          </table:table-cell>
        </table:table-row>
        <table:table-row table:style-name="ro2">
          <table:table-cell/>
          <table:table-cell office:value-type="string" calcext:value-type="string">
            <text:p>AFDBH021801046388</text:p>
          </table:table-cell>
          <table:table-cell office:value-type="float" office:value="499265464423" calcext:value-type="float">
            <text:p>499265464423</text:p>
          </table:table-cell>
          <table:table-cell office:value-type="string" calcext:value-type="string">
            <text:p>ANJANA DEVI</text:p>
          </table:table-cell>
          <table:table-cell table:style-name="ce23" office:value-type="string" calcext:value-type="string">
            <text:p>(W/O)NISSAR AHMED</text:p>
          </table:table-cell>
          <table:table-cell table:style-name="ce19" office:value-type="string" calcext:value-type="string">
            <text:p>HNO:SRINILAYAM CELLAR PRAGATHINAGAR ROADNO.9 MADHAPUR .RR.DISTRICT</text:p>
          </table:table-cell>
          <table:table-cell office:value-type="float" office:value="7331139746" calcext:value-type="float">
            <text:p>7331139746</text:p>
          </table:table-cell>
        </table:table-row>
        <table:table-row table:style-name="ro2">
          <table:table-cell/>
          <table:table-cell office:value-type="string" calcext:value-type="string">
            <text:p>AFDBH021801046389</text:p>
          </table:table-cell>
          <table:table-cell office:value-type="float" office:value="390480410498" calcext:value-type="float">
            <text:p>390480410498</text:p>
          </table:table-cell>
          <table:table-cell table:style-name="ce15" office:value-type="string" calcext:value-type="string">
            <text:p>CHINTAMANENI NIVEDITA</text:p>
          </table:table-cell>
          <table:table-cell table:style-name="ce31" office:value-type="string" calcext:value-type="string">
            <text:p>(W/O)CHINTAMANENI SUBBARAO</text:p>
          </table:table-cell>
          <table:table-cell table:style-name="ce15" office:value-type="string" calcext:value-type="string">
            <text:p>HNO:SRINILAYAM YUSUFGUDA AMEERPET .RR.DISTRICT</text:p>
          </table:table-cell>
          <table:table-cell office:value-type="float" office:value="8747929331" calcext:value-type="float">
            <text:p>8747929331</text:p>
          </table:table-cell>
        </table:table-row>
        <table:table-row table:style-name="ro2">
          <table:table-cell/>
          <table:table-cell office:value-type="string" calcext:value-type="string">
            <text:p>AFDBH021801046392</text:p>
          </table:table-cell>
          <table:table-cell office:value-type="float" office:value="980205894152" calcext:value-type="float">
            <text:p>980205894152</text:p>
          </table:table-cell>
          <table:table-cell office:value-type="string" calcext:value-type="string">
            <text:p>MADHI JYOTHI</text:p>
          </table:table-cell>
          <table:table-cell table:style-name="ce23" office:value-type="string" calcext:value-type="string">
            <text:p>(D/O)MOHAN REDDY</text:p>
          </table:table-cell>
          <table:table-cell office:value-type="string" calcext:value-type="string">
            <text:p>HNO:5-5-1234/6 GANESHNAGAR VANASTHALIPURAM RR.DISTRICT</text:p>
          </table:table-cell>
          <table:table-cell office:value-type="float" office:value="8500352516" calcext:value-type="float">
            <text:p>8500352516</text:p>
          </table:table-cell>
        </table:table-row>
        <table:table-row table:style-name="ro2">
          <table:table-cell/>
          <table:table-cell office:value-type="string" calcext:value-type="string">
            <text:p>AFDBH021801046394</text:p>
          </table:table-cell>
          <table:table-cell office:value-type="float" office:value="708143412986" calcext:value-type="float">
            <text:p>708143412986</text:p>
          </table:table-cell>
          <table:table-cell office:value-type="string" calcext:value-type="string">
            <text:p>MAADASU AANDALU</text:p>
          </table:table-cell>
          <table:table-cell table:style-name="ce23" office:value-type="string" calcext:value-type="string">
            <text:p>(W/O)MAADASU CHANDRAYYA</text:p>
          </table:table-cell>
          <table:table-cell table:style-name="ce15" office:value-type="string" calcext:value-type="string">
            <text:p>HNO:10-2-248 VARSHA SHINE MAAREDPALLY .RR.DISTRICT</text:p>
          </table:table-cell>
          <table:table-cell office:value-type="float" office:value="9618418436" calcext:value-type="float">
            <text:p>9618418436</text:p>
          </table:table-cell>
        </table:table-row>
        <table:table-row table:style-name="ro2">
          <table:table-cell/>
          <table:table-cell office:value-type="string" calcext:value-type="string">
            <text:p>AFDBH021801046395</text:p>
          </table:table-cell>
          <table:table-cell office:value-type="float" office:value="275936660991" calcext:value-type="float">
            <text:p>275936660991</text:p>
          </table:table-cell>
          <table:table-cell table:style-name="ce15" office:value-type="string" calcext:value-type="string">
            <text:p>RAVIKANTA BARYALAKSHMI</text:p>
          </table:table-cell>
          <table:table-cell table:style-name="ce23" office:value-type="string" calcext:value-type="string">
            <text:p>(W/O)RAVIKANTA MALLESHAM</text:p>
          </table:table-cell>
          <table:table-cell office:value-type="string" calcext:value-type="string">
            <text:p>HNO:5-5-1234/6 GANESHNAGAR VANASTHALIPURAM RR.DISTRICT</text:p>
          </table:table-cell>
          <table:table-cell office:value-type="float" office:value="9492983197" calcext:value-type="float">
            <text:p>9492983197</text:p>
          </table:table-cell>
        </table:table-row>
        <table:table-row table:style-name="ro2">
          <table:table-cell/>
          <table:table-cell office:value-type="string" calcext:value-type="string">
            <text:p>AFDBH021801046397</text:p>
          </table:table-cell>
          <table:table-cell office:value-type="float" office:value="603422375975" calcext:value-type="float">
            <text:p>603422375975</text:p>
          </table:table-cell>
          <table:table-cell table:style-name="ce17" office:value-type="string" calcext:value-type="string">
            <text:p>PRATTI LEKA VENKATA DURGA</text:p>
          </table:table-cell>
          <table:table-cell table:style-name="ce23" office:value-type="string" calcext:value-type="string">
            <text:p>(W/O)CHANDRASHEKAR</text:p>
          </table:table-cell>
          <table:table-cell table:style-name="ce21" office:value-type="string" calcext:value-type="string">
            <text:p>HNO:SAI LAKSHMI BUILDING CELLAR VIJAYNAGAR KUKATPALLY .RR.DISTRICT</text:p>
          </table:table-cell>
          <table:table-cell office:value-type="float" office:value="9618544212" calcext:value-type="float">
            <text:p>9618544212</text:p>
          </table:table-cell>
        </table:table-row>
        <table:table-row table:style-name="ro2">
          <table:table-cell/>
          <table:table-cell office:value-type="string" calcext:value-type="string">
            <text:p>AFDBH021801046400</text:p>
          </table:table-cell>
          <table:table-cell office:value-type="float" office:value="228242921441" calcext:value-type="float">
            <text:p>228242921441</text:p>
          </table:table-cell>
          <table:table-cell office:value-type="string" calcext:value-type="string">
            <text:p>GEETHA TALAGALLA</text:p>
          </table:table-cell>
          <table:table-cell table:style-name="ce23" office:value-type="string" calcext:value-type="string">
            <text:p>(D/O)T.RANGA RAO</text:p>
          </table:table-cell>
          <table:table-cell table:style-name="ce21" office:value-type="string" calcext:value-type="string">
            <text:p>HNO:SAI LAKSHMI BUILDING CELLAR VIJAYNAGAR KUKATPALLY .RR.DISTRICT</text:p>
          </table:table-cell>
          <table:table-cell office:value-type="float" office:value="7799524833" calcext:value-type="float">
            <text:p>7799524833</text:p>
          </table:table-cell>
        </table:table-row>
        <table:table-row table:style-name="ro2">
          <table:table-cell/>
          <table:table-cell office:value-type="string" calcext:value-type="string">
            <text:p>AFDBH021801046401</text:p>
          </table:table-cell>
          <table:table-cell office:value-type="float" office:value="969125057194" calcext:value-type="float">
            <text:p>969125057194</text:p>
          </table:table-cell>
          <table:table-cell office:value-type="string" calcext:value-type="string">
            <text:p>Y.SAILU</text:p>
          </table:table-cell>
          <table:table-cell table:style-name="ce23" office:value-type="string" calcext:value-type="string">
            <text:p>(W/O)Y.CHANDRAMOHAN</text:p>
          </table:table-cell>
          <table:table-cell table:style-name="ce15" office:value-type="string" calcext:value-type="string">
            <text:p>HNO:6-108/3/307 SHANKARNAGAR FIRZADIGUDA .UPPAL</text:p>
          </table:table-cell>
          <table:table-cell office:value-type="float" office:value="9550717141" calcext:value-type="float">
            <text:p>9550717141</text:p>
          </table:table-cell>
        </table:table-row>
        <table:table-row table:style-name="ro2">
          <table:table-cell/>
          <table:table-cell office:value-type="string" calcext:value-type="string">
            <text:p>AFDBH021801046402</text:p>
          </table:table-cell>
          <table:table-cell office:value-type="float" office:value="463157049071" calcext:value-type="float">
            <text:p>463157049071</text:p>
          </table:table-cell>
          <table:table-cell office:value-type="string" calcext:value-type="string">
            <text:p>R.AANAND DEVI</text:p>
          </table:table-cell>
          <table:table-cell table:style-name="ce23" office:value-type="string" calcext:value-type="string">
            <text:p>(W/O)R.SHYAM SUNDAR RAO</text:p>
          </table:table-cell>
          <table:table-cell table:style-name="ce15" office:value-type="string" calcext:value-type="string">
            <text:p>HNO:ROAD NO.14 ARVIL HILLS <text:s/>ALWAAL TIRUMALAGIRI</text:p>
          </table:table-cell>
          <table:table-cell office:value-type="float" office:value="9502000142" calcext:value-type="float">
            <text:p>9502000142</text:p>
          </table:table-cell>
        </table:table-row>
        <table:table-row table:style-name="ro2">
          <table:table-cell/>
          <table:table-cell office:value-type="string" calcext:value-type="string">
            <text:p>AFDBH021801046404</text:p>
          </table:table-cell>
          <table:table-cell office:value-type="float" office:value="954792540953" calcext:value-type="float">
            <text:p>954792540953</text:p>
          </table:table-cell>
          <table:table-cell office:value-type="string" calcext:value-type="string">
            <text:p>B.RAMESH</text:p>
          </table:table-cell>
          <table:table-cell table:style-name="ce23" office:value-type="string" calcext:value-type="string">
            <text:p>(W/O)B.NARAYANA</text:p>
          </table:table-cell>
          <table:table-cell table:style-name="ce15" office:value-type="string" calcext:value-type="string">
            <text:p>HNO:405 SRINIVASNAGAR NIJAMPET .RR.DISTRICT</text:p>
          </table:table-cell>
          <table:table-cell office:value-type="float" office:value="9848147815" calcext:value-type="float">
            <text:p>9848147815</text:p>
          </table:table-cell>
        </table:table-row>
        <table:table-row table:style-name="ro2">
          <table:table-cell/>
          <table:table-cell office:value-type="string" calcext:value-type="string">
            <text:p>AFDBH021801046405</text:p>
          </table:table-cell>
          <table:table-cell office:value-type="float" office:value="873669903206" calcext:value-type="float">
            <text:p>873669903206</text:p>
          </table:table-cell>
          <table:table-cell table:style-name="ce17" office:value-type="string" calcext:value-type="string">
            <text:p>BHAGYANAGAR BHANU TEJA</text:p>
          </table:table-cell>
          <table:table-cell table:style-name="ce31" office:value-type="string" calcext:value-type="string">
            <text:p>(S/O)SHAILAJA PRASANNA KUMARI</text:p>
          </table:table-cell>
          <table:table-cell table:style-name="ce15" office:value-type="string" calcext:value-type="string">
            <text:p>HNO:ROAD NO.14 ARVIL HILLS <text:s/>ALWAAL TIRUMALAGIRI</text:p>
          </table:table-cell>
          <table:table-cell office:value-type="float" office:value="7207751870" calcext:value-type="float">
            <text:p>7207751870</text:p>
          </table:table-cell>
        </table:table-row>
        <table:table-row table:style-name="ro2">
          <table:table-cell/>
          <table:table-cell office:value-type="string" calcext:value-type="string">
            <text:p>AFDBH021801046406</text:p>
          </table:table-cell>
          <table:table-cell office:value-type="float" office:value="536814993846" calcext:value-type="float">
            <text:p>536814993846</text:p>
          </table:table-cell>
          <table:table-cell office:value-type="string" calcext:value-type="string">
            <text:p>B.KAVYASRI</text:p>
          </table:table-cell>
          <table:table-cell table:style-name="ce31" office:value-type="string" calcext:value-type="string">
            <text:p>(D/O)SHAILAJA PRASANNA KUMARI</text:p>
          </table:table-cell>
          <table:table-cell office:value-type="string" calcext:value-type="string">
            <text:p>HNO:1-5-5/3/B TEACHERS COLONY RAJENDRANAGAR .RR.DISTRICT</text:p>
          </table:table-cell>
          <table:table-cell office:value-type="float" office:value="9294100891" calcext:value-type="float">
            <text:p>9294100891</text:p>
          </table:table-cell>
        </table:table-row>
        <table:table-row table:style-name="ro2">
          <table:table-cell/>
          <table:table-cell office:value-type="string" calcext:value-type="string">
            <text:p>AFDBH021801046409</text:p>
          </table:table-cell>
          <table:table-cell office:value-type="float" office:value="213590402053" calcext:value-type="float">
            <text:p>213590402053</text:p>
          </table:table-cell>
          <table:table-cell office:value-type="string" calcext:value-type="string">
            <text:p>MADHI NAMRATHA</text:p>
          </table:table-cell>
          <table:table-cell table:style-name="ce23" office:value-type="string" calcext:value-type="string">
            <text:p>(D/O)MOHAN REDDY</text:p>
          </table:table-cell>
          <table:table-cell office:value-type="string" calcext:value-type="string">
            <text:p>HNO:5-5-12346 GANESHNAGAR VANASTHALIPURAM .RR.DISTRICT</text:p>
          </table:table-cell>
          <table:table-cell office:value-type="float" office:value="9866779718" calcext:value-type="float">
            <text:p>9866779718</text:p>
          </table:table-cell>
        </table:table-row>
        <table:table-row table:style-name="ro2">
          <table:table-cell/>
          <table:table-cell office:value-type="string" calcext:value-type="string">
            <text:p>AFDBH021801046412</text:p>
          </table:table-cell>
          <table:table-cell office:value-type="float" office:value="901517614478" calcext:value-type="float">
            <text:p>901517614478</text:p>
          </table:table-cell>
          <table:table-cell office:value-type="string" calcext:value-type="string">
            <text:p>GRADEE DEVI</text:p>
          </table:table-cell>
          <table:table-cell table:style-name="ce23" office:value-type="string" calcext:value-type="string">
            <text:p>(W/O)RAGHAVULU</text:p>
          </table:table-cell>
          <table:table-cell table:style-name="ce15" office:value-type="string" calcext:value-type="string">
            <text:p>HNO:CELLAR GOPALNAGAR .RR.DISTRICT</text:p>
          </table:table-cell>
          <table:table-cell office:value-type="float" office:value="9000401659" calcext:value-type="float">
            <text:p>9000401659</text:p>
          </table:table-cell>
        </table:table-row>
        <table:table-row table:style-name="ro2">
          <table:table-cell/>
          <table:table-cell office:value-type="string" calcext:value-type="string">
            <text:p>AFDBH021801046413</text:p>
          </table:table-cell>
          <table:table-cell office:value-type="float" office:value="555376152849" calcext:value-type="float">
            <text:p>555376152849</text:p>
          </table:table-cell>
          <table:table-cell office:value-type="string" calcext:value-type="string">
            <text:p>PAAMPATLA LAKSHMI</text:p>
          </table:table-cell>
          <table:table-cell table:style-name="ce23" office:value-type="string" calcext:value-type="string">
            <text:p>(W/O)PREM KUMAR</text:p>
          </table:table-cell>
          <table:table-cell table:style-name="ce15" office:value-type="string" calcext:value-type="string">
            <text:p>HNO:501/4 GOPALNAGAR MEDCHAL RR DISTRICT</text:p>
          </table:table-cell>
          <table:table-cell office:value-type="float" office:value="8008175268" calcext:value-type="float">
            <text:p>8008175268</text:p>
          </table:table-cell>
        </table:table-row>
        <table:table-row table:style-name="ro2">
          <table:table-cell/>
          <table:table-cell office:value-type="string" calcext:value-type="string">
            <text:p>AFDBH021801046419</text:p>
          </table:table-cell>
          <table:table-cell office:value-type="float" office:value="837600117868" calcext:value-type="float">
            <text:p>837600117868</text:p>
          </table:table-cell>
          <table:table-cell office:value-type="string" calcext:value-type="string">
            <text:p>PABBA SUDHAKAR</text:p>
          </table:table-cell>
          <table:table-cell table:style-name="ce23" office:value-type="string" calcext:value-type="string">
            <text:p>(S/O)RAJA LINGAM</text:p>
          </table:table-cell>
          <table:table-cell table:style-name="ce15" office:value-type="string" calcext:value-type="string">
            <text:p>HNO:502/A GOPALNAGAR <text:s/>.RR.DISTRICT</text:p>
          </table:table-cell>
          <table:table-cell office:value-type="float" office:value="9246987823" calcext:value-type="float">
            <text:p>9246987823</text:p>
          </table:table-cell>
        </table:table-row>
        <table:table-row table:style-name="ro2">
          <table:table-cell/>
          <table:table-cell office:value-type="string" calcext:value-type="string">
            <text:p>AFDBH021801046420</text:p>
          </table:table-cell>
          <table:table-cell office:value-type="float" office:value="478264317227" calcext:value-type="float">
            <text:p>478264317227</text:p>
          </table:table-cell>
          <table:table-cell office:value-type="string" calcext:value-type="string">
            <text:p>PABBA RAMADEVI</text:p>
          </table:table-cell>
          <table:table-cell table:style-name="ce23" office:value-type="string" calcext:value-type="string">
            <text:p>(W/O)SRINIVAS</text:p>
          </table:table-cell>
          <table:table-cell table:style-name="ce15" office:value-type="string" calcext:value-type="string">
            <text:p>HNO:502/A GOPALNAGAR <text:s/>.RR.DISTRICT</text:p>
          </table:table-cell>
          <table:table-cell office:value-type="float" office:value="9396422052" calcext:value-type="float">
            <text:p>9396422052</text:p>
          </table:table-cell>
        </table:table-row>
        <table:table-row table:style-name="ro2">
          <table:table-cell/>
          <table:table-cell office:value-type="string" calcext:value-type="string">
            <text:p>AFDBH021801046386</text:p>
          </table:table-cell>
          <table:table-cell office:value-type="float" office:value="598549809080" calcext:value-type="float">
            <text:p>598549809080</text:p>
          </table:table-cell>
          <table:table-cell table:style-name="ce18" office:value-type="string" calcext:value-type="string">
            <text:p>NAADAMANI SUNIL KUMAR</text:p>
          </table:table-cell>
          <table:table-cell table:style-name="ce30" office:value-type="string" calcext:value-type="string">
            <text:p>(W/O)NAADAMANI RAMANA MURTHY</text:p>
          </table:table-cell>
          <table:table-cell table:style-name="ce21" office:value-type="string" calcext:value-type="string">
            <text:p>HNO:SAI TEJA <text:s/>APARTMENTS <text:s/>PANDURANGA NAGAR.MOTINAGAR RR.DISTRICT</text:p>
          </table:table-cell>
          <table:table-cell office:value-type="float" office:value="7207248177" calcext:value-type="float">
            <text:p>7207248177</text:p>
          </table:table-cell>
        </table:table-row>
        <table:table-row table:style-name="ro2">
          <table:table-cell/>
          <table:table-cell office:value-type="string" calcext:value-type="string">
            <text:p>AFDBH021700893463</text:p>
          </table:table-cell>
          <table:table-cell office:value-type="float" office:value="207896085313" calcext:value-type="float">
            <text:p>207896085313</text:p>
          </table:table-cell>
          <table:table-cell table:style-name="ce18" office:value-type="string" calcext:value-type="string">
            <text:p>DAMPURU SRUJANA REDDY</text:p>
          </table:table-cell>
          <table:table-cell table:style-name="ce23" office:value-type="string" calcext:value-type="string">
            <text:p>(W/O)D.MAHESHWAR REDDY</text:p>
          </table:table-cell>
          <table:table-cell table:style-name="ce15" office:value-type="string" calcext:value-type="string">
            <text:p>HNO:9-1-363/22A BAAPUSHOOT LANGERHOUSE .RR.DISTRICT</text:p>
          </table:table-cell>
          <table:table-cell office:value-type="float" office:value="8498873331" calcext:value-type="float">
            <text:p>8498873331</text:p>
          </table:table-cell>
        </table:table-row>
        <table:table-row table:style-name="ro2">
          <table:table-cell/>
          <table:table-cell office:value-type="string" calcext:value-type="string">
            <text:p>AFDBH021700893404</text:p>
          </table:table-cell>
          <table:table-cell office:value-type="float" office:value="982681091613" calcext:value-type="float">
            <text:p>982681091613</text:p>
          </table:table-cell>
          <table:table-cell table:style-name="ce16" office:value-type="string" calcext:value-type="string">
            <text:p>KOTA SANJEEVA REDDY</text:p>
          </table:table-cell>
          <table:table-cell table:style-name="ce23" office:value-type="string" calcext:value-type="string">
            <text:p>(S/O)KOTA RANGA REDDY</text:p>
          </table:table-cell>
          <table:table-cell table:style-name="ce15" office:value-type="string" calcext:value-type="string">
            <text:p>HNO:9-1-363/22A BAAPUSHOOT LANGERHOUSE .RR.DISTRICT</text:p>
          </table:table-cell>
          <table:table-cell office:value-type="float" office:value="9963688404" calcext:value-type="float">
            <text:p>9963688404</text:p>
          </table:table-cell>
        </table:table-row>
        <table:table-row table:style-name="ro2">
          <table:table-cell/>
          <table:table-cell office:value-type="string" calcext:value-type="string">
            <text:p>AFDBH021700893437</text:p>
          </table:table-cell>
          <table:table-cell office:value-type="float" office:value="201654523852" calcext:value-type="float">
            <text:p>201654523852</text:p>
          </table:table-cell>
          <table:table-cell office:value-type="string" calcext:value-type="string">
            <text:p>PAMBALA RAMESH</text:p>
          </table:table-cell>
          <table:table-cell table:style-name="ce23" office:value-type="string" calcext:value-type="string">
            <text:p>(S/O)PABBALA VENKAYYA</text:p>
          </table:table-cell>
          <table:table-cell office:value-type="string" calcext:value-type="string">
            <text:p>HNO:8-11 KESARINAGAR FIRZAADIGUDA <text:s/>BODUPPAL.RR.DISTRICT</text:p>
          </table:table-cell>
          <table:table-cell office:value-type="float" office:value="9676432892" calcext:value-type="float">
            <text:p>9676432892</text:p>
          </table:table-cell>
        </table:table-row>
        <table:table-row table:style-name="ro2">
          <table:table-cell/>
          <table:table-cell office:value-type="string" calcext:value-type="string">
            <text:p>AFDBH021700893441</text:p>
          </table:table-cell>
          <table:table-cell office:value-type="float" office:value="396575290843" calcext:value-type="float">
            <text:p>396575290843</text:p>
          </table:table-cell>
          <table:table-cell office:value-type="string" calcext:value-type="string">
            <text:p>BOJA BHAGAT</text:p>
          </table:table-cell>
          <table:table-cell table:style-name="ce23" office:value-type="string" calcext:value-type="string">
            <text:p>(S/O)BOJA BAALAYYA</text:p>
          </table:table-cell>
          <table:table-cell table:style-name="ce15" office:value-type="string" calcext:value-type="string">
            <text:p>HNO:1-89/2 MALLIKARJUNANAGAR BODUPPAL .RR.DISTRICT</text:p>
          </table:table-cell>
          <table:table-cell office:value-type="float" office:value="9440488976" calcext:value-type="float">
            <text:p>9440488976</text:p>
          </table:table-cell>
        </table:table-row>
        <table:table-row table:style-name="ro2">
          <table:table-cell/>
          <table:table-cell office:value-type="string" calcext:value-type="string">
            <text:p>AFDBH021700893446</text:p>
          </table:table-cell>
          <table:table-cell office:value-type="float" office:value="743305699205" calcext:value-type="float">
            <text:p>743305699205</text:p>
          </table:table-cell>
          <table:table-cell office:value-type="string" calcext:value-type="string">
            <text:p>PITTALA RAAJAYYA</text:p>
          </table:table-cell>
          <table:table-cell table:style-name="ce23" office:value-type="string" calcext:value-type="string">
            <text:p>(S/O)PITTALA NARSAYYA</text:p>
          </table:table-cell>
          <table:table-cell table:style-name="ce15" office:value-type="string" calcext:value-type="string">
            <text:p>HNO:1-89/2 MALLIKARJUNANAGAR BODUPPAL .RR.DISTRICT</text:p>
          </table:table-cell>
          <table:table-cell office:value-type="float" office:value="9381521365" calcext:value-type="float">
            <text:p>9381521365</text:p>
          </table:table-cell>
        </table:table-row>
        <table:table-row table:style-name="ro2">
          <table:table-cell/>
          <table:table-cell office:value-type="string" calcext:value-type="string">
            <text:p>AFDBH021700893454</text:p>
          </table:table-cell>
          <table:table-cell office:value-type="float" office:value="425570681411" calcext:value-type="float">
            <text:p>425570681411</text:p>
          </table:table-cell>
          <table:table-cell office:value-type="string" calcext:value-type="string">
            <text:p>GOTTE SHIRISHA</text:p>
          </table:table-cell>
          <table:table-cell table:style-name="ce23" office:value-type="string" calcext:value-type="string">
            <text:p>(W/O)GOTTE SUMAN</text:p>
          </table:table-cell>
          <table:table-cell office:value-type="string" calcext:value-type="string">
            <text:p>HNO:3-5-1-66 L.B NAGAR R.T.C COLONY SARRORNAGAR .RR.DISTRICT</text:p>
          </table:table-cell>
          <table:table-cell office:value-type="float" office:value="9550966167" calcext:value-type="float">
            <text:p>9550966167</text:p>
          </table:table-cell>
        </table:table-row>
        <table:table-row table:style-name="ro2">
          <table:table-cell/>
          <table:table-cell office:value-type="string" calcext:value-type="string">
            <text:p>AFDBH021700893460</text:p>
          </table:table-cell>
          <table:table-cell office:value-type="float" office:value="754815013261" calcext:value-type="float">
            <text:p>754815013261</text:p>
          </table:table-cell>
          <table:table-cell office:value-type="string" calcext:value-type="string">
            <text:p>GOTTE SUGUNA</text:p>
          </table:table-cell>
          <table:table-cell table:style-name="ce23" office:value-type="string" calcext:value-type="string">
            <text:p>(W/O)GOTTE BHOOMAYYA</text:p>
          </table:table-cell>
          <table:table-cell table:style-name="ce15" office:value-type="string" calcext:value-type="string">
            <text:p>HNO:8-11 CANNERANAGAR MEDIPALLY GATTUKESARI</text:p>
          </table:table-cell>
          <table:table-cell office:value-type="float" office:value="9666229012" calcext:value-type="float">
            <text:p>9666229012</text:p>
          </table:table-cell>
        </table:table-row>
        <table:table-row table:style-name="ro2">
          <table:table-cell/>
          <table:table-cell office:value-type="string" calcext:value-type="string">
            <text:p>AFDBH021700893461</text:p>
          </table:table-cell>
          <table:table-cell office:value-type="float" office:value="793272147827" calcext:value-type="float">
            <text:p>793272147827</text:p>
          </table:table-cell>
          <table:table-cell office:value-type="string" calcext:value-type="string">
            <text:p>P.NIROSHA</text:p>
          </table:table-cell>
          <table:table-cell table:style-name="ce23" office:value-type="string" calcext:value-type="string">
            <text:p>(W/O)PANDUGA KIRAN KUMAR</text:p>
          </table:table-cell>
          <table:table-cell table:style-name="ce19" office:value-type="string" calcext:value-type="string">
            <text:p>HNO:1157 GOKULPLOTS VENKATARAMANA COLONY SHERLINGAMPALLY .RR.DISTRICT</text:p>
          </table:table-cell>
          <table:table-cell office:value-type="float" office:value="9010363309" calcext:value-type="float">
            <text:p>9010363309</text:p>
          </table:table-cell>
        </table:table-row>
        <table:table-row table:style-name="ro2">
          <table:table-cell/>
          <table:table-cell office:value-type="string" calcext:value-type="string">
            <text:p>AFDBH021700893479</text:p>
          </table:table-cell>
          <table:table-cell office:value-type="float" office:value="652852029565" calcext:value-type="float">
            <text:p>652852029565</text:p>
          </table:table-cell>
          <table:table-cell office:value-type="string" calcext:value-type="string">
            <text:p>BONNALA ELAYYA</text:p>
          </table:table-cell>
          <table:table-cell table:style-name="ce23" office:value-type="string" calcext:value-type="string">
            <text:p>(S/O)AILAYYA</text:p>
          </table:table-cell>
          <table:table-cell office:value-type="string" calcext:value-type="string">
            <text:p>HNO:1-49/2/5/2 CHANDANAGAR SHERLINGAMPALLY .RR.DISTRICT</text:p>
          </table:table-cell>
          <table:table-cell office:value-type="float" office:value="9959013972" calcext:value-type="float">
            <text:p>9959013972</text:p>
          </table:table-cell>
        </table:table-row>
        <table:table-row table:style-name="ro2">
          <table:table-cell/>
          <table:table-cell office:value-type="string" calcext:value-type="string">
            <text:p>AFDBH021700893482</text:p>
          </table:table-cell>
          <table:table-cell office:value-type="float" office:value="680917506299" calcext:value-type="float">
            <text:p>680917506299</text:p>
          </table:table-cell>
          <table:table-cell office:value-type="string" calcext:value-type="string">
            <text:p>G.CHANDRASHEKAR</text:p>
          </table:table-cell>
          <table:table-cell table:style-name="ce23" office:value-type="string" calcext:value-type="string">
            <text:p>(S/O)GURRALA KOMARAYYA</text:p>
          </table:table-cell>
          <table:table-cell office:value-type="string" calcext:value-type="string">
            <text:p>HNO:1-49/2/5/2 CHANDANAGAR SHERLINGAMPALLY .RR.DISTRICT</text:p>
          </table:table-cell>
          <table:table-cell office:value-type="float" office:value="8686107452" calcext:value-type="float">
            <text:p>8686107452</text:p>
          </table:table-cell>
        </table:table-row>
        <table:table-row table:style-name="ro2">
          <table:table-cell/>
          <table:table-cell office:value-type="string" calcext:value-type="string">
            <text:p>AFDBH021700893491</text:p>
          </table:table-cell>
          <table:table-cell office:value-type="float" office:value="961685647668" calcext:value-type="float">
            <text:p>961685647668</text:p>
          </table:table-cell>
          <table:table-cell table:style-name="ce23" office:value-type="string" calcext:value-type="string">
            <text:p>CHALLA RAVINDAR</text:p>
          </table:table-cell>
          <table:table-cell table:style-name="ce23" office:value-type="string" calcext:value-type="string">
            <text:p>(S/O)CHALLA SATHAYYA</text:p>
          </table:table-cell>
          <table:table-cell office:value-type="string" calcext:value-type="string">
            <text:p>HNO:6-1-804/2 PADMARAONAGAR MUSHEERABAD .RR.DISTRICT</text:p>
          </table:table-cell>
          <table:table-cell office:value-type="float" office:value="9032991694" calcext:value-type="float">
            <text:p>9032991694</text:p>
          </table:table-cell>
        </table:table-row>
        <table:table-row table:style-name="ro2">
          <table:table-cell/>
          <table:table-cell office:value-type="string" calcext:value-type="string">
            <text:p>AFDBH021700893485</text:p>
          </table:table-cell>
          <table:table-cell office:value-type="float" office:value="329404105741" calcext:value-type="float">
            <text:p>329404105741</text:p>
          </table:table-cell>
          <table:table-cell office:value-type="string" calcext:value-type="string">
            <text:p>CHALLA <text:s/>ANJAYYA</text:p>
          </table:table-cell>
          <table:table-cell table:style-name="ce23" office:value-type="string" calcext:value-type="string">
            <text:p>(S/O)CHALLA MURALI</text:p>
          </table:table-cell>
          <table:table-cell office:value-type="string" calcext:value-type="string">
            <text:p>HNO:6-1-804/2 PADMARAONAGAR MUSHEERABAD .RR.DISTRICT</text:p>
          </table:table-cell>
          <table:table-cell office:value-type="float" office:value="8500881554" calcext:value-type="float">
            <text:p>8500881554</text:p>
          </table:table-cell>
        </table:table-row>
        <table:table-row table:style-name="ro2">
          <table:table-cell/>
          <table:table-cell office:value-type="string" calcext:value-type="string">
            <text:p>AFDBH021801037219</text:p>
          </table:table-cell>
          <table:table-cell office:value-type="float" office:value="456237156621" calcext:value-type="float">
            <text:p>456237156621</text:p>
          </table:table-cell>
          <table:table-cell office:value-type="string" calcext:value-type="string">
            <text:p>GEETHA.K</text:p>
          </table:table-cell>
          <table:table-cell table:style-name="ce31" office:value-type="string" calcext:value-type="string">
            <text:p>(W/O)SHASTRULA ASHOKA VARDHAN</text:p>
          </table:table-cell>
          <table:table-cell table:style-name="ce22" office:value-type="string" calcext:value-type="string">
            <text:p>H NO;DOOR NO;715 KUKKATPALLY ALWYNCOLONY.RR.DIST</text:p>
          </table:table-cell>
          <table:table-cell office:value-type="float" office:value="9000502000" calcext:value-type="float">
            <text:p>9000502000</text:p>
          </table:table-cell>
        </table:table-row>
        <table:table-row table:style-name="ro2">
          <table:table-cell/>
          <table:table-cell office:value-type="string" calcext:value-type="string">
            <text:p>AFDBH021801037218</text:p>
          </table:table-cell>
          <table:table-cell office:value-type="float" office:value="850158374353" calcext:value-type="float">
            <text:p>850158374353</text:p>
          </table:table-cell>
          <table:table-cell office:value-type="string" calcext:value-type="string">
            <text:p>K.RANEMMA</text:p>
          </table:table-cell>
          <table:table-cell table:style-name="ce23" office:value-type="string" calcext:value-type="string">
            <text:p>(W/O)SUBRAMANYAM RAJU</text:p>
          </table:table-cell>
          <table:table-cell table:style-name="ce22" office:value-type="string" calcext:value-type="string">
            <text:p>H NO;162/4 PHASE-4 KPHB KUKKATPALLY.RR.DISTRICT</text:p>
          </table:table-cell>
          <table:table-cell office:value-type="float" office:value="9247471749" calcext:value-type="float">
            <text:p>9247471749</text:p>
          </table:table-cell>
        </table:table-row>
        <table:table-row table:style-name="ro2">
          <table:table-cell/>
          <table:table-cell office:value-type="string" calcext:value-type="string">
            <text:p>AFDBH021801037217</text:p>
          </table:table-cell>
          <table:table-cell office:value-type="float" office:value="703234963540" calcext:value-type="float">
            <text:p>703234963540</text:p>
          </table:table-cell>
          <table:table-cell office:value-type="string" calcext:value-type="string">
            <text:p>SRI LEKHA.N</text:p>
          </table:table-cell>
          <table:table-cell table:style-name="ce23" office:value-type="string" calcext:value-type="string">
            <text:p>(W/O)N.DHRAMA RAJU</text:p>
          </table:table-cell>
          <table:table-cell table:style-name="ce14" office:value-type="string" calcext:value-type="string">
            <text:p>H NO;162/3 PHASE-4 KPHB KUKKATPALLY.RR.DISTRICT</text:p>
          </table:table-cell>
          <table:table-cell office:value-type="float" office:value="9393270271" calcext:value-type="float">
            <text:p>9393270271</text:p>
          </table:table-cell>
        </table:table-row>
        <table:table-row table:style-name="ro2">
          <table:table-cell/>
          <table:table-cell office:value-type="string" calcext:value-type="string">
            <text:p>AFDBH021801037214</text:p>
          </table:table-cell>
          <table:table-cell office:value-type="float" office:value="946702059412" calcext:value-type="float">
            <text:p>946702059412</text:p>
          </table:table-cell>
          <table:table-cell office:value-type="string" calcext:value-type="string">
            <text:p>A.SATHYAVARSHINI</text:p>
          </table:table-cell>
          <table:table-cell table:style-name="ce23" office:value-type="string" calcext:value-type="string">
            <text:p>(W/O)A,RAMESH</text:p>
          </table:table-cell>
          <table:table-cell table:style-name="ce14" office:value-type="string" calcext:value-type="string">
            <text:p>H NO;88/3 OPP GANESH TEMPLE MOTHINAGAR.RR.DIST</text:p>
          </table:table-cell>
          <table:table-cell office:value-type="float" office:value="9989745854" calcext:value-type="float">
            <text:p>9989745854</text:p>
          </table:table-cell>
        </table:table-row>
        <table:table-row table:style-name="ro2">
          <table:table-cell/>
          <table:table-cell office:value-type="string" calcext:value-type="string">
            <text:p>AFDBH021801037216</text:p>
          </table:table-cell>
          <table:table-cell office:value-type="float" office:value="419333472335" calcext:value-type="float">
            <text:p>419333472335</text:p>
          </table:table-cell>
          <table:table-cell office:value-type="string" calcext:value-type="string">
            <text:p>KATHRAPU LAKSHMI</text:p>
          </table:table-cell>
          <table:table-cell table:style-name="ce23" office:value-type="string" calcext:value-type="string">
            <text:p>(W/O)K.KANAKAYYA</text:p>
          </table:table-cell>
          <table:table-cell table:style-name="ce14" office:value-type="string" calcext:value-type="string">
            <text:p>H NO;153/2 PHASE-4 KPHB KUKKATPALLY.RR.DISTRICT</text:p>
          </table:table-cell>
          <table:table-cell office:value-type="float" office:value="9618024193" calcext:value-type="float">
            <text:p>9618024193</text:p>
          </table:table-cell>
        </table:table-row>
        <table:table-row table:style-name="ro2">
          <table:table-cell/>
          <table:table-cell office:value-type="string" calcext:value-type="string">
            <text:p>AFDBH021801037215</text:p>
          </table:table-cell>
          <table:table-cell office:value-type="float" office:value="542216009470" calcext:value-type="float">
            <text:p>542216009470</text:p>
          </table:table-cell>
          <table:table-cell office:value-type="string" calcext:value-type="string">
            <text:p>A.PADMAVATHI</text:p>
          </table:table-cell>
          <table:table-cell table:style-name="ce23" office:value-type="string" calcext:value-type="string">
            <text:p>(W/O)A,’MURALI MOHAN</text:p>
          </table:table-cell>
          <table:table-cell table:style-name="ce14" office:value-type="string" calcext:value-type="string">
            <text:p>H;NO 307 BAGYANAGAR COLONY.RR.DISTRICT</text:p>
          </table:table-cell>
          <table:table-cell office:value-type="float" office:value="8790208820" calcext:value-type="float">
            <text:p>8790208820</text:p>
          </table:table-cell>
        </table:table-row>
        <table:table-row table:style-name="ro2">
          <table:table-cell/>
          <table:table-cell office:value-type="string" calcext:value-type="string">
            <text:p>AFDBH021801037221</text:p>
          </table:table-cell>
          <table:table-cell office:value-type="float" office:value="480555353924" calcext:value-type="float">
            <text:p>480555353924</text:p>
          </table:table-cell>
          <table:table-cell table:style-name="ce15" office:value-type="string" calcext:value-type="string">
            <text:p>KOCHERLA VIJAYA DURGA</text:p>
          </table:table-cell>
          <table:table-cell table:style-name="ce23" office:value-type="string" calcext:value-type="string">
            <text:p>(W/O)KOCHERLA SRINIVAS</text:p>
          </table:table-cell>
          <table:table-cell table:style-name="ce24" office:value-type="string" calcext:value-type="string">
            <text:p>H NOBLOCK-16PHSE-2 INDIRAMMACOLONY NIZAMPET.RR,DIST</text:p>
          </table:table-cell>
          <table:table-cell office:value-type="float" office:value="9160382122" calcext:value-type="float">
            <text:p>9160382122</text:p>
          </table:table-cell>
        </table:table-row>
        <table:table-row table:style-name="ro2">
          <table:table-cell/>
          <table:table-cell office:value-type="string" calcext:value-type="string">
            <text:p>AFDBH021801037223</text:p>
          </table:table-cell>
          <table:table-cell office:value-type="float" office:value="594990612130" calcext:value-type="float">
            <text:p>594990612130</text:p>
          </table:table-cell>
          <table:table-cell table:style-name="ce17" office:value-type="string" calcext:value-type="string">
            <text:p>LAKSHMI SHANKAR NARAYAN.B</text:p>
          </table:table-cell>
          <table:table-cell table:style-name="ce30" office:value-type="string" calcext:value-type="string">
            <text:p>(W/O)BALA SHANKAR NARAYAN</text:p>
          </table:table-cell>
          <table:table-cell office:value-type="string" calcext:value-type="string">
            <text:p>HNO:1-227/1 SOWBAGHYA <text:s/>APT PLOT NO-504 BHAVANINAGAR.RR.DIST</text:p>
          </table:table-cell>
          <table:table-cell office:value-type="float" office:value="9848250730" calcext:value-type="float">
            <text:p>9848250730</text:p>
          </table:table-cell>
        </table:table-row>
        <table:table-row table:style-name="ro2">
          <table:table-cell/>
          <table:table-cell office:value-type="string" calcext:value-type="string">
            <text:p>AFDBH021801037224</text:p>
          </table:table-cell>
          <table:table-cell office:value-type="float" office:value="916713282913" calcext:value-type="float">
            <text:p>916713282913</text:p>
          </table:table-cell>
          <table:table-cell office:value-type="string" calcext:value-type="string">
            <text:p>PADMAJA GANESH</text:p>
          </table:table-cell>
          <table:table-cell table:style-name="ce23" office:value-type="string" calcext:value-type="string">
            <text:p>(D/O)SUBRAMANYAM GANESH</text:p>
          </table:table-cell>
          <table:table-cell office:value-type="string" calcext:value-type="string">
            <text:p>H NO;1-227/1 SOWBAGHYA APT PLOT NO-504 BHAVANINAGAR.RR.DIST</text:p>
          </table:table-cell>
          <table:table-cell office:value-type="float" office:value="8332802683" calcext:value-type="float">
            <text:p>8332802683</text:p>
          </table:table-cell>
        </table:table-row>
        <table:table-row table:style-name="ro2">
          <table:table-cell/>
          <table:table-cell office:value-type="string" calcext:value-type="string">
            <text:p>AFDBH021801037225</text:p>
          </table:table-cell>
          <table:table-cell office:value-type="float" office:value="641988480127" calcext:value-type="float">
            <text:p>641988480127</text:p>
          </table:table-cell>
          <table:table-cell table:style-name="ce18" office:value-type="string" calcext:value-type="string">
            <text:p>PENUGONDA DURGA DEVI</text:p>
          </table:table-cell>
          <table:table-cell table:style-name="ce23" office:value-type="string" calcext:value-type="string">
            <text:p>(W/O)PENUGONDA GANESH</text:p>
          </table:table-cell>
          <table:table-cell office:value-type="string" calcext:value-type="string">
            <text:p>HNO:PIOT NO-419 DATTATREYA COLONY YELLAMABANDA.RR.DISTRICT</text:p>
          </table:table-cell>
          <table:table-cell office:value-type="float" office:value="9949792797" calcext:value-type="float">
            <text:p>9949792797</text:p>
          </table:table-cell>
        </table:table-row>
        <table:table-row table:style-name="ro2">
          <table:table-cell/>
          <table:table-cell office:value-type="string" calcext:value-type="string">
            <text:p>AFDBH021801037226</text:p>
          </table:table-cell>
          <table:table-cell office:value-type="float" office:value="643434720878" calcext:value-type="float">
            <text:p>643434720878</text:p>
          </table:table-cell>
          <table:table-cell table:style-name="ce15" office:value-type="string" calcext:value-type="string">
            <text:p>VENTIKOTA CHINNAMMA</text:p>
          </table:table-cell>
          <table:table-cell table:style-name="ce23" office:value-type="string" calcext:value-type="string">
            <text:p>(W/O)SURYA NARAYANA</text:p>
          </table:table-cell>
          <table:table-cell office:value-type="string" calcext:value-type="string">
            <text:p>HNO:1-9 BLOCK 11 INDIRAMMA COLONY PHSE-2 NIZAMPET.RR.DISTRICT</text:p>
          </table:table-cell>
          <table:table-cell office:value-type="float" office:value="9100603235" calcext:value-type="float">
            <text:p>9100603235</text:p>
          </table:table-cell>
        </table:table-row>
        <table:table-row table:style-name="ro2">
          <table:table-cell/>
          <table:table-cell office:value-type="string" calcext:value-type="string">
            <text:p>AFDBH021801037227</text:p>
          </table:table-cell>
          <table:table-cell office:value-type="float" office:value="341989698023" calcext:value-type="float">
            <text:p>341989698023</text:p>
          </table:table-cell>
          <table:table-cell table:style-name="ce18" office:value-type="string" calcext:value-type="string">
            <text:p>THOTA VENKATA LAKSHMI</text:p>
          </table:table-cell>
          <table:table-cell table:style-name="ce23" office:value-type="string" calcext:value-type="string">
            <text:p>(W/O)THOTA GNANESHWAR</text:p>
          </table:table-cell>
          <table:table-cell office:value-type="string" calcext:value-type="string">
            <text:p>H NO;42-640/1 SHIVANAGAR ALWYN COLONY QUTHBULAPUR.RR.DIST</text:p>
          </table:table-cell>
          <table:table-cell office:value-type="float" office:value="9666904984" calcext:value-type="float">
            <text:p>9666904984</text:p>
          </table:table-cell>
        </table:table-row>
        <table:table-row table:style-name="ro2">
          <table:table-cell/>
          <table:table-cell office:value-type="string" calcext:value-type="string">
            <text:p>AFDBH021801037228</text:p>
          </table:table-cell>
          <table:table-cell office:value-type="float" office:value="557368091335" calcext:value-type="float">
            <text:p>557368091335</text:p>
          </table:table-cell>
          <table:table-cell office:value-type="string" calcext:value-type="string">
            <text:p>V.LALITHA</text:p>
          </table:table-cell>
          <table:table-cell table:style-name="ce23" office:value-type="string" calcext:value-type="string">
            <text:p>(W/O)THIRUPATHI RAO</text:p>
          </table:table-cell>
          <table:table-cell table:style-name="ce14" office:value-type="string" calcext:value-type="string">
            <text:p>H NO;3-43 MOOSAPET KUKKATPALLY .RR.DISTRICT</text:p>
          </table:table-cell>
          <table:table-cell office:value-type="float" office:value="7075966683" calcext:value-type="float">
            <text:p>7075966683</text:p>
          </table:table-cell>
        </table:table-row>
        <table:table-row table:style-name="ro2">
          <table:table-cell/>
          <table:table-cell office:value-type="string" calcext:value-type="string">
            <text:p>AFDBH021801037222</text:p>
          </table:table-cell>
          <table:table-cell office:value-type="float" office:value="363260638796" calcext:value-type="float">
            <text:p>363260638796</text:p>
          </table:table-cell>
          <table:table-cell table:style-name="ce15" office:value-type="string" calcext:value-type="string">
            <text:p>K.VEDHA VENKATA LAKSHMI<text:span text:style-name="T1">(W/O)K.GOVIND RAJU</text:span></text:p>
          </table:table-cell>
          <table:table-cell table:style-name="ce23" office:value-type="string" calcext:value-type="string">
            <text:p>(W/O)K.GOVIND RAJU</text:p>
          </table:table-cell>
          <table:table-cell office:value-type="string" calcext:value-type="string">
            <text:p>HNO:8-3-318/11/5 YELLAREDDY GUDA <text:s/>AMMERPET <text:s/>KHAIRTABAD.RR.DIST</text:p>
          </table:table-cell>
          <table:table-cell office:value-type="float" office:value="9963687596" calcext:value-type="float">
            <text:p>9963687596</text:p>
          </table:table-cell>
        </table:table-row>
        <table:table-row table:style-name="ro2">
          <table:table-cell/>
          <table:table-cell office:value-type="string" calcext:value-type="string">
            <text:p>AFDBH021801037220</text:p>
          </table:table-cell>
          <table:table-cell office:value-type="float" office:value="551987046293" calcext:value-type="float">
            <text:p>551987046293</text:p>
          </table:table-cell>
          <table:table-cell office:value-type="string" calcext:value-type="string">
            <text:p>S.MARY</text:p>
          </table:table-cell>
          <table:table-cell table:style-name="ce23" office:value-type="string" calcext:value-type="string">
            <text:p>(W/O)S.SAI KRISHNA</text:p>
          </table:table-cell>
          <table:table-cell office:value-type="string" calcext:value-type="string">
            <text:p>H NO;29, BLOCK-11 RAJIVGRUHA COLONY JAGATGIRI GUTTA .RR.DIST</text:p>
          </table:table-cell>
          <table:table-cell office:value-type="float" office:value="8977558499" calcext:value-type="float">
            <text:p>8977558499</text:p>
          </table:table-cell>
        </table:table-row>
        <table:table-row table:style-name="ro2">
          <table:table-cell/>
          <table:table-cell office:value-type="string" calcext:value-type="string">
            <text:p>AFDBH021700998326</text:p>
          </table:table-cell>
          <table:table-cell office:value-type="float" office:value="202477921553" calcext:value-type="float">
            <text:p>202477921553</text:p>
          </table:table-cell>
          <table:table-cell office:value-type="string" calcext:value-type="string">
            <text:p>K.SRILAKSHMI</text:p>
          </table:table-cell>
          <table:table-cell office:value-type="string" calcext:value-type="string">
            <text:p>(W/O)K.NAGA MURALI</text:p>
          </table:table-cell>
          <table:table-cell office:value-type="string" calcext:value-type="string">
            <text:p>H NO;12/20 INDIRAMMA COLONY NIZAMPET BACHUPALLIRR.DIST</text:p>
          </table:table-cell>
          <table:table-cell office:value-type="float" office:value="7075776886" calcext:value-type="float">
            <text:p>7075776886</text:p>
          </table:table-cell>
        </table:table-row>
        <table:table-row table:style-name="ro2">
          <table:table-cell/>
          <table:table-cell office:value-type="string" calcext:value-type="string">
            <text:p>AFDBH021700998368</text:p>
          </table:table-cell>
          <table:table-cell office:value-type="float" office:value="429989602153" calcext:value-type="float">
            <text:p>429989602153</text:p>
          </table:table-cell>
          <table:table-cell office:value-type="string" calcext:value-type="string">
            <text:p>M.MADHURA VANI</text:p>
          </table:table-cell>
          <table:table-cell office:value-type="string" calcext:value-type="string">
            <text:p>(W/O)MADHERE RAMAKRISHNA</text:p>
          </table:table-cell>
          <table:table-cell office:value-type="string" calcext:value-type="string">
            <text:p>H NO;128SWAMY AYYAPPA HOUSING SOCITY SERLINGAMPALLY .RR.DIST</text:p>
          </table:table-cell>
          <table:table-cell office:value-type="float" office:value="9849095573" calcext:value-type="float">
            <text:p>9849095573</text:p>
          </table:table-cell>
        </table:table-row>
        <table:table-row table:style-name="ro2">
          <table:table-cell/>
          <table:table-cell office:value-type="string" calcext:value-type="string">
            <text:p>AFDBH021700857455</text:p>
          </table:table-cell>
          <table:table-cell office:value-type="float" office:value="400277574350" calcext:value-type="float">
            <text:p>400277574350</text:p>
          </table:table-cell>
          <table:table-cell office:value-type="string" calcext:value-type="string">
            <text:p>A.JYOTHI</text:p>
          </table:table-cell>
          <table:table-cell office:value-type="string" calcext:value-type="string">
            <text:p>(W/O)SHALMAN RAJU</text:p>
          </table:table-cell>
          <table:table-cell office:value-type="string" calcext:value-type="string">
            <text:p>H NO;133 MITHRA HILLS HYDERNAGAR SERLINGAM PALLY .RR.DIST</text:p>
          </table:table-cell>
          <table:table-cell office:value-type="float" office:value="8179529393" calcext:value-type="float">
            <text:p>8179529393</text:p>
          </table:table-cell>
        </table:table-row>
        <table:table-row table:style-name="ro2">
          <table:table-cell/>
          <table:table-cell office:value-type="string" calcext:value-type="string">
            <text:p>AFDBH021700857446</text:p>
          </table:table-cell>
          <table:table-cell office:value-type="float" office:value="747238553949" calcext:value-type="float">
            <text:p>747238553949</text:p>
          </table:table-cell>
          <table:table-cell office:value-type="string" calcext:value-type="string">
            <text:p>M.SWARNA LATHA</text:p>
          </table:table-cell>
          <table:table-cell table:style-name="ce14" office:value-type="string" calcext:value-type="string">
            <text:p>(W/O)M.SATHYANARAYANA(LATE)</text:p>
          </table:table-cell>
          <table:table-cell office:value-type="string" calcext:value-type="string">
            <text:p>H NO;3-3-31 PLOT NO 32 BAGHAMMER <text:s/>KUKKATPALLY .RR.DIST</text:p>
          </table:table-cell>
          <table:table-cell office:value-type="float" office:value="9985906363" calcext:value-type="float">
            <text:p>9985906363</text:p>
          </table:table-cell>
        </table:table-row>
        <table:table-row table:style-name="ro2">
          <table:table-cell/>
          <table:table-cell office:value-type="string" calcext:value-type="string">
            <text:p>AFDBH021700857448</text:p>
          </table:table-cell>
          <table:table-cell office:value-type="float" office:value="361041557799" calcext:value-type="float">
            <text:p>361041557799</text:p>
          </table:table-cell>
          <table:table-cell office:value-type="string" calcext:value-type="string">
            <text:p>M.SYAMALA</text:p>
          </table:table-cell>
          <table:table-cell office:value-type="string" calcext:value-type="string">
            <text:p>(W/O)M.KRISHNA</text:p>
          </table:table-cell>
          <table:table-cell office:value-type="string" calcext:value-type="string">
            <text:p>H NO;714 C-1 PHASE ALWYNCOLONY HYDERNAGAR .RR.DIST</text:p>
          </table:table-cell>
          <table:table-cell office:value-type="float" office:value="9000412489" calcext:value-type="float">
            <text:p>9000412489</text:p>
          </table:table-cell>
        </table:table-row>
        <table:table-row table:style-name="ro2">
          <table:table-cell/>
          <table:table-cell office:value-type="string" calcext:value-type="string">
            <text:p>AFDBH021700857454</text:p>
          </table:table-cell>
          <table:table-cell office:value-type="float" office:value="228674987525" calcext:value-type="float">
            <text:p>228674987525</text:p>
          </table:table-cell>
          <table:table-cell office:value-type="string" calcext:value-type="string">
            <text:p>VALLURI SUNITHA</text:p>
          </table:table-cell>
          <table:table-cell office:value-type="string" calcext:value-type="string">
            <text:p>(W/O)V.RAMOHAN RAO</text:p>
          </table:table-cell>
          <table:table-cell office:value-type="string" calcext:value-type="string">
            <text:p>H NO;3-3-3-P.2 PHASE -3 RAJIVGANDHI NAGAR KUKKATPALLY .RR.DIST</text:p>
          </table:table-cell>
          <table:table-cell office:value-type="float" office:value="8019277997" calcext:value-type="float">
            <text:p>8019277997</text:p>
          </table:table-cell>
        </table:table-row>
        <table:table-row table:style-name="ro2">
          <table:table-cell/>
          <table:table-cell office:value-type="string" calcext:value-type="string">
            <text:p>AFDBH021700857453</text:p>
          </table:table-cell>
          <table:table-cell office:value-type="float" office:value="776919552204" calcext:value-type="float">
            <text:p>776919552204</text:p>
          </table:table-cell>
          <table:table-cell office:value-type="string" calcext:value-type="string">
            <text:p>KOTA VIJAYA AKSHMI</text:p>
          </table:table-cell>
          <table:table-cell table:style-name="ce14" office:value-type="string" calcext:value-type="string">
            <text:p>(W/O)K.VENKATA RAMA KRISHNA</text:p>
          </table:table-cell>
          <table:table-cell office:value-type="string" calcext:value-type="string">
            <text:p>H NO;D-120 2 APARNA TOWERS KOTHAGUDA KONDAPUR .RR.DIST</text:p>
          </table:table-cell>
          <table:table-cell office:value-type="float" office:value="8978817216" calcext:value-type="float">
            <text:p>8978817216</text:p>
          </table:table-cell>
        </table:table-row>
        <table:table-row table:style-name="ro2">
          <table:table-cell/>
          <table:table-cell office:value-type="string" calcext:value-type="string">
            <text:p>AFDBH021700998339</text:p>
          </table:table-cell>
          <table:table-cell office:value-type="float" office:value="313354358299" calcext:value-type="float">
            <text:p>313354358299</text:p>
          </table:table-cell>
          <table:table-cell office:value-type="string" calcext:value-type="string">
            <text:p>NANDURI RANI</text:p>
          </table:table-cell>
          <table:table-cell office:value-type="string" calcext:value-type="string">
            <text:p>(W/O)N.VENKATA RAMANA</text:p>
          </table:table-cell>
          <table:table-cell office:value-type="string" calcext:value-type="string">
            <text:p>H NO;186/12 KPHB 4TH PHASE KUKKATPALLY BALANAGAR .RR.DIST</text:p>
          </table:table-cell>
          <table:table-cell office:value-type="float" office:value="8096133106" calcext:value-type="float">
            <text:p>8096133106</text:p>
          </table:table-cell>
        </table:table-row>
        <table:table-row table:style-name="ro2">
          <table:table-cell/>
          <table:table-cell office:value-type="string" calcext:value-type="string">
            <text:p>AFDBH021700998381</text:p>
          </table:table-cell>
          <table:table-cell office:value-type="float" office:value="908729428922" calcext:value-type="float">
            <text:p>908729428922</text:p>
          </table:table-cell>
          <table:table-cell office:value-type="string" calcext:value-type="string">
            <text:p>AVIDI MANGAMMA</text:p>
          </table:table-cell>
          <table:table-cell office:value-type="string" calcext:value-type="string">
            <text:p>(W/O)AVIDI MUNI SWAMY</text:p>
          </table:table-cell>
          <table:table-cell office:value-type="string" calcext:value-type="string">
            <text:p>H NO;INDIRAMMA COLONY NIZAMPET BACHUPALLY .RR.DIST</text:p>
          </table:table-cell>
          <table:table-cell office:value-type="float" office:value="9951579284" calcext:value-type="float">
            <text:p>9951579284</text:p>
          </table:table-cell>
        </table:table-row>
        <table:table-row table:style-name="ro2">
          <table:table-cell/>
          <table:table-cell office:value-type="string" calcext:value-type="string">
            <text:p>AFDBH021700998370</text:p>
          </table:table-cell>
          <table:table-cell office:value-type="float" office:value="578099274662" calcext:value-type="float">
            <text:p>578099274662</text:p>
          </table:table-cell>
          <table:table-cell office:value-type="string" calcext:value-type="string">
            <text:p>CHEKKA JYOTHI</text:p>
          </table:table-cell>
          <table:table-cell office:value-type="string" calcext:value-type="string">
            <text:p>(W/O)BALA YESU</text:p>
          </table:table-cell>
          <table:table-cell office:value-type="string" calcext:value-type="string">
            <text:p>H NO;PLOT NO 133 MITHRA HILLS HYDERNAGAR <text:s/>.RR.DIST</text:p>
          </table:table-cell>
          <table:table-cell office:value-type="float" office:value="8008707067" calcext:value-type="float">
            <text:p>8008707067</text:p>
          </table:table-cell>
        </table:table-row>
        <table:table-row table:style-name="ro2">
          <table:table-cell/>
          <table:table-cell office:value-type="string" calcext:value-type="string">
            <text:p>AFDBH021700998313</text:p>
          </table:table-cell>
          <table:table-cell office:value-type="float" office:value="689939070118" calcext:value-type="float">
            <text:p>689939070118</text:p>
          </table:table-cell>
          <table:table-cell office:value-type="string" calcext:value-type="string">
            <text:p>J.SWAPNA</text:p>
          </table:table-cell>
          <table:table-cell office:value-type="string" calcext:value-type="string">
            <text:p>(W/O)J.RAVI</text:p>
          </table:table-cell>
          <table:table-cell office:value-type="string" calcext:value-type="string">
            <text:p>H NO;2-123 MAHANKALINAGAR YELLAMABANDA MEDCHAL .RR.DIST</text:p>
          </table:table-cell>
          <table:table-cell office:value-type="float" office:value="9640427133" calcext:value-type="float">
            <text:p>9640427133</text:p>
          </table:table-cell>
        </table:table-row>
        <table:table-row table:style-name="ro2">
          <table:table-cell/>
          <table:table-cell office:value-type="string" calcext:value-type="string">
            <text:p>AFDBH021700998364</text:p>
          </table:table-cell>
          <table:table-cell office:value-type="float" office:value="715568508255" calcext:value-type="float">
            <text:p>715568508255</text:p>
          </table:table-cell>
          <table:table-cell table:style-name="ce12" office:value-type="string" calcext:value-type="string">
            <text:p>SRIHARSHA Y</text:p>
          </table:table-cell>
          <table:table-cell office:value-type="string" calcext:value-type="string">
            <text:p>(D/O)KALA RANJITH MADDULA</text:p>
          </table:table-cell>
          <table:table-cell office:value-type="string" calcext:value-type="string">
            <text:p>H NO;3-3-31 P NO-302 BAGHAMER KUKKATPALLY .RR.DIST</text:p>
          </table:table-cell>
          <table:table-cell office:value-type="float" office:value="9550892811" calcext:value-type="float">
            <text:p>9550892811</text:p>
          </table:table-cell>
        </table:table-row>
        <table:table-row table:style-name="ro2">
          <table:table-cell/>
          <table:table-cell office:value-type="string" calcext:value-type="string">
            <text:p>AFDBH021700857445</text:p>
          </table:table-cell>
          <table:table-cell office:value-type="float" office:value="849354716529" calcext:value-type="float">
            <text:p>849354716529</text:p>
          </table:table-cell>
          <table:table-cell office:value-type="string" calcext:value-type="string">
            <text:p>KOUSALYA</text:p>
          </table:table-cell>
          <table:table-cell office:value-type="string" calcext:value-type="string">
            <text:p>(W/O)SANJEEV KUMAR</text:p>
          </table:table-cell>
          <table:table-cell office:value-type="string" calcext:value-type="string">
            <text:p>H NO;714 ALWYN COLONY KUKKATPALLY BALANAGAR .RR.DIST</text:p>
          </table:table-cell>
          <table:table-cell office:value-type="float" office:value="9618991691" calcext:value-type="float">
            <text:p>9618991691</text:p>
          </table:table-cell>
        </table:table-row>
        <table:table-row table:style-name="ro2">
          <table:table-cell/>
          <table:table-cell office:value-type="string" calcext:value-type="string">
            <text:p>AFDBH021700857443</text:p>
          </table:table-cell>
          <table:table-cell office:value-type="float" office:value="268721169904" calcext:value-type="float">
            <text:p>268721169904</text:p>
          </table:table-cell>
          <table:table-cell office:value-type="string" calcext:value-type="string">
            <text:p>P.VIJAYA BARGAVI</text:p>
          </table:table-cell>
          <table:table-cell office:value-type="string" calcext:value-type="string">
            <text:p>(W/O)P.NAGESH BABBU</text:p>
          </table:table-cell>
          <table:table-cell office:value-type="string" calcext:value-type="string">
            <text:p>H NO;714 ALWYN COLONY KUKKATPALLY BALANAGAR .RR.DIST</text:p>
          </table:table-cell>
          <table:table-cell office:value-type="float" office:value="9959127022" calcext:value-type="float">
            <text:p>9959127022</text:p>
          </table:table-cell>
        </table:table-row>
        <table:table-row table:style-name="ro2">
          <table:table-cell/>
          <table:table-cell office:value-type="string" calcext:value-type="string">
            <text:p>AFDBH021700857442</text:p>
          </table:table-cell>
          <table:table-cell office:value-type="float" office:value="520741217588" calcext:value-type="float">
            <text:p>520741217588</text:p>
          </table:table-cell>
          <table:table-cell office:value-type="string" calcext:value-type="string">
            <text:p>DURGA BHAVANI</text:p>
          </table:table-cell>
          <table:table-cell office:value-type="string" calcext:value-type="string">
            <text:p>(W/O)RAMA KRISHNA</text:p>
          </table:table-cell>
          <table:table-cell office:value-type="string" calcext:value-type="string">
            <text:p>H NO;1293 PRAGATHI NAGAR KUKKATPALLY BALANAGAR .RR.DIST</text:p>
          </table:table-cell>
          <table:table-cell office:value-type="float" office:value="9642339696" calcext:value-type="float">
            <text:p>9642339696</text:p>
          </table:table-cell>
        </table:table-row>
        <table:table-row table:style-name="ro2">
          <table:table-cell/>
          <table:table-cell office:value-type="string" calcext:value-type="string">
            <text:p>AFDBH021700857441</text:p>
          </table:table-cell>
          <table:table-cell office:value-type="float" office:value="295368380735" calcext:value-type="float">
            <text:p>295368380735</text:p>
          </table:table-cell>
          <table:table-cell office:value-type="string" calcext:value-type="string">
            <text:p>PAVANI C.H</text:p>
          </table:table-cell>
          <table:table-cell office:value-type="string" calcext:value-type="string">
            <text:p>(W/O)GOURI SHANKAR.C.H</text:p>
          </table:table-cell>
          <table:table-cell office:value-type="string" calcext:value-type="string">
            <text:p>H NO;1293 PRAGATHINAGAR KUKKATPALLY BALANAGAR .RR.DIST</text:p>
          </table:table-cell>
          <table:table-cell office:value-type="float" office:value="9948478999" calcext:value-type="float">
            <text:p>9948478999</text:p>
          </table:table-cell>
        </table:table-row>
        <table:table-row table:style-name="ro2">
          <table:table-cell/>
          <table:table-cell office:value-type="string" calcext:value-type="string">
            <text:p>AFDBH021700857404</text:p>
          </table:table-cell>
          <table:table-cell office:value-type="float" office:value="992255122463" calcext:value-type="float">
            <text:p>992255122463</text:p>
          </table:table-cell>
          <table:table-cell office:value-type="string" calcext:value-type="string">
            <text:p>P.SAROOJINI</text:p>
          </table:table-cell>
          <table:table-cell office:value-type="string" calcext:value-type="string">
            <text:p>(W/O)RAMBABBU</text:p>
          </table:table-cell>
          <table:table-cell office:value-type="string" calcext:value-type="string">
            <text:p>H NO;13/23 INDIRAMMA COLONY NIZAMPET BACHUPALLY.RR.DIST</text:p>
          </table:table-cell>
          <table:table-cell office:value-type="float" office:value="9912104924" calcext:value-type="float">
            <text:p>9912104924</text:p>
          </table:table-cell>
        </table:table-row>
        <table:table-row table:style-name="ro2">
          <table:table-cell/>
          <table:table-cell office:value-type="string" calcext:value-type="string">
            <text:p>AFDBH021700857452</text:p>
          </table:table-cell>
          <table:table-cell office:value-type="float" office:value="338432571708" calcext:value-type="float">
            <text:p>338432571708</text:p>
          </table:table-cell>
          <table:table-cell table:style-name="ce22" office:value-type="string" calcext:value-type="string">
            <text:p>YANDRAPRAGDA PADMA</text:p>
          </table:table-cell>
          <table:table-cell office:value-type="string" calcext:value-type="string">
            <text:p>(W/O)Y.KRISHNA RAO</text:p>
          </table:table-cell>
          <table:table-cell office:value-type="string" calcext:value-type="string">
            <text:p>H NO;714 ALWYN COLONY PHASE-2 KUKKATPALLY BALANAGAR .RR.DIST</text:p>
          </table:table-cell>
          <table:table-cell office:value-type="float" office:value="9618070919" calcext:value-type="float">
            <text:p>9618070919</text:p>
          </table:table-cell>
        </table:table-row>
        <table:table-row table:style-name="ro2">
          <table:table-cell/>
          <table:table-cell office:value-type="string" calcext:value-type="string">
            <text:p>AFDBH021700857451</text:p>
          </table:table-cell>
          <table:table-cell office:value-type="float" office:value="271706040879" calcext:value-type="float">
            <text:p>271706040879</text:p>
          </table:table-cell>
          <table:table-cell table:style-name="ce24" office:value-type="string" calcext:value-type="string">
            <text:p>NAGAVENKATA SRIGAYATRI</text:p>
          </table:table-cell>
          <table:table-cell office:value-type="string" calcext:value-type="string">
            <text:p>(D/O)GANAPATHI RAO</text:p>
          </table:table-cell>
          <table:table-cell office:value-type="string" calcext:value-type="string">
            <text:p>HNO.196/197,205 2ND FLR BALAVIHAR KALYANAGARBERAMGUDA.RR.DST</text:p>
          </table:table-cell>
          <table:table-cell office:value-type="float" office:value="9848373021" calcext:value-type="float">
            <text:p>9848373021</text:p>
          </table:table-cell>
        </table:table-row>
        <table:table-row table:style-name="ro2">
          <table:table-cell/>
          <table:table-cell office:value-type="string" calcext:value-type="string">
            <text:p>AFDBH021700857450</text:p>
          </table:table-cell>
          <table:table-cell office:value-type="float" office:value="577885252504" calcext:value-type="float">
            <text:p>577885252504</text:p>
          </table:table-cell>
          <table:table-cell office:value-type="string" calcext:value-type="string">
            <text:p>V,SAMRAJA LAKSHMI</text:p>
          </table:table-cell>
          <table:table-cell office:value-type="string" calcext:value-type="string">
            <text:p>(W/O)VIGNESWARAO(LATE)</text:p>
          </table:table-cell>
          <table:table-cell office:value-type="string" calcext:value-type="string">
            <text:p>H NO;2-22-125/3 VIJAYANAGAR COLONY KUKKATPALLY .RR.DIST</text:p>
          </table:table-cell>
          <table:table-cell office:value-type="float" office:value="8179769061" calcext:value-type="float">
            <text:p>8179769061</text:p>
          </table:table-cell>
        </table:table-row>
        <table:table-row table:style-name="ro2">
          <table:table-cell/>
          <table:table-cell office:value-type="string" calcext:value-type="string">
            <text:p>AFDBH021700857449</text:p>
          </table:table-cell>
          <table:table-cell office:value-type="float" office:value="928643793023" calcext:value-type="float">
            <text:p>928643793023</text:p>
          </table:table-cell>
          <table:table-cell office:value-type="string" calcext:value-type="string">
            <text:p>DHANDU KALPANA</text:p>
          </table:table-cell>
          <table:table-cell office:value-type="string" calcext:value-type="string">
            <text:p>(W/O)DANDU PRASAD RAJU</text:p>
          </table:table-cell>
          <table:table-cell office:value-type="string" calcext:value-type="string">
            <text:p>H NO;1293 PRAGATHINAGAR KUKKATPALLY BALANAGAR .RR.DIST</text:p>
          </table:table-cell>
          <table:table-cell office:value-type="float" office:value="9848382343" calcext:value-type="float">
            <text:p>9848382343</text:p>
          </table:table-cell>
        </table:table-row>
        <table:table-row table:style-name="ro2">
          <table:table-cell/>
          <table:table-cell office:value-type="string" calcext:value-type="string">
            <text:p>AFDBH021700857447</text:p>
          </table:table-cell>
          <table:table-cell office:value-type="float" office:value="336798806650" calcext:value-type="float">
            <text:p>336798806650</text:p>
          </table:table-cell>
          <table:table-cell office:value-type="string" calcext:value-type="string">
            <text:p>VALLURI KRISHNAVENI</text:p>
          </table:table-cell>
          <table:table-cell office:value-type="string" calcext:value-type="string">
            <text:p>(W/O)V.MURALI KRISHNA</text:p>
          </table:table-cell>
          <table:table-cell office:value-type="string" calcext:value-type="string">
            <text:p>H NO;1-99 NIZAMPET VILLAGE BACHUPALLY KUKKATPALLY.RR.DIST</text:p>
          </table:table-cell>
          <table:table-cell office:value-type="float" office:value="9885760089" calcext:value-type="float">
            <text:p>9885760089</text:p>
          </table:table-cell>
        </table:table-row>
        <table:table-row table:style-name="ro2">
          <table:table-cell/>
          <table:table-cell office:value-type="string" calcext:value-type="string">
            <text:p>AFDBH021700998357</text:p>
          </table:table-cell>
          <table:table-cell office:value-type="float" office:value="415470063447" calcext:value-type="float">
            <text:p>415470063447</text:p>
          </table:table-cell>
          <table:table-cell office:value-type="string" calcext:value-type="string">
            <text:p>NAGADURGA V</text:p>
          </table:table-cell>
          <table:table-cell table:style-name="ce14" office:value-type="string" calcext:value-type="string">
            <text:p>(W/O)NAGA VENKATARAMAKRISHNA</text:p>
          </table:table-cell>
          <table:table-cell office:value-type="string" calcext:value-type="string">
            <text:p>H NO;8-3-230/59/1 VENKATAGIRI SHAKEPET.RR.DIST</text:p>
          </table:table-cell>
          <table:table-cell office:value-type="float" office:value="9985209090" calcext:value-type="float">
            <text:p>9985209090</text:p>
          </table:table-cell>
        </table:table-row>
        <table:table-row table:style-name="ro2">
          <table:table-cell/>
          <table:table-cell office:value-type="string" calcext:value-type="string">
            <text:p>AFDBH021801040808</text:p>
          </table:table-cell>
          <table:table-cell office:value-type="float" office:value="211746865838" calcext:value-type="float">
            <text:p>211746865838</text:p>
          </table:table-cell>
          <table:table-cell office:value-type="string" calcext:value-type="string">
            <text:p>GANDI <text:s/>SWATHI</text:p>
          </table:table-cell>
          <table:table-cell table:style-name="ce14" office:value-type="string" calcext:value-type="string">
            <text:p>(W/O)<text:span text:style-name="T1">VASU</text:span></text:p>
          </table:table-cell>
          <table:table-cell office:value-type="string" calcext:value-type="string">
            <text:p>H NO;6-4-23 B-N R X ROAD BALANAGAR KUKKATPALLY .RR.DIST</text:p>
          </table:table-cell>
          <table:table-cell office:value-type="float" office:value="8464990758" calcext:value-type="float">
            <text:p>8464990758</text:p>
          </table:table-cell>
        </table:table-row>
        <table:table-row table:style-name="ro2">
          <table:table-cell/>
          <table:table-cell office:value-type="string" calcext:value-type="string">
            <text:p>AFDBH021801040809</text:p>
          </table:table-cell>
          <table:table-cell office:value-type="float" office:value="307625198949" calcext:value-type="float">
            <text:p>307625198949</text:p>
          </table:table-cell>
          <table:table-cell office:value-type="string" calcext:value-type="string">
            <text:p>DODDI SURYAVATHI</text:p>
          </table:table-cell>
          <table:table-cell table:style-name="ce14" office:value-type="string" calcext:value-type="string">
            <text:p>(W/O)DODDI SRINIVASA RAO </text:p>
          </table:table-cell>
          <table:table-cell office:value-type="string" calcext:value-type="string">
            <text:p>H NO;6-296/3/5//C VEKATESWARA NAGAR CHINTAL.RR.DIST</text:p>
          </table:table-cell>
          <table:table-cell office:value-type="float" office:value="9640652626" calcext:value-type="float">
            <text:p>9640652626</text:p>
          </table:table-cell>
        </table:table-row>
        <table:table-row table:style-name="ro2">
          <table:table-cell/>
          <table:table-cell office:value-type="string" calcext:value-type="string">
            <text:p>AFDBH021700899297</text:p>
          </table:table-cell>
          <table:table-cell office:value-type="float" office:value="364285731232" calcext:value-type="float">
            <text:p>364285731232</text:p>
          </table:table-cell>
          <table:table-cell office:value-type="string" calcext:value-type="string">
            <text:p>NIDHI NAVAGHARE</text:p>
          </table:table-cell>
          <table:table-cell table:style-name="ce14" office:value-type="string" calcext:value-type="string">
            <text:p> <text:span text:style-name="T1">(W/O)VIKASH</text:span></text:p>
          </table:table-cell>
          <table:table-cell office:value-type="string" calcext:value-type="string">
            <text:p>H NO;6-3-143 KOMATIBASTI <text:s/>BALANAGAR KUKKATPALLY RR.DIST</text:p>
          </table:table-cell>
          <table:table-cell office:value-type="float" office:value="7675000727" calcext:value-type="float">
            <text:p>7675000727</text:p>
          </table:table-cell>
        </table:table-row>
        <table:table-row table:style-name="ro2">
          <table:table-cell/>
          <table:table-cell office:value-type="string" calcext:value-type="string">
            <text:p>AFDBH021700988578</text:p>
          </table:table-cell>
          <table:table-cell office:value-type="float" office:value="510728097694" calcext:value-type="float">
            <text:p>510728097694</text:p>
          </table:table-cell>
          <table:table-cell office:value-type="string" calcext:value-type="string">
            <text:p>MARUGU SUNITHA</text:p>
          </table:table-cell>
          <table:table-cell table:style-name="ce12" office:value-type="string" calcext:value-type="string">
            <text:p>(W/O)M.CHANDRA SHEKAR</text:p>
          </table:table-cell>
          <table:table-cell office:value-type="string" calcext:value-type="string">
            <text:p>H NO;7-8-32 GOWTHAM NAGAR BALANAGAR KUKKATPALLY .RR.DIST</text:p>
          </table:table-cell>
          <table:table-cell office:value-type="float" office:value="9848824114" calcext:value-type="float">
            <text:p>9848824114</text:p>
          </table:table-cell>
        </table:table-row>
        <table:table-row table:style-name="ro2">
          <table:table-cell/>
          <table:table-cell office:value-type="string" calcext:value-type="string">
            <text:p>AFDBH021700988579</text:p>
          </table:table-cell>
          <table:table-cell office:value-type="float" office:value="967045101017" calcext:value-type="float">
            <text:p>967045101017</text:p>
          </table:table-cell>
          <table:table-cell office:value-type="string" calcext:value-type="string">
            <text:p>FARHANA KOWSER</text:p>
          </table:table-cell>
          <table:table-cell table:style-name="ce14" office:value-type="string" calcext:value-type="string">
            <text:p>(W/O)MIRZA ZABIULLAH BAIG</text:p>
          </table:table-cell>
          <table:table-cell office:value-type="string" calcext:value-type="string">
            <text:p>H NO;7-2-49/5/A/42 DNM COLONY SANATHNAGAR BALANAGAR RR.DIST</text:p>
          </table:table-cell>
          <table:table-cell office:value-type="float" office:value="9550507487" calcext:value-type="float">
            <text:p>9550507487</text:p>
          </table:table-cell>
        </table:table-row>
        <table:table-row table:style-name="ro2">
          <table:table-cell/>
          <table:table-cell office:value-type="string" calcext:value-type="string">
            <text:p>AFDBH021700986807</text:p>
          </table:table-cell>
          <table:table-cell office:value-type="float" office:value="367390861378" calcext:value-type="float">
            <text:p>367390861378</text:p>
          </table:table-cell>
          <table:table-cell office:value-type="string" calcext:value-type="string">
            <text:p>ANURADHA</text:p>
          </table:table-cell>
          <table:table-cell table:style-name="ce12" office:value-type="string" calcext:value-type="string">
            <text:p>(W/O)YADAGIRI</text:p>
          </table:table-cell>
          <table:table-cell office:value-type="string" calcext:value-type="string">
            <text:p>H NO; .41-12 SANJAY PURI NAGAR JAGATHGIRI GUTTA .RR.DIST</text:p>
          </table:table-cell>
          <table:table-cell office:value-type="float" office:value="9392666993" calcext:value-type="float">
            <text:p>9392666993</text:p>
          </table:table-cell>
        </table:table-row>
        <table:table-row table:style-name="ro2">
          <table:table-cell/>
          <table:table-cell office:value-type="string" calcext:value-type="string">
            <text:p>AFDBH021700986621</text:p>
          </table:table-cell>
          <table:table-cell office:value-type="float" office:value="495722965408" calcext:value-type="float">
            <text:p>495722965408</text:p>
          </table:table-cell>
          <table:table-cell table:style-name="ce14" office:value-type="string" calcext:value-type="string">
            <text:p>VADEPALY VARALAKSHMI</text:p>
          </table:table-cell>
          <table:table-cell table:style-name="ce14" office:value-type="string" calcext:value-type="string">
            <text:p> <text:span text:style-name="T1">(M/O)PRAMEELA</text:span></text:p>
          </table:table-cell>
          <table:table-cell office:value-type="string" calcext:value-type="string">
            <text:p>H NO;.6-4-115/1 KOMATIBASTI <text:s/>BALANAGAR -12 KUKKATPALLY .RR.DIST</text:p>
          </table:table-cell>
          <table:table-cell office:value-type="float" office:value="9177367769" calcext:value-type="float">
            <text:p>9177367769</text:p>
          </table:table-cell>
        </table:table-row>
        <table:table-row table:style-name="ro2">
          <table:table-cell/>
          <table:table-cell office:value-type="string" calcext:value-type="string">
            <text:p>AFDBH021700986782</text:p>
          </table:table-cell>
          <table:table-cell office:value-type="float" office:value="323761469850" calcext:value-type="float">
            <text:p>323761469850</text:p>
          </table:table-cell>
          <table:table-cell office:value-type="string" calcext:value-type="string">
            <text:p>K.BUJJI</text:p>
          </table:table-cell>
          <table:table-cell table:style-name="ce12" office:value-type="string" calcext:value-type="string">
            <text:p>(W/O)K.HIRAMAN</text:p>
          </table:table-cell>
          <table:table-cell office:value-type="string" calcext:value-type="string">
            <text:p>H NO;4-18/1 KOMATI BASTI BALANAGAR KUKKATPALLY RR.DIST</text:p>
          </table:table-cell>
          <table:table-cell office:value-type="float" office:value="8096209374" calcext:value-type="float">
            <text:p>8096209374</text:p>
          </table:table-cell>
        </table:table-row>
        <table:table-row table:style-name="ro2">
          <table:table-cell/>
          <table:table-cell office:value-type="string" calcext:value-type="string">
            <text:p>AFDBH021700986789</text:p>
          </table:table-cell>
          <table:table-cell office:value-type="float" office:value="237607208717" calcext:value-type="float">
            <text:p>237607208717</text:p>
          </table:table-cell>
          <table:table-cell office:value-type="string" calcext:value-type="string">
            <text:p>ZAINAB FATHIMA</text:p>
          </table:table-cell>
          <table:table-cell table:style-name="ce14" office:value-type="string" calcext:value-type="string">
            <text:p> <text:span text:style-name="T1">(W/O)SHAIK ISMAIL ALI</text:span></text:p>
          </table:table-cell>
          <table:table-cell office:value-type="string" calcext:value-type="string">
            <text:p>H NO;6-3-1242/137 RAJBHAVAN ROAD KAIRTHABAD HYD .RR.DIST</text:p>
          </table:table-cell>
          <table:table-cell office:value-type="float" office:value="8106570708" calcext:value-type="float">
            <text:p>8106570708</text:p>
          </table:table-cell>
        </table:table-row>
        <table:table-row table:style-name="ro2">
          <table:table-cell/>
          <table:table-cell office:value-type="string" calcext:value-type="string">
            <text:p>AFDBH021700988577</text:p>
          </table:table-cell>
          <table:table-cell office:value-type="float" office:value="253996638161" calcext:value-type="float">
            <text:p>253996638161</text:p>
          </table:table-cell>
          <table:table-cell office:value-type="string" calcext:value-type="string">
            <text:p>SAKEENA BEGUM</text:p>
          </table:table-cell>
          <table:table-cell table:style-name="ce14" office:value-type="string" calcext:value-type="string">
            <text:p> <text:span text:style-name="T1">(W/O)MAHAMMED ATHIQ</text:span></text:p>
          </table:table-cell>
          <table:table-cell office:value-type="string" calcext:value-type="string">
            <text:p>H NO;14-1-104/43/C ALLAPUR BORABONDA BALANAGAR RR.DIST</text:p>
          </table:table-cell>
          <table:table-cell office:value-type="float" office:value="8885504694" calcext:value-type="float">
            <text:p>8885504694</text:p>
          </table:table-cell>
        </table:table-row>
        <table:table-row table:style-name="ro2">
          <table:table-cell/>
          <table:table-cell office:value-type="string" calcext:value-type="string">
            <text:p>AFDBH021700908078</text:p>
          </table:table-cell>
          <table:table-cell office:value-type="float" office:value="853128576394" calcext:value-type="float">
            <text:p>853128576394</text:p>
          </table:table-cell>
          <table:table-cell office:value-type="string" calcext:value-type="string">
            <text:p>BOKKA JHANSI</text:p>
          </table:table-cell>
          <table:table-cell table:style-name="ce14" office:value-type="string" calcext:value-type="string">
            <text:p> <text:span text:style-name="T1">(W/O)S.SURESH</text:span></text:p>
          </table:table-cell>
          <table:table-cell office:value-type="string" calcext:value-type="string">
            <text:p>H NO;6-3-133/10 KOMATI BASTI BALANAGAR KUKKATPALLY.RR.DIST</text:p>
          </table:table-cell>
          <table:table-cell office:value-type="float" office:value="9000010843" calcext:value-type="float">
            <text:p>9000010843</text:p>
          </table:table-cell>
        </table:table-row>
        <table:table-row table:style-name="ro2">
          <table:table-cell/>
          <table:table-cell office:value-type="string" calcext:value-type="string">
            <text:p>AFDBH021700988581</text:p>
          </table:table-cell>
          <table:table-cell office:value-type="float" office:value="879568512412" calcext:value-type="float">
            <text:p>879568512412</text:p>
          </table:table-cell>
          <table:table-cell office:value-type="string" calcext:value-type="string">
            <text:p>NAZIA BEGUM</text:p>
          </table:table-cell>
          <table:table-cell table:style-name="ce14" office:value-type="string" calcext:value-type="string">
            <text:p>(W/O)MIRZA RAHAMTHULLA BAIG</text:p>
          </table:table-cell>
          <table:table-cell office:value-type="string" calcext:value-type="string">
            <text:p>H NO;7-2-49/5/A/42 D.N.M COLONY SANATHNAGAR BALANAGAR RR.DIST</text:p>
          </table:table-cell>
          <table:table-cell office:value-type="float" office:value="9700318788" calcext:value-type="float">
            <text:p>9700318788</text:p>
          </table:table-cell>
        </table:table-row>
        <table:table-row table:style-name="ro2">
          <table:table-cell/>
          <table:table-cell office:value-type="string" calcext:value-type="string">
            <text:p>AFDBH021700986792</text:p>
          </table:table-cell>
          <table:table-cell office:value-type="float" office:value="900771654045" calcext:value-type="float">
            <text:p>900771654045</text:p>
          </table:table-cell>
          <table:table-cell office:value-type="string" calcext:value-type="string">
            <text:p>SAMEENA BEGUM</text:p>
          </table:table-cell>
          <table:table-cell table:style-name="ce14" office:value-type="string" calcext:value-type="string">
            <text:p> <text:span text:style-name="T1">(W/O)ASHRAF AHMED</text:span></text:p>
          </table:table-cell>
          <table:table-cell office:value-type="string" calcext:value-type="string">
            <text:p>H NO;6-3-133/9 BALANAGAR-12 KUKKATPALLY RR.DIST</text:p>
          </table:table-cell>
          <table:table-cell office:value-type="float" office:value="9299706009" calcext:value-type="float">
            <text:p>9299706009</text:p>
          </table:table-cell>
        </table:table-row>
        <table:table-row table:style-name="ro2">
          <table:table-cell/>
          <table:table-cell office:value-type="string" calcext:value-type="string">
            <text:p>AFDBH021700988556</text:p>
          </table:table-cell>
          <table:table-cell office:value-type="float" office:value="223673939587" calcext:value-type="float">
            <text:p>223673939587</text:p>
          </table:table-cell>
          <table:table-cell office:value-type="string" calcext:value-type="string">
            <text:p>BUDITH KANKADURGA</text:p>
          </table:table-cell>
          <table:table-cell table:style-name="ce12" office:value-type="string" calcext:value-type="string">
            <text:p>(W/O)BUDITH EKAMBARAM</text:p>
          </table:table-cell>
          <table:table-cell office:value-type="string" calcext:value-type="string">
            <text:p>H NO;10-8-158 LBS NAGAR FATHENAGAR BALANAGAR .RR.DIST</text:p>
          </table:table-cell>
          <table:table-cell office:value-type="float" office:value="9502678052" calcext:value-type="float">
            <text:p>9502678052</text:p>
          </table:table-cell>
        </table:table-row>
        <table:table-row table:style-name="ro2">
          <table:table-cell/>
          <table:table-cell office:value-type="string" calcext:value-type="string">
            <text:p>AFDBH021700905092</text:p>
          </table:table-cell>
          <table:table-cell table:style-name="ce9" office:value-type="string" calcext:value-type="string">
            <text:p>FPE-649735468573</text:p>
          </table:table-cell>
          <table:table-cell office:value-type="string" calcext:value-type="string">
            <text:p>ATYA BEGUM SYED</text:p>
          </table:table-cell>
          <table:table-cell office:value-type="string" calcext:value-type="string">
            <text:p>(W/O)KAREEM SYED</text:p>
          </table:table-cell>
          <table:table-cell office:value-type="string" calcext:value-type="string">
            <text:p>H NO;230 JAYASATOSH NAGAR SURARAM QUTHBULLAPUR <text:s/>.RR.DIST</text:p>
          </table:table-cell>
          <table:table-cell office:value-type="float" office:value="9963120928" calcext:value-type="float">
            <text:p>9963120928</text:p>
          </table:table-cell>
        </table:table-row>
        <table:table-row table:style-name="ro2">
          <table:table-cell/>
          <table:table-cell office:value-type="string" calcext:value-type="string">
            <text:p>AFDBH021700988580</text:p>
          </table:table-cell>
          <table:table-cell table:style-name="ce10" office:value-type="float" office:value="518004610516" calcext:value-type="float">
            <text:p>518004610516</text:p>
          </table:table-cell>
          <table:table-cell office:value-type="string" calcext:value-type="string">
            <text:p>M.KRISHNA BAI</text:p>
          </table:table-cell>
          <table:table-cell office:value-type="string" calcext:value-type="string">
            <text:p>(W/O)GNANESWAR</text:p>
          </table:table-cell>
          <table:table-cell office:value-type="string" calcext:value-type="string">
            <text:p>H NO;3-10/180 RAJIVGANDHI NAGAR BACHOPALLY .RR.DIST</text:p>
          </table:table-cell>
          <table:table-cell office:value-type="float" office:value="9866143524" calcext:value-type="float">
            <text:p>9866143524</text:p>
          </table:table-cell>
        </table:table-row>
        <table:table-row table:style-name="ro2">
          <table:table-cell/>
          <table:table-cell office:value-type="string" calcext:value-type="string">
            <text:p>AFDBH021801019920</text:p>
          </table:table-cell>
          <table:table-cell office:value-type="float" office:value="290132889684" calcext:value-type="float">
            <text:p>290132889684</text:p>
          </table:table-cell>
          <table:table-cell office:value-type="string" calcext:value-type="string">
            <text:p>NAYYEM PASHA</text:p>
          </table:table-cell>
          <table:table-cell office:value-type="string" calcext:value-type="string">
            <text:p>(S/O)BURAN</text:p>
          </table:table-cell>
          <table:table-cell office:value-type="string" calcext:value-type="string">
            <text:p>H NO;3-33 KOWKUNTLA CHEVELLA .RR.DISTRICT </text:p>
          </table:table-cell>
          <table:table-cell office:value-type="float" office:value="7893417846" calcext:value-type="float">
            <text:p>7893417846</text:p>
          </table:table-cell>
        </table:table-row>
        <table:table-row table:style-name="ro2">
          <table:table-cell/>
          <table:table-cell office:value-type="string" calcext:value-type="string">
            <text:p>AFDBH021700990407</text:p>
          </table:table-cell>
          <table:table-cell office:value-type="float" office:value="942484202245" calcext:value-type="float">
            <text:p>942484202245</text:p>
          </table:table-cell>
          <table:table-cell office:value-type="string" calcext:value-type="string">
            <text:p>MD.GOUSIYA BEGUM</text:p>
          </table:table-cell>
          <table:table-cell office:value-type="string" calcext:value-type="string">
            <text:p>(W/O)MD.VAHEEM</text:p>
          </table:table-cell>
          <table:table-cell office:value-type="string" calcext:value-type="string">
            <text:p>H NO;3-33 KOWKUNTLA CHEVELLA .RR.DISTRICT </text:p>
          </table:table-cell>
          <table:table-cell office:value-type="float" office:value="9704288217" calcext:value-type="float">
            <text:p>9704288217</text:p>
          </table:table-cell>
        </table:table-row>
        <table:table-row table:style-name="ro2">
          <table:table-cell/>
          <table:table-cell office:value-type="string" calcext:value-type="string">
            <text:p>AFDBH021801019912</text:p>
          </table:table-cell>
          <table:table-cell office:value-type="float" office:value="617340484551" calcext:value-type="float">
            <text:p>617340484551</text:p>
          </table:table-cell>
          <table:table-cell office:value-type="string" calcext:value-type="string">
            <text:p>JANGIR BEE</text:p>
          </table:table-cell>
          <table:table-cell office:value-type="string" calcext:value-type="string">
            <text:p>(W/O)JABBAR</text:p>
          </table:table-cell>
          <table:table-cell office:value-type="string" calcext:value-type="string">
            <text:p>H NO; 3-56 KOWKUNTLA CHEVALLA .RR.DISTRICT</text:p>
          </table:table-cell>
          <table:table-cell office:value-type="float" office:value="9949514610" calcext:value-type="float">
            <text:p>9949514610</text:p>
          </table:table-cell>
        </table:table-row>
        <table:table-row table:style-name="ro2">
          <table:table-cell/>
          <table:table-cell office:value-type="string" calcext:value-type="string">
            <text:p>AFDBH021700990821</text:p>
          </table:table-cell>
          <table:table-cell office:value-type="float" office:value="595749117588" calcext:value-type="float">
            <text:p>595749117588</text:p>
          </table:table-cell>
          <table:table-cell office:value-type="string" calcext:value-type="string">
            <text:p>HABEDA BEGUM</text:p>
          </table:table-cell>
          <table:table-cell office:value-type="string" calcext:value-type="string">
            <text:p>(D/O)BURAN SAHEL</text:p>
          </table:table-cell>
          <table:table-cell office:value-type="string" calcext:value-type="string">
            <text:p>H NO;8-88/1 MOOGALI GIDHA FARUKH NAGAR.RR.DISTRICT </text:p>
          </table:table-cell>
          <table:table-cell office:value-type="float" office:value="9603558181" calcext:value-type="float">
            <text:p>9603558181</text:p>
          </table:table-cell>
        </table:table-row>
        <table:table-row table:style-name="ro2">
          <table:table-cell/>
          <table:table-cell office:value-type="string" calcext:value-type="string">
            <text:p>AFDBH021700990850</text:p>
          </table:table-cell>
          <table:table-cell office:value-type="float" office:value="452975091410" calcext:value-type="float">
            <text:p>452975091410</text:p>
          </table:table-cell>
          <table:table-cell office:value-type="string" calcext:value-type="string">
            <text:p>JAHEEDA</text:p>
          </table:table-cell>
          <table:table-cell office:value-type="string" calcext:value-type="string">
            <text:p>(W/O)MANSOOD AALI</text:p>
          </table:table-cell>
          <table:table-cell office:value-type="string" calcext:value-type="string">
            <text:p>H NO;1-22 MUSILEM GERE SRIRANGAPUR KONHDURG .RR.DISTRICT </text:p>
          </table:table-cell>
          <table:table-cell office:value-type="float" office:value="9949623482" calcext:value-type="float">
            <text:p>9949623482</text:p>
          </table:table-cell>
        </table:table-row>
        <table:table-row table:style-name="ro2">
          <table:table-cell/>
          <table:table-cell office:value-type="string" calcext:value-type="string">
            <text:p>AFDBH021700990864</text:p>
          </table:table-cell>
          <table:table-cell office:value-type="float" office:value="324268933106" calcext:value-type="float">
            <text:p>324268933106</text:p>
          </table:table-cell>
          <table:table-cell/>
          <table:table-cell office:value-type="string" calcext:value-type="string">
            <text:p>(W/O)MD.MANSOOD AALI</text:p>
          </table:table-cell>
          <table:table-cell office:value-type="string" calcext:value-type="string">
            <text:p>H NO;1-22 MUSLIM GERE SRIRANGAPUR <text:s/>.RR.DISTRICT </text:p>
          </table:table-cell>
          <table:table-cell office:value-type="float" office:value="9885835311" calcext:value-type="float">
            <text:p>9885835311</text:p>
          </table:table-cell>
        </table:table-row>
        <table:table-row table:style-name="ro2">
          <table:table-cell/>
          <table:table-cell office:value-type="string" calcext:value-type="string">
            <text:p>AFDBH021801034652</text:p>
          </table:table-cell>
          <table:table-cell office:value-type="float" office:value="949234612495" calcext:value-type="float">
            <text:p>949234612495</text:p>
          </table:table-cell>
          <table:table-cell office:value-type="string" calcext:value-type="string">
            <text:p>NAJEMA BEGUM</text:p>
          </table:table-cell>
          <table:table-cell office:value-type="string" calcext:value-type="string">
            <text:p>(W/O)ABDUL VAHED</text:p>
          </table:table-cell>
          <table:table-cell office:value-type="string" calcext:value-type="string">
            <text:p>H NO;8-15/52/C/4 SEFICOLONY MYLAREDEV PALLY .RR.DISTRICT </text:p>
          </table:table-cell>
          <table:table-cell office:value-type="float" office:value="8555947808" calcext:value-type="float">
            <text:p>8555947808</text:p>
          </table:table-cell>
        </table:table-row>
        <table:table-row table:style-name="ro2">
          <table:table-cell/>
          <table:table-cell office:value-type="string" calcext:value-type="string">
            <text:p>AFDBH021700990413</text:p>
          </table:table-cell>
          <table:table-cell office:value-type="float" office:value="282582918228" calcext:value-type="float">
            <text:p>282582918228</text:p>
          </table:table-cell>
          <table:table-cell table:style-name="ce15" office:value-type="string" calcext:value-type="string">
            <text:p>LAHEEQ UNNISA BEGUM</text:p>
          </table:table-cell>
          <table:table-cell office:value-type="string" calcext:value-type="string">
            <text:p>(W/O)MOHAMMAD ZAFFAR</text:p>
          </table:table-cell>
          <table:table-cell office:value-type="string" calcext:value-type="string">
            <text:p>H NO; 8-15-96/39/8 ADILSHA COLONY MYLERDEVPALLY .RR.DIST</text:p>
          </table:table-cell>
          <table:table-cell office:value-type="float" office:value="9989266187" calcext:value-type="float">
            <text:p>9989266187</text:p>
          </table:table-cell>
        </table:table-row>
        <table:table-row table:style-name="ro2">
          <table:table-cell/>
          <table:table-cell office:value-type="string" calcext:value-type="string">
            <text:p>AFDBH021700990414</text:p>
          </table:table-cell>
          <table:table-cell office:value-type="float" office:value="763626541323" calcext:value-type="float">
            <text:p>763626541323</text:p>
          </table:table-cell>
          <table:table-cell office:value-type="string" calcext:value-type="string">
            <text:p>NASSRIN BEGUM</text:p>
          </table:table-cell>
          <table:table-cell office:value-type="string" calcext:value-type="string">
            <text:p>(W/O)FAROOQ</text:p>
          </table:table-cell>
          <table:table-cell office:value-type="string" calcext:value-type="string">
            <text:p>H NO;17-185/1 ERRAKUNTA <text:s/>BALAPUR SAROORNAGAR .RR.DISTRICT </text:p>
          </table:table-cell>
          <table:table-cell office:value-type="float" office:value="9494154950" calcext:value-type="float">
            <text:p>9494154950</text:p>
          </table:table-cell>
        </table:table-row>
        <table:table-row table:style-name="ro2">
          <table:table-cell/>
          <table:table-cell office:value-type="string" calcext:value-type="string">
            <text:p>AFDBH021801034646</text:p>
          </table:table-cell>
          <table:table-cell office:value-type="float" office:value="225022886334" calcext:value-type="float">
            <text:p>225022886334</text:p>
          </table:table-cell>
          <table:table-cell office:value-type="string" calcext:value-type="string">
            <text:p>AAYESHA BEGUM</text:p>
          </table:table-cell>
          <table:table-cell office:value-type="string" calcext:value-type="string">
            <text:p>(W/O)MD.HABEEB</text:p>
          </table:table-cell>
          <table:table-cell table:style-name="ce24" office:value-type="string" calcext:value-type="string">
            <text:p>H NO; 19-4-279/C/160 N.S.KUNTA FALAK NAMMA .RR.DIST</text:p>
          </table:table-cell>
          <table:table-cell office:value-type="float" office:value="7794092382" calcext:value-type="float">
            <text:p>7794092382</text:p>
          </table:table-cell>
        </table:table-row>
        <table:table-row table:style-name="ro2">
          <table:table-cell/>
          <table:table-cell office:value-type="string" calcext:value-type="string">
            <text:p>AFDBH021700990411</text:p>
          </table:table-cell>
          <table:table-cell office:value-type="float" office:value="638538033095" calcext:value-type="float">
            <text:p>638538033095</text:p>
          </table:table-cell>
          <table:table-cell office:value-type="string" calcext:value-type="string">
            <text:p>MAHMOONA BEGUM</text:p>
          </table:table-cell>
          <table:table-cell office:value-type="string" calcext:value-type="string">
            <text:p>(W/O)SK.MOHAMMAD</text:p>
          </table:table-cell>
          <table:table-cell office:value-type="string" calcext:value-type="string">
            <text:p>H NO;4-18-170 HASAN NAGAR SIVARAMPALLY .RR.DISTRICT </text:p>
          </table:table-cell>
          <table:table-cell office:value-type="float" office:value="9700169140" calcext:value-type="float">
            <text:p>9700169140</text:p>
          </table:table-cell>
        </table:table-row>
        <table:table-row table:style-name="ro2">
          <table:table-cell/>
          <table:table-cell office:value-type="string" calcext:value-type="string">
            <text:p>AFDBH021700990409</text:p>
          </table:table-cell>
          <table:table-cell office:value-type="float" office:value="524604377717" calcext:value-type="float">
            <text:p>524604377717</text:p>
          </table:table-cell>
          <table:table-cell office:value-type="string" calcext:value-type="string">
            <text:p>FARHEEN BEGUM</text:p>
          </table:table-cell>
          <table:table-cell office:value-type="string" calcext:value-type="string">
            <text:p>(W/O)MD.KHAJA PASHA</text:p>
          </table:table-cell>
          <table:table-cell office:value-type="string" calcext:value-type="string">
            <text:p>H NO;4-18-170 MEHMOOD NAGAR RAJENDARA <text:s/>NAGAR .RR.DISTRICT </text:p>
          </table:table-cell>
          <table:table-cell office:value-type="float" office:value="8639786982" calcext:value-type="float">
            <text:p>8639786982</text:p>
          </table:table-cell>
        </table:table-row>
        <table:table-row table:style-name="ro2">
          <table:table-cell/>
          <table:table-cell office:value-type="string" calcext:value-type="string">
            <text:p>AFDBH021700873665</text:p>
          </table:table-cell>
          <table:table-cell office:value-type="float" office:value="626440945663" calcext:value-type="float">
            <text:p>626440945663</text:p>
          </table:table-cell>
          <table:table-cell office:value-type="string" calcext:value-type="string">
            <text:p>RAHEEMA BEGUM</text:p>
          </table:table-cell>
          <table:table-cell office:value-type="string" calcext:value-type="string">
            <text:p>(W/O)MD.KHAJA </text:p>
          </table:table-cell>
          <table:table-cell office:value-type="string" calcext:value-type="string">
            <text:p>H NO; 4-18-170 HASAN NAGAR RAJENDRA NAGAR.RR.DISTRICT </text:p>
          </table:table-cell>
          <table:table-cell office:value-type="float" office:value="8142343525" calcext:value-type="float">
            <text:p>8142343525</text:p>
          </table:table-cell>
        </table:table-row>
        <table:table-row table:style-name="ro2">
          <table:table-cell/>
          <table:table-cell office:value-type="string" calcext:value-type="string">
            <text:p>AFDBH021700990422</text:p>
          </table:table-cell>
          <table:table-cell office:value-type="float" office:value="202215770962" calcext:value-type="float">
            <text:p>202215770962</text:p>
          </table:table-cell>
          <table:table-cell office:value-type="string" calcext:value-type="string">
            <text:p>SHANAJ BEGUM</text:p>
          </table:table-cell>
          <table:table-cell office:value-type="string" calcext:value-type="string">
            <text:p>(W/O)FIROZ KHAN</text:p>
          </table:table-cell>
          <table:table-cell office:value-type="string" calcext:value-type="string">
            <text:p>H NO;8-3-169/77 H.F.NAGAR BORABONDA .RR.DISTRICT </text:p>
          </table:table-cell>
          <table:table-cell office:value-type="float" office:value="8522904874" calcext:value-type="float">
            <text:p>8522904874</text:p>
          </table:table-cell>
        </table:table-row>
        <table:table-row table:style-name="ro2">
          <table:table-cell/>
          <table:table-cell office:value-type="string" calcext:value-type="string">
            <text:p>AFDBH021700990406</text:p>
          </table:table-cell>
          <table:table-cell office:value-type="float" office:value="472330241318" calcext:value-type="float">
            <text:p>472330241318</text:p>
          </table:table-cell>
          <table:table-cell office:value-type="string" calcext:value-type="string">
            <text:p>S.ANJAMMA</text:p>
          </table:table-cell>
          <table:table-cell office:value-type="string" calcext:value-type="string">
            <text:p>(W/O)SURYAPETA RAMMUDU</text:p>
          </table:table-cell>
          <table:table-cell office:value-type="string" calcext:value-type="string">
            <text:p>H NO;3-23 KOWKUNTLA CHEVELLA .RR.DISTRICT </text:p>
          </table:table-cell>
          <table:table-cell office:value-type="float" office:value="7893405968" calcext:value-type="float">
            <text:p>7893405968</text:p>
          </table:table-cell>
        </table:table-row>
        <table:table-row table:style-name="ro2">
          <table:table-cell/>
          <table:table-cell office:value-type="string" calcext:value-type="string">
            <text:p>AFDBH021700990426</text:p>
          </table:table-cell>
          <table:table-cell office:value-type="float" office:value="697897150833" calcext:value-type="float">
            <text:p>697897150833</text:p>
          </table:table-cell>
          <table:table-cell office:value-type="string" calcext:value-type="string">
            <text:p>UZMA BEGUM</text:p>
          </table:table-cell>
          <table:table-cell office:value-type="string" calcext:value-type="string">
            <text:p>(W/O)SAYED MOHIN</text:p>
          </table:table-cell>
          <table:table-cell office:value-type="string" calcext:value-type="string">
            <text:p>H NO;9-37 I.G. PURAM. FATHENAGAR BALANAGAR .RR.DISTRICT </text:p>
          </table:table-cell>
          <table:table-cell office:value-type="float" office:value="9989489286" calcext:value-type="float">
            <text:p>9989489286</text:p>
          </table:table-cell>
        </table:table-row>
        <table:table-row table:style-name="ro2">
          <table:table-cell/>
          <table:table-cell office:value-type="string" calcext:value-type="string">
            <text:p>AFDBH021801036293</text:p>
          </table:table-cell>
          <table:table-cell office:value-type="float" office:value="574875494287" calcext:value-type="float">
            <text:p>574875494287</text:p>
          </table:table-cell>
          <table:table-cell office:value-type="string" calcext:value-type="string">
            <text:p>JABEEN UNNISA</text:p>
          </table:table-cell>
          <table:table-cell office:value-type="string" calcext:value-type="string">
            <text:p>(W/O)MD.IMRAN</text:p>
          </table:table-cell>
          <table:table-cell office:value-type="string" calcext:value-type="string">
            <text:p>H NO;3-4-16/46 SREERAMA COLONY RAMANTHAPUR <text:s/>.RR.DISTRICT </text:p>
          </table:table-cell>
          <table:table-cell office:value-type="float" office:value="7386662206" calcext:value-type="float">
            <text:p>7386662206</text:p>
          </table:table-cell>
        </table:table-row>
        <table:table-row table:style-name="ro2">
          <table:table-cell/>
          <table:table-cell office:value-type="string" calcext:value-type="string">
            <text:p>AFDBH021801036295</text:p>
          </table:table-cell>
          <table:table-cell office:value-type="float" office:value="807431420222" calcext:value-type="float">
            <text:p>807431420222</text:p>
          </table:table-cell>
          <table:table-cell office:value-type="string" calcext:value-type="string">
            <text:p>MEHER UNNISA</text:p>
          </table:table-cell>
          <table:table-cell office:value-type="string" calcext:value-type="string">
            <text:p>(W/O)SAYED JHAHANGIR</text:p>
          </table:table-cell>
          <table:table-cell office:value-type="string" calcext:value-type="string">
            <text:p>H NO;13-38-676 CHANDRA NAGAR YAKUTHPURA .RR.DISTRICT </text:p>
          </table:table-cell>
          <table:table-cell office:value-type="float" office:value="8328211872" calcext:value-type="float">
            <text:p>8328211872</text:p>
          </table:table-cell>
        </table:table-row>
        <table:table-row table:style-name="ro2">
          <table:table-cell/>
          <table:table-cell office:value-type="string" calcext:value-type="string">
            <text:p>AFDBH021801017377</text:p>
          </table:table-cell>
          <table:table-cell office:value-type="float" office:value="387429400922" calcext:value-type="float">
            <text:p>387429400922</text:p>
          </table:table-cell>
          <table:table-cell office:value-type="string" calcext:value-type="string">
            <text:p>FAHEEDA BEGUM</text:p>
          </table:table-cell>
          <table:table-cell office:value-type="string" calcext:value-type="string">
            <text:p>(W/O)SHAIK HAIMATH</text:p>
          </table:table-cell>
          <table:table-cell office:value-type="string" calcext:value-type="string">
            <text:p>H NO;24-1132 LENIN NAGAR QUTHBULLAPUR .RR.DISTRICT </text:p>
          </table:table-cell>
          <table:table-cell office:value-type="float" office:value="8790962577" calcext:value-type="float">
            <text:p>8790962577</text:p>
          </table:table-cell>
        </table:table-row>
        <table:table-row table:style-name="ro2">
          <table:table-cell/>
          <table:table-cell office:value-type="string" calcext:value-type="string">
            <text:p>AFDBH021801011354</text:p>
          </table:table-cell>
          <table:table-cell office:value-type="float" office:value="475661915948" calcext:value-type="float">
            <text:p>475661915948</text:p>
          </table:table-cell>
          <table:table-cell office:value-type="string" calcext:value-type="string">
            <text:p>TAHIR BEGUM</text:p>
          </table:table-cell>
          <table:table-cell office:value-type="string" calcext:value-type="string">
            <text:p>(W/O)SHAI MOHAMMAD AALI</text:p>
          </table:table-cell>
          <table:table-cell office:value-type="string" calcext:value-type="string">
            <text:p>H NO;11-257 SHAHIN NAGAR SAROOR NAGAR .RR.DISTRICT </text:p>
          </table:table-cell>
          <table:table-cell office:value-type="float" office:value="9949238153" calcext:value-type="float">
            <text:p>9949238153</text:p>
          </table:table-cell>
        </table:table-row>
        <table:table-row table:style-name="ro2">
          <table:table-cell/>
          <table:table-cell office:value-type="string" calcext:value-type="string">
            <text:p>AFDBH021801011376</text:p>
          </table:table-cell>
          <table:table-cell office:value-type="float" office:value="733716011660" calcext:value-type="float">
            <text:p>733716011660</text:p>
          </table:table-cell>
          <table:table-cell office:value-type="string" calcext:value-type="string">
            <text:p>SHENAJ BEGUM</text:p>
          </table:table-cell>
          <table:table-cell office:value-type="string" calcext:value-type="string">
            <text:p>(W/O)MOHAMMAD RASHIMAL</text:p>
          </table:table-cell>
          <table:table-cell office:value-type="string" calcext:value-type="string">
            <text:p>H NO;24-1132 <text:s/>LENIN NAGAR JAGATH GIRI GUTTA <text:s/>.RR.DISTRICT </text:p>
          </table:table-cell>
          <table:table-cell office:value-type="float" office:value="8897499210" calcext:value-type="float">
            <text:p>8897499210</text:p>
          </table:table-cell>
        </table:table-row>
        <table:table-row table:style-name="ro2">
          <table:table-cell/>
          <table:table-cell office:value-type="string" calcext:value-type="string">
            <text:p>AFDBH021801011373</text:p>
          </table:table-cell>
          <table:table-cell office:value-type="float" office:value="246237719238" calcext:value-type="float">
            <text:p>246237719238</text:p>
          </table:table-cell>
          <table:table-cell table:style-name="ce17" office:value-type="string" calcext:value-type="string">
            <text:p>MOHAMMAD SHAHEEDA BEGUM</text:p>
          </table:table-cell>
          <table:table-cell office:value-type="string" calcext:value-type="string">
            <text:p>(W/O)MASHMAR KAJA PASHA</text:p>
          </table:table-cell>
          <table:table-cell office:value-type="string" calcext:value-type="string">
            <text:p>H NO;32-37/1 CHOWDAPUR <text:s/>NAVABPET .RR.DISTRICT </text:p>
          </table:table-cell>
          <table:table-cell office:value-type="float" office:value="7386196336" calcext:value-type="float">
            <text:p>7386196336</text:p>
          </table:table-cell>
        </table:table-row>
        <table:table-row table:style-name="ro2">
          <table:table-cell/>
          <table:table-cell office:value-type="string" calcext:value-type="string">
            <text:p>AFDBH021700990428</text:p>
          </table:table-cell>
          <table:table-cell office:value-type="float" office:value="654933359283" calcext:value-type="float">
            <text:p>654933359283</text:p>
          </table:table-cell>
          <table:table-cell office:value-type="string" calcext:value-type="string">
            <text:p>M.JUBEDA BEGUM</text:p>
          </table:table-cell>
          <table:table-cell office:value-type="string" calcext:value-type="string">
            <text:p>(W/O)MD.SAYED PAHILWAN </text:p>
          </table:table-cell>
          <table:table-cell office:value-type="string" calcext:value-type="string">
            <text:p>H NO 3-97 NIZAMPET THURKAMONE PALLY .RR.DISTRICT </text:p>
          </table:table-cell>
          <table:table-cell office:value-type="float" office:value="9640520784" calcext:value-type="float">
            <text:p>9640520784</text:p>
          </table:table-cell>
        </table:table-row>
        <table:table-row table:style-name="ro2">
          <table:table-cell/>
          <table:table-cell office:value-type="string" calcext:value-type="string">
            <text:p>AFDBH021700990429</text:p>
          </table:table-cell>
          <table:table-cell office:value-type="float" office:value="970422244594" calcext:value-type="float">
            <text:p>970422244594</text:p>
          </table:table-cell>
          <table:table-cell office:value-type="string" calcext:value-type="string">
            <text:p>AARIFA BEGUM</text:p>
          </table:table-cell>
          <table:table-cell office:value-type="string" calcext:value-type="string">
            <text:p>(W/O)MOHAMMAD RAFEEQ</text:p>
          </table:table-cell>
          <table:table-cell office:value-type="string" calcext:value-type="string">
            <text:p>H NO;19-5-544/A/40 HASADBABA NAGAR BAHUDUR PURA .RR.DISTRICT </text:p>
          </table:table-cell>
          <table:table-cell office:value-type="float" office:value="7799502443" calcext:value-type="float">
            <text:p>7799502443</text:p>
          </table:table-cell>
        </table:table-row>
        <table:table-row table:style-name="ro2">
          <table:table-cell/>
          <table:table-cell office:value-type="string" calcext:value-type="string">
            <text:p>AFDBH021700990427</text:p>
          </table:table-cell>
          <table:table-cell office:value-type="float" office:value="737825837162" calcext:value-type="float">
            <text:p>737825837162</text:p>
          </table:table-cell>
          <table:table-cell table:style-name="ce25" office:value-type="string" calcext:value-type="string">
            <text:p>MAHSHMAR JULEKA BEGUM</text:p>
          </table:table-cell>
          <table:table-cell office:value-type="string" calcext:value-type="string">
            <text:p>(W/O)MOHAMMAD KAMRODHAN</text:p>
          </table:table-cell>
          <table:table-cell office:value-type="string" calcext:value-type="string">
            <text:p>H NO;1-86 KUDMAR PUDDUR <text:s/>RR.DISTRICT </text:p>
          </table:table-cell>
          <table:table-cell office:value-type="float" office:value="9959279854" calcext:value-type="float">
            <text:p>9959279854</text:p>
          </table:table-cell>
        </table:table-row>
        <table:table-row table:style-name="ro2">
          <table:table-cell/>
          <table:table-cell office:value-type="string" calcext:value-type="string">
            <text:p>AFDBH021700990425</text:p>
          </table:table-cell>
          <table:table-cell office:value-type="float" office:value="732210225263" calcext:value-type="float">
            <text:p>732210225263</text:p>
          </table:table-cell>
          <table:table-cell office:value-type="string" calcext:value-type="string">
            <text:p>SHAAHADA BEGUM</text:p>
          </table:table-cell>
          <table:table-cell office:value-type="string" calcext:value-type="string">
            <text:p>(W/O)KHADAR MOHINUDDIN</text:p>
          </table:table-cell>
          <table:table-cell office:value-type="string" calcext:value-type="string">
            <text:p>H NO;17-6-616 DABEER PURA YAKATPURA .RR.DISTRICT </text:p>
          </table:table-cell>
          <table:table-cell office:value-type="float" office:value="8099161088" calcext:value-type="float">
            <text:p>8099161088</text:p>
          </table:table-cell>
        </table:table-row>
        <table:table-row table:style-name="ro2">
          <table:table-cell/>
          <table:table-cell office:value-type="string" calcext:value-type="string">
            <text:p>AFDBH021700990424</text:p>
          </table:table-cell>
          <table:table-cell office:value-type="string" calcext:value-type="string">
            <text:p><text:s text:c="9"/>-</text:p>
          </table:table-cell>
          <table:table-cell office:value-type="string" calcext:value-type="string">
            <text:p>ZAREENA BEGUM</text:p>
          </table:table-cell>
          <table:table-cell office:value-type="string" calcext:value-type="string">
            <text:p>(W/O)MD.IBRAHIM KHAN</text:p>
          </table:table-cell>
          <table:table-cell office:value-type="string" calcext:value-type="string">
            <text:p>H NO;10-9-121 I.G.PURAM FATHENAGAR BALANAGAR .RR.DISTRICT </text:p>
          </table:table-cell>
          <table:table-cell office:value-type="float" office:value="8142903239" calcext:value-type="float">
            <text:p>8142903239</text:p>
          </table:table-cell>
        </table:table-row>
        <table:table-row table:style-name="ro2">
          <table:table-cell/>
          <table:table-cell office:value-type="string" calcext:value-type="string">
            <text:p>AFDBH021700990423</text:p>
          </table:table-cell>
          <table:table-cell office:value-type="float" office:value="845962981217" calcext:value-type="float">
            <text:p>845962981217</text:p>
          </table:table-cell>
          <table:table-cell office:value-type="string" calcext:value-type="string">
            <text:p>AMEER BEGUM</text:p>
          </table:table-cell>
          <table:table-cell office:value-type="string" calcext:value-type="string">
            <text:p>(W/O)MD.TAFIQ AHMED</text:p>
          </table:table-cell>
          <table:table-cell office:value-type="string" calcext:value-type="string">
            <text:p>H NO;3-14 DURGA VEELI SHABAD .RR.DISTRICT </text:p>
          </table:table-cell>
          <table:table-cell office:value-type="float" office:value="7386562439" calcext:value-type="float">
            <text:p>7386562439</text:p>
          </table:table-cell>
        </table:table-row>
        <table:table-row table:style-name="ro2">
          <table:table-cell/>
          <table:table-cell office:value-type="string" calcext:value-type="string">
            <text:p>AFDBH021700990421</text:p>
          </table:table-cell>
          <table:table-cell office:value-type="float" office:value="493073106545" calcext:value-type="float">
            <text:p>493073106545</text:p>
          </table:table-cell>
          <table:table-cell office:value-type="string" calcext:value-type="string">
            <text:p>PARVEEN BEGUM</text:p>
          </table:table-cell>
          <table:table-cell office:value-type="string" calcext:value-type="string">
            <text:p>(W/O)MD.JAFFAR AHMED</text:p>
          </table:table-cell>
          <table:table-cell office:value-type="string" calcext:value-type="string">
            <text:p>H NO;3-14 DURGA VEEDHI <text:s/>SHABADRR.DISTRICT </text:p>
          </table:table-cell>
          <table:table-cell office:value-type="float" office:value="9966085721" calcext:value-type="float">
            <text:p>9966085721</text:p>
          </table:table-cell>
        </table:table-row>
        <table:table-row table:style-name="ro2">
          <table:table-cell/>
          <table:table-cell office:value-type="string" calcext:value-type="string">
            <text:p>AFDBH021700990416</text:p>
          </table:table-cell>
          <table:table-cell office:value-type="float" office:value="704140875770" calcext:value-type="float">
            <text:p>704140875770</text:p>
          </table:table-cell>
          <table:table-cell office:value-type="string" calcext:value-type="string">
            <text:p>CHOTI BEE</text:p>
          </table:table-cell>
          <table:table-cell office:value-type="string" calcext:value-type="string">
            <text:p>(W/O)MD.NAZEER KHAN</text:p>
          </table:table-cell>
          <table:table-cell office:value-type="string" calcext:value-type="string">
            <text:p>H NO3-10/1 DURGA VEEDHI SHABAD.RR.DISTRICT </text:p>
          </table:table-cell>
          <table:table-cell office:value-type="float" office:value="7989623071" calcext:value-type="float">
            <text:p>7989623071</text:p>
          </table:table-cell>
        </table:table-row>
        <table:table-row table:style-name="ro2">
          <table:table-cell/>
          <table:table-cell office:value-type="string" calcext:value-type="string">
            <text:p>AFDBH021700990420</text:p>
          </table:table-cell>
          <table:table-cell office:value-type="float" office:value="232739950072" calcext:value-type="float">
            <text:p>232739950072</text:p>
          </table:table-cell>
          <table:table-cell office:value-type="string" calcext:value-type="string">
            <text:p>FAREEN</text:p>
          </table:table-cell>
          <table:table-cell office:value-type="string" calcext:value-type="string">
            <text:p>(W/O)TAHIR</text:p>
          </table:table-cell>
          <table:table-cell office:value-type="string" calcext:value-type="string">
            <text:p>H NO;3-14/1 DURGA VEEDHI SHABAD .RR.DISTRICT </text:p>
          </table:table-cell>
          <table:table-cell office:value-type="float" office:value="9052165428" calcext:value-type="float">
            <text:p>9052165428</text:p>
          </table:table-cell>
        </table:table-row>
        <table:table-row table:style-name="ro2">
          <table:table-cell/>
          <table:table-cell office:value-type="string" calcext:value-type="string">
            <text:p>AFDBH021801011372</text:p>
          </table:table-cell>
          <table:table-cell office:value-type="float" office:value="620015063199" calcext:value-type="float">
            <text:p>620015063199</text:p>
          </table:table-cell>
          <table:table-cell office:value-type="string" calcext:value-type="string">
            <text:p>TANVEER BANU</text:p>
          </table:table-cell>
          <table:table-cell office:value-type="string" calcext:value-type="string">
            <text:p>(W/O)MD.MUBIN</text:p>
          </table:table-cell>
          <table:table-cell office:value-type="string" calcext:value-type="string">
            <text:p>H NO ;10-10-21/E I.G.PURAM FATHENAGAR BALANAGAR .RR.DISTRICT </text:p>
          </table:table-cell>
          <table:table-cell office:value-type="float" office:value="7287865901" calcext:value-type="float">
            <text:p>7287865901</text:p>
          </table:table-cell>
        </table:table-row>
        <table:table-row table:style-name="ro2">
          <table:table-cell/>
          <table:table-cell office:value-type="string" calcext:value-type="string">
            <text:p>AFDBH021801011374</text:p>
          </table:table-cell>
          <table:table-cell office:value-type="float" office:value="792282966951" calcext:value-type="float">
            <text:p>792282966951</text:p>
          </table:table-cell>
          <table:table-cell office:value-type="string" calcext:value-type="string">
            <text:p>RESHMA BEGUM</text:p>
          </table:table-cell>
          <table:table-cell office:value-type="string" calcext:value-type="string">
            <text:p>(W/O)MD.MUNEER</text:p>
          </table:table-cell>
          <table:table-cell office:value-type="string" calcext:value-type="string">
            <text:p>H NO ; 10-10-17 IG PURAM FATHENAGAR BALANAGAR .RR.DIST</text:p>
          </table:table-cell>
          <table:table-cell office:value-type="float" office:value="8886249691" calcext:value-type="float">
            <text:p>8886249691</text:p>
          </table:table-cell>
        </table:table-row>
        <table:table-row table:style-name="ro2">
          <table:table-cell/>
          <table:table-cell office:value-type="string" calcext:value-type="string">
            <text:p>AFDBH021801011364</text:p>
          </table:table-cell>
          <table:table-cell office:value-type="float" office:value="724472968662" calcext:value-type="float">
            <text:p>724472968662</text:p>
          </table:table-cell>
          <table:table-cell office:value-type="string" calcext:value-type="string">
            <text:p>CHAND BEGUM</text:p>
          </table:table-cell>
          <table:table-cell office:value-type="string" calcext:value-type="string">
            <text:p>(W/O)MD.ROSHAN</text:p>
          </table:table-cell>
          <table:table-cell office:value-type="string" calcext:value-type="string">
            <text:p>H NO ;7-192/1/B VINAYAKNAGAR IDA JEDDIMETLA .RR.DISTRICT </text:p>
          </table:table-cell>
          <table:table-cell office:value-type="float" office:value="9705584020" calcext:value-type="float">
            <text:p>9705584020</text:p>
          </table:table-cell>
        </table:table-row>
        <table:table-row table:style-name="ro2">
          <table:table-cell/>
          <table:table-cell office:value-type="string" calcext:value-type="string">
            <text:p>AFDBH021801011361</text:p>
          </table:table-cell>
          <table:table-cell office:value-type="float" office:value="834432631035" calcext:value-type="float">
            <text:p>834432631035</text:p>
          </table:table-cell>
          <table:table-cell office:value-type="string" calcext:value-type="string">
            <text:p>ZENATH BEGUM</text:p>
          </table:table-cell>
          <table:table-cell office:value-type="string" calcext:value-type="string">
            <text:p>(W/O)MD.MOINUDDIN</text:p>
          </table:table-cell>
          <table:table-cell office:value-type="string" calcext:value-type="string">
            <text:p>H NO ;7-192/1/23 VINAYAK NAGAR IDA JEDDIMETLA .RR.DISTRICT </text:p>
          </table:table-cell>
          <table:table-cell office:value-type="float" office:value="8686498830" calcext:value-type="float">
            <text:p>8686498830</text:p>
          </table:table-cell>
        </table:table-row>
        <table:table-row table:style-name="ro2">
          <table:table-cell/>
          <table:table-cell office:value-type="string" calcext:value-type="string">
            <text:p>AFDBH021801011360</text:p>
          </table:table-cell>
          <table:table-cell office:value-type="float" office:value="727125822300" calcext:value-type="float">
            <text:p>727125822300</text:p>
          </table:table-cell>
          <table:table-cell office:value-type="string" calcext:value-type="string">
            <text:p>NAIMANA BEGUM </text:p>
          </table:table-cell>
          <table:table-cell office:value-type="string" calcext:value-type="string">
            <text:p>(W/O)MAHBOOB ALI BAIG</text:p>
          </table:table-cell>
          <table:table-cell office:value-type="string" calcext:value-type="string">
            <text:p>H NO ;7-192-/1/13 VINAYAK NAGAR IDA JEDDIMETLA .RR.DISTRICT </text:p>
          </table:table-cell>
          <table:table-cell office:value-type="float" office:value="9154034635" calcext:value-type="float">
            <text:p>9154034635</text:p>
          </table:table-cell>
        </table:table-row>
        <table:table-row table:style-name="ro2">
          <table:table-cell/>
          <table:table-cell office:value-type="string" calcext:value-type="string">
            <text:p>AFDBH021801011328</text:p>
          </table:table-cell>
          <table:table-cell office:value-type="float" office:value="521373053813" calcext:value-type="float">
            <text:p>521373053813</text:p>
          </table:table-cell>
          <table:table-cell office:value-type="string" calcext:value-type="string">
            <text:p>ZULKA BEGUM</text:p>
          </table:table-cell>
          <table:table-cell office:value-type="string" calcext:value-type="string">
            <text:p>(W/O)M.ASGAR ALI BAIG</text:p>
          </table:table-cell>
          <table:table-cell office:value-type="string" calcext:value-type="string">
            <text:p>H NO ;24-1132 LENIN NAGAR JAGHATGIRIGUTTA <text:s/>.RR.DISTRICT </text:p>
          </table:table-cell>
          <table:table-cell office:value-type="float" office:value="9700486516" calcext:value-type="float">
            <text:p>9700486516</text:p>
          </table:table-cell>
        </table:table-row>
        <table:table-row table:style-name="ro2">
          <table:table-cell/>
          <table:table-cell office:value-type="string" calcext:value-type="string">
            <text:p>AFDBH021801011357</text:p>
          </table:table-cell>
          <table:table-cell office:value-type="float" office:value="554325627427" calcext:value-type="float">
            <text:p>554325627427</text:p>
          </table:table-cell>
          <table:table-cell office:value-type="string" calcext:value-type="string">
            <text:p>KHAMAIR BEGUM</text:p>
          </table:table-cell>
          <table:table-cell office:value-type="string" calcext:value-type="string">
            <text:p>(W/O)MD.KHAJA MIYA</text:p>
          </table:table-cell>
          <table:table-cell office:value-type="string" calcext:value-type="string">
            <text:p>H NO ;10-9-126/1 I.G.PURAM FATHENAGAR BALANAGAR .RR.DISTRICT </text:p>
          </table:table-cell>
          <table:table-cell office:value-type="float" office:value="9885595956" calcext:value-type="float">
            <text:p>9885595956</text:p>
          </table:table-cell>
        </table:table-row>
        <table:table-row table:style-name="ro2">
          <table:table-cell/>
          <table:table-cell office:value-type="string" calcext:value-type="string">
            <text:p>AFDBH021801011367</text:p>
          </table:table-cell>
          <table:table-cell office:value-type="float" office:value="991421008872" calcext:value-type="float">
            <text:p>991421008872</text:p>
          </table:table-cell>
          <table:table-cell office:value-type="string" calcext:value-type="string">
            <text:p>PARVEEN BEGUM</text:p>
          </table:table-cell>
          <table:table-cell office:value-type="string" calcext:value-type="string">
            <text:p>(W/O)MEHMMOD SHAFI</text:p>
          </table:table-cell>
          <table:table-cell office:value-type="string" calcext:value-type="string">
            <text:p>H NO ;24-1132 LENIN NAGAR JAGHATGIRI GUTTA .RR.DISTRICT </text:p>
          </table:table-cell>
          <table:table-cell office:value-type="float" office:value="9701252537" calcext:value-type="float">
            <text:p>9701252537</text:p>
          </table:table-cell>
        </table:table-row>
        <table:table-row table:style-name="ro2">
          <table:table-cell/>
          <table:table-cell office:value-type="string" calcext:value-type="string">
            <text:p>AFDBH021801034639</text:p>
          </table:table-cell>
          <table:table-cell office:value-type="float" office:value="261726784480" calcext:value-type="float">
            <text:p>261726784480</text:p>
          </table:table-cell>
          <table:table-cell office:value-type="string" calcext:value-type="string">
            <text:p>ABEDA BEGUM</text:p>
          </table:table-cell>
          <table:table-cell office:value-type="string" calcext:value-type="string">
            <text:p>(W/O)MOHAMMOD MOINUDDIN</text:p>
          </table:table-cell>
          <table:table-cell office:value-type="string" calcext:value-type="string">
            <text:p>H NO ;20-3-1150 JHON ROAD JADISH HILLS BHADURPURA .RR.DISTRICT </text:p>
          </table:table-cell>
          <table:table-cell office:value-type="float" office:value="7995674471" calcext:value-type="float">
            <text:p>7995674471</text:p>
          </table:table-cell>
        </table:table-row>
        <table:table-row table:style-name="ro2">
          <table:table-cell/>
          <table:table-cell office:value-type="string" calcext:value-type="string">
            <text:p>AFDBH021801034648</text:p>
          </table:table-cell>
          <table:table-cell office:value-type="float" office:value="951251285704" calcext:value-type="float">
            <text:p>951251285704</text:p>
          </table:table-cell>
          <table:table-cell office:value-type="string" calcext:value-type="string">
            <text:p>KAREEMA BEGUM</text:p>
          </table:table-cell>
          <table:table-cell office:value-type="string" calcext:value-type="string">
            <text:p>(W/O)MOHAMMED KHALIL</text:p>
          </table:table-cell>
          <table:table-cell office:value-type="string" calcext:value-type="string">
            <text:p>H NO ;20-3-1150 BHADURPURA JOHN ROAD .RR.DISTRICT </text:p>
          </table:table-cell>
          <table:table-cell office:value-type="float" office:value="7901468043" calcext:value-type="float">
            <text:p>7901468043</text:p>
          </table:table-cell>
        </table:table-row>
        <table:table-row table:style-name="ro2">
          <table:table-cell/>
          <table:table-cell office:value-type="string" calcext:value-type="string">
            <text:p>AFDBH021801034653</text:p>
          </table:table-cell>
          <table:table-cell office:value-type="float" office:value="971848391916" calcext:value-type="float">
            <text:p>971848391916</text:p>
          </table:table-cell>
          <table:table-cell office:value-type="string" calcext:value-type="string">
            <text:p>ZEBISARA</text:p>
          </table:table-cell>
          <table:table-cell office:value-type="string" calcext:value-type="string">
            <text:p>(W/O)MD.FAKRUDDIN</text:p>
          </table:table-cell>
          <table:table-cell office:value-type="string" calcext:value-type="string">
            <text:p>H NO ;20-11-1150 JHON ROAD BHADURPURA .RR.DISTRICT </text:p>
          </table:table-cell>
          <table:table-cell office:value-type="float" office:value="9101640184" calcext:value-type="float">
            <text:p>9101640184</text:p>
          </table:table-cell>
        </table:table-row>
        <table:table-row table:style-name="ro2">
          <table:table-cell/>
          <table:table-cell office:value-type="string" calcext:value-type="string">
            <text:p>AFDBH021801034654</text:p>
          </table:table-cell>
          <table:table-cell office:value-type="float" office:value="362693538204" calcext:value-type="float">
            <text:p>362693538204</text:p>
          </table:table-cell>
          <table:table-cell office:value-type="string" calcext:value-type="string">
            <text:p>SALMA BEGUM</text:p>
          </table:table-cell>
          <table:table-cell office:value-type="string" calcext:value-type="string">
            <text:p>(W/O)SAYED MASOOD ALI</text:p>
          </table:table-cell>
          <table:table-cell office:value-type="string" calcext:value-type="string">
            <text:p>H NO ;20-3-1060/3/5/A SHAGUNJ <text:s/>BHADURPURA .RR.DISTRICT </text:p>
          </table:table-cell>
          <table:table-cell office:value-type="float" office:value="7075503117" calcext:value-type="float">
            <text:p>7075503117</text:p>
          </table:table-cell>
        </table:table-row>
        <table:table-row table:style-name="ro2">
          <table:table-cell/>
          <table:table-cell office:value-type="string" calcext:value-type="string">
            <text:p>AFDBH021801034645</text:p>
          </table:table-cell>
          <table:table-cell office:value-type="float" office:value="794466730623" calcext:value-type="float">
            <text:p>794466730623</text:p>
          </table:table-cell>
          <table:table-cell office:value-type="string" calcext:value-type="string">
            <text:p>DILSHAD SULTHANA</text:p>
          </table:table-cell>
          <table:table-cell office:value-type="string" calcext:value-type="string">
            <text:p>(W/O)MD.SIDDIQ ALI</text:p>
          </table:table-cell>
          <table:table-cell office:value-type="string" calcext:value-type="string">
            <text:p>H NO ;12-4-279/C/160 N.S.KUNTA FALAKNAMA .RR.DISTRICT </text:p>
          </table:table-cell>
          <table:table-cell office:value-type="float" office:value="9573921173" calcext:value-type="float">
            <text:p>9573921173</text:p>
          </table:table-cell>
        </table:table-row>
        <table:table-row table:style-name="ro2">
          <table:table-cell/>
          <table:table-cell office:value-type="string" calcext:value-type="string">
            <text:p>AFDBH021801034647</text:p>
          </table:table-cell>
          <table:table-cell office:value-type="float" office:value="433875704078" calcext:value-type="float">
            <text:p>433875704078</text:p>
          </table:table-cell>
          <table:table-cell office:value-type="string" calcext:value-type="string">
            <text:p>RAHANA BEGUM </text:p>
          </table:table-cell>
          <table:table-cell office:value-type="string" calcext:value-type="string">
            <text:p>(W/O)MD.SIDDIQ ALI (LATE)</text:p>
          </table:table-cell>
          <table:table-cell office:value-type="string" calcext:value-type="string">
            <text:p>H NO ;12-4-279/C/160 N.S KUNTA FALAKNAMA .RR.DISTRICT </text:p>
          </table:table-cell>
          <table:table-cell office:value-type="float" office:value="8801045986" calcext:value-type="float">
            <text:p>8801045986</text:p>
          </table:table-cell>
        </table:table-row>
        <table:table-row table:style-name="ro2">
          <table:table-cell/>
          <table:table-cell office:value-type="string" calcext:value-type="string">
            <text:p>AFDBH021700893401</text:p>
          </table:table-cell>
          <table:table-cell office:value-type="float" office:value="538822860875" calcext:value-type="float">
            <text:p>538822860875</text:p>
          </table:table-cell>
          <table:table-cell office:value-type="string" calcext:value-type="string">
            <text:p>ETIKALA HAMSAMMA</text:p>
          </table:table-cell>
          <table:table-cell office:value-type="string" calcext:value-type="string">
            <text:p>(W/O)E.MALLESHAM</text:p>
          </table:table-cell>
          <table:table-cell office:value-type="string" calcext:value-type="string">
            <text:p>H NO ;1-32 ANTHARRAM CHEVELLA .RR.DISTRICT </text:p>
          </table:table-cell>
          <table:table-cell office:value-type="float" office:value="9553584968" calcext:value-type="float">
            <text:p>9553584968</text:p>
          </table:table-cell>
        </table:table-row>
        <table:table-row table:style-name="ro2">
          <table:table-cell/>
          <table:table-cell office:value-type="string" calcext:value-type="string">
            <text:p>AFDBH021801077289</text:p>
          </table:table-cell>
          <table:table-cell office:value-type="float" office:value="474479662785" calcext:value-type="float">
            <text:p>474479662785</text:p>
          </table:table-cell>
          <table:table-cell office:value-type="string" calcext:value-type="string">
            <text:p>KSUNITHA</text:p>
          </table:table-cell>
          <table:table-cell office:value-type="string" calcext:value-type="string">
            <text:p>(W/O)KAMARI BUCHAYACHARY</text:p>
          </table:table-cell>
          <table:table-cell office:value-type="string" calcext:value-type="string">
            <text:p>H NO ;173 HOUSINGBOARD COLONY MOULALI .RR.DISTRICT </text:p>
          </table:table-cell>
          <table:table-cell office:value-type="float" office:value="9866162058" calcext:value-type="float">
            <text:p>9866162058</text:p>
          </table:table-cell>
        </table:table-row>
        <table:table-row table:style-name="ro2">
          <table:table-cell/>
          <table:table-cell office:value-type="string" calcext:value-type="string">
            <text:p>AFDBH021801077405</text:p>
          </table:table-cell>
          <table:table-cell office:value-type="float" office:value="706536453796" calcext:value-type="float">
            <text:p>706536453796</text:p>
          </table:table-cell>
          <table:table-cell office:value-type="string" calcext:value-type="string">
            <text:p>VADLA KAVITHA</text:p>
          </table:table-cell>
          <table:table-cell office:value-type="string" calcext:value-type="string">
            <text:p>(W/O)SRINIVAS CHARY</text:p>
          </table:table-cell>
          <table:table-cell office:value-type="string" calcext:value-type="string">
            <text:p>H NO ;3-45 KOWKUNTLA CHEVELLA.RR.DISTRICT </text:p>
          </table:table-cell>
          <table:table-cell office:value-type="float" office:value="9908260228" calcext:value-type="float">
            <text:p>9908260228</text:p>
          </table:table-cell>
        </table:table-row>
        <table:table-row table:style-name="ro2">
          <table:table-cell/>
          <table:table-cell office:value-type="string" calcext:value-type="string">
            <text:p>AFDBH021801077903</text:p>
          </table:table-cell>
          <table:table-cell office:value-type="float" office:value="906512161774" calcext:value-type="float">
            <text:p>906512161774</text:p>
          </table:table-cell>
          <table:table-cell office:value-type="string" calcext:value-type="string">
            <text:p>PUSHPAMMA</text:p>
          </table:table-cell>
          <table:table-cell office:value-type="string" calcext:value-type="string">
            <text:p>(W/O)VEERAPPA</text:p>
          </table:table-cell>
          <table:table-cell office:value-type="string" calcext:value-type="string">
            <text:p>H NO ;1-4-120 INDIRANAGAR THANDUR .RR.DISTRICT </text:p>
          </table:table-cell>
          <table:table-cell office:value-type="float" office:value="8522005665" calcext:value-type="float">
            <text:p>8522005665</text:p>
          </table:table-cell>
        </table:table-row>
        <table:table-row table:style-name="ro2">
          <table:table-cell/>
          <table:table-cell office:value-type="string" calcext:value-type="string">
            <text:p>AFDBH021801077907</text:p>
          </table:table-cell>
          <table:table-cell office:value-type="float" office:value="864220220218" calcext:value-type="float">
            <text:p>864220220218</text:p>
          </table:table-cell>
          <table:table-cell office:value-type="string" calcext:value-type="string">
            <text:p>V.JYOTHI</text:p>
          </table:table-cell>
          <table:table-cell office:value-type="string" calcext:value-type="string">
            <text:p>(W/O)V.SRINIVAS CHARY</text:p>
          </table:table-cell>
          <table:table-cell office:value-type="string" calcext:value-type="string">
            <text:p>H NO ;9=330 BALAJINAGAR PARGI .RR.DISTRICT </text:p>
          </table:table-cell>
          <table:table-cell office:value-type="float" office:value="9676858666" calcext:value-type="float">
            <text:p>9676858666</text:p>
          </table:table-cell>
        </table:table-row>
        <table:table-row table:style-name="ro2">
          <table:table-cell/>
          <table:table-cell office:value-type="string" calcext:value-type="string">
            <text:p>AFDBH021801077291</text:p>
          </table:table-cell>
          <table:table-cell office:value-type="float" office:value="320551492716" calcext:value-type="float">
            <text:p>320551492716</text:p>
          </table:table-cell>
          <table:table-cell office:value-type="string" calcext:value-type="string">
            <text:p>VADLA <text:s/>ARCHANA</text:p>
          </table:table-cell>
          <table:table-cell office:value-type="string" calcext:value-type="string">
            <text:p>(W/O)VADLA RAMACHARY</text:p>
          </table:table-cell>
          <table:table-cell office:value-type="string" calcext:value-type="string">
            <text:p>H NO ;3-45/1 KOUKUNTLA CHEVELLA .RR.DISTRICT </text:p>
          </table:table-cell>
          <table:table-cell office:value-type="float" office:value="8790411273" calcext:value-type="float">
            <text:p>8790411273</text:p>
          </table:table-cell>
        </table:table-row>
        <table:table-row table:style-name="ro2">
          <table:table-cell/>
          <table:table-cell office:value-type="string" calcext:value-type="string">
            <text:p>AFDBH021801077401</text:p>
          </table:table-cell>
          <table:table-cell office:value-type="float" office:value="839115340989" calcext:value-type="float">
            <text:p>839115340989</text:p>
          </table:table-cell>
          <table:table-cell office:value-type="string" calcext:value-type="string">
            <text:p>VADLA SHAMANTHAL</text:p>
          </table:table-cell>
          <table:table-cell office:value-type="string" calcext:value-type="string">
            <text:p>(W/O)NAGAPPA(LATE)</text:p>
          </table:table-cell>
          <table:table-cell office:value-type="string" calcext:value-type="string">
            <text:p>H NO ;3-45 KOWKUNTLA CHEVELLA .RR.DISTRICT </text:p>
          </table:table-cell>
          <table:table-cell office:value-type="float" office:value="8374023753" calcext:value-type="float">
            <text:p>8374023753</text:p>
          </table:table-cell>
        </table:table-row>
        <table:table-row table:style-name="ro2">
          <table:table-cell/>
          <table:table-cell office:value-type="string" calcext:value-type="string">
            <text:p>AFDBH021801077288</text:p>
          </table:table-cell>
          <table:table-cell office:value-type="float" office:value="765916067436" calcext:value-type="float">
            <text:p>765916067436</text:p>
          </table:table-cell>
          <table:table-cell office:value-type="string" calcext:value-type="string">
            <text:p>L.VANAJA</text:p>
          </table:table-cell>
          <table:table-cell office:value-type="string" calcext:value-type="string">
            <text:p>(W/O)JAGADISH CHARY</text:p>
          </table:table-cell>
          <table:table-cell office:value-type="string" calcext:value-type="string">
            <text:p>H NO ;20-233 SURABHICOLONY CHANDANAGAR .RR.DISTRICT </text:p>
          </table:table-cell>
          <table:table-cell office:value-type="float" office:value="9550278522" calcext:value-type="float">
            <text:p>9550278522</text:p>
          </table:table-cell>
        </table:table-row>
        <table:table-row table:style-name="ro2">
          <table:table-cell/>
          <table:table-cell office:value-type="string" calcext:value-type="string">
            <text:p>AFDBH021801077407</text:p>
          </table:table-cell>
          <table:table-cell office:value-type="float" office:value="769409938255" calcext:value-type="float">
            <text:p>769409938255</text:p>
          </table:table-cell>
          <table:table-cell office:value-type="string" calcext:value-type="string">
            <text:p>VADLA KALPANA</text:p>
          </table:table-cell>
          <table:table-cell office:value-type="string" calcext:value-type="string">
            <text:p>(W/O)VADLA LAXMAN CHARY</text:p>
          </table:table-cell>
          <table:table-cell office:value-type="string" calcext:value-type="string">
            <text:p>H NO ;3-45 KOUWKUNTLA CHEVELLA .RR.DISTRICT </text:p>
          </table:table-cell>
          <table:table-cell office:value-type="float" office:value="9652952317" calcext:value-type="float">
            <text:p>9652952317</text:p>
          </table:table-cell>
        </table:table-row>
        <table:table-row table:style-name="ro2">
          <table:table-cell/>
          <table:table-cell office:value-type="string" calcext:value-type="string">
            <text:p>AFDBH021801077418</text:p>
          </table:table-cell>
          <table:table-cell office:value-type="float" office:value="950138654324" calcext:value-type="float">
            <text:p>950138654324</text:p>
          </table:table-cell>
          <table:table-cell office:value-type="string" calcext:value-type="string">
            <text:p>MOHAMEED RUBEENA</text:p>
          </table:table-cell>
          <table:table-cell office:value-type="string" calcext:value-type="string">
            <text:p>(W/O)MOHAMMED </text:p>
          </table:table-cell>
          <table:table-cell office:value-type="string" calcext:value-type="string">
            <text:p>H NO ;10-8-56 LBS NAGAR FATHENAGAR BALANAGAR .RR.DISTRICT </text:p>
          </table:table-cell>
          <table:table-cell office:value-type="float" office:value="9700534077" calcext:value-type="float">
            <text:p>9700534077</text:p>
          </table:table-cell>
        </table:table-row>
        <table:table-row table:style-name="ro2">
          <table:table-cell/>
          <table:table-cell office:value-type="string" calcext:value-type="string">
            <text:p>AFDBH021801077413</text:p>
          </table:table-cell>
          <table:table-cell office:value-type="float" office:value="595513176672" calcext:value-type="float">
            <text:p>595513176672</text:p>
          </table:table-cell>
          <table:table-cell office:value-type="string" calcext:value-type="string">
            <text:p>RESHMA </text:p>
          </table:table-cell>
          <table:table-cell office:value-type="string" calcext:value-type="string">
            <text:p>(W/O)MOHAMMAD JAHANGIR</text:p>
          </table:table-cell>
          <table:table-cell office:value-type="string" calcext:value-type="string">
            <text:p>H NO ; 10-8-56 FATHENAGAR LBS NAGAR BALANAGAR.RR.DISTRICT </text:p>
          </table:table-cell>
          <table:table-cell office:value-type="float" office:value="6301263460" calcext:value-type="float">
            <text:p>6301263460</text:p>
          </table:table-cell>
        </table:table-row>
        <table:table-row table:style-name="ro2">
          <table:table-cell/>
          <table:table-cell office:value-type="string" calcext:value-type="string">
            <text:p>AFDBH021801077410</text:p>
          </table:table-cell>
          <table:table-cell office:value-type="float" office:value="346020805324" calcext:value-type="float">
            <text:p>346020805324</text:p>
          </table:table-cell>
          <table:table-cell office:value-type="string" calcext:value-type="string">
            <text:p>PARVIN BEGUM</text:p>
          </table:table-cell>
          <table:table-cell office:value-type="string" calcext:value-type="string">
            <text:p>(W/O)MOHD AFSAR</text:p>
          </table:table-cell>
          <table:table-cell office:value-type="string" calcext:value-type="string">
            <text:p>H NO ;10-8-81 FATHENAGAR LBS NAGAR BALANAGAR .RR.DISTRICT </text:p>
          </table:table-cell>
          <table:table-cell office:value-type="float" office:value="7794897424" calcext:value-type="float">
            <text:p>7794897424</text:p>
          </table:table-cell>
        </table:table-row>
        <table:table-row table:style-name="ro2">
          <table:table-cell/>
          <table:table-cell office:value-type="string" calcext:value-type="string">
            <text:p>AFDBH021801077422</text:p>
          </table:table-cell>
          <table:table-cell office:value-type="float" office:value="752402156708" calcext:value-type="float">
            <text:p>752402156708</text:p>
          </table:table-cell>
          <table:table-cell office:value-type="string" calcext:value-type="string">
            <text:p>SHABANA NAZMEEN</text:p>
          </table:table-cell>
          <table:table-cell office:value-type="string" calcext:value-type="string">
            <text:p>(W/O)SHANAWAZ KHAN</text:p>
          </table:table-cell>
          <table:table-cell office:value-type="string" calcext:value-type="string">
            <text:p>H NO ;10-8-56 FATHENAGAR LBS NAGAR BALANAGAR .RR.DISTRICT </text:p>
          </table:table-cell>
          <table:table-cell office:value-type="float" office:value="9704484729" calcext:value-type="float">
            <text:p>9704484729</text:p>
          </table:table-cell>
        </table:table-row>
        <table:table-row table:style-name="ro2">
          <table:table-cell/>
          <table:table-cell office:value-type="string" calcext:value-type="string">
            <text:p>AFDBH021801077415</text:p>
          </table:table-cell>
          <table:table-cell office:value-type="float" office:value="732586215445" calcext:value-type="float">
            <text:p>732586215445</text:p>
          </table:table-cell>
          <table:table-cell office:value-type="string" calcext:value-type="string">
            <text:p>HAJERA BEGUM</text:p>
          </table:table-cell>
          <table:table-cell office:value-type="string" calcext:value-type="string">
            <text:p>(W/O)MD.RIYAZ</text:p>
          </table:table-cell>
          <table:table-cell office:value-type="string" calcext:value-type="string">
            <text:p>H NO ;10-10-31 INDHRANAGARGANDHI PURAM <text:s/>FATHENAGAR .RR.DISTRICT </text:p>
          </table:table-cell>
          <table:table-cell office:value-type="float" office:value="7095641792" calcext:value-type="float">
            <text:p>7095641792</text:p>
          </table:table-cell>
        </table:table-row>
        <table:table-row table:style-name="ro2">
          <table:table-cell/>
          <table:table-cell office:value-type="string" calcext:value-type="string">
            <text:p>AFDBH021801077411</text:p>
          </table:table-cell>
          <table:table-cell office:value-type="float" office:value="724635593586" calcext:value-type="float">
            <text:p>724635593586</text:p>
          </table:table-cell>
          <table:table-cell office:value-type="string" calcext:value-type="string">
            <text:p>BISMILLAH BEE</text:p>
          </table:table-cell>
          <table:table-cell office:value-type="string" calcext:value-type="string">
            <text:p>(W/O)MOHD .OSMAN</text:p>
          </table:table-cell>
          <table:table-cell office:value-type="string" calcext:value-type="string">
            <text:p>H NO ;10-10-31 INDHRAGANDHI PURAM FATHENAGAR .RR.DISTRICT </text:p>
          </table:table-cell>
          <table:table-cell office:value-type="float" office:value="7036044194" calcext:value-type="float">
            <text:p>7036044194</text:p>
          </table:table-cell>
        </table:table-row>
        <table:table-row table:style-name="ro2">
          <table:table-cell/>
          <table:table-cell office:value-type="string" calcext:value-type="string">
            <text:p>AFDBH021801077287</text:p>
          </table:table-cell>
          <table:table-cell office:value-type="float" office:value="976671391655" calcext:value-type="float">
            <text:p>976671391655</text:p>
          </table:table-cell>
          <table:table-cell office:value-type="string" calcext:value-type="string">
            <text:p>REZWANA BEGUM</text:p>
          </table:table-cell>
          <table:table-cell office:value-type="string" calcext:value-type="string">
            <text:p>(W/O)MD.MASOOD</text:p>
          </table:table-cell>
          <table:table-cell office:value-type="string" calcext:value-type="string">
            <text:p>H NO ; 10-10-31 INDHRAGANDHI PURAM FATHENAGAR .RR.DISTRICT </text:p>
          </table:table-cell>
          <table:table-cell office:value-type="float" office:value="8341290857" calcext:value-type="float">
            <text:p>8341290857</text:p>
          </table:table-cell>
        </table:table-row>
        <table:table-row table:style-name="ro2">
          <table:table-cell/>
          <table:table-cell office:value-type="string" calcext:value-type="string">
            <text:p>AFDBH021700893384</text:p>
          </table:table-cell>
          <table:table-cell office:value-type="float" office:value="766720251968" calcext:value-type="float">
            <text:p>766720251968</text:p>
          </table:table-cell>
          <table:table-cell office:value-type="string" calcext:value-type="string">
            <text:p><text:s/>RIHAN BEGUM</text:p>
          </table:table-cell>
          <table:table-cell office:value-type="string" calcext:value-type="string">
            <text:p>(W/O)SAHWAZ</text:p>
          </table:table-cell>
          <table:table-cell office:value-type="string" calcext:value-type="string">
            <text:p>H NO ;1-101 PENDIYAL KALWAKOLE MAHESWARAM .RR.DISTRICT </text:p>
          </table:table-cell>
          <table:table-cell office:value-type="float" office:value="9966715286" calcext:value-type="float">
            <text:p>9966715286</text:p>
          </table:table-cell>
        </table:table-row>
        <table:table-row table:style-name="ro2">
          <table:table-cell/>
          <table:table-cell office:value-type="string" calcext:value-type="string">
            <text:p>AFDBH021801034651</text:p>
          </table:table-cell>
          <table:table-cell office:value-type="float" office:value="253519247855" calcext:value-type="float">
            <text:p>253519247855</text:p>
          </table:table-cell>
          <table:table-cell office:value-type="string" calcext:value-type="string">
            <text:p> <text:span text:style-name="T1">S.SHOBARANI</text:span></text:p>
          </table:table-cell>
          <table:table-cell office:value-type="string" calcext:value-type="string">
            <text:p>(W/O)S.SRINIVAS</text:p>
          </table:table-cell>
          <table:table-cell office:value-type="string" calcext:value-type="string">
            <text:p>H NO ;1-3 VENKEPALLE MANUEGUDA .RR.DISTRICT </text:p>
          </table:table-cell>
          <table:table-cell office:value-type="float" office:value="9866149131" calcext:value-type="float">
            <text:p>9866149131</text:p>
          </table:table-cell>
        </table:table-row>
        <table:table-row table:style-name="ro2">
          <table:table-cell/>
          <table:table-cell office:value-type="string" calcext:value-type="string">
            <text:p>AFDBH021801034650</text:p>
          </table:table-cell>
          <table:table-cell office:value-type="float" office:value="628699637980" calcext:value-type="float">
            <text:p>628699637980</text:p>
          </table:table-cell>
          <table:table-cell office:value-type="string" calcext:value-type="string">
            <text:p><text:s/>S.RAMULAMMA </text:p>
          </table:table-cell>
          <table:table-cell office:value-type="string" calcext:value-type="string">
            <text:p>(W/O)S.SALLAIAH</text:p>
          </table:table-cell>
          <table:table-cell office:value-type="string" calcext:value-type="string">
            <text:p>H NO ;1-3 VENKEPALLE MANUEGUDA .RR.DISTRICT </text:p>
          </table:table-cell>
          <table:table-cell office:value-type="float" office:value="9652066995" calcext:value-type="float">
            <text:p>9652066995</text:p>
          </table:table-cell>
        </table:table-row>
        <table:table-row table:style-name="ro2">
          <table:table-cell/>
          <table:table-cell office:value-type="string" calcext:value-type="string">
            <text:p>AFDBH021801019921</text:p>
          </table:table-cell>
          <table:table-cell office:value-type="float" office:value="798069533899" calcext:value-type="float">
            <text:p>798069533899</text:p>
          </table:table-cell>
          <table:table-cell office:value-type="string" calcext:value-type="string">
            <text:p>N.VIJAYALAKSHMI</text:p>
          </table:table-cell>
          <table:table-cell office:value-type="string" calcext:value-type="string">
            <text:p>(W/O)N.PRABHAKR REDDY</text:p>
          </table:table-cell>
          <table:table-cell office:value-type="string" calcext:value-type="string">
            <text:p>H NO ;1-39 PULLUSU MAAMIDI VIKARABAD .RR.DISTRICT </text:p>
          </table:table-cell>
          <table:table-cell office:value-type="float" office:value="9133498946" calcext:value-type="float">
            <text:p>9133498946</text:p>
          </table:table-cell>
        </table:table-row>
        <table:table-row table:style-name="ro2">
          <table:table-cell/>
          <table:table-cell office:value-type="string" calcext:value-type="string">
            <text:p>AFDBH021801019913</text:p>
          </table:table-cell>
          <table:table-cell office:value-type="float" office:value="573444615299" calcext:value-type="float">
            <text:p>573444615299</text:p>
          </table:table-cell>
          <table:table-cell office:value-type="string" calcext:value-type="string">
            <text:p>BADHAM ARUNDHA</text:p>
          </table:table-cell>
          <table:table-cell table:style-name="ce15" office:value-type="string" calcext:value-type="string">
            <text:p>(W/O)BAHDAM NARSIMHA REDDY</text:p>
          </table:table-cell>
          <table:table-cell office:value-type="string" calcext:value-type="string">
            <text:p>H NO :2-44 TANGUTURU SHANKARPALLI .RR.DISTRICT </text:p>
          </table:table-cell>
          <table:table-cell office:value-type="float" office:value="9441352098" calcext:value-type="float">
            <text:p>9441352098</text:p>
          </table:table-cell>
        </table:table-row>
        <table:table-row table:style-name="ro2">
          <table:table-cell/>
          <table:table-cell office:value-type="string" calcext:value-type="string">
            <text:p>AFDBH021801019918</text:p>
          </table:table-cell>
          <table:table-cell office:value-type="float" office:value="524931611255" calcext:value-type="float">
            <text:p>524931611255</text:p>
          </table:table-cell>
          <table:table-cell office:value-type="string" calcext:value-type="string">
            <text:p>SAIREDDY MADHAVI</text:p>
          </table:table-cell>
          <table:table-cell office:value-type="string" calcext:value-type="string">
            <text:p>(W/O)SAIREDDY BHOGAREDDY</text:p>
          </table:table-cell>
          <table:table-cell office:value-type="string" calcext:value-type="string">
            <text:p>H NO :1-1-47 KETHRAPALLY VIKARABAD .RR.DISTRICT </text:p>
          </table:table-cell>
          <table:table-cell office:value-type="float" office:value="8897998843" calcext:value-type="float">
            <text:p>8897998843</text:p>
          </table:table-cell>
        </table:table-row>
        <table:table-row table:style-name="ro2">
          <table:table-cell/>
          <table:table-cell office:value-type="string" calcext:value-type="string">
            <text:p>AFDBH021801019914</text:p>
          </table:table-cell>
          <table:table-cell office:value-type="float" office:value="685422244331" calcext:value-type="float">
            <text:p>685422244331</text:p>
          </table:table-cell>
          <table:table-cell office:value-type="string" calcext:value-type="string">
            <text:p>UMENTHALA <text:s/>ARUNA</text:p>
          </table:table-cell>
          <table:table-cell table:style-name="ce18" office:value-type="string" calcext:value-type="string">
            <text:p>(W/O)UMENTHALA PRABHAKAR REDDY</text:p>
          </table:table-cell>
          <table:table-cell office:value-type="string" calcext:value-type="string">
            <text:p>H NO :1-48 <text:s/>RANGAPUR PARIGI .RR.DISTRICT </text:p>
          </table:table-cell>
          <table:table-cell office:value-type="float" office:value="9948699357" calcext:value-type="float">
            <text:p>9948699357</text:p>
          </table:table-cell>
        </table:table-row>
        <table:table-row table:style-name="ro2">
          <table:table-cell/>
          <table:table-cell office:value-type="string" calcext:value-type="string">
            <text:p>AFDBH021801019917</text:p>
          </table:table-cell>
          <table:table-cell office:value-type="float" office:value="216532367208" calcext:value-type="float">
            <text:p>216532367208</text:p>
          </table:table-cell>
          <table:table-cell office:value-type="string" calcext:value-type="string">
            <text:p><text:s/>NERATI SUDHARANI </text:p>
          </table:table-cell>
          <table:table-cell office:value-type="string" calcext:value-type="string">
            <text:p>(W/O)NARSIMHA REDDY</text:p>
          </table:table-cell>
          <table:table-cell office:value-type="string" calcext:value-type="string">
            <text:p>H NO :1-35 MEDIPALLI PODDURU .RR.DISTRICT </text:p>
          </table:table-cell>
          <table:table-cell office:value-type="float" office:value="9959164242" calcext:value-type="float">
            <text:p>9959164242</text:p>
          </table:table-cell>
        </table:table-row>
        <table:table-row table:style-name="ro2">
          <table:table-cell/>
          <table:table-cell office:value-type="string" calcext:value-type="string">
            <text:p>AFDBH021801019916</text:p>
          </table:table-cell>
          <table:table-cell office:value-type="float" office:value="867318316788" calcext:value-type="float">
            <text:p>867318316788</text:p>
          </table:table-cell>
          <table:table-cell office:value-type="string" calcext:value-type="string">
            <text:p><text:s/>S.SUNANDA</text:p>
          </table:table-cell>
          <table:table-cell office:value-type="string" calcext:value-type="string">
            <text:p>(W/O)S.SUDHAKAR REDDY</text:p>
          </table:table-cell>
          <table:table-cell office:value-type="string" calcext:value-type="string">
            <text:p>H NO :1-48 <text:s/>PETA MEDARAM RANGAPUR PARIGI .RR.DISTRICT </text:p>
          </table:table-cell>
          <table:table-cell office:value-type="float" office:value="7730913186" calcext:value-type="float">
            <text:p>7730913186</text:p>
          </table:table-cell>
        </table:table-row>
        <table:table-row table:style-name="ro2">
          <table:table-cell/>
          <table:table-cell office:value-type="string" calcext:value-type="string">
            <text:p>AFDBH021801019906</text:p>
          </table:table-cell>
          <table:table-cell office:value-type="float" office:value="521669990132" calcext:value-type="float">
            <text:p>521669990132</text:p>
          </table:table-cell>
          <table:table-cell office:value-type="string" calcext:value-type="string">
            <text:p><text:s/>UMENTHALA RADHIKA </text:p>
          </table:table-cell>
          <table:table-cell table:style-name="ce17" office:value-type="string" calcext:value-type="string">
            <text:p>(W/O)UMENTHALA RAGHAVENDAR REDDY</text:p>
          </table:table-cell>
          <table:table-cell office:value-type="string" calcext:value-type="string">
            <text:p>H NO :1-09 ANGADI CHITTEMPALLY PODDURU .RR.DISTRICT</text:p>
          </table:table-cell>
          <table:table-cell office:value-type="float" office:value="9966774402" calcext:value-type="float">
            <text:p>9966774402</text:p>
          </table:table-cell>
        </table:table-row>
        <table:table-row table:style-name="ro2">
          <table:table-cell/>
          <table:table-cell office:value-type="string" calcext:value-type="string">
            <text:p>AFDBH021801019907</text:p>
          </table:table-cell>
          <table:table-cell office:value-type="float" office:value="618772096469" calcext:value-type="float">
            <text:p>618772096469</text:p>
          </table:table-cell>
          <table:table-cell office:value-type="string" calcext:value-type="string">
            <text:p><text:s/>SAIREDDY NIRMALA</text:p>
          </table:table-cell>
          <table:table-cell table:style-name="ce17" office:value-type="string" calcext:value-type="string">
            <text:p>(W/O)LATE SAIREDDY BHOGAREDDY</text:p>
          </table:table-cell>
          <table:table-cell office:value-type="string" calcext:value-type="string">
            <text:p>H NO :1-1-47 KETHRAPALLY VIKARABAD .RR.DISTRICT </text:p>
          </table:table-cell>
          <table:table-cell office:value-type="float" office:value="9000319133" calcext:value-type="float">
            <text:p>9000319133</text:p>
          </table:table-cell>
        </table:table-row>
        <table:table-row table:style-name="ro2">
          <table:table-cell/>
          <table:table-cell office:value-type="string" calcext:value-type="string">
            <text:p>AFDBH021801019908</text:p>
          </table:table-cell>
          <table:table-cell office:value-type="float" office:value="330173498411" calcext:value-type="float">
            <text:p>330173498411</text:p>
          </table:table-cell>
          <table:table-cell office:value-type="string" calcext:value-type="string">
            <text:p>PATTOLA PRIYANKA</text:p>
          </table:table-cell>
          <table:table-cell table:style-name="ce15" office:value-type="string" calcext:value-type="string">
            <text:p>(W/O)PATTOLA RAJENDAR REDDY</text:p>
          </table:table-cell>
          <table:table-cell office:value-type="string" calcext:value-type="string">
            <text:p>H NO :1-138 CHALLAPUR PODDURU .RR.DISTRICT </text:p>
          </table:table-cell>
          <table:table-cell office:value-type="float" office:value="9652966810" calcext:value-type="float">
            <text:p>9652966810</text:p>
          </table:table-cell>
        </table:table-row>
        <table:table-row table:style-name="ro2">
          <table:table-cell/>
          <table:table-cell office:value-type="string" calcext:value-type="string">
            <text:p>AFDBH021801019915</text:p>
          </table:table-cell>
          <table:table-cell office:value-type="float" office:value="768023290965" calcext:value-type="float">
            <text:p>768023290965</text:p>
          </table:table-cell>
          <table:table-cell office:value-type="string" calcext:value-type="string">
            <text:p>SHERI ANITHA</text:p>
          </table:table-cell>
          <table:table-cell office:value-type="string" calcext:value-type="string">
            <text:p>(W/O)S.RAJENDAR REDDY</text:p>
          </table:table-cell>
          <table:table-cell office:value-type="string" calcext:value-type="string">
            <text:p>H NO :1-1-48 <text:s/>PEDMAL GOPALPUR VIKARABAD .RR.DISTRICT </text:p>
          </table:table-cell>
          <table:table-cell office:value-type="float" office:value="9703113648" calcext:value-type="float">
            <text:p>9703113648</text:p>
          </table:table-cell>
        </table:table-row>
        <table:table-row table:style-name="ro2">
          <table:table-cell/>
          <table:table-cell office:value-type="string" calcext:value-type="string">
            <text:p>AFDBH021801019909</text:p>
          </table:table-cell>
          <table:table-cell office:value-type="float" office:value="410587785833" calcext:value-type="float">
            <text:p>410587785833</text:p>
          </table:table-cell>
          <table:table-cell office:value-type="string" calcext:value-type="string">
            <text:p>JOOGU BUCHAMMA</text:p>
          </table:table-cell>
          <table:table-cell office:value-type="string" calcext:value-type="string">
            <text:p>(W/O)JOOGU BUCHAYYA</text:p>
          </table:table-cell>
          <table:table-cell office:value-type="string" calcext:value-type="string">
            <text:p>H NO ;3-41/3 PULLUSU MAAMIDI VIKARABAD .RR.DISTRICT </text:p>
          </table:table-cell>
          <table:table-cell office:value-type="float" office:value="8501000685" calcext:value-type="float">
            <text:p>8501000685</text:p>
          </table:table-cell>
        </table:table-row>
        <table:table-row table:style-name="ro2">
          <table:table-cell/>
          <table:table-cell office:value-type="string" calcext:value-type="string">
            <text:p>AFDBH021801019910</text:p>
          </table:table-cell>
          <table:table-cell office:value-type="float" office:value="987999331243" calcext:value-type="float">
            <text:p>987999331243</text:p>
          </table:table-cell>
          <table:table-cell office:value-type="string" calcext:value-type="string">
            <text:p>T.VIJAYALAKSHMI</text:p>
          </table:table-cell>
          <table:table-cell office:value-type="string" calcext:value-type="string">
            <text:p>(W/O)THUPARI SUBASH REDDY</text:p>
          </table:table-cell>
          <table:table-cell office:value-type="string" calcext:value-type="string">
            <text:p>H NO ;35-5-108 RAAMANNAGUDEM CHEVELLA <text:s/>.RR.DISTRICT </text:p>
          </table:table-cell>
          <table:table-cell office:value-type="float" office:value="9550552131" calcext:value-type="float">
            <text:p>9550552131</text:p>
          </table:table-cell>
        </table:table-row>
        <table:table-row table:style-name="ro2">
          <table:table-cell/>
          <table:table-cell office:value-type="string" calcext:value-type="string">
            <text:p>AFDBH021801019919</text:p>
          </table:table-cell>
          <table:table-cell office:value-type="float" office:value="253607156393" calcext:value-type="float">
            <text:p>253607156393</text:p>
          </table:table-cell>
          <table:table-cell table:style-name="ce12" office:value-type="string" calcext:value-type="string">
            <text:p>N.AMRUTHAMMA</text:p>
          </table:table-cell>
          <table:table-cell office:value-type="string" calcext:value-type="string">
            <text:p>(W/O)N.MADHAV REDDY</text:p>
          </table:table-cell>
          <table:table-cell office:value-type="string" calcext:value-type="string">
            <text:p>H NO ;1-39 PULLUSU MAAMIDI VIKARABAD .RR.DISTRICT </text:p>
          </table:table-cell>
          <table:table-cell office:value-type="float" office:value="8106162631" calcext:value-type="float">
            <text:p>8106162631</text:p>
          </table:table-cell>
        </table:table-row>
        <table:table-row table:style-name="ro2">
          <table:table-cell/>
          <table:table-cell office:value-type="string" calcext:value-type="string">
            <text:p>AFDBH021801113327</text:p>
          </table:table-cell>
          <table:table-cell office:value-type="float" office:value="554894904876" calcext:value-type="float">
            <text:p>554894904876</text:p>
          </table:table-cell>
          <table:table-cell table:style-name="ce14" office:value-type="string" calcext:value-type="string">
            <text:p>DUBAKULA <text:s/>ANJAMMA</text:p>
          </table:table-cell>
          <table:table-cell office:value-type="string" calcext:value-type="string">
            <text:p>(W/O)ELLAYA GOUD</text:p>
          </table:table-cell>
          <table:table-cell office:value-type="string" calcext:value-type="string">
            <text:p>H NO ;144 THALLARAM CHEVELLA .RR.DISTRICT </text:p>
          </table:table-cell>
          <table:table-cell office:value-type="float" office:value="9908651724" calcext:value-type="float">
            <text:p>9908651724</text:p>
          </table:table-cell>
        </table:table-row>
        <table:table-row table:style-name="ro2">
          <table:table-cell/>
          <table:table-cell office:value-type="string" calcext:value-type="string">
            <text:p>AFDBH021801113330</text:p>
          </table:table-cell>
          <table:table-cell office:value-type="float" office:value="267853798019" calcext:value-type="float">
            <text:p>267853798019</text:p>
          </table:table-cell>
          <table:table-cell table:style-name="ce14" office:value-type="string" calcext:value-type="string">
            <text:p>PEDHAGOUDLA MALAMA</text:p>
          </table:table-cell>
          <table:table-cell office:value-type="string" calcext:value-type="string">
            <text:p>(W/O)NARSINGH GOUD</text:p>
          </table:table-cell>
          <table:table-cell office:value-type="string" calcext:value-type="string">
            <text:p>H NO ;41 MUDIMSALA CHEVELLA .RR.DISTRICT </text:p>
          </table:table-cell>
          <table:table-cell office:value-type="float" office:value="8367384033" calcext:value-type="float">
            <text:p>8367384033</text:p>
          </table:table-cell>
        </table:table-row>
        <table:table-row table:style-name="ro2">
          <table:table-cell/>
          <table:table-cell office:value-type="string" calcext:value-type="string">
            <text:p>AFDBH021801113333</text:p>
          </table:table-cell>
          <table:table-cell office:value-type="float" office:value="790939918362" calcext:value-type="float">
            <text:p>790939918362</text:p>
          </table:table-cell>
          <table:table-cell office:value-type="string" calcext:value-type="string">
            <text:p><text:s/>GORETI SIVANELA</text:p>
          </table:table-cell>
          <table:table-cell office:value-type="string" calcext:value-type="string">
            <text:p>(W/O)D.NARSIMHULU GOUD</text:p>
          </table:table-cell>
          <table:table-cell office:value-type="string" calcext:value-type="string">
            <text:p>H NO ;3-24 KIKUNTLA CHEVELLA .RR.DISTRICT </text:p>
          </table:table-cell>
          <table:table-cell office:value-type="float" office:value="9553183496" calcext:value-type="float">
            <text:p>9553183496</text:p>
          </table:table-cell>
        </table:table-row>
        <table:table-row table:style-name="ro2">
          <table:table-cell/>
          <table:table-cell office:value-type="string" calcext:value-type="string">
            <text:p>AFDBH021801116651</text:p>
          </table:table-cell>
          <table:table-cell office:value-type="float" office:value="487469621540" calcext:value-type="float">
            <text:p>487469621540</text:p>
          </table:table-cell>
          <table:table-cell office:value-type="string" calcext:value-type="string">
            <text:p>VADDE MANGAMMA</text:p>
          </table:table-cell>
          <table:table-cell office:value-type="string" calcext:value-type="string">
            <text:p>(W/O)VADDE YAADAYYA</text:p>
          </table:table-cell>
          <table:table-cell office:value-type="string" calcext:value-type="string">
            <text:p>H NO ;3-91 KIKUNTLA CHEVELLA .RR.DISTRICT </text:p>
          </table:table-cell>
          <table:table-cell office:value-type="float" office:value="9573449218" calcext:value-type="float">
            <text:p>9573449218</text:p>
          </table:table-cell>
        </table:table-row>
        <table:table-row table:style-name="ro2">
          <table:table-cell/>
          <table:table-cell office:value-type="string" calcext:value-type="string">
            <text:p>AFDBH021801116650</text:p>
          </table:table-cell>
          <table:table-cell office:value-type="float" office:value="660232879947" calcext:value-type="float">
            <text:p>660232879947</text:p>
          </table:table-cell>
          <table:table-cell office:value-type="string" calcext:value-type="string">
            <text:p>VADDE LALITHA</text:p>
          </table:table-cell>
          <table:table-cell office:value-type="string" calcext:value-type="string">
            <text:p>(W/O)VADDE MALLESH</text:p>
          </table:table-cell>
          <table:table-cell office:value-type="string" calcext:value-type="string">
            <text:p>H NO ;3-91 KIKUNTLA CHEVELLA .RR.DISTRICT </text:p>
          </table:table-cell>
          <table:table-cell office:value-type="float" office:value="7893898651" calcext:value-type="float">
            <text:p>7893898651</text:p>
          </table:table-cell>
        </table:table-row>
        <table:table-row table:style-name="ro2">
          <table:table-cell/>
          <table:table-cell office:value-type="string" calcext:value-type="string">
            <text:p>AFDBH021801116663</text:p>
          </table:table-cell>
          <table:table-cell office:value-type="float" office:value="560618619474" calcext:value-type="float">
            <text:p>560618619474</text:p>
          </table:table-cell>
          <table:table-cell office:value-type="string" calcext:value-type="string">
            <text:p>VADDE JYOTHI</text:p>
          </table:table-cell>
          <table:table-cell office:value-type="string" calcext:value-type="string">
            <text:p>(W/O)VADDE SRINIVAS</text:p>
          </table:table-cell>
          <table:table-cell office:value-type="string" calcext:value-type="string">
            <text:p>H NO ;3-91 KIKUNTLA CHEVELLA .RR.DISTRICT </text:p>
          </table:table-cell>
          <table:table-cell office:value-type="float" office:value="9963678552" calcext:value-type="float">
            <text:p>9963678552</text:p>
          </table:table-cell>
        </table:table-row>
        <table:table-row table:style-name="ro2">
          <table:table-cell/>
          <table:table-cell office:value-type="string" calcext:value-type="string">
            <text:p>AFDBH021801023851</text:p>
          </table:table-cell>
          <table:table-cell office:value-type="float" office:value="584683947604" calcext:value-type="float">
            <text:p>584683947604</text:p>
          </table:table-cell>
          <table:table-cell office:value-type="string" calcext:value-type="string">
            <text:p>RAFIQ UNNISSA</text:p>
          </table:table-cell>
          <table:table-cell office:value-type="string" calcext:value-type="string">
            <text:p>(W/O)MD.NAZEER AHMED</text:p>
          </table:table-cell>
          <table:table-cell office:value-type="string" calcext:value-type="string">
            <text:p>H NO ;19-4-340/11/A KISHANBAGH BAHADURPURA .RR.DISTRICT </text:p>
          </table:table-cell>
          <table:table-cell office:value-type="float" office:value="9703319593" calcext:value-type="float">
            <text:p>9703319593</text:p>
          </table:table-cell>
        </table:table-row>
        <table:table-row table:style-name="ro2">
          <table:table-cell/>
          <table:table-cell office:value-type="string" calcext:value-type="string">
            <text:p>AFDBH021801023850</text:p>
          </table:table-cell>
          <table:table-cell office:value-type="float" office:value="759429060186" calcext:value-type="float">
            <text:p>759429060186</text:p>
          </table:table-cell>
          <table:table-cell office:value-type="string" calcext:value-type="string">
            <text:p><text:s/>AMEENA BEGUM</text:p>
          </table:table-cell>
          <table:table-cell office:value-type="string" calcext:value-type="string">
            <text:p>(W/O)SHAIK ISMAIL SHAREEF</text:p>
          </table:table-cell>
          <table:table-cell office:value-type="string" calcext:value-type="string">
            <text:p>H NO ;19-4-280/B/115 KHAJANAGAR BAHADURPURA .RR.DISTRICT </text:p>
          </table:table-cell>
          <table:table-cell office:value-type="float" office:value="7793900291" calcext:value-type="float">
            <text:p>7793900291</text:p>
          </table:table-cell>
        </table:table-row>
        <table:table-row table:style-name="ro2">
          <table:table-cell/>
          <table:table-cell office:value-type="string" calcext:value-type="string">
            <text:p>AFDBH021801023816</text:p>
          </table:table-cell>
          <table:table-cell office:value-type="float" office:value="477916122564" calcext:value-type="float">
            <text:p>477916122564</text:p>
          </table:table-cell>
          <table:table-cell office:value-type="string" calcext:value-type="string">
            <text:p>SAJIDA BEGUM</text:p>
          </table:table-cell>
          <table:table-cell office:value-type="string" calcext:value-type="string">
            <text:p>(W/O)LATE MOHD ANWAR</text:p>
          </table:table-cell>
          <table:table-cell office:value-type="string" calcext:value-type="string">
            <text:p>H NO ;19-4-7/A/91/C AL-JUBAIL COLONY HYDERABAD.RR.DISTRICT </text:p>
          </table:table-cell>
          <table:table-cell office:value-type="float" office:value="9398388436" calcext:value-type="float">
            <text:p>9398388436</text:p>
          </table:table-cell>
        </table:table-row>
        <table:table-row table:style-name="ro2">
          <table:table-cell/>
          <table:table-cell office:value-type="string" calcext:value-type="string">
            <text:p>AFDBH021801023854</text:p>
          </table:table-cell>
          <table:table-cell office:value-type="float" office:value="759633167336" calcext:value-type="float">
            <text:p>759633167336</text:p>
          </table:table-cell>
          <table:table-cell office:value-type="string" calcext:value-type="string">
            <text:p>SHAHEEN BEGUM</text:p>
          </table:table-cell>
          <table:table-cell office:value-type="string" calcext:value-type="string">
            <text:p>(W/O)SHAIK AZEEM</text:p>
          </table:table-cell>
          <table:table-cell office:value-type="string" calcext:value-type="string">
            <text:p>H NO ;19-4-280/B/115 KHAJANAGAR BAHADURPURA .RR.DISTRICT </text:p>
          </table:table-cell>
          <table:table-cell office:value-type="float" office:value="7396566218" calcext:value-type="float">
            <text:p>7396566218</text:p>
          </table:table-cell>
        </table:table-row>
        <table:table-row table:style-name="ro2">
          <table:table-cell/>
          <table:table-cell office:value-type="string" calcext:value-type="string">
            <text:p>AFDBH021801023845</text:p>
          </table:table-cell>
          <table:table-cell office:value-type="float" office:value="891739741198" calcext:value-type="float">
            <text:p>891739741198</text:p>
          </table:table-cell>
          <table:table-cell table:style-name="ce14" office:value-type="string" calcext:value-type="string">
            <text:p>NUSRATH UNISA BEGUM</text:p>
          </table:table-cell>
          <table:table-cell office:value-type="string" calcext:value-type="string">
            <text:p><text:s text:c="13"/>----</text:p>
          </table:table-cell>
          <table:table-cell office:value-type="string" calcext:value-type="string">
            <text:p>H NO ;29-144 FAROOQNAGAR SHADNAGAR .RR.DISTRICT </text:p>
          </table:table-cell>
          <table:table-cell office:value-type="float" office:value="8886514244" calcext:value-type="float">
            <text:p>8886514244</text:p>
          </table:table-cell>
        </table:table-row>
        <table:table-row table:style-name="ro2">
          <table:table-cell/>
          <table:table-cell office:value-type="string" calcext:value-type="string">
            <text:p>AFDBH021801023847</text:p>
          </table:table-cell>
          <table:table-cell office:value-type="float" office:value="684745389418" calcext:value-type="float">
            <text:p>684745389418</text:p>
          </table:table-cell>
          <table:table-cell office:value-type="string" calcext:value-type="string">
            <text:p><text:s/>HARISHIA BEGUM</text:p>
          </table:table-cell>
          <table:table-cell office:value-type="string" calcext:value-type="string">
            <text:p>(W/O)MIRZA NAYEEM BHAIG</text:p>
          </table:table-cell>
          <table:table-cell table:style-name="ce21" office:value-type="string" calcext:value-type="string">
            <text:p>H NO ;19-4-280/d/50/1 MEERSAGAR JAHANUM RAJENDRANAGAR .RR.DISTRICT </text:p>
          </table:table-cell>
          <table:table-cell office:value-type="float" office:value="8978648806" calcext:value-type="float">
            <text:p>8978648806</text:p>
          </table:table-cell>
        </table:table-row>
        <table:table-row table:style-name="ro2">
          <table:table-cell/>
          <table:table-cell office:value-type="string" calcext:value-type="string">
            <text:p>AFDBH021801023842</text:p>
          </table:table-cell>
          <table:table-cell office:value-type="float" office:value="381244084556" calcext:value-type="float">
            <text:p>381244084556</text:p>
          </table:table-cell>
          <table:table-cell office:value-type="string" calcext:value-type="string">
            <text:p>SAMEENA BEGUM</text:p>
          </table:table-cell>
          <table:table-cell office:value-type="string" calcext:value-type="string">
            <text:p>(W/O)AYYUB KHAN</text:p>
          </table:table-cell>
          <table:table-cell table:style-name="ce13" office:value-type="string" calcext:value-type="string">
            <text:p>H NO ;19-4-14/d/B/108/A FAROOQNAGAR BAHADURPUR .RR.DISTRICT </text:p>
          </table:table-cell>
          <table:table-cell office:value-type="float" office:value="7793900586" calcext:value-type="float">
            <text:p>7793900586</text:p>
          </table:table-cell>
        </table:table-row>
        <table:table-row table:style-name="ro2">
          <table:table-cell/>
          <table:table-cell office:value-type="string" calcext:value-type="string">
            <text:p>AFDBH021801109342</text:p>
          </table:table-cell>
          <table:table-cell office:value-type="float" office:value="727743343464" calcext:value-type="float">
            <text:p>727743343464</text:p>
          </table:table-cell>
          <table:table-cell office:value-type="string" calcext:value-type="string">
            <text:p>K.SANGEETHA</text:p>
          </table:table-cell>
          <table:table-cell office:value-type="string" calcext:value-type="string">
            <text:p>(W/O)K.PRABHAKAR CHARI</text:p>
          </table:table-cell>
          <table:table-cell office:value-type="string" calcext:value-type="string">
            <text:p>H NO ;1-21/4 MAKTHA MIYAPUR .RR.DISTRICT </text:p>
          </table:table-cell>
          <table:table-cell office:value-type="float" office:value="9392504115" calcext:value-type="float">
            <text:p>9392504115</text:p>
          </table:table-cell>
        </table:table-row>
        <table:table-row table:style-name="ro2">
          <table:table-cell/>
          <table:table-cell office:value-type="string" calcext:value-type="string">
            <text:p>AFDBH021801109341</text:p>
          </table:table-cell>
          <table:table-cell office:value-type="float" office:value="656812035662" calcext:value-type="float">
            <text:p>656812035662</text:p>
          </table:table-cell>
          <table:table-cell office:value-type="string" calcext:value-type="string">
            <text:p><text:s/>P.TEJA SRI </text:p>
          </table:table-cell>
          <table:table-cell office:value-type="string" calcext:value-type="string">
            <text:p>(W/O)P.POSHI</text:p>
          </table:table-cell>
          <table:table-cell office:value-type="string" calcext:value-type="string">
            <text:p>H NO ;1-36/2 MAKTHA MIYAPUR .RR.DISTRICT </text:p>
          </table:table-cell>
          <table:table-cell office:value-type="float" office:value="8978354896" calcext:value-type="float">
            <text:p>8978354896</text:p>
          </table:table-cell>
        </table:table-row>
        <table:table-row table:style-name="ro2">
          <table:table-cell/>
          <table:table-cell office:value-type="string" calcext:value-type="string">
            <text:p>AFDBH021801058592</text:p>
          </table:table-cell>
          <table:table-cell office:value-type="float" office:value="900548374741" calcext:value-type="float">
            <text:p>900548374741</text:p>
          </table:table-cell>
          <table:table-cell office:value-type="string" calcext:value-type="string">
            <text:p>AITHA RAMADEVI</text:p>
          </table:table-cell>
          <table:table-cell office:value-type="string" calcext:value-type="string">
            <text:p>(W/O)SRINIVAS</text:p>
          </table:table-cell>
          <table:table-cell office:value-type="string" calcext:value-type="string">
            <text:p>H NO :KUBERA FLATS TIRUMALAGIRI ‘X’ ROADS SECUNDERABAD</text:p>
          </table:table-cell>
          <table:table-cell office:value-type="float" office:value="9490732320" calcext:value-type="float">
            <text:p>9490732320</text:p>
          </table:table-cell>
        </table:table-row>
        <table:table-row table:style-name="ro2">
          <table:table-cell/>
          <table:table-cell office:value-type="string" calcext:value-type="string">
            <text:p>AFDBH021801058593</text:p>
          </table:table-cell>
          <table:table-cell office:value-type="float" office:value="720600189367" calcext:value-type="float">
            <text:p>720600189367</text:p>
          </table:table-cell>
          <table:table-cell table:style-name="ce15" office:value-type="string" calcext:value-type="string">
            <text:p>NEERUMAALA SRINIVAS</text:p>
          </table:table-cell>
          <table:table-cell office:value-type="string" calcext:value-type="string">
            <text:p>(S/O)VEERSHAM</text:p>
          </table:table-cell>
          <table:table-cell office:value-type="string" calcext:value-type="string">
            <text:p>H NO :ROAD NO.14 ALWAAL HILLS TIRUMALAGIRI RR.DISTRICT</text:p>
          </table:table-cell>
          <table:table-cell office:value-type="float" office:value="9700708900" calcext:value-type="float">
            <text:p>9700708900</text:p>
          </table:table-cell>
        </table:table-row>
        <table:table-row table:style-name="ro2">
          <table:table-cell/>
          <table:table-cell office:value-type="string" calcext:value-type="string">
            <text:p>AFDBH021801058594</text:p>
          </table:table-cell>
          <table:table-cell office:value-type="float" office:value="277603368678" calcext:value-type="float">
            <text:p>277603368678</text:p>
          </table:table-cell>
          <table:table-cell office:value-type="string" calcext:value-type="string">
            <text:p>PITTA NIRAJA</text:p>
          </table:table-cell>
          <table:table-cell office:value-type="string" calcext:value-type="string">
            <text:p>(W/O)SANTOSH</text:p>
          </table:table-cell>
          <table:table-cell office:value-type="string" calcext:value-type="string">
            <text:p>H NO :9TLR AVENUE ANJANAPURI SELECT HALL ALWAL</text:p>
          </table:table-cell>
          <table:table-cell office:value-type="float" office:value="9948717456" calcext:value-type="float">
            <text:p>9948717456</text:p>
          </table:table-cell>
        </table:table-row>
        <table:table-row table:style-name="ro2">
          <table:table-cell/>
          <table:table-cell office:value-type="string" calcext:value-type="string">
            <text:p>AFDBH021801058595</text:p>
          </table:table-cell>
          <table:table-cell office:value-type="float" office:value="721883441096" calcext:value-type="float">
            <text:p>721883441096</text:p>
          </table:table-cell>
          <table:table-cell office:value-type="string" calcext:value-type="string">
            <text:p>D.MALLISHWARI</text:p>
          </table:table-cell>
          <table:table-cell office:value-type="string" calcext:value-type="string">
            <text:p>(D/O)D.SUBBAREDDY</text:p>
          </table:table-cell>
          <table:table-cell table:style-name="ce21" office:value-type="string" calcext:value-type="string">
            <text:p>H NO :12-417/85 SHARADHANAGAR GUDIMALKAPURI MEHDIPATNAM RR.DISTRICT</text:p>
          </table:table-cell>
          <table:table-cell office:value-type="float" office:value="8886392999" calcext:value-type="float">
            <text:p>8886392999</text:p>
          </table:table-cell>
        </table:table-row>
        <table:table-row table:style-name="ro2">
          <table:table-cell/>
          <table:table-cell office:value-type="string" calcext:value-type="string">
            <text:p>AFDBH021801058596</text:p>
          </table:table-cell>
          <table:table-cell office:value-type="float" office:value="656484742047" calcext:value-type="float">
            <text:p>656484742047</text:p>
          </table:table-cell>
          <table:table-cell office:value-type="string" calcext:value-type="string">
            <text:p>M.VIJAYA</text:p>
          </table:table-cell>
          <table:table-cell office:value-type="string" calcext:value-type="string">
            <text:p>(W/O)M.DASHARATH</text:p>
          </table:table-cell>
          <table:table-cell table:style-name="ce21" office:value-type="string" calcext:value-type="string">
            <text:p>H NO :2-2-1089/4/A INDIRANAGAR ALWIN COLONY TIRUMALAGIRI RR.DISTRICT</text:p>
          </table:table-cell>
          <table:table-cell office:value-type="float" office:value="9963696467" calcext:value-type="float">
            <text:p>9963696467</text:p>
          </table:table-cell>
        </table:table-row>
        <table:table-row table:style-name="ro2">
          <table:table-cell/>
          <table:table-cell office:value-type="string" calcext:value-type="string">
            <text:p>AFDBH021801058597</text:p>
          </table:table-cell>
          <table:table-cell office:value-type="float" office:value="488627936235" calcext:value-type="float">
            <text:p>488627936235</text:p>
          </table:table-cell>
          <table:table-cell office:value-type="string" calcext:value-type="string">
            <text:p>KAAMSANI SUJATHA</text:p>
          </table:table-cell>
          <table:table-cell office:value-type="string" calcext:value-type="string">
            <text:p>(W/O)K.SATHYANARAYANA</text:p>
          </table:table-cell>
          <table:table-cell office:value-type="string" calcext:value-type="string">
            <text:p>H NO :SRINILAYAM PATHRIKANAGAR MADHAPUR .RR.DISTRICT </text:p>
          </table:table-cell>
          <table:table-cell office:value-type="float" office:value="7416252592" calcext:value-type="float">
            <text:p>7416252592</text:p>
          </table:table-cell>
        </table:table-row>
        <table:table-row table:style-name="ro2">
          <table:table-cell/>
          <table:table-cell office:value-type="string" calcext:value-type="string">
            <text:p>AFDBH021801058584</text:p>
          </table:table-cell>
          <table:table-cell office:value-type="float" office:value="906440656768" calcext:value-type="float">
            <text:p>906440656768</text:p>
          </table:table-cell>
          <table:table-cell office:value-type="string" calcext:value-type="string">
            <text:p>POODURU SRI LATHA</text:p>
          </table:table-cell>
          <table:table-cell office:value-type="string" calcext:value-type="string">
            <text:p>(W/O)SRINVAS</text:p>
          </table:table-cell>
          <table:table-cell office:value-type="string" calcext:value-type="string">
            <text:p>H NO :KUBERA FLATS TIRUMALAGIRI ‘X’ ROADS SECUNDERABAD</text:p>
          </table:table-cell>
          <table:table-cell office:value-type="float" office:value="7396473695" calcext:value-type="float">
            <text:p>7396473695</text:p>
          </table:table-cell>
        </table:table-row>
        <table:table-row table:style-name="ro2">
          <table:table-cell/>
          <table:table-cell office:value-type="string" calcext:value-type="string">
            <text:p>AFDBH021801058598</text:p>
          </table:table-cell>
          <table:table-cell office:value-type="float" office:value="442144192700" calcext:value-type="float">
            <text:p>442144192700</text:p>
          </table:table-cell>
          <table:table-cell table:style-name="ce15" office:value-type="string" calcext:value-type="string">
            <text:p>LAGISHETTI SHYAMNADH</text:p>
          </table:table-cell>
          <table:table-cell office:value-type="string" calcext:value-type="string">
            <text:p>(S/O)L.NEELACHALAM</text:p>
          </table:table-cell>
          <table:table-cell office:value-type="string" calcext:value-type="string">
            <text:p>H NO :SRINILAYAM 11A <text:s/>GOPALNAGAR KUKATPALLY .RR.DISTRICT </text:p>
          </table:table-cell>
          <table:table-cell office:value-type="float" office:value="6300982405" calcext:value-type="float">
            <text:p>6300982405</text:p>
          </table:table-cell>
        </table:table-row>
        <table:table-row table:style-name="ro2">
          <table:table-cell/>
          <table:table-cell office:value-type="string" calcext:value-type="string">
            <text:p>AFDBH021801058599</text:p>
          </table:table-cell>
          <table:table-cell office:value-type="float" office:value="653291099174" calcext:value-type="float">
            <text:p>653291099174</text:p>
          </table:table-cell>
          <table:table-cell office:value-type="string" calcext:value-type="string">
            <text:p>PABBA NAGARAJU</text:p>
          </table:table-cell>
          <table:table-cell office:value-type="string" calcext:value-type="string">
            <text:p>(S/O)RAJALINGAM</text:p>
          </table:table-cell>
          <table:table-cell office:value-type="string" calcext:value-type="string">
            <text:p>H NO :502/1 GOPALNAGAR KUKATPALLY .RR.DISTRICT </text:p>
          </table:table-cell>
          <table:table-cell office:value-type="float" office:value="9440087822" calcext:value-type="float">
            <text:p>9440087822</text:p>
          </table:table-cell>
        </table:table-row>
        <table:table-row table:style-name="ro2">
          <table:table-cell/>
          <table:table-cell office:value-type="string" calcext:value-type="string">
            <text:p>AFDBH021801058600</text:p>
          </table:table-cell>
          <table:table-cell office:value-type="float" office:value="212347008916" calcext:value-type="float">
            <text:p>212347008916</text:p>
          </table:table-cell>
          <table:table-cell office:value-type="string" calcext:value-type="string">
            <text:p>P.LATHA</text:p>
          </table:table-cell>
          <table:table-cell office:value-type="string" calcext:value-type="string">
            <text:p>(W/O)SATHYANARAYANA</text:p>
          </table:table-cell>
          <table:table-cell office:value-type="string" calcext:value-type="string">
            <text:p>H NO :4-39/3/8 <text:s/>ANJANAPURI COLONY <text:s/>SELECT HALL <text:s/>ALWAL RR.DISTRICT</text:p>
          </table:table-cell>
          <table:table-cell office:value-type="float" office:value="9502307803" calcext:value-type="float">
            <text:p>9502307803</text:p>
          </table:table-cell>
        </table:table-row>
        <table:table-row table:style-name="ro2">
          <table:table-cell/>
          <table:table-cell office:value-type="string" calcext:value-type="string">
            <text:p>AFDBH021801058601</text:p>
          </table:table-cell>
          <table:table-cell office:value-type="float" office:value="659559740142" calcext:value-type="float">
            <text:p>659559740142</text:p>
          </table:table-cell>
          <table:table-cell table:style-name="ce15" office:value-type="string" calcext:value-type="string">
            <text:p>GOVIND BHARATH KUMAR</text:p>
          </table:table-cell>
          <table:table-cell office:value-type="string" calcext:value-type="string">
            <text:p>(S/O)RAMULU</text:p>
          </table:table-cell>
          <table:table-cell table:style-name="ce21" office:value-type="string" calcext:value-type="string">
            <text:p>H NO :5-5-1234/6 GANESHNAGAR LB NAGAR VANASTHALIPURAM.RR.DISTRICT </text:p>
          </table:table-cell>
          <table:table-cell office:value-type="float" office:value="9052297956" calcext:value-type="float">
            <text:p>9052297956</text:p>
          </table:table-cell>
        </table:table-row>
        <table:table-row table:style-name="ro2">
          <table:table-cell/>
          <table:table-cell office:value-type="string" calcext:value-type="string">
            <text:p>AFDBH021801058602</text:p>
          </table:table-cell>
          <table:table-cell office:value-type="float" office:value="478914693261" calcext:value-type="float">
            <text:p>478914693261</text:p>
          </table:table-cell>
          <table:table-cell office:value-type="string" calcext:value-type="string">
            <text:p>N.SRINIVAS</text:p>
          </table:table-cell>
          <table:table-cell office:value-type="string" calcext:value-type="string">
            <text:p>(S/O)N.RAJAYYA</text:p>
          </table:table-cell>
          <table:table-cell office:value-type="string" calcext:value-type="string">
            <text:p>H NO :501/A GOPALNAGAR KUKATPALLY .RR.DISTRICT </text:p>
          </table:table-cell>
          <table:table-cell office:value-type="float" office:value="9030716286" calcext:value-type="float">
            <text:p>9030716286</text:p>
          </table:table-cell>
        </table:table-row>
        <table:table-row table:style-name="ro2">
          <table:table-cell/>
          <table:table-cell office:value-type="string" calcext:value-type="string">
            <text:p>AFDBH021801058603</text:p>
          </table:table-cell>
          <table:table-cell office:value-type="float" office:value="714942613270" calcext:value-type="float">
            <text:p>714942613270</text:p>
          </table:table-cell>
          <table:table-cell table:style-name="ce15" office:value-type="string" calcext:value-type="string">
            <text:p>ELLAGONDA MANASWINI</text:p>
          </table:table-cell>
          <table:table-cell office:value-type="string" calcext:value-type="string">
            <text:p>(D/O)E.RADHA KISHAN</text:p>
          </table:table-cell>
          <table:table-cell office:value-type="string" calcext:value-type="string">
            <text:p>H NO :45 HIMAGIRISUJA PRAGTHINAGAR KUKATPALLY .RR.DISTRICT </text:p>
          </table:table-cell>
          <table:table-cell office:value-type="float" office:value="9490038913" calcext:value-type="float">
            <text:p>9490038913</text:p>
          </table:table-cell>
        </table:table-row>
        <table:table-row table:style-name="ro2">
          <table:table-cell/>
          <table:table-cell office:value-type="string" calcext:value-type="string">
            <text:p>AFDBH021801058604</text:p>
          </table:table-cell>
          <table:table-cell office:value-type="float" office:value="357273882463" calcext:value-type="float">
            <text:p>357273882463</text:p>
          </table:table-cell>
          <table:table-cell table:style-name="ce15" office:value-type="string" calcext:value-type="string">
            <text:p>VAAMPATI PREM KUMAR</text:p>
          </table:table-cell>
          <table:table-cell office:value-type="string" calcext:value-type="string">
            <text:p>(S/O)GANGARAM</text:p>
          </table:table-cell>
          <table:table-cell office:value-type="string" calcext:value-type="string">
            <text:p>H NO :501/3 GOPALNAGAR WARDNO.269 MOOSAPET .RR.DISTRICT </text:p>
          </table:table-cell>
          <table:table-cell office:value-type="float" office:value="8790825932" calcext:value-type="float">
            <text:p>8790825932</text:p>
          </table:table-cell>
        </table:table-row>
        <table:table-row table:style-name="ro2">
          <table:table-cell/>
          <table:table-cell office:value-type="string" calcext:value-type="string">
            <text:p>AFDBH021801058605</text:p>
          </table:table-cell>
          <table:table-cell office:value-type="float" office:value="746089491568" calcext:value-type="float">
            <text:p>746089491568</text:p>
          </table:table-cell>
          <table:table-cell office:value-type="string" calcext:value-type="string">
            <text:p>I.ANANTHALAKSHMI</text:p>
          </table:table-cell>
          <table:table-cell office:value-type="string" calcext:value-type="string">
            <text:p>(W/O)I.GANGARAM</text:p>
          </table:table-cell>
          <table:table-cell table:style-name="ce21" office:value-type="string" calcext:value-type="string">
            <text:p>H NO :5-5-1234/6 GANESHNAGAR LB NAGAR VANASTHALIPURAM.RR.DISTRICT </text:p>
          </table:table-cell>
          <table:table-cell office:value-type="float" office:value="7075977076" calcext:value-type="float">
            <text:p>7075977076</text:p>
          </table:table-cell>
        </table:table-row>
        <table:table-row table:style-name="ro2">
          <table:table-cell/>
          <table:table-cell office:value-type="string" calcext:value-type="string">
            <text:p>AFDBH021801058606</text:p>
          </table:table-cell>
          <table:table-cell office:value-type="float" office:value="376779311977" calcext:value-type="float">
            <text:p>376779311977</text:p>
          </table:table-cell>
          <table:table-cell office:value-type="string" calcext:value-type="string">
            <text:p>L.MALISHWAR REDDY</text:p>
          </table:table-cell>
          <table:table-cell office:value-type="string" calcext:value-type="string">
            <text:p>(S/O)L.NARSIMHA REDDY</text:p>
          </table:table-cell>
          <table:table-cell table:style-name="ce21" office:value-type="string" calcext:value-type="string">
            <text:p>H NO :12-417/85 SHARADHANAGAR GUDIMALKAPURI MEHDIPATNAM RR.DISTRICT</text:p>
          </table:table-cell>
          <table:table-cell office:value-type="float" office:value="9989675375" calcext:value-type="float">
            <text:p>9989675375</text:p>
          </table:table-cell>
        </table:table-row>
        <table:table-row table:style-name="ro2">
          <table:table-cell/>
          <table:table-cell office:value-type="string" calcext:value-type="string">
            <text:p>AFDBH021801058607</text:p>
          </table:table-cell>
          <table:table-cell office:value-type="float" office:value="741278078759" calcext:value-type="float">
            <text:p>741278078759</text:p>
          </table:table-cell>
          <table:table-cell office:value-type="string" calcext:value-type="string">
            <text:p>G.SANDHYA RANI</text:p>
          </table:table-cell>
          <table:table-cell office:value-type="string" calcext:value-type="string">
            <text:p>(D/O)G.LAKSHMI RAJYAM</text:p>
          </table:table-cell>
          <table:table-cell office:value-type="string" calcext:value-type="string">
            <text:p>H NO :SRINILAYAM 11A <text:s/>GOPALNAGAR KUKATPALLY .RR.DISTRICT </text:p>
          </table:table-cell>
          <table:table-cell office:value-type="float" office:value="8074199531" calcext:value-type="float">
            <text:p>8074199531</text:p>
          </table:table-cell>
        </table:table-row>
        <table:table-row table:style-name="ro2">
          <table:table-cell/>
          <table:table-cell office:value-type="string" calcext:value-type="string">
            <text:p>AFDBH021801058608</text:p>
          </table:table-cell>
          <table:table-cell office:value-type="float" office:value="384242511539" calcext:value-type="float">
            <text:p>384242511539</text:p>
          </table:table-cell>
          <table:table-cell office:value-type="string" calcext:value-type="string">
            <text:p>C. MANIKANTA</text:p>
          </table:table-cell>
          <table:table-cell office:value-type="string" calcext:value-type="string">
            <text:p>(S/O)C.KOTESWAR RAO</text:p>
          </table:table-cell>
          <table:table-cell table:style-name="ce21" office:value-type="string" calcext:value-type="string">
            <text:p>H NO :5-5-1234/6 GANESHNAGAR LB NAGAR VANASTHALIPURAM.RR.DISTRICT </text:p>
          </table:table-cell>
          <table:table-cell office:value-type="float" office:value="8123429369" calcext:value-type="float">
            <text:p>8123429369</text:p>
          </table:table-cell>
        </table:table-row>
        <table:table-row table:style-name="ro2">
          <table:table-cell/>
          <table:table-cell office:value-type="string" calcext:value-type="string">
            <text:p>AFDBH021801058609</text:p>
          </table:table-cell>
          <table:table-cell office:value-type="float" office:value="807197198370" calcext:value-type="float">
            <text:p>807197198370</text:p>
          </table:table-cell>
          <table:table-cell office:value-type="string" calcext:value-type="string">
            <text:p>KAAMSANI RAMYA</text:p>
          </table:table-cell>
          <table:table-cell office:value-type="string" calcext:value-type="string">
            <text:p>(D/O)K.SATHYANARAYANA</text:p>
          </table:table-cell>
          <table:table-cell office:value-type="string" calcext:value-type="string">
            <text:p>H NO :SIRI NILAYAM PATHRIKANAGAR 09 MADHAPUR <text:s/>.RR.DISTRICT </text:p>
          </table:table-cell>
          <table:table-cell office:value-type="float" office:value="9666905901" calcext:value-type="float">
            <text:p>9666905901</text:p>
          </table:table-cell>
        </table:table-row>
        <table:table-row table:style-name="ro2">
          <table:table-cell/>
          <table:table-cell office:value-type="string" calcext:value-type="string">
            <text:p>AFDBH021801058610</text:p>
          </table:table-cell>
          <table:table-cell office:value-type="float" office:value="251677335480" calcext:value-type="float">
            <text:p>251677335480</text:p>
          </table:table-cell>
          <table:table-cell office:value-type="string" calcext:value-type="string">
            <text:p>K.KISHORE REDDY</text:p>
          </table:table-cell>
          <table:table-cell office:value-type="string" calcext:value-type="string">
            <text:p>(S/O)K.SATHYANARAYANA</text:p>
          </table:table-cell>
          <table:table-cell office:value-type="string" calcext:value-type="string">
            <text:p>H NO :SRINILAYAM PATHRIKANAGAR MADHAPUR .RR.DISTRICT </text:p>
          </table:table-cell>
          <table:table-cell office:value-type="float" office:value="8297008200" calcext:value-type="float">
            <text:p>8297008200</text:p>
          </table:table-cell>
        </table:table-row>
        <table:table-row table:style-name="ro2">
          <table:table-cell/>
          <table:table-cell office:value-type="string" calcext:value-type="string">
            <text:p>AFDBH021801058611</text:p>
          </table:table-cell>
          <table:table-cell office:value-type="float" office:value="752679889635" calcext:value-type="float">
            <text:p>752679889635</text:p>
          </table:table-cell>
          <table:table-cell office:value-type="string" calcext:value-type="string">
            <text:p>S.PAVAN KUMAR</text:p>
          </table:table-cell>
          <table:table-cell office:value-type="string" calcext:value-type="string">
            <text:p>(S/O)VITTAL RANGARAO</text:p>
          </table:table-cell>
          <table:table-cell table:style-name="ce21" office:value-type="string" calcext:value-type="string">
            <text:p>H NO :5-5-8/6 SANGEETHANAGAR KUKATPALLY .RR.DISTRICT </text:p>
          </table:table-cell>
          <table:table-cell office:value-type="float" office:value="7386362423" calcext:value-type="float">
            <text:p>7386362423</text:p>
          </table:table-cell>
        </table:table-row>
        <table:table-row table:style-name="ro2">
          <table:table-cell/>
          <table:table-cell office:value-type="string" calcext:value-type="string">
            <text:p>AFDBH021801058612</text:p>
          </table:table-cell>
          <table:table-cell office:value-type="float" office:value="830928011374" calcext:value-type="float">
            <text:p>830928011374</text:p>
          </table:table-cell>
          <table:table-cell office:value-type="string" calcext:value-type="string">
            <text:p>BAJARU TRIVENI</text:p>
          </table:table-cell>
          <table:table-cell office:value-type="string" calcext:value-type="string">
            <text:p>(W/O)MAAGAPATHI RAO</text:p>
          </table:table-cell>
          <table:table-cell table:style-name="ce21" office:value-type="string" calcext:value-type="string">
            <text:p>H NO :5-5-8/9 SANGEETHANAGAR KUKATPALLY .RR.DISTRICT </text:p>
          </table:table-cell>
          <table:table-cell office:value-type="float" office:value="9110779442" calcext:value-type="float">
            <text:p>9110779442</text:p>
          </table:table-cell>
        </table:table-row>
        <table:table-row table:style-name="ro2">
          <table:table-cell/>
          <table:table-cell office:value-type="string" calcext:value-type="string">
            <text:p>AFDBH021801058613</text:p>
          </table:table-cell>
          <table:table-cell office:value-type="float" office:value="942769858380" calcext:value-type="float">
            <text:p>942769858380</text:p>
          </table:table-cell>
          <table:table-cell office:value-type="string" calcext:value-type="string">
            <text:p>P.DIVYA KAMAL KUMAR</text:p>
          </table:table-cell>
          <table:table-cell office:value-type="string" calcext:value-type="string">
            <text:p>(S/O)JANAK</text:p>
          </table:table-cell>
          <table:table-cell table:style-name="ce19" office:value-type="string" calcext:value-type="string">
            <text:p>H NO :NAVYA SAPHIRE CELLAR GOLDEN TULIP ESTATES KONDAPUR .RR.DISTRICT </text:p>
          </table:table-cell>
          <table:table-cell office:value-type="float" office:value="7090232683" calcext:value-type="float">
            <text:p>7090232683</text:p>
          </table:table-cell>
        </table:table-row>
        <table:table-row table:style-name="ro2">
          <table:table-cell/>
          <table:table-cell office:value-type="string" calcext:value-type="string">
            <text:p>AFDBH021801058614</text:p>
          </table:table-cell>
          <table:table-cell office:value-type="float" office:value="609214634725" calcext:value-type="float">
            <text:p>609214634725</text:p>
          </table:table-cell>
          <table:table-cell office:value-type="string" calcext:value-type="string">
            <text:p>EDDULA SWETHA</text:p>
          </table:table-cell>
          <table:table-cell office:value-type="string" calcext:value-type="string">
            <text:p>(W/O)EDDULA PARAMESH</text:p>
          </table:table-cell>
          <table:table-cell office:value-type="string" calcext:value-type="string">
            <text:p>H NO :9TLR AVENUE ANJANAPURI SELECT HALL ALWAL</text:p>
          </table:table-cell>
          <table:table-cell office:value-type="float" office:value="9553547212" calcext:value-type="float">
            <text:p>9553547212</text:p>
          </table:table-cell>
        </table:table-row>
        <table:table-row table:style-name="ro2">
          <table:table-cell/>
          <table:table-cell office:value-type="string" calcext:value-type="string">
            <text:p>AFDBH021801058615</text:p>
          </table:table-cell>
          <table:table-cell office:value-type="float" office:value="415045396567" calcext:value-type="float">
            <text:p>415045396567</text:p>
          </table:table-cell>
          <table:table-cell office:value-type="string" calcext:value-type="string">
            <text:p>T.VENKATALAKSHMI</text:p>
          </table:table-cell>
          <table:table-cell office:value-type="string" calcext:value-type="string">
            <text:p>(W/O)T.NARA GOUD</text:p>
          </table:table-cell>
          <table:table-cell office:value-type="string" calcext:value-type="string">
            <text:p>H NO :4-39/3/8 <text:s/>ANJANAPURI COLONY <text:s/>SELECT HALL <text:s/>ALWAL RR.DISTRICT</text:p>
          </table:table-cell>
          <table:table-cell office:value-type="float" office:value="9959248605" calcext:value-type="float">
            <text:p>9959248605</text:p>
          </table:table-cell>
        </table:table-row>
        <table:table-row table:style-name="ro2">
          <table:table-cell/>
          <table:table-cell office:value-type="string" calcext:value-type="string">
            <text:p>AFDBH021801058616</text:p>
          </table:table-cell>
          <table:table-cell office:value-type="float" office:value="826811889413" calcext:value-type="float">
            <text:p>826811889413</text:p>
          </table:table-cell>
          <table:table-cell office:value-type="string" calcext:value-type="string">
            <text:p>V.ARCHANA</text:p>
          </table:table-cell>
          <table:table-cell office:value-type="string" calcext:value-type="string">
            <text:p>(D/O)CHANDRASHEKAR</text:p>
          </table:table-cell>
          <table:table-cell office:value-type="string" calcext:value-type="string">
            <text:p>H NO :G5 HIMAGIRI HILLS PRAGATHINAGAR KUKATPALLY .RR.DISTRICT </text:p>
          </table:table-cell>
          <table:table-cell office:value-type="float" office:value="9666555561" calcext:value-type="float">
            <text:p>9666555561</text:p>
          </table:table-cell>
        </table:table-row>
        <table:table-row table:style-name="ro2">
          <table:table-cell/>
          <table:table-cell office:value-type="string" calcext:value-type="string">
            <text:p>AFDBH021801058617</text:p>
          </table:table-cell>
          <table:table-cell office:value-type="float" office:value="335331569814" calcext:value-type="float">
            <text:p>335331569814</text:p>
          </table:table-cell>
          <table:table-cell table:style-name="ce18" office:value-type="string" calcext:value-type="string">
            <text:p>K.SATHYANARAYAN REDDY</text:p>
          </table:table-cell>
          <table:table-cell office:value-type="string" calcext:value-type="string">
            <text:p>(S/O)RAM REDDY</text:p>
          </table:table-cell>
          <table:table-cell table:style-name="ce21" office:value-type="string" calcext:value-type="string">
            <text:p>H NO :5-5-1234/6 GANESHNAGAR LB NAGAR VANASTHALIPURAM.RR.DISTRICT </text:p>
          </table:table-cell>
          <table:table-cell office:value-type="float" office:value="9948697898" calcext:value-type="float">
            <text:p>9948697898</text:p>
          </table:table-cell>
        </table:table-row>
        <table:table-row table:style-name="ro2">
          <table:table-cell/>
          <table:table-cell office:value-type="string" calcext:value-type="string">
            <text:p>AFDBH021801058618</text:p>
          </table:table-cell>
          <table:table-cell office:value-type="float" office:value="213966019501" calcext:value-type="float">
            <text:p>213966019501</text:p>
          </table:table-cell>
          <table:table-cell office:value-type="string" calcext:value-type="string">
            <text:p>B.MAHITHA</text:p>
          </table:table-cell>
          <table:table-cell office:value-type="string" calcext:value-type="string">
            <text:p>(W/O)B.NARAYANA RAO</text:p>
          </table:table-cell>
          <table:table-cell table:style-name="ce13" office:value-type="string" calcext:value-type="string">
            <text:p>H NO :BLOCK NO.3 UNNIKOTA KAVADIGUDA SECUNDERABAD.RR.DISTRICT </text:p>
          </table:table-cell>
          <table:table-cell office:value-type="float" office:value="9059774045" calcext:value-type="float">
            <text:p>9059774045</text:p>
          </table:table-cell>
        </table:table-row>
        <table:table-row table:style-name="ro2">
          <table:table-cell/>
          <table:table-cell office:value-type="string" calcext:value-type="string">
            <text:p>AFDBH021801139035</text:p>
          </table:table-cell>
          <table:table-cell office:value-type="float" office:value="729066199044" calcext:value-type="float">
            <text:p>729066199044</text:p>
          </table:table-cell>
          <table:table-cell office:value-type="string" calcext:value-type="string">
            <text:p>S.SHYAMAL</text:p>
          </table:table-cell>
          <table:table-cell office:value-type="string" calcext:value-type="string">
            <text:p>(W/O)TS.SURYA NARAYAN</text:p>
          </table:table-cell>
          <table:table-cell table:style-name="ce13" office:value-type="string" calcext:value-type="string">
            <text:p>H NO :7/2/129 ASHOK COLONY SANATHNAGAR BALNAGAR .RR.DISTRICT </text:p>
          </table:table-cell>
          <table:table-cell office:value-type="float" office:value="7989306577" calcext:value-type="float">
            <text:p>7989306577</text:p>
          </table:table-cell>
        </table:table-row>
        <table:table-row table:style-name="ro2">
          <table:table-cell/>
          <table:table-cell office:value-type="string" calcext:value-type="string">
            <text:p>AFDBH021801103351</text:p>
          </table:table-cell>
          <table:table-cell office:value-type="float" office:value="289651853140" calcext:value-type="float">
            <text:p>289651853140</text:p>
          </table:table-cell>
          <table:table-cell office:value-type="string" calcext:value-type="string">
            <text:p>B.NARASAMMA</text:p>
          </table:table-cell>
          <table:table-cell office:value-type="string" calcext:value-type="string">
            <text:p>(W/O)B.ASURATHNAM</text:p>
          </table:table-cell>
          <table:table-cell table:style-name="ce21" office:value-type="string" calcext:value-type="string">
            <text:p>H NO :13-1-173/7 SNEHAPURI COLONY MOHTINAGAR BALNAGAR .RR.DISTRICT </text:p>
          </table:table-cell>
          <table:table-cell office:value-type="float" office:value="7729858447" calcext:value-type="float">
            <text:p>7729858447</text:p>
          </table:table-cell>
        </table:table-row>
        <table:table-row table:style-name="ro2">
          <table:table-cell/>
          <table:table-cell office:value-type="string" calcext:value-type="string">
            <text:p>AFDBH021801139038</text:p>
          </table:table-cell>
          <table:table-cell office:value-type="float" office:value="668457660386" calcext:value-type="float">
            <text:p>668457660386</text:p>
          </table:table-cell>
          <table:table-cell office:value-type="string" calcext:value-type="string">
            <text:p>B.SUMATHI</text:p>
          </table:table-cell>
          <table:table-cell office:value-type="string" calcext:value-type="string">
            <text:p>(W/O)B.CHANDRA SHEKAR</text:p>
          </table:table-cell>
          <table:table-cell table:style-name="ce13" office:value-type="string" calcext:value-type="string">
            <text:p>H NO :7/2/122 ASHOK COLONY SANATHNAGAR BALNAGAR .RR.DISTRICT </text:p>
          </table:table-cell>
          <table:table-cell office:value-type="float" office:value="9985986700" calcext:value-type="float">
            <text:p>9985986700</text:p>
          </table:table-cell>
        </table:table-row>
        <table:table-row table:style-name="ro2">
          <table:table-cell/>
          <table:table-cell office:value-type="string" calcext:value-type="string">
            <text:p>AFDBH021801139042</text:p>
          </table:table-cell>
          <table:table-cell office:value-type="float" office:value="553796534476" calcext:value-type="float">
            <text:p>553796534476</text:p>
          </table:table-cell>
          <table:table-cell office:value-type="string" calcext:value-type="string">
            <text:p>M.SUJATHA</text:p>
          </table:table-cell>
          <table:table-cell office:value-type="string" calcext:value-type="string">
            <text:p>(W/O)LATE R.M MANOHAR</text:p>
          </table:table-cell>
          <table:table-cell table:style-name="ce13" office:value-type="string" calcext:value-type="string">
            <text:p>H NO :7/2/129 ASHOK COLONY SANATHNAGAR BALNAGAR .RR.DISTRICT </text:p>
          </table:table-cell>
          <table:table-cell office:value-type="float" office:value="7013373276" calcext:value-type="float">
            <text:p>7013373276</text:p>
          </table:table-cell>
        </table:table-row>
        <table:table-row table:style-name="ro2">
          <table:table-cell/>
          <table:table-cell office:value-type="string" calcext:value-type="string">
            <text:p>AFDBH021801139045</text:p>
          </table:table-cell>
          <table:table-cell office:value-type="float" office:value="318708233039" calcext:value-type="float">
            <text:p>318708233039</text:p>
          </table:table-cell>
          <table:table-cell office:value-type="string" calcext:value-type="string">
            <text:p>M.GOPINATH</text:p>
          </table:table-cell>
          <table:table-cell office:value-type="string" calcext:value-type="string">
            <text:p>(S/O)M.RAMULU</text:p>
          </table:table-cell>
          <table:table-cell table:style-name="ce13" office:value-type="string" calcext:value-type="string">
            <text:p>H NO :7/2/126 ASHOK COLONY SANATHNAGAR BALNAGAR .RR.DISTRICT </text:p>
          </table:table-cell>
          <table:table-cell office:value-type="float" office:value="9949556698" calcext:value-type="float">
            <text:p>9949556698</text:p>
          </table:table-cell>
        </table:table-row>
        <table:table-row table:style-name="ro2">
          <table:table-cell/>
          <table:table-cell office:value-type="string" calcext:value-type="string">
            <text:p>AFDBH021801139031</text:p>
          </table:table-cell>
          <table:table-cell office:value-type="float" office:value="514971421148" calcext:value-type="float">
            <text:p>514971421148</text:p>
          </table:table-cell>
          <table:table-cell office:value-type="string" calcext:value-type="string">
            <text:p>S.ANASUYA</text:p>
          </table:table-cell>
          <table:table-cell office:value-type="string" calcext:value-type="string">
            <text:p>(W/O)S.RAJU</text:p>
          </table:table-cell>
          <table:table-cell table:style-name="ce13" office:value-type="string" calcext:value-type="string">
            <text:p>H NO :3-111/3/A KOWKUNTLA CHEVELA <text:s/>.RR.DISTRICT </text:p>
          </table:table-cell>
          <table:table-cell office:value-type="float" office:value="9640385582" calcext:value-type="float">
            <text:p>9640385582</text:p>
          </table:table-cell>
        </table:table-row>
        <table:table-row table:style-name="ro2">
          <table:table-cell/>
          <table:table-cell office:value-type="string" calcext:value-type="string">
            <text:p>AFDBH021801154821</text:p>
          </table:table-cell>
          <table:table-cell office:value-type="float" office:value="966573098515" calcext:value-type="float">
            <text:p>966573098515</text:p>
          </table:table-cell>
          <table:table-cell office:value-type="string" calcext:value-type="string">
            <text:p>CH.NAGALAKSHMI</text:p>
          </table:table-cell>
          <table:table-cell office:value-type="string" calcext:value-type="string">
            <text:p>(W/O)CH.RAJAGOPAL</text:p>
          </table:table-cell>
          <table:table-cell table:style-name="ce13" office:value-type="string" calcext:value-type="string">
            <text:p>H NO :PLOT NO.172 MOTHINAGAR ERRAGADDA <text:s/>.RR.DISTRICT </text:p>
          </table:table-cell>
          <table:table-cell office:value-type="float" office:value="9666566338" calcext:value-type="float">
            <text:p>9666566338</text:p>
          </table:table-cell>
        </table:table-row>
        <table:table-row table:style-name="ro2">
          <table:table-cell/>
          <table:table-cell office:value-type="string" calcext:value-type="string">
            <text:p>AFDBH021801154830</text:p>
          </table:table-cell>
          <table:table-cell office:value-type="float" office:value="707000548022" calcext:value-type="float">
            <text:p>707000548022</text:p>
          </table:table-cell>
          <table:table-cell office:value-type="string" calcext:value-type="string">
            <text:p>CH.VISHNUVANDANA</text:p>
          </table:table-cell>
          <table:table-cell office:value-type="string" calcext:value-type="string">
            <text:p>(W/O)CH.PARDHASARADHI</text:p>
          </table:table-cell>
          <table:table-cell table:style-name="ce13" office:value-type="string" calcext:value-type="string">
            <text:p>H NO :PLOT NO.172 MOTHINAGAR ERRAGADDA <text:s/>.RR.DISTRICT </text:p>
          </table:table-cell>
          <table:table-cell office:value-type="float" office:value="9440834313" calcext:value-type="float">
            <text:p>9440834313</text:p>
          </table:table-cell>
        </table:table-row>
        <table:table-row table:style-name="ro2">
          <table:table-cell/>
          <table:table-cell office:value-type="string" calcext:value-type="string">
            <text:p>AFDBH021801154825</text:p>
          </table:table-cell>
          <table:table-cell office:value-type="float" office:value="842874666868" calcext:value-type="float">
            <text:p>842874666868</text:p>
          </table:table-cell>
          <table:table-cell office:value-type="string" calcext:value-type="string">
            <text:p>CH.SRINVASA PRASAD</text:p>
          </table:table-cell>
          <table:table-cell office:value-type="string" calcext:value-type="string">
            <text:p>(S/O)CH.S.N SHARMA</text:p>
          </table:table-cell>
          <table:table-cell table:style-name="ce13" office:value-type="string" calcext:value-type="string">
            <text:p>H NO :13-1-55/D PLOT NO.189 AVANTINAGAR BABBUGUDA <text:s/>.RR.DISTRICT </text:p>
          </table:table-cell>
          <table:table-cell office:value-type="float" office:value="8074517203" calcext:value-type="float">
            <text:p>8074517203</text:p>
          </table:table-cell>
        </table:table-row>
        <table:table-row table:style-name="ro2">
          <table:table-cell/>
          <table:table-cell office:value-type="string" calcext:value-type="string">
            <text:p>AFDBH021801154841</text:p>
          </table:table-cell>
          <table:table-cell office:value-type="float" office:value="430737733668" calcext:value-type="float">
            <text:p>430737733668</text:p>
          </table:table-cell>
          <table:table-cell office:value-type="string" calcext:value-type="string">
            <text:p>KUCHIPUDI NANDINI</text:p>
          </table:table-cell>
          <table:table-cell office:value-type="string" calcext:value-type="string">
            <text:p>(W/O)K.SHANKARA RAO</text:p>
          </table:table-cell>
          <table:table-cell table:style-name="ce13" office:value-type="string" calcext:value-type="string">
            <text:p>H NO :PLOT NO.98 AVANTINAGAR ERRAGADA <text:s/>.RR.DISTRICT </text:p>
          </table:table-cell>
          <table:table-cell office:value-type="float" office:value="9346189699" calcext:value-type="float">
            <text:p>9346189699</text:p>
          </table:table-cell>
        </table:table-row>
        <table:table-row table:style-name="ro2">
          <table:table-cell/>
          <table:table-cell office:value-type="string" calcext:value-type="string">
            <text:p>AFDBH021801154838</text:p>
          </table:table-cell>
          <table:table-cell office:value-type="float" office:value="594270854509" calcext:value-type="float">
            <text:p>594270854509</text:p>
          </table:table-cell>
          <table:table-cell table:style-name="ce15" office:value-type="string" calcext:value-type="string">
            <text:p>V.HEMANGA PHANI KUMAR</text:p>
          </table:table-cell>
          <table:table-cell office:value-type="string" calcext:value-type="string">
            <text:p>(S/O)V.VENKATESWAR RAO</text:p>
          </table:table-cell>
          <table:table-cell table:style-name="ce13" office:value-type="string" calcext:value-type="string">
            <text:p>H NO :PLOT NO.314 BHAVANIPURAM KUKATPALLY MIYAPUR <text:s/>.RR.DISTRICT </text:p>
          </table:table-cell>
          <table:table-cell office:value-type="float" office:value="8374163704" calcext:value-type="float">
            <text:p>8374163704</text:p>
          </table:table-cell>
        </table:table-row>
        <table:table-row table:style-name="ro2">
          <table:table-cell/>
          <table:table-cell office:value-type="string" calcext:value-type="string">
            <text:p>AFDBH021801154835</text:p>
          </table:table-cell>
          <table:table-cell office:value-type="float" office:value="230911111252" calcext:value-type="float">
            <text:p>230911111252</text:p>
          </table:table-cell>
          <table:table-cell office:value-type="string" calcext:value-type="string">
            <text:p>KATTA NAGAJYOTHI</text:p>
          </table:table-cell>
          <table:table-cell office:value-type="string" calcext:value-type="string">
            <text:p>(W/O)KATTA NAGRAJU</text:p>
          </table:table-cell>
          <table:table-cell table:style-name="ce13" office:value-type="string" calcext:value-type="string">
            <text:p>H NO :PLOT NO.314 BHAVANIPURAM KUKATPALLY MIYAPUR <text:s/>.RR.DISTRICT </text:p>
          </table:table-cell>
          <table:table-cell office:value-type="float" office:value="9397683438" calcext:value-type="float">
            <text:p>9397683438</text:p>
          </table:table-cell>
        </table:table-row>
        <table:table-row table:style-name="ro2">
          <table:table-cell/>
          <table:table-cell office:value-type="string" calcext:value-type="string">
            <text:p>AFDBH021801154832</text:p>
          </table:table-cell>
          <table:table-cell office:value-type="float" office:value="865799665304" calcext:value-type="float">
            <text:p>865799665304</text:p>
          </table:table-cell>
          <table:table-cell office:value-type="string" calcext:value-type="string">
            <text:p>VIJAYA LAKSHMI</text:p>
          </table:table-cell>
          <table:table-cell office:value-type="string" calcext:value-type="string">
            <text:p>(W/O)DATHTHREYA</text:p>
          </table:table-cell>
          <table:table-cell table:style-name="ce32" office:value-type="string" calcext:value-type="string">
            <text:p>H NO :PLOT NO.51/4 MOTHINAGAR X TENSION MOTHINAGAR BALANAGAR <text:s/>.RR.DISTRICT </text:p>
          </table:table-cell>
          <table:table-cell office:value-type="float" office:value="9515101088" calcext:value-type="float">
            <text:p>9515101088</text:p>
          </table:table-cell>
        </table:table-row>
        <table:table-row table:style-name="ro2">
          <table:table-cell/>
          <table:table-cell office:value-type="string" calcext:value-type="string">
            <text:p>AFDBH021801154848</text:p>
          </table:table-cell>
          <table:table-cell office:value-type="float" office:value="230388939431" calcext:value-type="float">
            <text:p>230388939431</text:p>
          </table:table-cell>
          <table:table-cell office:value-type="string" calcext:value-type="string">
            <text:p>GOPIRAJ UMA</text:p>
          </table:table-cell>
          <table:table-cell office:value-type="string" calcext:value-type="string">
            <text:p>(W/O)RAVINDAR RAO</text:p>
          </table:table-cell>
          <table:table-cell table:style-name="ce33" office:value-type="string" calcext:value-type="string">
            <text:p>H NO :13-1-57/10/5 AVANTHINAGAR THOTA ERRAGADA MOOSAPET MOTHINAGAR <text:s/>.RR.DISTRICT </text:p>
          </table:table-cell>
          <table:table-cell office:value-type="float" office:value="9963662480" calcext:value-type="float">
            <text:p>9963662480</text:p>
          </table:table-cell>
        </table:table-row>
        <table:table-row table:style-name="ro2">
          <table:table-cell/>
          <table:table-cell office:value-type="string" calcext:value-type="string">
            <text:p>AFDBH021801154847</text:p>
          </table:table-cell>
          <table:table-cell office:value-type="float" office:value="538238012148" calcext:value-type="float">
            <text:p>538238012148</text:p>
          </table:table-cell>
          <table:table-cell table:style-name="ce15" office:value-type="string" calcext:value-type="string">
            <text:p>DEEPALI DAYANAND RAO </text:p>
          </table:table-cell>
          <table:table-cell office:value-type="string" calcext:value-type="string">
            <text:p>(W/O)NITHIN KUMAR</text:p>
          </table:table-cell>
          <table:table-cell table:style-name="ce13" office:value-type="string" calcext:value-type="string">
            <text:p>H NO :1-165 SNEHAPURI COLONY MOTHINAGAR <text:s/>.RR.DISTRICT </text:p>
          </table:table-cell>
          <table:table-cell office:value-type="float" office:value="9949049838" calcext:value-type="float">
            <text:p>9949049838</text:p>
          </table:table-cell>
        </table:table-row>
        <table:table-row table:style-name="ro2">
          <table:table-cell/>
          <table:table-cell office:value-type="string" calcext:value-type="string">
            <text:p>AFDBH021801154850</text:p>
          </table:table-cell>
          <table:table-cell office:value-type="float" office:value="869668908588" calcext:value-type="float">
            <text:p>869668908588</text:p>
          </table:table-cell>
          <table:table-cell office:value-type="string" calcext:value-type="string">
            <text:p>GOLI KISTAVVA</text:p>
          </table:table-cell>
          <table:table-cell office:value-type="string" calcext:value-type="string">
            <text:p>(W/O)KISTAYYA</text:p>
          </table:table-cell>
          <table:table-cell table:style-name="ce13" office:value-type="string" calcext:value-type="string">
            <text:p>H NO :13-2-48/1 KABIRNAGAR MOTHINAGAR <text:s/>.RR.DISTRICT </text:p>
          </table:table-cell>
          <table:table-cell office:value-type="float" office:value="8790535433" calcext:value-type="float">
            <text:p>8790535433</text:p>
          </table:table-cell>
        </table:table-row>
        <table:table-row table:style-name="ro2">
          <table:table-cell/>
          <table:table-cell office:value-type="string" calcext:value-type="string">
            <text:p>AFDBH021801154849</text:p>
          </table:table-cell>
          <table:table-cell office:value-type="float" office:value="358395394659" calcext:value-type="float">
            <text:p>358395394659</text:p>
          </table:table-cell>
          <table:table-cell table:style-name="ce15" office:value-type="string" calcext:value-type="string">
            <text:p>KULAKARNI PRABHAVATHI</text:p>
          </table:table-cell>
          <table:table-cell office:value-type="string" calcext:value-type="string">
            <text:p>(W/O)VIJAY KUMAR</text:p>
          </table:table-cell>
          <table:table-cell table:style-name="ce13" office:value-type="string" calcext:value-type="string">
            <text:p>H NO :36/2 B.S.PURI COLONY RAJEEV NAGAR ERAGADDA <text:s/>.RR.DISTRICT </text:p>
          </table:table-cell>
          <table:table-cell office:value-type="float" office:value="8886830929" calcext:value-type="float">
            <text:p>8886830929</text:p>
          </table:table-cell>
        </table:table-row>
        <table:table-row table:style-name="ro2">
          <table:table-cell/>
          <table:table-cell office:value-type="string" calcext:value-type="string">
            <text:p>AFDBH021801154860</text:p>
          </table:table-cell>
          <table:table-cell office:value-type="float" office:value="726806419815" calcext:value-type="float">
            <text:p>726806419815</text:p>
          </table:table-cell>
          <table:table-cell office:value-type="string" calcext:value-type="string">
            <text:p>GIRIJA</text:p>
          </table:table-cell>
          <table:table-cell office:value-type="string" calcext:value-type="string">
            <text:p>(W/O)K.VIJAYA RAJESWAR RAO</text:p>
          </table:table-cell>
          <table:table-cell table:style-name="ce34" office:value-type="string" calcext:value-type="string">
            <text:p>H NO :13-1-66 PLOT NO.43 <text:s/>AVANTINAGAR EX TENSION MOTHINAGAR ERRAGADA MOOSAPET <text:s/>.RR.DISTRICT </text:p>
          </table:table-cell>
          <table:table-cell office:value-type="float" office:value="9701563193" calcext:value-type="float">
            <text:p>9701563193</text:p>
          </table:table-cell>
        </table:table-row>
        <table:table-row table:style-name="ro2">
          <table:table-cell/>
          <table:table-cell office:value-type="string" calcext:value-type="string">
            <text:p>AFDBH021801154852</text:p>
          </table:table-cell>
          <table:table-cell office:value-type="float" office:value="593633409918" calcext:value-type="float">
            <text:p>593633409918</text:p>
          </table:table-cell>
          <table:table-cell office:value-type="string" calcext:value-type="string">
            <text:p>KULAKARNI RENUKA</text:p>
          </table:table-cell>
          <table:table-cell office:value-type="string" calcext:value-type="string">
            <text:p>(W/O)BHUVANESHWAR RAO</text:p>
          </table:table-cell>
          <table:table-cell table:style-name="ce19" office:value-type="string" calcext:value-type="string">
            <text:p>H NO :9-191 PANDURANGANAGAR COLONY PREMNAGAR ERRAGADA <text:s/>.RR.DISTRICT </text:p>
          </table:table-cell>
          <table:table-cell office:value-type="float" office:value="9705130306" calcext:value-type="float">
            <text:p>9705130306</text:p>
          </table:table-cell>
        </table:table-row>
        <table:table-row table:style-name="ro2">
          <table:table-cell/>
          <table:table-cell office:value-type="string" calcext:value-type="string">
            <text:p>AFDBH021801154853</text:p>
          </table:table-cell>
          <table:table-cell office:value-type="float" office:value="527066775265" calcext:value-type="float">
            <text:p>527066775265</text:p>
          </table:table-cell>
          <table:table-cell office:value-type="string" calcext:value-type="string">
            <text:p>CH.ARUNA</text:p>
          </table:table-cell>
          <table:table-cell office:value-type="string" calcext:value-type="string">
            <text:p>(W/O)CH.RAMACHARI</text:p>
          </table:table-cell>
          <table:table-cell table:style-name="ce35" office:value-type="string" calcext:value-type="string">
            <text:p>H NO :PLOT NO.17 B.S.PURI COLONY RAJEEV NAGAR ERAGADDA <text:s/>.RR.DISTRICT </text:p>
          </table:table-cell>
          <table:table-cell office:value-type="float" office:value="9849427069" calcext:value-type="float">
            <text:p>9849427069</text:p>
          </table:table-cell>
        </table:table-row>
        <table:table-row table:style-name="ro2">
          <table:table-cell/>
          <table:table-cell office:value-type="string" calcext:value-type="string">
            <text:p>AFDBH021801154857</text:p>
          </table:table-cell>
          <table:table-cell office:value-type="float" office:value="333729828160" calcext:value-type="float">
            <text:p>333729828160</text:p>
          </table:table-cell>
          <table:table-cell office:value-type="string" calcext:value-type="string">
            <text:p>N.SHAILA LATHA</text:p>
          </table:table-cell>
          <table:table-cell office:value-type="string" calcext:value-type="string">
            <text:p>(W/O)V.SURYANARAYANA</text:p>
          </table:table-cell>
          <table:table-cell table:style-name="ce19" office:value-type="string" calcext:value-type="string">
            <text:p>H NO :9-198 PANDURANGANAGAR COLONY PREMNAGAR ERRAGADA <text:s/>.RR.DISTRICT </text:p>
          </table:table-cell>
          <table:table-cell office:value-type="float" office:value="9441512134" calcext:value-type="float">
            <text:p>9441512134</text:p>
          </table:table-cell>
        </table:table-row>
        <table:table-row table:style-name="ro2">
          <table:table-cell/>
          <table:table-cell office:value-type="string" calcext:value-type="string">
            <text:p>AFDBH021801154856</text:p>
          </table:table-cell>
          <table:table-cell office:value-type="float" office:value="301559747661" calcext:value-type="float">
            <text:p>301559747661</text:p>
          </table:table-cell>
          <table:table-cell office:value-type="string" calcext:value-type="string">
            <text:p>JOSHI ARCHANA</text:p>
          </table:table-cell>
          <table:table-cell office:value-type="string" calcext:value-type="string">
            <text:p>(W/O)PRASHANTH</text:p>
          </table:table-cell>
          <table:table-cell table:style-name="ce35" office:value-type="string" calcext:value-type="string">
            <text:p>H NO :1-168 PNO.36/1 B.S.PURI COLONY RAJEEV NAGAR ERAGADDA <text:s/>.RR.DISTRICT </text:p>
          </table:table-cell>
          <table:table-cell office:value-type="float" office:value="9652423165" calcext:value-type="float">
            <text:p>9652423165</text:p>
          </table:table-cell>
        </table:table-row>
        <table:table-row table:style-name="ro2">
          <table:table-cell/>
          <table:table-cell office:value-type="string" calcext:value-type="string">
            <text:p>AFDBH021801154827</text:p>
          </table:table-cell>
          <table:table-cell office:value-type="float" office:value="575602162500" calcext:value-type="float">
            <text:p>575602162500</text:p>
          </table:table-cell>
          <table:table-cell office:value-type="string" calcext:value-type="string">
            <text:p>JYOTHI</text:p>
          </table:table-cell>
          <table:table-cell office:value-type="string" calcext:value-type="string">
            <text:p>(W/O)S.JYOSHI</text:p>
          </table:table-cell>
          <table:table-cell table:style-name="ce13" office:value-type="string" calcext:value-type="string">
            <text:p>H NO :70/B/6 KABIRNAGAR MOTHINAGAR <text:s/>.RR.DISTRICT </text:p>
          </table:table-cell>
          <table:table-cell office:value-type="float" office:value="9949674517" calcext:value-type="float">
            <text:p>9949674517</text:p>
          </table:table-cell>
        </table:table-row>
        <table:table-row table:style-name="ro2">
          <table:table-cell/>
          <table:table-cell office:value-type="string" calcext:value-type="string">
            <text:p>AFDBH021801154846</text:p>
          </table:table-cell>
          <table:table-cell office:value-type="float" office:value="626618536182" calcext:value-type="float">
            <text:p>626618536182</text:p>
          </table:table-cell>
          <table:table-cell table:style-name="ce15" office:value-type="string" calcext:value-type="string">
            <text:p>KULAKARNI SURYAPRABHA</text:p>
          </table:table-cell>
          <table:table-cell office:value-type="string" calcext:value-type="string">
            <text:p>(W/O)SHESHU</text:p>
          </table:table-cell>
          <table:table-cell table:style-name="ce19" office:value-type="string" calcext:value-type="string">
            <text:p>H NO :13-9-40 FNO.202 PANDURANGANAGAR COLONY <text:s/>ERRAGADA <text:s/>.RR.DISTRICT </text:p>
          </table:table-cell>
          <table:table-cell office:value-type="float" office:value="9030939089" calcext:value-type="float">
            <text:p>9030939089</text:p>
          </table:table-cell>
        </table:table-row>
        <table:table-row table:style-name="ro2">
          <table:table-cell/>
          <table:table-cell office:value-type="string" calcext:value-type="string">
            <text:p>AFDBH021801154851</text:p>
          </table:table-cell>
          <table:table-cell office:value-type="float" office:value="873207573128" calcext:value-type="float">
            <text:p>873207573128</text:p>
          </table:table-cell>
          <table:table-cell office:value-type="string" calcext:value-type="string">
            <text:p>SAHIK NURJAHAN</text:p>
          </table:table-cell>
          <table:table-cell office:value-type="string" calcext:value-type="string">
            <text:p>(W/O)SK.IMMAM</text:p>
          </table:table-cell>
          <table:table-cell table:style-name="ce19" office:value-type="string" calcext:value-type="string">
            <text:p>H NO :8-4-369/486 SWARAJNAGAR BORABANDA <text:s/>.RR.DISTRICT </text:p>
          </table:table-cell>
          <table:table-cell office:value-type="float" office:value="8801289543" calcext:value-type="float">
            <text:p>8801289543</text:p>
          </table:table-cell>
        </table:table-row>
        <table:table-row table:style-name="ro2">
          <table:table-cell/>
          <table:table-cell office:value-type="string" calcext:value-type="string">
            <text:p>AFDBH021801154855</text:p>
          </table:table-cell>
          <table:table-cell office:value-type="float" office:value="941857172019" calcext:value-type="float">
            <text:p>941857172019</text:p>
          </table:table-cell>
          <table:table-cell office:value-type="string" calcext:value-type="string">
            <text:p>K.LAKSHMI NIRMALA</text:p>
          </table:table-cell>
          <table:table-cell office:value-type="string" calcext:value-type="string">
            <text:p>(W/O)SHRAPADHA RAO</text:p>
          </table:table-cell>
          <table:table-cell table:style-name="ce33" office:value-type="string" calcext:value-type="string">
            <text:p>H NO :13-1-64/4/8 <text:s/>AVANTHINAGAR THOTA ERRAGADA MOOSAPET MOTHINAGAR <text:s/>.RR.DISTRICT </text:p>
          </table:table-cell>
          <table:table-cell office:value-type="float" office:value="8331980874" calcext:value-type="float">
            <text:p>8331980874</text:p>
          </table:table-cell>
        </table:table-row>
        <table:table-row table:style-name="ro2">
          <table:table-cell/>
          <table:table-cell office:value-type="string" calcext:value-type="string">
            <text:p>AFDBH021801154833</text:p>
          </table:table-cell>
          <table:table-cell office:value-type="float" office:value="639159668738" calcext:value-type="float">
            <text:p>639159668738</text:p>
          </table:table-cell>
          <table:table-cell office:value-type="string" calcext:value-type="string">
            <text:p>K.MADHAVI</text:p>
          </table:table-cell>
          <table:table-cell office:value-type="string" calcext:value-type="string">
            <text:p>(W/O)K.SANTHOSH KUMAR</text:p>
          </table:table-cell>
          <table:table-cell table:style-name="ce13" office:value-type="string" calcext:value-type="string">
            <text:p>H NO :13-2-63/3/1 KABIRNAGAR MOTHINAGAR <text:s/>.RR.DISTRICT </text:p>
          </table:table-cell>
          <table:table-cell office:value-type="float" office:value="9652479668" calcext:value-type="float">
            <text:p>9652479668</text:p>
          </table:table-cell>
        </table:table-row>
        <table:table-row table:style-name="ro2">
          <table:table-cell/>
          <table:table-cell office:value-type="string" calcext:value-type="string">
            <text:p>AFDBH021801154844</text:p>
          </table:table-cell>
          <table:table-cell office:value-type="float" office:value="245386192024" calcext:value-type="float">
            <text:p>245386192024</text:p>
          </table:table-cell>
          <table:table-cell office:value-type="string" calcext:value-type="string">
            <text:p>AVADHANI SUPRIYA</text:p>
          </table:table-cell>
          <table:table-cell office:value-type="string" calcext:value-type="string">
            <text:p>(W/O)AVADANI SUPRIYA</text:p>
          </table:table-cell>
          <table:table-cell table:style-name="ce33" office:value-type="string" calcext:value-type="string">
            <text:p>H NO :13-1-64/4/3 <text:s/>AVANTHINAGAR THOTA ERRAGADA MOOSAPET MOTHINAGAR <text:s/>.RR.DISTRICT </text:p>
          </table:table-cell>
          <table:table-cell office:value-type="float" office:value="9849442992" calcext:value-type="float">
            <text:p>9849442992</text:p>
          </table:table-cell>
        </table:table-row>
        <table:table-row table:style-name="ro2">
          <table:table-cell/>
          <table:table-cell office:value-type="string" calcext:value-type="string">
            <text:p>AFDBH021801154857</text:p>
          </table:table-cell>
          <table:table-cell office:value-type="float" office:value="282289743795" calcext:value-type="float">
            <text:p>282289743795</text:p>
          </table:table-cell>
          <table:table-cell office:value-type="string" calcext:value-type="string">
            <text:p>AAVULLALA RENUKA</text:p>
          </table:table-cell>
          <table:table-cell office:value-type="string" calcext:value-type="string">
            <text:p>(W/O)AAVULLOLA SURENDAR</text:p>
          </table:table-cell>
          <table:table-cell table:style-name="ce13" office:value-type="string" calcext:value-type="string">
            <text:p>H NO :1-58/1/A NETHAJINAGAR GULMOHAR PARK LINGAMPALY.RR.DISTRICT </text:p>
          </table:table-cell>
          <table:table-cell office:value-type="float" office:value="9542995844" calcext:value-type="float">
            <text:p>9542995844</text:p>
          </table:table-cell>
        </table:table-row>
        <table:table-row table:style-name="ro2">
          <table:table-cell/>
          <table:table-cell office:value-type="string" calcext:value-type="string">
            <text:p>AFDBH021700980938</text:p>
          </table:table-cell>
          <table:table-cell office:value-type="float" office:value="566409766525" calcext:value-type="float">
            <text:p>566409766525</text:p>
          </table:table-cell>
          <table:table-cell office:value-type="string" calcext:value-type="string">
            <text:p>MD.AMINABI</text:p>
          </table:table-cell>
          <table:table-cell office:value-type="string" calcext:value-type="string">
            <text:p>(W/O)MD.REHMAN SAAB</text:p>
          </table:table-cell>
          <table:table-cell table:style-name="ce19" office:value-type="string" calcext:value-type="string">
            <text:p>H NO :1-97 NALLAGONDLA COMMUNITY HALL SHERLINGAMPALLY .RR.DISTRICT </text:p>
          </table:table-cell>
          <table:table-cell office:value-type="float" office:value="9121571483" calcext:value-type="float">
            <text:p>9121571483</text:p>
          </table:table-cell>
        </table:table-row>
        <table:table-row table:style-name="ro2">
          <table:table-cell/>
          <table:table-cell office:value-type="string" calcext:value-type="string">
            <text:p>AFDBH021600278492</text:p>
          </table:table-cell>
          <table:table-cell office:value-type="float" office:value="677345287988" calcext:value-type="float">
            <text:p>677345287988</text:p>
          </table:table-cell>
          <table:table-cell office:value-type="string" calcext:value-type="string">
            <text:p>AAVULLALA MADHAVI</text:p>
          </table:table-cell>
          <table:table-cell office:value-type="string" calcext:value-type="string">
            <text:p>(W/O)S.SURENDAR</text:p>
          </table:table-cell>
          <table:table-cell table:style-name="ce13" office:value-type="string" calcext:value-type="string">
            <text:p>H NO :1-58/1/A NETHAJINAGAR GULMOHAR PARK LINGAMPALY.RR.DISTRICT </text:p>
          </table:table-cell>
          <table:table-cell office:value-type="float" office:value="9542337044" calcext:value-type="float">
            <text:p>9542337044</text:p>
          </table:table-cell>
        </table:table-row>
        <table:table-row table:style-name="ro2">
          <table:table-cell/>
          <table:table-cell office:value-type="string" calcext:value-type="string">
            <text:p>AFDBH021600489395</text:p>
          </table:table-cell>
          <table:table-cell office:value-type="float" office:value="395618438856" calcext:value-type="float">
            <text:p>395618438856</text:p>
          </table:table-cell>
          <table:table-cell office:value-type="string" calcext:value-type="string">
            <text:p>K.LAKSHMI</text:p>
          </table:table-cell>
          <table:table-cell office:value-type="string" calcext:value-type="string">
            <text:p>(W/O)K.NAGESH</text:p>
          </table:table-cell>
          <table:table-cell table:style-name="ce19" office:value-type="string" calcext:value-type="string">
            <text:p>H NO :PLOT NO.321 PAPIREDD.COLONY SHERLINGAMPALLY.RR.DISTRICT</text:p>
          </table:table-cell>
          <table:table-cell office:value-type="float" office:value="9133464116" calcext:value-type="float">
            <text:p>9133464116</text:p>
          </table:table-cell>
        </table:table-row>
        <table:table-row table:style-name="ro2">
          <table:table-cell/>
          <table:table-cell office:value-type="string" calcext:value-type="string">
            <text:p>AFDBH021801160478</text:p>
          </table:table-cell>
          <table:table-cell office:value-type="float" office:value="759452486380" calcext:value-type="float">
            <text:p>759452486380</text:p>
          </table:table-cell>
          <table:table-cell office:value-type="string" calcext:value-type="string">
            <text:p>I.VIDHYA LAKSHMI</text:p>
          </table:table-cell>
          <table:table-cell office:value-type="string" calcext:value-type="string">
            <text:p>(W/O)IMMIDI CHAITANYA</text:p>
          </table:table-cell>
          <table:table-cell table:style-name="ce22" office:value-type="string" calcext:value-type="string">
            <text:p>H.NO.SRT-278 SANATHNAGAR BALANAGAR.RR.DISTRICR</text:p>
          </table:table-cell>
          <table:table-cell office:value-type="float" office:value="8885883885" calcext:value-type="float">
            <text:p>8885883885</text:p>
          </table:table-cell>
        </table:table-row>
        <table:table-row table:style-name="ro2">
          <table:table-cell/>
          <table:table-cell office:value-type="string" calcext:value-type="string">
            <text:p>AFDBH021801160516</text:p>
          </table:table-cell>
          <table:table-cell office:value-type="float" office:value="652049754558" calcext:value-type="float">
            <text:p>652049754558</text:p>
          </table:table-cell>
          <table:table-cell office:value-type="string" calcext:value-type="string">
            <text:p>ASIYA BEGUM</text:p>
          </table:table-cell>
          <table:table-cell office:value-type="string" calcext:value-type="string">
            <text:p>(W/O)MOHAMMAD GHOUSE</text:p>
          </table:table-cell>
          <table:table-cell table:style-name="ce22" office:value-type="string" calcext:value-type="string">
            <text:p>H.NO.685/A N.NR.PURAM BORABONDA BALANAGAR.RR.DIST</text:p>
          </table:table-cell>
          <table:table-cell office:value-type="float" office:value="9640933505" calcext:value-type="float">
            <text:p>9640933505</text:p>
          </table:table-cell>
        </table:table-row>
        <table:table-row table:style-name="ro2">
          <table:table-cell/>
          <table:table-cell office:value-type="string" calcext:value-type="string">
            <text:p>AFDBH021600264981</text:p>
          </table:table-cell>
          <table:table-cell office:value-type="float" office:value="317190083321" calcext:value-type="float">
            <text:p>317190083321</text:p>
          </table:table-cell>
          <table:table-cell office:value-type="string" calcext:value-type="string">
            <text:p>HAFEEZA BEGUM</text:p>
          </table:table-cell>
          <table:table-cell office:value-type="string" calcext:value-type="string">
            <text:p>(W/O)SYEED ALI</text:p>
          </table:table-cell>
          <table:table-cell table:style-name="ce22" office:value-type="string" calcext:value-type="string">
            <text:p>H.NO.124 ALLAPUR N.N.R.PURAM BORABONDA.RR.DIST</text:p>
          </table:table-cell>
          <table:table-cell office:value-type="float" office:value="8801072892" calcext:value-type="float">
            <text:p>8801072892</text:p>
          </table:table-cell>
        </table:table-row>
        <table:table-row table:style-name="ro2">
          <table:table-cell/>
          <table:table-cell office:value-type="string" calcext:value-type="string">
            <text:p>AFDBH021600011147</text:p>
          </table:table-cell>
          <table:table-cell office:value-type="float" office:value="905887540059" calcext:value-type="float">
            <text:p>905887540059</text:p>
          </table:table-cell>
          <table:table-cell office:value-type="string" calcext:value-type="string">
            <text:p>NAZIA BEGUM</text:p>
          </table:table-cell>
          <table:table-cell office:value-type="string" calcext:value-type="string">
            <text:p>(W/O)SYEED ANIF</text:p>
          </table:table-cell>
          <table:table-cell table:style-name="ce22" office:value-type="string" calcext:value-type="string">
            <text:p>H.NO.440 G.F. NTR NAGAR SHAMSHIGUDA .RR.DIST</text:p>
          </table:table-cell>
          <table:table-cell office:value-type="float" office:value="7093098335" calcext:value-type="float">
            <text:p>7093098335</text:p>
          </table:table-cell>
        </table:table-row>
        <table:table-row table:style-name="ro2">
          <table:table-cell/>
          <table:table-cell office:value-type="string" calcext:value-type="string">
            <text:p>AFDBH021801154829</text:p>
          </table:table-cell>
          <table:table-cell office:value-type="float" office:value="859634215377" calcext:value-type="float">
            <text:p>859634215377</text:p>
          </table:table-cell>
          <table:table-cell office:value-type="string" calcext:value-type="string">
            <text:p>SIRINGI MARY</text:p>
          </table:table-cell>
          <table:table-cell office:value-type="string" calcext:value-type="string">
            <text:p>(W/O)SIRIGI PETTER</text:p>
          </table:table-cell>
          <table:table-cell table:style-name="ce36" office:value-type="string" calcext:value-type="string">
            <text:p>H.NO.8-3-169/60/1376/35 RAJIVGANDHI NAGAR BORABONDA.RR.DIST</text:p>
          </table:table-cell>
          <table:table-cell office:value-type="float" office:value="7396979347" calcext:value-type="float">
            <text:p>7396979347</text:p>
          </table:table-cell>
        </table:table-row>
        <table:table-row table:style-name="ro2">
          <table:table-cell/>
          <table:table-cell office:value-type="string" calcext:value-type="string">
            <text:p>AFDBH021801160502</text:p>
          </table:table-cell>
          <table:table-cell office:value-type="float" office:value="536875077881" calcext:value-type="float">
            <text:p>536875077881</text:p>
          </table:table-cell>
          <table:table-cell office:value-type="string" calcext:value-type="string">
            <text:p>M.RAVINDRA</text:p>
          </table:table-cell>
          <table:table-cell office:value-type="string" calcext:value-type="string">
            <text:p>(S/O)IMMIDI BRAHMANAND</text:p>
          </table:table-cell>
          <table:table-cell table:style-name="ce37" office:value-type="string" calcext:value-type="string">
            <text:p>H.NO.10-2-20/4 NETHAJI NAGARCOLONY FATHENAGAR.RR.DIST</text:p>
          </table:table-cell>
          <table:table-cell office:value-type="float" office:value="8801231009" calcext:value-type="float">
            <text:p>8801231009</text:p>
          </table:table-cell>
        </table:table-row>
        <table:table-row table:style-name="ro2">
          <table:table-cell/>
          <table:table-cell office:value-type="string" calcext:value-type="string">
            <text:p>AFDBH021600201187</text:p>
          </table:table-cell>
          <table:table-cell office:value-type="float" office:value="231797590848" calcext:value-type="float">
            <text:p>231797590848</text:p>
          </table:table-cell>
          <table:table-cell office:value-type="string" calcext:value-type="string">
            <text:p>SHAMEEM BEGUM</text:p>
          </table:table-cell>
          <table:table-cell office:value-type="string" calcext:value-type="string">
            <text:p>(W/O)M.D.SIDDIQ</text:p>
          </table:table-cell>
          <table:table-cell table:style-name="ce31" office:value-type="string" calcext:value-type="string">
            <text:p>H.NO.147 ALLAPUR SITE THREE .RR.DISTRICT</text:p>
          </table:table-cell>
          <table:table-cell office:value-type="float" office:value="9133501984" calcext:value-type="float">
            <text:p>9133501984</text:p>
          </table:table-cell>
        </table:table-row>
        <table:table-row table:style-name="ro2">
          <table:table-cell/>
          <table:table-cell office:value-type="string" calcext:value-type="string">
            <text:p>AFDBH021601146255</text:p>
          </table:table-cell>
          <table:table-cell office:value-type="float" office:value="696476215872" calcext:value-type="float">
            <text:p>696476215872</text:p>
          </table:table-cell>
          <table:table-cell office:value-type="string" calcext:value-type="string">
            <text:p>YASMEEM BEGUM</text:p>
          </table:table-cell>
          <table:table-cell office:value-type="string" calcext:value-type="string">
            <text:p>(W/O)M.D,QUMERUDDIN</text:p>
          </table:table-cell>
          <table:table-cell table:style-name="ce37" office:value-type="string" calcext:value-type="string">
            <text:p>H.NO.544/G/TYPE N.R.R.PURAM SITE.3.BORABONDA.RR.DISTRICT</text:p>
          </table:table-cell>
          <table:table-cell office:value-type="float" office:value="9963578614" calcext:value-type="float">
            <text:p>9963578614</text:p>
          </table:table-cell>
        </table:table-row>
        <table:table-row table:style-name="ro2">
          <table:table-cell/>
          <table:table-cell office:value-type="string" calcext:value-type="string">
            <text:p>AFDBH021600730159</text:p>
          </table:table-cell>
          <table:table-cell office:value-type="float" office:value="541360527853" calcext:value-type="float">
            <text:p>541360527853</text:p>
          </table:table-cell>
          <table:table-cell office:value-type="string" calcext:value-type="string">
            <text:p>V.RUTH JOSPEH</text:p>
          </table:table-cell>
          <table:table-cell office:value-type="string" calcext:value-type="string">
            <text:p>(W/O)V.WILLSON(LATE)</text:p>
          </table:table-cell>
          <table:table-cell table:style-name="ce31" office:value-type="string" calcext:value-type="string">
            <text:p>H.NO.14-1-204/1 TULASINAGAR MOTHINAGAR.RR.DISTRICT</text:p>
          </table:table-cell>
          <table:table-cell office:value-type="float" office:value="9700445573" calcext:value-type="float">
            <text:p>9700445573</text:p>
          </table:table-cell>
        </table:table-row>
        <table:table-row table:style-name="ro2">
          <table:table-cell/>
          <table:table-cell office:value-type="string" calcext:value-type="string">
            <text:p>AFDBH021801146257</text:p>
          </table:table-cell>
          <table:table-cell office:value-type="float" office:value="672224433327" calcext:value-type="float">
            <text:p>672224433327</text:p>
          </table:table-cell>
          <table:table-cell office:value-type="string" calcext:value-type="string">
            <text:p>NAHEED BEGUM</text:p>
          </table:table-cell>
          <table:table-cell office:value-type="string" calcext:value-type="string">
            <text:p>(W/O)M.D.ZAHEER</text:p>
          </table:table-cell>
          <table:table-cell table:style-name="ce31" office:value-type="string" calcext:value-type="string">
            <text:p>H.NO.7-2-49/5/A/91 D.N.M.COLONY SANATHNAGAR.RR.DIST</text:p>
          </table:table-cell>
          <table:table-cell office:value-type="float" office:value="8463945304" calcext:value-type="float">
            <text:p>8463945304</text:p>
          </table:table-cell>
        </table:table-row>
        <table:table-row table:style-name="ro2">
          <table:table-cell/>
          <table:table-cell office:value-type="string" calcext:value-type="string">
            <text:p>AFDBH021600444624</text:p>
          </table:table-cell>
          <table:table-cell office:value-type="float" office:value="291422020725" calcext:value-type="float">
            <text:p>291422020725</text:p>
          </table:table-cell>
          <table:table-cell office:value-type="string" calcext:value-type="string">
            <text:p>K.PADMA RANI</text:p>
          </table:table-cell>
          <table:table-cell office:value-type="string" calcext:value-type="string">
            <text:p>(W/O)K.SUDARSHAN</text:p>
          </table:table-cell>
          <table:table-cell table:style-name="ce31" office:value-type="string" calcext:value-type="string">
            <text:p>H.NO.14-20-23 SHIVAJINAGAR ALLAPUR BALANAGAR.RR.DIST</text:p>
          </table:table-cell>
          <table:table-cell office:value-type="float" office:value="9705405144" calcext:value-type="float">
            <text:p>9705405144</text:p>
          </table:table-cell>
        </table:table-row>
        <table:table-row table:style-name="ro2">
          <table:table-cell/>
          <table:table-cell office:value-type="string" calcext:value-type="string">
            <text:p>AFDBH021801077906</text:p>
          </table:table-cell>
          <table:table-cell office:value-type="float" office:value="937354221780" calcext:value-type="float">
            <text:p>937354221780</text:p>
          </table:table-cell>
          <table:table-cell office:value-type="string" calcext:value-type="string">
            <text:p>A.ESTHER</text:p>
          </table:table-cell>
          <table:table-cell office:value-type="string" calcext:value-type="string">
            <text:p>(W/O)A.ALPHONS(LATE)</text:p>
          </table:table-cell>
          <table:table-cell table:style-name="ce38" office:value-type="string" calcext:value-type="string">
            <text:p>H.NO.1-8-505/D/19 PRAKASHNAGAR BALANAGAR.RR.DIST</text:p>
          </table:table-cell>
          <table:table-cell office:value-type="float" office:value="9701863338" calcext:value-type="float">
            <text:p>9701863338</text:p>
          </table:table-cell>
        </table:table-row>
        <table:table-row table:style-name="ro2">
          <table:table-cell/>
          <table:table-cell office:value-type="string" calcext:value-type="string">
            <text:p>AFDBH021700988574</text:p>
          </table:table-cell>
          <table:table-cell office:value-type="float" office:value="539176898396" calcext:value-type="float">
            <text:p>539176898396</text:p>
          </table:table-cell>
          <table:table-cell office:value-type="string" calcext:value-type="string">
            <text:p>MUDRIKA</text:p>
          </table:table-cell>
          <table:table-cell office:value-type="string" calcext:value-type="string">
            <text:p>(W/O)K,BASAVARAJ</text:p>
          </table:table-cell>
          <table:table-cell table:style-name="ce31" office:value-type="string" calcext:value-type="string">
            <text:p>H.NO.SRT-250 SANATHNAGAR BALANAGAR,RR,DISTRICT</text:p>
          </table:table-cell>
          <table:table-cell office:value-type="float" office:value="9948044681" calcext:value-type="float">
            <text:p>9948044681</text:p>
          </table:table-cell>
        </table:table-row>
        <table:table-row table:style-name="ro2">
          <table:table-cell/>
          <table:table-cell office:value-type="string" calcext:value-type="string">
            <text:p>AFDBH021700988575</text:p>
          </table:table-cell>
          <table:table-cell office:value-type="float" office:value="324537868408" calcext:value-type="float">
            <text:p>324537868408</text:p>
          </table:table-cell>
          <table:table-cell office:value-type="string" calcext:value-type="string">
            <text:p>D.GEETA BHAI</text:p>
          </table:table-cell>
          <table:table-cell office:value-type="string" calcext:value-type="string">
            <text:p>(W/O)D.HEERALAL</text:p>
          </table:table-cell>
          <table:table-cell table:style-name="ce31" office:value-type="string" calcext:value-type="string">
            <text:p>H.NO.SRT-296 SANATHNAGAR BALANAGAR.RR.DISTRICT</text:p>
          </table:table-cell>
          <table:table-cell office:value-type="float" office:value="7661098658" calcext:value-type="float">
            <text:p>7661098658</text:p>
          </table:table-cell>
        </table:table-row>
        <table:table-row table:style-name="ro2">
          <table:table-cell/>
          <table:table-cell office:value-type="string" calcext:value-type="string">
            <text:p>AFDBH021801046385</text:p>
          </table:table-cell>
          <table:table-cell office:value-type="float" office:value="906800264994" calcext:value-type="float">
            <text:p>906800264994</text:p>
          </table:table-cell>
          <table:table-cell office:value-type="string" calcext:value-type="string">
            <text:p>V.BALAMANI</text:p>
          </table:table-cell>
          <table:table-cell office:value-type="string" calcext:value-type="string">
            <text:p>(W/O)V.BAGAVATHA RAJU</text:p>
          </table:table-cell>
          <table:table-cell table:style-name="ce31" office:value-type="string" calcext:value-type="string">
            <text:p>H.NO.3-28 PIPPELINE ROAD BALANAGAR.RR.DISTRICT</text:p>
          </table:table-cell>
          <table:table-cell office:value-type="float" office:value="9032655610" calcext:value-type="float">
            <text:p>9032655610</text:p>
          </table:table-cell>
        </table:table-row>
        <table:table-row table:style-name="ro2">
          <table:table-cell/>
          <table:table-cell office:value-type="string" calcext:value-type="string">
            <text:p>AFDBH021801046380</text:p>
          </table:table-cell>
          <table:table-cell office:value-type="float" office:value="669716775312" calcext:value-type="float">
            <text:p>669716775312</text:p>
          </table:table-cell>
          <table:table-cell office:value-type="string" calcext:value-type="string">
            <text:p>V.KRISHNAVENI</text:p>
          </table:table-cell>
          <table:table-cell office:value-type="string" calcext:value-type="string">
            <text:p>(W/O)V.VIJAYA RAMARAJU</text:p>
          </table:table-cell>
          <table:table-cell table:style-name="ce31" office:value-type="string" calcext:value-type="string">
            <text:p>H.NO.3-28 PIPPELINEROAD FATHENAGAR .RR.DISTRICT</text:p>
          </table:table-cell>
          <table:table-cell office:value-type="float" office:value="9133509033" calcext:value-type="float">
            <text:p>9133509033</text:p>
          </table:table-cell>
        </table:table-row>
        <table:table-row table:style-name="ro2">
          <table:table-cell/>
          <table:table-cell office:value-type="string" calcext:value-type="string">
            <text:p>AFDBH021801046383</text:p>
          </table:table-cell>
          <table:table-cell office:value-type="float" office:value="655446919866" calcext:value-type="float">
            <text:p>655446919866</text:p>
          </table:table-cell>
          <table:table-cell office:value-type="string" calcext:value-type="string">
            <text:p>V.NARSAMMA</text:p>
          </table:table-cell>
          <table:table-cell office:value-type="string" calcext:value-type="string">
            <text:p>(W/O)V.BAGAVATHA RAJU</text:p>
          </table:table-cell>
          <table:table-cell table:style-name="ce31" office:value-type="string" calcext:value-type="string">
            <text:p>H.NO.3-28 PIPPELINE ROAD BALANAGAR.RR.DISTRICT</text:p>
          </table:table-cell>
          <table:table-cell office:value-type="float" office:value="7416780719" calcext:value-type="float">
            <text:p>7416780719</text:p>
          </table:table-cell>
        </table:table-row>
        <table:table-row table:style-name="ro2">
          <table:table-cell/>
          <table:table-cell office:value-type="string" calcext:value-type="string">
            <text:p>AFDBH021801034655</text:p>
          </table:table-cell>
          <table:table-cell office:value-type="float" office:value="977304028022" calcext:value-type="float">
            <text:p>977304028022</text:p>
          </table:table-cell>
          <table:table-cell office:value-type="string" calcext:value-type="string">
            <text:p>S,JYOTHI</text:p>
          </table:table-cell>
          <table:table-cell office:value-type="string" calcext:value-type="string">
            <text:p>(W/O)K.S.SAHADEV</text:p>
          </table:table-cell>
          <table:table-cell table:style-name="ce31" office:value-type="string" calcext:value-type="string">
            <text:p>H.NO.11-178/2FT VALMIKI NAGAR BALANAGAR .RR.DIST</text:p>
          </table:table-cell>
          <table:table-cell office:value-type="float" office:value="8801828446" calcext:value-type="float">
            <text:p>8801828446</text:p>
          </table:table-cell>
        </table:table-row>
        <table:table-row table:style-name="ro2">
          <table:table-cell/>
          <table:table-cell office:value-type="string" calcext:value-type="string">
            <text:p>AFDBH021700993555</text:p>
          </table:table-cell>
          <table:table-cell office:value-type="float" office:value="902594413970" calcext:value-type="float">
            <text:p>902594413970</text:p>
          </table:table-cell>
          <table:table-cell office:value-type="string" calcext:value-type="string">
            <text:p>SHAJAHAN</text:p>
          </table:table-cell>
          <table:table-cell office:value-type="string" calcext:value-type="string">
            <text:p>(W/O)M.D.IBRAHIM</text:p>
          </table:table-cell>
          <table:table-cell table:style-name="ce31" office:value-type="string" calcext:value-type="string">
            <text:p>H.NO.2-10/6 SHAHABAD.RR.DISTRICT</text:p>
          </table:table-cell>
          <table:table-cell office:value-type="float" office:value="9059504926" calcext:value-type="float">
            <text:p>9059504926</text:p>
          </table:table-cell>
        </table:table-row>
        <table:table-row table:style-name="ro2">
          <table:table-cell/>
          <table:table-cell office:value-type="string" calcext:value-type="string">
            <text:p>AFDBH021801011353</text:p>
          </table:table-cell>
          <table:table-cell office:value-type="float" office:value="221036478377" calcext:value-type="float">
            <text:p>221036478377</text:p>
          </table:table-cell>
          <table:table-cell office:value-type="string" calcext:value-type="string">
            <text:p>P.NIRMALA DEVI</text:p>
          </table:table-cell>
          <table:table-cell office:value-type="string" calcext:value-type="string">
            <text:p>(W/O)P.RAVINDAR BABBU</text:p>
          </table:table-cell>
          <table:table-cell table:style-name="ce31" office:value-type="string" calcext:value-type="string">
            <text:p>H.NO.SRT-719 SANATHNAGAR BALANAGAR.RR.DISTRICT</text:p>
          </table:table-cell>
          <table:table-cell office:value-type="float" office:value="9703677579" calcext:value-type="float">
            <text:p>9703677579</text:p>
          </table:table-cell>
        </table:table-row>
        <table:table-row table:style-name="ro2">
          <table:table-cell/>
          <table:table-cell office:value-type="string" calcext:value-type="string">
            <text:p>AFDBH021801011350</text:p>
          </table:table-cell>
          <table:table-cell office:value-type="float" office:value="454863527747" calcext:value-type="float">
            <text:p>454863527747</text:p>
          </table:table-cell>
          <table:table-cell office:value-type="string" calcext:value-type="string">
            <text:p>S.SUMALATHA</text:p>
          </table:table-cell>
          <table:table-cell office:value-type="string" calcext:value-type="string">
            <text:p>(W/O)S.RAVINDAR</text:p>
          </table:table-cell>
          <table:table-cell table:style-name="ce31" office:value-type="string" calcext:value-type="string">
            <text:p>H.NO.7-2-129 ASHOKCOLONY SANATHNAGAR.RR.DIST</text:p>
          </table:table-cell>
          <table:table-cell office:value-type="float" office:value="9951188659" calcext:value-type="float">
            <text:p>9951188659</text:p>
          </table:table-cell>
        </table:table-row>
        <table:table-row table:style-name="ro2">
          <table:table-cell/>
          <table:table-cell office:value-type="string" calcext:value-type="string">
            <text:p>AFDBH021801011349</text:p>
          </table:table-cell>
          <table:table-cell office:value-type="float" office:value="647443808807" calcext:value-type="float">
            <text:p>647443808807</text:p>
          </table:table-cell>
          <table:table-cell office:value-type="string" calcext:value-type="string">
            <text:p>CH.JYOTHI</text:p>
          </table:table-cell>
          <table:table-cell office:value-type="string" calcext:value-type="string">
            <text:p>(W/O)C.H.SATISH KUMAR</text:p>
          </table:table-cell>
          <table:table-cell table:style-name="ce31" office:value-type="string" calcext:value-type="string">
            <text:p>H.NO.2-73 BALA NAGAR.RR.DISTRICT</text:p>
          </table:table-cell>
          <table:table-cell office:value-type="float" office:value="9515711580" calcext:value-type="float">
            <text:p>9515711580</text:p>
          </table:table-cell>
        </table:table-row>
        <table:table-row table:style-name="ro2">
          <table:table-cell/>
          <table:table-cell office:value-type="string" calcext:value-type="string">
            <text:p>AFDBH021801011345</text:p>
          </table:table-cell>
          <table:table-cell office:value-type="float" office:value="438552770301" calcext:value-type="float">
            <text:p>438552770301</text:p>
          </table:table-cell>
          <table:table-cell office:value-type="string" calcext:value-type="string">
            <text:p>D.POOJA</text:p>
          </table:table-cell>
          <table:table-cell office:value-type="string" calcext:value-type="string">
            <text:p>(W/O)D.CHANDU KUMAR</text:p>
          </table:table-cell>
          <table:table-cell table:style-name="ce31" office:value-type="string" calcext:value-type="string">
            <text:p>H.NO.7-2-221/9 ASHOKCOLONY SANATHNAGAR.RR.DIST</text:p>
          </table:table-cell>
          <table:table-cell office:value-type="float" office:value="8074578656" calcext:value-type="float">
            <text:p>8074578656</text:p>
          </table:table-cell>
        </table:table-row>
        <table:table-row table:style-name="ro2">
          <table:table-cell/>
          <table:table-cell office:value-type="string" calcext:value-type="string">
            <text:p>AFDBH021801011347</text:p>
          </table:table-cell>
          <table:table-cell office:value-type="float" office:value="677773356390" calcext:value-type="float">
            <text:p>677773356390</text:p>
          </table:table-cell>
          <table:table-cell office:value-type="string" calcext:value-type="string">
            <text:p>M.SARITA</text:p>
          </table:table-cell>
          <table:table-cell office:value-type="string" calcext:value-type="string">
            <text:p>(W/O)M.SAILU</text:p>
          </table:table-cell>
          <table:table-cell table:style-name="ce31" office:value-type="string" calcext:value-type="string">
            <text:p>7-2-49/A/6 ASHOKCOLONY SANATHNAGAR.RR.DISTRICT</text:p>
          </table:table-cell>
          <table:table-cell office:value-type="float" office:value="9177947574" calcext:value-type="float">
            <text:p>9177947574</text:p>
          </table:table-cell>
        </table:table-row>
        <table:table-row table:style-name="ro2">
          <table:table-cell/>
          <table:table-cell office:value-type="string" calcext:value-type="string">
            <text:p>AFDBH021700993546</text:p>
          </table:table-cell>
          <table:table-cell office:value-type="float" office:value="913222815891" calcext:value-type="float">
            <text:p>913222815891</text:p>
          </table:table-cell>
          <table:table-cell office:value-type="string" calcext:value-type="string">
            <text:p>GANGI ASHWINI</text:p>
          </table:table-cell>
          <table:table-cell office:value-type="string" calcext:value-type="string">
            <text:p>(W/O)GANGI SRINU</text:p>
          </table:table-cell>
          <table:table-cell table:style-name="ce31" office:value-type="string" calcext:value-type="string">
            <text:p>H.NO.7-2-49/A/1 ASHOKCOLONY SANATHNAGAR.RR.DIST</text:p>
          </table:table-cell>
          <table:table-cell office:value-type="float" office:value="7013585246" calcext:value-type="float">
            <text:p>7013585246</text:p>
          </table:table-cell>
        </table:table-row>
        <table:table-row table:style-name="ro2">
          <table:table-cell/>
          <table:table-cell office:value-type="string" calcext:value-type="string">
            <text:p>AFDBH021700993550</text:p>
          </table:table-cell>
          <table:table-cell office:value-type="float" office:value="451856673007" calcext:value-type="float">
            <text:p>451856673007</text:p>
          </table:table-cell>
          <table:table-cell office:value-type="string" calcext:value-type="string">
            <text:p>K.VARALAKSHMI</text:p>
          </table:table-cell>
          <table:table-cell office:value-type="string" calcext:value-type="string">
            <text:p>(W/O)K.YESHOB</text:p>
          </table:table-cell>
          <table:table-cell table:style-name="ce31" office:value-type="string" calcext:value-type="string">
            <text:p>H.NO.17-1-307/14/11/A ASHOKCOLNY SANATHNAGAR.RR.DIST</text:p>
          </table:table-cell>
          <table:table-cell office:value-type="float" office:value="8985785497" calcext:value-type="float">
            <text:p>8985785497</text:p>
          </table:table-cell>
        </table:table-row>
        <table:table-row table:style-name="ro2">
          <table:table-cell/>
          <table:table-cell office:value-type="string" calcext:value-type="string">
            <text:p>AFDBH021700993553</text:p>
          </table:table-cell>
          <table:table-cell office:value-type="float" office:value="801269408747" calcext:value-type="float">
            <text:p>801269408747</text:p>
          </table:table-cell>
          <table:table-cell office:value-type="string" calcext:value-type="string">
            <text:p>NURJAHAN BEGUM</text:p>
          </table:table-cell>
          <table:table-cell office:value-type="string" calcext:value-type="string">
            <text:p>(W/O)MOHAMMAD AFZAL</text:p>
          </table:table-cell>
          <table:table-cell table:style-name="ce31" office:value-type="string" calcext:value-type="string">
            <text:p>H.NO.3-9 <text:s/>SHABAD <text:s/>SHAHABAD.RR.DISTRICT</text:p>
          </table:table-cell>
          <table:table-cell office:value-type="float" office:value="9949821201" calcext:value-type="float">
            <text:p>9949821201</text:p>
          </table:table-cell>
        </table:table-row>
        <table:table-row table:style-name="ro2">
          <table:table-cell/>
          <table:table-cell office:value-type="string" calcext:value-type="string">
            <text:p>AFDBH021700993570</text:p>
          </table:table-cell>
          <table:table-cell office:value-type="float" office:value="377599333701" calcext:value-type="float">
            <text:p>377599333701</text:p>
          </table:table-cell>
          <table:table-cell office:value-type="string" calcext:value-type="string">
            <text:p>SONAL NANDA G</text:p>
          </table:table-cell>
          <table:table-cell office:value-type="string" calcext:value-type="string">
            <text:p>(W/O)SAMRAT GOSWAMI</text:p>
          </table:table-cell>
          <table:table-cell table:style-name="ce31" office:value-type="string" calcext:value-type="string">
            <text:p>H.NO.10-5-121/1 FATHENAGAR BALANAGAR.RR.DISTRICT</text:p>
          </table:table-cell>
          <table:table-cell office:value-type="float" office:value="9030227659" calcext:value-type="float">
            <text:p>9030227659</text:p>
          </table:table-cell>
        </table:table-row>
        <table:table-row table:style-name="ro2">
          <table:table-cell/>
          <table:table-cell office:value-type="string" calcext:value-type="string">
            <text:p>AFDBH021700993576</text:p>
          </table:table-cell>
          <table:table-cell office:value-type="float" office:value="749061296818" calcext:value-type="float">
            <text:p>749061296818</text:p>
          </table:table-cell>
          <table:table-cell office:value-type="string" calcext:value-type="string">
            <text:p>RAAGI BHARATHI</text:p>
          </table:table-cell>
          <table:table-cell office:value-type="string" calcext:value-type="string">
            <text:p>(W/O)RAGGI GOUTHAYA</text:p>
          </table:table-cell>
          <table:table-cell table:style-name="ce31" office:value-type="string" calcext:value-type="string">
            <text:p>H.NO.10-5-121/1 SANATHNAGAR BALANAGAR.RR.DISTRICT</text:p>
          </table:table-cell>
          <table:table-cell office:value-type="float" office:value="9618881567" calcext:value-type="float">
            <text:p>9618881567</text:p>
          </table:table-cell>
        </table:table-row>
        <table:table-row table:style-name="ro2">
          <table:table-cell/>
          <table:table-cell office:value-type="string" calcext:value-type="string">
            <text:p>AFDBH021801109346</text:p>
          </table:table-cell>
          <table:table-cell office:value-type="float" office:value="744833230944" calcext:value-type="float">
            <text:p>744833230944</text:p>
          </table:table-cell>
          <table:table-cell office:value-type="string" calcext:value-type="string">
            <text:p>A.FATHIMA</text:p>
          </table:table-cell>
          <table:table-cell office:value-type="string" calcext:value-type="string">
            <text:p>(W/O)SYED AKBAR</text:p>
          </table:table-cell>
          <table:table-cell table:style-name="ce31" office:value-type="string" calcext:value-type="string">
            <text:p>H.NO.LIG-64 KPHB COLONY KUKKATPALLY.RR.DISTRICT</text:p>
          </table:table-cell>
          <table:table-cell office:value-type="float" office:value="9603144876" calcext:value-type="float">
            <text:p>9603144876</text:p>
          </table:table-cell>
        </table:table-row>
        <table:table-row table:style-name="ro2">
          <table:table-cell/>
          <table:table-cell office:value-type="string" calcext:value-type="string">
            <text:p>AFDBH021801055061</text:p>
          </table:table-cell>
          <table:table-cell office:value-type="float" office:value="207991492709" calcext:value-type="float">
            <text:p>207991492709</text:p>
          </table:table-cell>
          <table:table-cell office:value-type="string" calcext:value-type="string">
            <text:p>P.HEMALATHA</text:p>
          </table:table-cell>
          <table:table-cell office:value-type="string" calcext:value-type="string">
            <text:p>(W/O)PALANKAR BABBU</text:p>
          </table:table-cell>
          <table:table-cell table:style-name="ce31" office:value-type="string" calcext:value-type="string">
            <text:p>H.NO.10-9-94 INDRAGANDHI PURAM FATHENAGAR.RR.DIST</text:p>
          </table:table-cell>
          <table:table-cell office:value-type="float" office:value="7095808650" calcext:value-type="float">
            <text:p>7095808650</text:p>
          </table:table-cell>
        </table:table-row>
        <table:table-row table:style-name="ro2">
          <table:table-cell/>
          <table:table-cell office:value-type="string" calcext:value-type="string">
            <text:p>AFDBH021801055064</text:p>
          </table:table-cell>
          <table:table-cell office:value-type="float" office:value="702836274476" calcext:value-type="float">
            <text:p>702836274476</text:p>
          </table:table-cell>
          <table:table-cell office:value-type="string" calcext:value-type="string">
            <text:p>T.CHANDRA KALA</text:p>
          </table:table-cell>
          <table:table-cell office:value-type="string" calcext:value-type="string">
            <text:p>(W/O)T.KISHAN</text:p>
          </table:table-cell>
          <table:table-cell table:style-name="ce31" office:value-type="string" calcext:value-type="string">
            <text:p>H.NO.2-80/12/5 SURARAM COLONY QUTHBULAPUR.RR.DIST</text:p>
          </table:table-cell>
          <table:table-cell office:value-type="float" office:value="6300956389" calcext:value-type="float">
            <text:p>6300956389</text:p>
          </table:table-cell>
        </table:table-row>
        <table:table-row table:style-name="ro2">
          <table:table-cell/>
          <table:table-cell office:value-type="string" calcext:value-type="string">
            <text:p>AFDBH021700893407</text:p>
          </table:table-cell>
          <table:table-cell office:value-type="float" office:value="527097420243" calcext:value-type="float">
            <text:p>527097420243</text:p>
          </table:table-cell>
          <table:table-cell office:value-type="string" calcext:value-type="string">
            <text:p>SHABBIR AHMEDALI</text:p>
          </table:table-cell>
          <table:table-cell office:value-type="string" calcext:value-type="string">
            <text:p>(S/O)MEHMMOOD ALEE</text:p>
          </table:table-cell>
          <table:table-cell table:style-name="ce31" office:value-type="string" calcext:value-type="string">
            <text:p>H.NO.7-2-74 ASHOKCOLONY SANATHNAGAR.RR,DISTRICT</text:p>
          </table:table-cell>
          <table:table-cell office:value-type="float" office:value="9640055474" calcext:value-type="float">
            <text:p>9640055474</text:p>
          </table:table-cell>
        </table:table-row>
        <table:table-row table:style-name="ro2">
          <table:table-cell/>
          <table:table-cell office:value-type="string" calcext:value-type="string">
            <text:p>AFDBH021801014615</text:p>
          </table:table-cell>
          <table:table-cell office:value-type="float" office:value="732567697497" calcext:value-type="float">
            <text:p>732567697497</text:p>
          </table:table-cell>
          <table:table-cell office:value-type="string" calcext:value-type="string">
            <text:p>M.RANI</text:p>
          </table:table-cell>
          <table:table-cell office:value-type="string" calcext:value-type="string">
            <text:p>(W/O)MACHHA RAM REDDY</text:p>
          </table:table-cell>
          <table:table-cell table:style-name="ce31" office:value-type="string" calcext:value-type="string">
            <text:p>H.NO.6-408/1 MANIKYANAGAR CHINTA.RR.DISTRICT</text:p>
          </table:table-cell>
          <table:table-cell office:value-type="float" office:value="9177385387" calcext:value-type="float">
            <text:p>9177385387</text:p>
          </table:table-cell>
        </table:table-row>
        <table:table-row table:style-name="ro2">
          <table:table-cell/>
          <table:table-cell office:value-type="string" calcext:value-type="string">
            <text:p>AFDBH021801077290</text:p>
          </table:table-cell>
          <table:table-cell office:value-type="float" office:value="226335481065" calcext:value-type="float">
            <text:p>226335481065</text:p>
          </table:table-cell>
          <table:table-cell office:value-type="string" calcext:value-type="string">
            <text:p>P.C.PRAVEEN KUMAR</text:p>
          </table:table-cell>
          <table:table-cell office:value-type="string" calcext:value-type="string">
            <text:p>(S/O)P.C.RATHNA KUMAR</text:p>
          </table:table-cell>
          <table:table-cell table:style-name="ce39" office:value-type="string" calcext:value-type="string">
            <text:p>H.NO.3-479 PNO.1156 MARKET ROAD SURARAM QUTBULLAPUR RR DISTRICT</text:p>
          </table:table-cell>
          <table:table-cell office:value-type="float" office:value="9849597812" calcext:value-type="float">
            <text:p>9849597812</text:p>
          </table:table-cell>
        </table:table-row>
        <table:table-row table:style-name="ro2">
          <table:table-cell/>
          <table:table-cell office:value-type="string" calcext:value-type="string">
            <text:p>AFDBH021801103380</text:p>
          </table:table-cell>
          <table:table-cell office:value-type="float" office:value="950881409108" calcext:value-type="float">
            <text:p>950881409108</text:p>
          </table:table-cell>
          <table:table-cell office:value-type="string" calcext:value-type="string">
            <text:p>POTHURI PADMAVATHI</text:p>
          </table:table-cell>
          <table:table-cell office:value-type="string" calcext:value-type="string">
            <text:p>(W/O)P.SIVANARAYANA RAJU</text:p>
          </table:table-cell>
          <table:table-cell table:style-name="ce31" office:value-type="string" calcext:value-type="string">
            <text:p>H.NO.8-2-269/19/124 INDIRA NAGAR KHAIRTABAD .RR.DIST</text:p>
          </table:table-cell>
          <table:table-cell office:value-type="float" office:value="9666868797" calcext:value-type="float">
            <text:p>9666868797</text:p>
          </table:table-cell>
        </table:table-row>
        <table:table-row table:style-name="ro2">
          <table:table-cell/>
          <table:table-cell office:value-type="string" calcext:value-type="string">
            <text:p>AFDBH021801103381</text:p>
          </table:table-cell>
          <table:table-cell office:value-type="float" office:value="333449459819" calcext:value-type="float">
            <text:p>333449459819</text:p>
          </table:table-cell>
          <table:table-cell office:value-type="string" calcext:value-type="string">
            <text:p>P.VIJAYA LAKSHMI</text:p>
          </table:table-cell>
          <table:table-cell office:value-type="string" calcext:value-type="string">
            <text:p>(W/O)P.BALAKRISHNA RAJU</text:p>
          </table:table-cell>
          <table:table-cell table:style-name="ce40" office:value-type="string" calcext:value-type="string">
            <text:p>H.NO.6-3-1185/117/4 MASKTHI BEGUMPET KHAIRTABAD .RR.DIST</text:p>
          </table:table-cell>
          <table:table-cell office:value-type="float" office:value="9515971447" calcext:value-type="float">
            <text:p>9515971447</text:p>
          </table:table-cell>
        </table:table-row>
        <table:table-row table:style-name="ro2">
          <table:table-cell/>
          <table:table-cell office:value-type="string" calcext:value-type="string">
            <text:p>AFDBH021801103379</text:p>
          </table:table-cell>
          <table:table-cell office:value-type="float" office:value="948492745454" calcext:value-type="float">
            <text:p>948492745454</text:p>
          </table:table-cell>
          <table:table-cell office:value-type="string" calcext:value-type="string">
            <text:p>PUTHURI BHARGAVI</text:p>
          </table:table-cell>
          <table:table-cell office:value-type="string" calcext:value-type="string">
            <text:p>(W/O)P.HARINADHA RAJU</text:p>
          </table:table-cell>
          <table:table-cell table:style-name="ce40" office:value-type="string" calcext:value-type="string">
            <text:p>H.NO.6-3-1186/A GREEN LAND JUBILEE HILLS KHAIRTABAD .RR.DIST</text:p>
          </table:table-cell>
          <table:table-cell office:value-type="float" office:value="7032711661" calcext:value-type="float">
            <text:p>7032711661</text:p>
          </table:table-cell>
        </table:table-row>
        <table:table-row table:style-name="ro2">
          <table:table-cell/>
          <table:table-cell office:value-type="string" calcext:value-type="string">
            <text:p>AFDBH021801103378</text:p>
          </table:table-cell>
          <table:table-cell office:value-type="float" office:value="475818917307" calcext:value-type="float">
            <text:p>475818917307</text:p>
          </table:table-cell>
          <table:table-cell office:value-type="string" calcext:value-type="string">
            <text:p>P.BHAGYA LAKSHMI</text:p>
          </table:table-cell>
          <table:table-cell office:value-type="string" calcext:value-type="string">
            <text:p>(W/O)P.VENKAT RAMARAJ</text:p>
          </table:table-cell>
          <table:table-cell table:style-name="ce40" office:value-type="string" calcext:value-type="string">
            <text:p>H.NO.6-3-1185/117/4 MASKTHI BEGUMPET KHAIRTABAD .RR.DIST</text:p>
          </table:table-cell>
          <table:table-cell office:value-type="float" office:value="9912585553" calcext:value-type="float">
            <text:p>9912585553</text:p>
          </table:table-cell>
        </table:table-row>
        <table:table-row table:style-name="ro2">
          <table:table-cell/>
          <table:table-cell office:value-type="string" calcext:value-type="string">
            <text:p>AFDBH021600239876</text:p>
          </table:table-cell>
          <table:table-cell office:value-type="float" office:value="818110956097" calcext:value-type="float">
            <text:p>818110956097</text:p>
          </table:table-cell>
          <table:table-cell office:value-type="string" calcext:value-type="string">
            <text:p>G.REKHA</text:p>
          </table:table-cell>
          <table:table-cell office:value-type="string" calcext:value-type="string">
            <text:p>(W/O)SIDDHA RAM</text:p>
          </table:table-cell>
          <table:table-cell table:style-name="ce31" office:value-type="string" calcext:value-type="string">
            <text:p>H.NO.1-10-236 BRAMHINVADI BEGUMPET <text:s/>.RR.DIST</text:p>
          </table:table-cell>
          <table:table-cell office:value-type="float" office:value="8790057677" calcext:value-type="float">
            <text:p>8790057677</text:p>
          </table:table-cell>
        </table:table-row>
        <table:table-row table:style-name="ro2">
          <table:table-cell/>
          <table:table-cell office:value-type="string" calcext:value-type="string">
            <text:p>AFDBH021801109344</text:p>
          </table:table-cell>
          <table:table-cell office:value-type="float" office:value="806553436330" calcext:value-type="float">
            <text:p>806553436330</text:p>
          </table:table-cell>
          <table:table-cell office:value-type="string" calcext:value-type="string">
            <text:p>P.NARESH</text:p>
          </table:table-cell>
          <table:table-cell office:value-type="string" calcext:value-type="string">
            <text:p>(S/O)LATE P.SATHAIAH</text:p>
          </table:table-cell>
          <table:table-cell table:style-name="ce31" office:value-type="string" calcext:value-type="string">
            <text:p>H.NO.KPHB COLONY KUKATPALLY .RR.DIST</text:p>
          </table:table-cell>
          <table:table-cell office:value-type="float" office:value="9959010054" calcext:value-type="float">
            <text:p>9959010054</text:p>
          </table:table-cell>
        </table:table-row>
        <table:table-row table:style-name="ro2">
          <table:table-cell/>
          <table:table-cell office:value-type="string" calcext:value-type="string">
            <text:p>AFDBH021801109347</text:p>
          </table:table-cell>
          <table:table-cell office:value-type="float" office:value="895164656479" calcext:value-type="float">
            <text:p>895164656479</text:p>
          </table:table-cell>
          <table:table-cell office:value-type="string" calcext:value-type="string">
            <text:p>G.NAGARAJU</text:p>
          </table:table-cell>
          <table:table-cell office:value-type="string" calcext:value-type="string">
            <text:p>(S/O)LATE G.SIVAYYA</text:p>
          </table:table-cell>
          <table:table-cell table:style-name="ce31" office:value-type="string" calcext:value-type="string">
            <text:p>H.NO.1-10-234/6 BRAMHINVADI BEGUMPET <text:s/>.RR.DIST</text:p>
          </table:table-cell>
          <table:table-cell office:value-type="float" office:value="9966888871" calcext:value-type="float">
            <text:p>9966888871</text:p>
          </table:table-cell>
        </table:table-row>
        <table:table-row table:style-name="ro2">
          <table:table-cell/>
          <table:table-cell office:value-type="string" calcext:value-type="string">
            <text:p>AFDBH021700915594</text:p>
          </table:table-cell>
          <table:table-cell office:value-type="float" office:value="983149693881" calcext:value-type="float">
            <text:p>983149693881</text:p>
          </table:table-cell>
          <table:table-cell office:value-type="string" calcext:value-type="string">
            <text:p>B.RENUKA</text:p>
          </table:table-cell>
          <table:table-cell office:value-type="string" calcext:value-type="string">
            <text:p>(W/O)B.VENKATESULU</text:p>
          </table:table-cell>
          <table:table-cell table:style-name="ce31" office:value-type="string" calcext:value-type="string">
            <text:p>H.NO.1-8-518/14GF7 PATIGADDA BEGUMPET .RR.DIST</text:p>
          </table:table-cell>
          <table:table-cell office:value-type="float" office:value="7013373376" calcext:value-type="float">
            <text:p>7013373376</text:p>
          </table:table-cell>
        </table:table-row>
        <table:table-row table:style-name="ro2">
          <table:table-cell/>
          <table:table-cell office:value-type="string" calcext:value-type="string">
            <text:p>AFDBH021801014610</text:p>
          </table:table-cell>
          <table:table-cell office:value-type="float" office:value="258047667088" calcext:value-type="float">
            <text:p>258047667088</text:p>
          </table:table-cell>
          <table:table-cell office:value-type="string" calcext:value-type="string">
            <text:p>T.LAKSHMI</text:p>
          </table:table-cell>
          <table:table-cell office:value-type="string" calcext:value-type="string">
            <text:p>(W/O)T.SRINIVAS</text:p>
          </table:table-cell>
          <table:table-cell table:style-name="ce31" office:value-type="string" calcext:value-type="string">
            <text:p>H.NO.7-2-89 ASHOKCOLONY SANATHNAGAR .RR.DIST</text:p>
          </table:table-cell>
          <table:table-cell office:value-type="float" office:value="9603096236" calcext:value-type="float">
            <text:p>9603096236</text:p>
          </table:table-cell>
        </table:table-row>
        <table:table-row table:style-name="ro2">
          <table:table-cell/>
          <table:table-cell office:value-type="string" calcext:value-type="string">
            <text:p>AFDBH021801014612</text:p>
          </table:table-cell>
          <table:table-cell office:value-type="float" office:value="775576009841" calcext:value-type="float">
            <text:p>775576009841</text:p>
          </table:table-cell>
          <table:table-cell office:value-type="string" calcext:value-type="string">
            <text:p>K.LINGAMMA</text:p>
          </table:table-cell>
          <table:table-cell office:value-type="string" calcext:value-type="string">
            <text:p>(W/O)K.EDAIAH</text:p>
          </table:table-cell>
          <table:table-cell table:style-name="ce31" office:value-type="string" calcext:value-type="string">
            <text:p>H.NO.1-75 JINKILAWADA BALANAGAR .RR.DIST</text:p>
          </table:table-cell>
          <table:table-cell office:value-type="float" office:value="9581409511" calcext:value-type="float">
            <text:p>9581409511</text:p>
          </table:table-cell>
        </table:table-row>
        <table:table-row table:style-name="ro2">
          <table:table-cell/>
          <table:table-cell office:value-type="string" calcext:value-type="string">
            <text:p>AFDBH021801055062</text:p>
          </table:table-cell>
          <table:table-cell office:value-type="float" office:value="893468107820" calcext:value-type="float">
            <text:p>893468107820</text:p>
          </table:table-cell>
          <table:table-cell office:value-type="string" calcext:value-type="string">
            <text:p>P.MANASA</text:p>
          </table:table-cell>
          <table:table-cell office:value-type="string" calcext:value-type="string">
            <text:p>(W/O)P.MADHUMOHAN</text:p>
          </table:table-cell>
          <table:table-cell table:style-name="ce31" office:value-type="string" calcext:value-type="string">
            <text:p>H.NO.7-2-49/1 ASHOKCOLONY SANATHNAGAR .RR.DIST</text:p>
          </table:table-cell>
          <table:table-cell office:value-type="float" office:value="9866513869" calcext:value-type="float">
            <text:p>9866513869</text:p>
          </table:table-cell>
        </table:table-row>
        <table:table-row table:style-name="ro2">
          <table:table-cell/>
          <table:table-cell table:style-name="ce6" office:value-type="string" calcext:value-type="string">
            <text:p>AFDBH021801014611</text:p>
          </table:table-cell>
          <table:table-cell office:value-type="float" office:value="479228808308" calcext:value-type="float">
            <text:p>479228808308</text:p>
          </table:table-cell>
          <table:table-cell office:value-type="string" calcext:value-type="string">
            <text:p>G.SUJATHA</text:p>
          </table:table-cell>
          <table:table-cell office:value-type="string" calcext:value-type="string">
            <text:p>(W/O)G.SAILU</text:p>
          </table:table-cell>
          <table:table-cell table:style-name="ce31" office:value-type="string" calcext:value-type="string">
            <text:p>H.NO.6-193 CBR COLONY BALANAGAR KP .RR.DIST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AFDBH021700993558</text:p>
          </table:table-cell>
          <table:table-cell office:value-type="float" office:value="774710510700" calcext:value-type="float">
            <text:p>774710510700</text:p>
          </table:table-cell>
          <table:table-cell table:style-name="ce23" office:value-type="string" calcext:value-type="string">
            <text:p>NAGA PAVANI</text:p>
          </table:table-cell>
          <table:table-cell office:value-type="string" calcext:value-type="string">
            <text:p>(W/O)SAIELA THRINATH SAI</text:p>
          </table:table-cell>
          <table:table-cell table:style-name="ce31" office:value-type="string" calcext:value-type="string">
            <text:p>H.NO.3-26RAMALAYAM <text:s/>STREE QUTHBULLAPUR .RR.DIST</text:p>
          </table:table-cell>
          <table:table-cell office:value-type="float" office:value="8121410068" calcext:value-type="float">
            <text:p>8121410068</text:p>
          </table:table-cell>
        </table:table-row>
        <table:table-row table:style-name="ro2">
          <table:table-cell/>
          <table:table-cell table:style-name="ce6" office:value-type="string" calcext:value-type="string">
            <text:p>AFDBH021700993560</text:p>
          </table:table-cell>
          <table:table-cell office:value-type="float" office:value="989567673106" calcext:value-type="float">
            <text:p>989567673106</text:p>
          </table:table-cell>
          <table:table-cell table:style-name="ce23" office:value-type="string" calcext:value-type="string">
            <text:p>APPARAJU RANI</text:p>
          </table:table-cell>
          <table:table-cell office:value-type="string" calcext:value-type="string">
            <text:p>(W/O)A.BALASANKAR BABBA</text:p>
          </table:table-cell>
          <table:table-cell table:style-name="ce31" office:value-type="string" calcext:value-type="string">
            <text:p>H.NO.7-2-220/A/3 ASHOKCOLONY SANATHNAGAR .RR.DIST</text:p>
          </table:table-cell>
          <table:table-cell office:value-type="float" office:value="9948721907" calcext:value-type="float">
            <text:p>9948721907</text:p>
          </table:table-cell>
        </table:table-row>
        <table:table-row table:style-name="ro2">
          <table:table-cell/>
          <table:table-cell table:style-name="ce6" office:value-type="string" calcext:value-type="string">
            <text:p>AFDBH021700993563</text:p>
          </table:table-cell>
          <table:table-cell office:value-type="float" office:value="490860113863" calcext:value-type="float">
            <text:p>490860113863</text:p>
          </table:table-cell>
          <table:table-cell table:style-name="ce23" office:value-type="string" calcext:value-type="string">
            <text:p>M.LAKSHMI DEVI</text:p>
          </table:table-cell>
          <table:table-cell office:value-type="string" calcext:value-type="string">
            <text:p>(W/O)M.VENKATESH</text:p>
          </table:table-cell>
          <table:table-cell table:style-name="ce31" office:value-type="string" calcext:value-type="string">
            <text:p>H.NO.S’R’T COLONY SANATHNAGAR BALANAGAR .RR.DIST</text:p>
          </table:table-cell>
          <table:table-cell office:value-type="float" office:value="9866113576" calcext:value-type="float">
            <text:p>9866113576</text:p>
          </table:table-cell>
        </table:table-row>
        <table:table-row table:style-name="ro2">
          <table:table-cell/>
          <table:table-cell table:style-name="ce6" office:value-type="string" calcext:value-type="string">
            <text:p>AFDBH021700993566</text:p>
          </table:table-cell>
          <table:table-cell office:value-type="float" office:value="508131572124" calcext:value-type="float">
            <text:p>508131572124</text:p>
          </table:table-cell>
          <table:table-cell table:style-name="ce23" office:value-type="string" calcext:value-type="string">
            <text:p>KOSURI SIVAMMA</text:p>
          </table:table-cell>
          <table:table-cell office:value-type="string" calcext:value-type="string">
            <text:p>(W/O)KOSURI NAVEENKUMAR</text:p>
          </table:table-cell>
          <table:table-cell table:style-name="ce31" office:value-type="string" calcext:value-type="string">
            <text:p>H.NO.SRT-507 SANATHNAGAR BALANAGAR .RR.DIST</text:p>
          </table:table-cell>
          <table:table-cell office:value-type="float" office:value="8885601119" calcext:value-type="float">
            <text:p>8885601119</text:p>
          </table:table-cell>
        </table:table-row>
        <table:table-row table:style-name="ro2">
          <table:table-cell/>
          <table:table-cell table:style-name="ce6" office:value-type="string" calcext:value-type="string">
            <text:p>AFDBH021700993568</text:p>
          </table:table-cell>
          <table:table-cell office:value-type="float" office:value="361768730992" calcext:value-type="float">
            <text:p>361768730992</text:p>
          </table:table-cell>
          <table:table-cell table:style-name="ce23" office:value-type="string" calcext:value-type="string">
            <text:p>ANUSUYAMA REDDY</text:p>
          </table:table-cell>
          <table:table-cell office:value-type="string" calcext:value-type="string">
            <text:p>(W/O)G.SOMASHEKAR REDDY</text:p>
          </table:table-cell>
          <table:table-cell table:style-name="ce31" office:value-type="string" calcext:value-type="string">
            <text:p>H.NO.SRT-507 SANATHNAGAR BALANAGAR .RR.DIST</text:p>
          </table:table-cell>
          <table:table-cell office:value-type="float" office:value="9502032547" calcext:value-type="float">
            <text:p>9502032547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 table:number-columns-repeated="4"/>
        </table:table-row>
      </table:table>
      <table:named-expressions>
        <table:named-range table:name="REG NO" table:base-cell-address="$Sheet1.$A$40" table:cell-range-address="$Sheet1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Monaco" style:font-family-generic="modern" style:font-pitch="fixed"/>
    <style:font-face style:name="Loma" svg:font-family="Loma" style:font-adornments="Regular" style:font-pitch="variable"/>
    <style:font-face style:name="mry_KacstQurn" svg:font-family="mry_KacstQurn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1:51:00.088728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23:20.155938158</meta:creation-date>
    <dc:date>2018-12-19T17:25:26.974961379</dc:date>
    <meta:editing-duration>PT21H58M58S</meta:editing-duration>
    <meta:editing-cycles>51</meta:editing-cycles>
    <meta:generator>LibreOffice/5.1.2.2$Linux_X86_64 LibreOffice_project/10m0$Build-2</meta:generator>
    <meta:document-statistic meta:table-count="1" meta:cell-count="2409" meta:object-count="0"/>
  </office:meta>
</office:document-meta>
</file>